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9157in" svg:y="1.4433in">
            <draw:object draw:notify-on-update-of-ranges="Sheet1.D3:Sheet1.D473 Sheet1.A3:Sheet1.A676 Sheet1.A1:Sheet1.A1 Sheet1.B3:Sheet1.B676 Sheet1.E3:Sheet1.E676 Sheet1.E1:Sheet1.E1 Sheet1.F3:Sheet1.F401 Sheet1.C3:Sheet1.C676 Sheet1.C1:Sheet1.C1 Sheet1.D3:Sheet1.D473 Sheet1.I3:Sheet1.I676 Sheet1.I1:Sheet1.I1 Sheet1.J3:Sheet1.J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rry's Path</text:p>
          </table:table-cell>
          <table:table-cell/>
          <table:table-cell office:value-type="string" calcext:value-type="string">
            <text:p>CPP Path</text:p>
          </table:table-cell>
          <table:table-cell/>
          <table:table-cell office:value-type="string" calcext:value-type="string">
            <text:p>Proposed Algorithm</text:p>
          </table:table-cell>
          <table:table-cell/>
          <table:table-cell office:value-type="string" calcext:value-type="string">
            <text:p>AutoFirst</text:p>
          </table:table-cell>
          <table:table-cell/>
          <table:table-cell office:value-type="string" calcext:value-type="string">
            <text:p>TSP Path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57003" calcext:value-type="float">
            <text:p>0.457003</text:p>
          </table:table-cell>
          <table:table-cell office:value-type="float" office:value="94.9776892399812" calcext:value-type="float">
            <text:p>94.97768924</text:p>
          </table:table-cell>
          <table:table-cell office:value-type="float" office:value="0.525" calcext:value-type="float">
            <text:p>0.525</text:p>
          </table:table-cell>
          <table:table-cell office:value-type="float" office:value="96.7643958992047" calcext:value-type="float">
            <text:p>96.7643958992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96.7843699041407" calcext:value-type="float">
            <text:p>96.7843699041</text:p>
          </table:table-cell>
          <table:table-cell office:value-type="float" office:value="1.125" calcext:value-type="float">
            <text:p>1.125</text:p>
          </table:table-cell>
          <table:table-cell office:value-type="float" office:value="96.8053840735046" calcext:value-type="float">
            <text:p>96.8053840735</text:p>
          </table:table-cell>
          <table:table-cell office:value-type="float" office:value="0.475" calcext:value-type="float">
            <text:p>0.475</text:p>
          </table:table-cell>
          <table:table-cell office:value-type="float" office:value="96.7349014572569" calcext:value-type="float">
            <text:p>96.7349014573</text:p>
          </table:table-cell>
        </table:table-row>
        <table:table-row table:style-name="ro1">
          <table:table-cell office:value-type="float" office:value="0.670603" calcext:value-type="float">
            <text:p>0.670603</text:p>
          </table:table-cell>
          <table:table-cell office:value-type="float" office:value="94.4519429670443" calcext:value-type="float">
            <text:p>94.451942967</text:p>
          </table:table-cell>
          <table:table-cell office:value-type="float" office:value="0.85" calcext:value-type="float">
            <text:p>0.85</text:p>
          </table:table-cell>
          <table:table-cell office:value-type="float" office:value="96.7653540289355" calcext:value-type="float">
            <text:p>96.7653540289</text:p>
          </table:table-cell>
          <table:table-cell office:value-type="float" office:value="0.75" calcext:value-type="float">
            <text:p>0.75</text:p>
          </table:table-cell>
          <table:table-cell office:value-type="float" office:value="94.8508008595334" calcext:value-type="float">
            <text:p>94.8508008595</text:p>
          </table:table-cell>
          <table:table-cell office:value-type="float" office:value="1.42604" calcext:value-type="float">
            <text:p>1.42604</text:p>
          </table:table-cell>
          <table:table-cell office:value-type="float" office:value="96.8053840735046" calcext:value-type="float">
            <text:p>96.8053840735</text:p>
          </table:table-cell>
          <table:table-cell office:value-type="float" office:value="0.875" calcext:value-type="float">
            <text:p>0.875</text:p>
          </table:table-cell>
          <table:table-cell office:value-type="float" office:value="96.7358683209059" calcext:value-type="float">
            <text:p>96.7358683209</text:p>
          </table:table-cell>
        </table:table-row>
        <table:table-row table:style-name="ro1">
          <table:table-cell office:value-type="float" office:value="0.916824" calcext:value-type="float">
            <text:p>0.916824</text:p>
          </table:table-cell>
          <table:table-cell office:value-type="float" office:value="94.4834877434205" calcext:value-type="float">
            <text:p>94.4834877434</text:p>
          </table:table-cell>
          <table:table-cell office:value-type="float" office:value="1.15" calcext:value-type="float">
            <text:p>1.15</text:p>
          </table:table-cell>
          <table:table-cell office:value-type="float" office:value="96.7653540289355" calcext:value-type="float">
            <text:p>96.7653540289</text:p>
          </table:table-cell>
          <table:table-cell office:value-type="float" office:value="1.025" calcext:value-type="float">
            <text:p>1.025</text:p>
          </table:table-cell>
          <table:table-cell office:value-type="float" office:value="94.4231296767606" calcext:value-type="float">
            <text:p>94.4231296768</text:p>
          </table:table-cell>
          <table:table-cell office:value-type="float" office:value="1.88566" calcext:value-type="float">
            <text:p>1.88566</text:p>
          </table:table-cell>
          <table:table-cell office:value-type="float" office:value="96.643475560336" calcext:value-type="float">
            <text:p>96.6434755603</text:p>
          </table:table-cell>
          <table:table-cell office:value-type="float" office:value="1.225" calcext:value-type="float">
            <text:p>1.225</text:p>
          </table:table-cell>
          <table:table-cell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1.16305" calcext:value-type="float">
            <text:p>1.16305</text:p>
          </table:table-cell>
          <table:table-cell office:value-type="float" office:value="94.5427536869152" calcext:value-type="float">
            <text:p>94.5427536869</text:p>
          </table:table-cell>
          <table:table-cell office:value-type="float" office:value="1.41926" calcext:value-type="float">
            <text:p>1.41926</text:p>
          </table:table-cell>
          <table:table-cell office:value-type="float" office:value="96.7653540289355" calcext:value-type="float">
            <text:p>96.7653540289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94.4374171327552" calcext:value-type="float">
            <text:p>94.4374171328</text:p>
          </table:table-cell>
          <table:table-cell office:value-type="float" office:value="2.13188" calcext:value-type="float">
            <text:p>2.13188</text:p>
          </table:table-cell>
          <table:table-cell office:value-type="float" office:value="96.643475560336" calcext:value-type="float">
            <text:p>96.6434755603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1.44255" calcext:value-type="float">
            <text:p>1.44255</text:p>
          </table:table-cell>
          <table:table-cell office:value-type="float" office:value="94.1154653523647" calcext:value-type="float">
            <text:p>94.1154653524</text:p>
          </table:table-cell>
          <table:table-cell office:value-type="float" office:value="1.73549" calcext:value-type="float">
            <text:p>1.73549</text:p>
          </table:table-cell>
          <table:table-cell office:value-type="float" office:value="96.6264252179745" calcext:value-type="float">
            <text:p>96.626425218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94.3126400170688" calcext:value-type="float">
            <text:p>94.3126400171</text:p>
          </table:table-cell>
          <table:table-cell office:value-type="float" office:value="2.46729" calcext:value-type="float">
            <text:p>2.46729</text:p>
          </table:table-cell>
          <table:table-cell office:value-type="float" office:value="96.2145600254509" calcext:value-type="float">
            <text:p>96.2145600255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96.601474273692" calcext:value-type="float">
            <text:p>96.6014742737</text:p>
          </table:table-cell>
        </table:table-row>
        <table:table-row table:style-name="ro1">
          <table:table-cell office:value-type="float" office:value="1.69995" calcext:value-type="float">
            <text:p>1.69995</text:p>
          </table:table-cell>
          <table:table-cell office:value-type="float" office:value="94.1173771569936" calcext:value-type="float">
            <text:p>94.117377157</text:p>
          </table:table-cell>
          <table:table-cell office:value-type="float" office:value="2.03549" calcext:value-type="float">
            <text:p>2.03549</text:p>
          </table:table-cell>
          <table:table-cell office:value-type="float" office:value="96.6273833477053" calcext:value-type="float">
            <text:p>96.6273833477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94.3126400170688" calcext:value-type="float">
            <text:p>94.3126400171</text:p>
          </table:table-cell>
          <table:table-cell office:value-type="float" office:value="2.80732" calcext:value-type="float">
            <text:p>2.80732</text:p>
          </table:table-cell>
          <table:table-cell office:value-type="float" office:value="96.0375021777168" calcext:value-type="float">
            <text:p>96.0375021777</text:p>
          </table:table-cell>
          <table:table-cell office:value-type="float" office:value="2.05221" calcext:value-type="float">
            <text:p>2.05221</text:p>
          </table:table-cell>
          <table:table-cell office:value-type="float" office:value="96.2949784969524" calcext:value-type="float">
            <text:p>96.294978497</text:p>
          </table:table-cell>
        </table:table-row>
        <table:table-row table:style-name="ro1">
          <table:table-cell office:value-type="float" office:value="1.94385" calcext:value-type="float">
            <text:p>1.94385</text:p>
          </table:table-cell>
          <table:table-cell office:value-type="float" office:value="94.118333059308" calcext:value-type="float">
            <text:p>94.1183330593</text:p>
          </table:table-cell>
          <table:table-cell office:value-type="float" office:value="2.33549" calcext:value-type="float">
            <text:p>2.33549</text:p>
          </table:table-cell>
          <table:table-cell office:value-type="float" office:value="96.2029318769761" calcext:value-type="float">
            <text:p>96.202931877</text:p>
          </table:table-cell>
          <table:table-cell office:value-type="float" office:value="1.99067" calcext:value-type="float">
            <text:p>1.99067</text:p>
          </table:table-cell>
          <table:table-cell office:value-type="float" office:value="94.3297849642623" calcext:value-type="float">
            <text:p>94.3297849643</text:p>
          </table:table-cell>
          <table:table-cell office:value-type="float" office:value="3.13233" calcext:value-type="float">
            <text:p>3.13233</text:p>
          </table:table-cell>
          <table:table-cell office:value-type="float" office:value="95.7269408191245" calcext:value-type="float">
            <text:p>95.7269408191</text:p>
          </table:table-cell>
          <table:table-cell office:value-type="float" office:value="2.35221" calcext:value-type="float">
            <text:p>2.35221</text:p>
          </table:table-cell>
          <table:table-cell office:value-type="float" office:value="96.2011927229974" calcext:value-type="float">
            <text:p>96.201192723</text:p>
          </table:table-cell>
        </table:table-row>
        <table:table-row table:style-name="ro1">
          <table:table-cell office:value-type="float" office:value="2.16817" calcext:value-type="float">
            <text:p>2.16817</text:p>
          </table:table-cell>
          <table:table-cell office:value-type="float" office:value="94.125024375509" calcext:value-type="float">
            <text:p>94.1250243755</text:p>
          </table:table-cell>
          <table:table-cell office:value-type="float" office:value="2.63549" calcext:value-type="float">
            <text:p>2.63549</text:p>
          </table:table-cell>
          <table:table-cell office:value-type="float" office:value="96.0496311200537" calcext:value-type="float">
            <text:p>96.0496311201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94.1897678955149" calcext:value-type="float">
            <text:p>94.1897678955</text:p>
          </table:table-cell>
          <table:table-cell office:value-type="float" office:value="3.40158" calcext:value-type="float">
            <text:p>3.40158</text:p>
          </table:table-cell>
          <table:table-cell office:value-type="float" office:value="95.4817109658458" calcext:value-type="float">
            <text:p>95.4817109658</text:p>
          </table:table-cell>
          <table:table-cell office:value-type="float" office:value="2.70221" calcext:value-type="float">
            <text:p>2.70221</text:p>
          </table:table-cell>
          <table:table-cell office:value-type="float" office:value="95.996217629405" calcext:value-type="float">
            <text:p>95.9962176294</text:p>
          </table:table-cell>
        </table:table-row>
        <table:table-row table:style-name="ro1">
          <table:table-cell office:value-type="float" office:value="2.41817" calcext:value-type="float">
            <text:p>2.41817</text:p>
          </table:table-cell>
          <table:table-cell office:value-type="float" office:value="94.125024375509" calcext:value-type="float">
            <text:p>94.1250243755</text:p>
          </table:table-cell>
          <table:table-cell office:value-type="float" office:value="2.98549" calcext:value-type="float">
            <text:p>2.98549</text:p>
          </table:table-cell>
          <table:table-cell office:value-type="float" office:value="95.823512503593" calcext:value-type="float">
            <text:p>95.8235125036</text:p>
          </table:table-cell>
          <table:table-cell office:value-type="float" office:value="2.51567" calcext:value-type="float">
            <text:p>2.51567</text:p>
          </table:table-cell>
          <table:table-cell office:value-type="float" office:value="94.2088178368411" calcext:value-type="float">
            <text:p>94.2088178368</text:p>
          </table:table-cell>
          <table:table-cell office:value-type="float" office:value="3.68109" calcext:value-type="float">
            <text:p>3.68109</text:p>
          </table:table-cell>
          <table:table-cell office:value-type="float" office:value="95.2876101167256" calcext:value-type="float">
            <text:p>95.2876101167</text:p>
          </table:table-cell>
          <table:table-cell office:value-type="float" office:value="3.00221" calcext:value-type="float">
            <text:p>3.00221</text:p>
          </table:table-cell>
          <table:table-cell office:value-type="float" office:value="95.806712354197" calcext:value-type="float">
            <text:p>95.8067123542</text:p>
          </table:table-cell>
        </table:table-row>
        <table:table-row table:style-name="ro1">
          <table:table-cell office:value-type="float" office:value="2.66817" calcext:value-type="float">
            <text:p>2.66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3.28549" calcext:value-type="float">
            <text:p>3.28549</text:p>
          </table:table-cell>
          <table:table-cell office:value-type="float" office:value="95.6472166331321" calcext:value-type="float">
            <text:p>95.6472166331</text:p>
          </table:table-cell>
          <table:table-cell office:value-type="float" office:value="2.81567" calcext:value-type="float">
            <text:p>2.81567</text:p>
          </table:table-cell>
          <table:table-cell office:value-type="float" office:value="94.1249980950059" calcext:value-type="float">
            <text:p>94.124998095</text:p>
          </table:table-cell>
          <table:table-cell office:value-type="float" office:value="3.93234" calcext:value-type="float">
            <text:p>3.93234</text:p>
          </table:table-cell>
          <table:table-cell office:value-type="float" office:value="92.5986032313531" calcext:value-type="float">
            <text:p>92.5986032314</text:p>
          </table:table-cell>
          <table:table-cell office:value-type="float" office:value="3.25716" calcext:value-type="float">
            <text:p>3.25716</text:p>
          </table:table-cell>
          <table:table-cell office:value-type="float" office:value="95.6384780792674" calcext:value-type="float">
            <text:p>95.6384780793</text:p>
          </table:table-cell>
        </table:table-row>
        <table:table-row table:style-name="ro1">
          <table:table-cell office:value-type="float" office:value="2.91817" calcext:value-type="float">
            <text:p>2.91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3.58963" calcext:value-type="float">
            <text:p>3.58963</text:p>
          </table:table-cell>
          <table:table-cell office:value-type="float" office:value="95.2812110759797" calcext:value-type="float">
            <text:p>95.281211076</text:p>
          </table:table-cell>
          <table:table-cell office:value-type="float" office:value="3.31692" calcext:value-type="float">
            <text:p>3.31692</text:p>
          </table:table-cell>
          <table:table-cell office:value-type="float" office:value="93.4144352835393" calcext:value-type="float">
            <text:p>93.4144352835</text:p>
          </table:table-cell>
          <table:table-cell office:value-type="float" office:value="4.18234" calcext:value-type="float">
            <text:p>4.18234</text:p>
          </table:table-cell>
          <table:table-cell office:value-type="float" office:value="91.5069043092282" calcext:value-type="float">
            <text:p>91.5069043092</text:p>
          </table:table-cell>
          <table:table-cell office:value-type="float" office:value="3.52642" calcext:value-type="float">
            <text:p>3.52642</text:p>
          </table:table-cell>
          <table:table-cell office:value-type="float" office:value="95.4634757587946" calcext:value-type="float">
            <text:p>95.4634757588</text:p>
          </table:table-cell>
        </table:table-row>
        <table:table-row table:style-name="ro1">
          <table:table-cell office:value-type="float" office:value="3.16817" calcext:value-type="float">
            <text:p>3.16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3.76463" calcext:value-type="float">
            <text:p>3.76463</text:p>
          </table:table-cell>
          <table:table-cell office:value-type="float" office:value="95.2821692057104" calcext:value-type="float">
            <text:p>95.2821692057</text:p>
          </table:table-cell>
          <table:table-cell office:value-type="float" office:value="3.67486" calcext:value-type="float">
            <text:p>3.67486</text:p>
          </table:table-cell>
          <table:table-cell office:value-type="float" office:value="91.3227517259247" calcext:value-type="float">
            <text:p>91.3227517259</text:p>
          </table:table-cell>
          <table:table-cell office:value-type="float" office:value="4.51116" calcext:value-type="float">
            <text:p>4.51116</text:p>
          </table:table-cell>
          <table:table-cell office:value-type="float" office:value="90.0118543542975" calcext:value-type="float">
            <text:p>90.0118543543</text:p>
          </table:table-cell>
          <table:table-cell office:value-type="float" office:value="3.82642" calcext:value-type="float">
            <text:p>3.82642</text:p>
          </table:table-cell>
          <table:table-cell office:value-type="float" office:value="95.1318415271805" calcext:value-type="float">
            <text:p>95.1318415272</text:p>
          </table:table-cell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94.1269361801379" calcext:value-type="float">
            <text:p>94.1269361801</text:p>
          </table:table-cell>
          <table:table-cell office:value-type="float" office:value="4.06463" calcext:value-type="float">
            <text:p>4.06463</text:p>
          </table:table-cell>
          <table:table-cell office:value-type="float" office:value="94.8807128485197" calcext:value-type="float">
            <text:p>94.8807128485</text:p>
          </table:table-cell>
          <table:table-cell office:value-type="float" office:value="4.01027" calcext:value-type="float">
            <text:p>4.01027</text:p>
          </table:table-cell>
          <table:table-cell office:value-type="float" office:value="90.7760184098633" calcext:value-type="float">
            <text:p>90.7760184099</text:p>
          </table:table-cell>
          <table:table-cell office:value-type="float" office:value="4.76611" calcext:value-type="float">
            <text:p>4.76611</text:p>
          </table:table-cell>
          <table:table-cell office:value-type="float" office:value="89.8272218392807" calcext:value-type="float">
            <text:p>89.8272218393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94.8340475232821" calcext:value-type="float">
            <text:p>94.8340475233</text:p>
          </table:table-cell>
        </table:table-row>
        <table:table-row table:style-name="ro1">
          <table:table-cell office:value-type="float" office:value="3.71817" calcext:value-type="float">
            <text:p>3.71817</text:p>
          </table:table-cell>
          <table:table-cell office:value-type="float" office:value="93.9500942519682" calcext:value-type="float">
            <text:p>93.950094252</text:p>
          </table:table-cell>
          <table:table-cell office:value-type="float" office:value="4.31463" calcext:value-type="float">
            <text:p>4.31463</text:p>
          </table:table-cell>
          <table:table-cell office:value-type="float" office:value="94.6766312158666" calcext:value-type="float">
            <text:p>94.6766312159</text:p>
          </table:table-cell>
          <table:table-cell office:value-type="float" office:value="4.32352" calcext:value-type="float">
            <text:p>4.32352</text:p>
          </table:table-cell>
          <table:table-cell office:value-type="float" office:value="90.0378331834738" calcext:value-type="float">
            <text:p>90.0378331835</text:p>
          </table:table-cell>
          <table:table-cell office:value-type="float" office:value="5.07535" calcext:value-type="float">
            <text:p>5.07535</text:p>
          </table:table-cell>
          <table:table-cell office:value-type="float" office:value="89.16159795181" calcext:value-type="float">
            <text:p>89.1615979518</text:p>
          </table:table-cell>
          <table:table-cell office:value-type="float" office:value="4.40142" calcext:value-type="float">
            <text:p>4.40142</text:p>
          </table:table-cell>
          <table:table-cell office:value-type="float" office:value="94.6406747934779" calcext:value-type="float">
            <text:p>94.6406747935</text:p>
          </table:table-cell>
        </table:table-row>
        <table:table-row table:style-name="ro1">
          <table:table-cell office:value-type="float" office:value="3.99317" calcext:value-type="float">
            <text:p>3.99317</text:p>
          </table:table-cell>
          <table:table-cell office:value-type="float" office:value="93.6356023905205" calcext:value-type="float">
            <text:p>93.6356023905</text:p>
          </table:table-cell>
          <table:table-cell office:value-type="float" office:value="4.57563" calcext:value-type="float">
            <text:p>4.57563</text:p>
          </table:table-cell>
          <table:table-cell office:value-type="float" office:value="94.4553032480598" calcext:value-type="float">
            <text:p>94.4553032481</text:p>
          </table:table-cell>
          <table:table-cell office:value-type="float" office:value="4.57477" calcext:value-type="float">
            <text:p>4.57477</text:p>
          </table:table-cell>
          <table:table-cell office:value-type="float" office:value="88.8176844415319" calcext:value-type="float">
            <text:p>88.8176844415</text:p>
          </table:table-cell>
          <table:table-cell office:value-type="float" office:value="5.34461" calcext:value-type="float">
            <text:p>5.34461</text:p>
          </table:table-cell>
          <table:table-cell office:value-type="float" office:value="88.7629810860558" calcext:value-type="float">
            <text:p>88.7629810861</text:p>
          </table:table-cell>
          <table:table-cell office:value-type="float" office:value="4.70142" calcext:value-type="float">
            <text:p>4.70142</text:p>
          </table:table-cell>
          <table:table-cell office:value-type="float" office:value="92.1335973515671" calcext:value-type="float">
            <text:p>92.1335973516</text:p>
          </table:table-cell>
        </table:table-row>
        <table:table-row table:style-name="ro1">
          <table:table-cell office:value-type="float" office:value="4.24317" calcext:value-type="float">
            <text:p>4.24317</text:p>
          </table:table-cell>
          <table:table-cell office:value-type="float" office:value="93.5381003544486" calcext:value-type="float">
            <text:p>93.5381003544</text:p>
          </table:table-cell>
          <table:table-cell office:value-type="float" office:value="4.87563" calcext:value-type="float">
            <text:p>4.87563</text:p>
          </table:table-cell>
          <table:table-cell office:value-type="float" office:value="94.025102998946" calcext:value-type="float">
            <text:p>94.0251029989</text:p>
          </table:table-cell>
          <table:table-cell office:value-type="float" office:value="4.8509" calcext:value-type="float">
            <text:p>4.8509</text:p>
          </table:table-cell>
          <table:table-cell office:value-type="float" office:value="88.0213968940976" calcext:value-type="float">
            <text:p>88.0213968941</text:p>
          </table:table-cell>
          <table:table-cell office:value-type="float" office:value="5.65384" calcext:value-type="float">
            <text:p>5.65384</text:p>
          </table:table-cell>
          <table:table-cell office:value-type="float" office:value="88.2422227103674" calcext:value-type="float">
            <text:p>88.2422227104</text:p>
          </table:table-cell>
          <table:table-cell office:value-type="float" office:value="5.05231" calcext:value-type="float">
            <text:p>5.05231</text:p>
          </table:table-cell>
          <table:table-cell office:value-type="float" office:value="90.079978961047" calcext:value-type="float">
            <text:p>90.079978961</text:p>
          </table:table-cell>
        </table:table-row>
        <table:table-row table:style-name="ro1">
          <table:table-cell office:value-type="float" office:value="4.44317" calcext:value-type="float">
            <text:p>4.44317</text:p>
          </table:table-cell>
          <table:table-cell office:value-type="float" office:value="93.5658215215671" calcext:value-type="float">
            <text:p>93.5658215216</text:p>
          </table:table-cell>
          <table:table-cell office:value-type="float" office:value="5.17563" calcext:value-type="float">
            <text:p>5.17563</text:p>
          </table:table-cell>
          <table:table-cell office:value-type="float" office:value="93.7089201877934" calcext:value-type="float">
            <text:p>93.7089201878</text:p>
          </table:table-cell>
          <table:table-cell office:value-type="float" office:value="5.1759" calcext:value-type="float">
            <text:p>5.1759</text:p>
          </table:table-cell>
          <table:table-cell office:value-type="float" office:value="87.1003322309767" calcext:value-type="float">
            <text:p>87.100332231</text:p>
          </table:table-cell>
          <table:table-cell office:value-type="float" office:value="5.85999" calcext:value-type="float">
            <text:p>5.85999</text:p>
          </table:table-cell>
          <table:table-cell office:value-type="float" office:value="87.8502336784857" calcext:value-type="float">
            <text:p>87.8502336785</text:p>
          </table:table-cell>
          <table:table-cell office:value-type="float" office:value="5.33182" calcext:value-type="float">
            <text:p>5.33182</text:p>
          </table:table-cell>
          <table:table-cell office:value-type="float" office:value="89.3567649515795" calcext:value-type="float">
            <text:p>89.3567649516</text:p>
          </table:table-cell>
        </table:table-row>
        <table:table-row table:style-name="ro1">
          <table:table-cell office:value-type="float" office:value="4.78321" calcext:value-type="float">
            <text:p>4.78321</text:p>
          </table:table-cell>
          <table:table-cell office:value-type="float" office:value="93.2809626318667" calcext:value-type="float">
            <text:p>93.2809626319</text:p>
          </table:table-cell>
          <table:table-cell office:value-type="float" office:value="5.47668" calcext:value-type="float">
            <text:p>5.47668</text:p>
          </table:table-cell>
          <table:table-cell office:value-type="float" office:value="90.048864616269" calcext:value-type="float">
            <text:p>90.0488646163</text:p>
          </table:table-cell>
          <table:table-cell office:value-type="float" office:value="5.53385" calcext:value-type="float">
            <text:p>5.53385</text:p>
          </table:table-cell>
          <table:table-cell office:value-type="float" office:value="86.4850191261411" calcext:value-type="float">
            <text:p>86.4850191261</text:p>
          </table:table-cell>
          <table:table-cell office:value-type="float" office:value="6.26078" calcext:value-type="float">
            <text:p>6.26078</text:p>
          </table:table-cell>
          <table:table-cell office:value-type="float" office:value="87.2452071292768" calcext:value-type="float">
            <text:p>87.2452071293</text:p>
          </table:table-cell>
          <table:table-cell office:value-type="float" office:value="5.63182" calcext:value-type="float">
            <text:p>5.63182</text:p>
          </table:table-cell>
          <table:table-cell office:value-type="float" office:value="88.0273274341759" calcext:value-type="float">
            <text:p>88.0273274342</text:p>
          </table:table-cell>
        </table:table-row>
        <table:table-row table:style-name="ro1">
          <table:table-cell office:value-type="float" office:value="5.06272" calcext:value-type="float">
            <text:p>5.06272</text:p>
          </table:table-cell>
          <table:table-cell office:value-type="float" office:value="93.008530472254" calcext:value-type="float">
            <text:p>93.0085304723</text:p>
          </table:table-cell>
          <table:table-cell office:value-type="float" office:value="5.73768" calcext:value-type="float">
            <text:p>5.73768</text:p>
          </table:table-cell>
          <table:table-cell office:value-type="float" office:value="86.0869981795535" calcext:value-type="float">
            <text:p>86.0869981796</text:p>
          </table:table-cell>
          <table:table-cell office:value-type="float" office:value="5.79486" calcext:value-type="float">
            <text:p>5.79486</text:p>
          </table:table-cell>
          <table:table-cell office:value-type="float" office:value="86.0554429492357" calcext:value-type="float">
            <text:p>86.0554429492</text:p>
          </table:table-cell>
          <table:table-cell office:value-type="float" office:value="6.56182" calcext:value-type="float">
            <text:p>6.56182</text:p>
          </table:table-cell>
          <table:table-cell office:value-type="float" office:value="86.8759420992433" calcext:value-type="float">
            <text:p>86.8759420992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85.2079530336314" calcext:value-type="float">
            <text:p>85.2079530336</text:p>
          </table:table-cell>
        </table:table-row>
        <table:table-row table:style-name="ro1">
          <table:table-cell office:value-type="float" office:value="5.41272" calcext:value-type="float">
            <text:p>5.41272</text:p>
          </table:table-cell>
          <table:table-cell office:value-type="float" office:value="92.6921268061774" calcext:value-type="float">
            <text:p>92.6921268062</text:p>
          </table:table-cell>
          <table:table-cell office:value-type="float" office:value="6.01268" calcext:value-type="float">
            <text:p>6.01268</text:p>
          </table:table-cell>
          <table:table-cell office:value-type="float" office:value="84.0442655935614" calcext:value-type="float">
            <text:p>84.0442655936</text:p>
          </table:table-cell>
          <table:table-cell office:value-type="float" office:value="6.099" calcext:value-type="float">
            <text:p>6.099</text:p>
          </table:table-cell>
          <table:table-cell office:value-type="float" office:value="85.6906365728394" calcext:value-type="float">
            <text:p>85.6906365728</text:p>
          </table:table-cell>
          <table:table-cell office:value-type="float" office:value="6.81182" calcext:value-type="float">
            <text:p>6.81182</text:p>
          </table:table-cell>
          <table:table-cell office:value-type="float" office:value="86.5208795703649" calcext:value-type="float">
            <text:p>86.5208795704</text:p>
          </table:table-cell>
          <table:table-cell office:value-type="float" office:value="6.23182" calcext:value-type="float">
            <text:p>6.23182</text:p>
          </table:table-cell>
          <table:table-cell office:value-type="float" office:value="82.4726957705517" calcext:value-type="float">
            <text:p>82.4726957706</text:p>
          </table:table-cell>
        </table:table-row>
        <table:table-row table:style-name="ro1">
          <table:table-cell office:value-type="float" office:value="5.71272" calcext:value-type="float">
            <text:p>5.71272</text:p>
          </table:table-cell>
          <table:table-cell office:value-type="float" office:value="92.4091797211059" calcext:value-type="float">
            <text:p>92.4091797211</text:p>
          </table:table-cell>
          <table:table-cell office:value-type="float" office:value="6.31268" calcext:value-type="float">
            <text:p>6.31268</text:p>
          </table:table-cell>
          <table:table-cell office:value-type="float" office:value="82.5495832135671" calcext:value-type="float">
            <text:p>82.5495832136</text:p>
          </table:table-cell>
          <table:table-cell office:value-type="float" office:value="6.42496" calcext:value-type="float">
            <text:p>6.42496</text:p>
          </table:table-cell>
          <table:table-cell office:value-type="float" office:value="85.3429751436366" calcext:value-type="float">
            <text:p>85.3429751436</text:p>
          </table:table-cell>
          <table:table-cell office:value-type="float" office:value="7.14536" calcext:value-type="float">
            <text:p>7.14536</text:p>
          </table:table-cell>
          <table:table-cell office:value-type="float" office:value="86.0427286981419" calcext:value-type="float">
            <text:p>86.0427286981</text:p>
          </table:table-cell>
          <table:table-cell office:value-type="float" office:value="6.55682" calcext:value-type="float">
            <text:p>6.55682</text:p>
          </table:table-cell>
          <table:table-cell office:value-type="float" office:value="80.9846926147087" calcext:value-type="float">
            <text:p>80.9846926147</text:p>
          </table:table-cell>
        </table:table-row>
        <table:table-row table:style-name="ro1">
          <table:table-cell office:value-type="float" office:value="6.06272" calcext:value-type="float">
            <text:p>6.06272</text:p>
          </table:table-cell>
          <table:table-cell office:value-type="float" office:value="92.0765257156841" calcext:value-type="float">
            <text:p>92.0765257157</text:p>
          </table:table-cell>
          <table:table-cell office:value-type="float" office:value="6.61268" calcext:value-type="float">
            <text:p>6.61268</text:p>
          </table:table-cell>
          <table:table-cell office:value-type="float" office:value="81.7610424451471" calcext:value-type="float">
            <text:p>81.7610424451</text:p>
          </table:table-cell>
          <table:table-cell office:value-type="float" office:value="6.67496" calcext:value-type="float">
            <text:p>6.67496</text:p>
          </table:table-cell>
          <table:table-cell office:value-type="float" office:value="84.9114939725986" calcext:value-type="float">
            <text:p>84.9114939726</text:p>
          </table:table-cell>
          <table:table-cell office:value-type="float" office:value="7.42149" calcext:value-type="float">
            <text:p>7.42149</text:p>
          </table:table-cell>
          <table:table-cell office:value-type="float" office:value="83.1842386323181" calcext:value-type="float">
            <text:p>83.1842386323</text:p>
          </table:table-cell>
          <table:table-cell office:value-type="float" office:value="6.88278" calcext:value-type="float">
            <text:p>6.88278</text:p>
          </table:table-cell>
          <table:table-cell office:value-type="float" office:value="79.8070526902014" calcext:value-type="float">
            <text:p>79.8070526902</text:p>
          </table:table-cell>
        </table:table-row>
        <table:table-row table:style-name="ro1">
          <table:table-cell office:value-type="float" office:value="6.33772" calcext:value-type="float">
            <text:p>6.33772</text:p>
          </table:table-cell>
          <table:table-cell office:value-type="float" office:value="88.8704293530835" calcext:value-type="float">
            <text:p>88.8704293531</text:p>
          </table:table-cell>
          <table:table-cell office:value-type="float" office:value="6.96268" calcext:value-type="float">
            <text:p>6.96268</text:p>
          </table:table-cell>
          <table:table-cell office:value-type="float" office:value="80.9380090064195" calcext:value-type="float">
            <text:p>80.9380090064</text:p>
          </table:table-cell>
          <table:table-cell office:value-type="float" office:value="6.9262" calcext:value-type="float">
            <text:p>6.9262</text:p>
          </table:table-cell>
          <table:table-cell office:value-type="float" office:value="83.9342319825655" calcext:value-type="float">
            <text:p>83.9342319826</text:p>
          </table:table-cell>
          <table:table-cell office:value-type="float" office:value="7.69649" calcext:value-type="float">
            <text:p>7.69649</text:p>
          </table:table-cell>
          <table:table-cell office:value-type="float" office:value="82.1237852127345" calcext:value-type="float">
            <text:p>82.1237852127</text:p>
          </table:table-cell>
          <table:table-cell office:value-type="float" office:value="7.27329" calcext:value-type="float">
            <text:p>7.27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6.71272" calcext:value-type="float">
            <text:p>6.71272</text:p>
          </table:table-cell>
          <table:table-cell office:value-type="float" office:value="87.1115690945311" calcext:value-type="float">
            <text:p>87.1115690945</text:p>
          </table:table-cell>
          <table:table-cell office:value-type="float" office:value="7.26268" calcext:value-type="float">
            <text:p>7.26268</text:p>
          </table:table-cell>
          <table:table-cell office:value-type="float" office:value="80.4915205518827" calcext:value-type="float">
            <text:p>80.4915205519</text:p>
          </table:table-cell>
          <table:table-cell office:value-type="float" office:value="7.23544" calcext:value-type="float">
            <text:p>7.23544</text:p>
          </table:table-cell>
          <table:table-cell office:value-type="float" office:value="83.9751893564168" calcext:value-type="float">
            <text:p>83.9751893564</text:p>
          </table:table-cell>
          <table:table-cell office:value-type="float" office:value="7.97149" calcext:value-type="float">
            <text:p>7.97149</text:p>
          </table:table-cell>
          <table:table-cell office:value-type="float" office:value="81.7393708481355" calcext:value-type="float">
            <text:p>81.7393708481</text:p>
          </table:table-cell>
          <table:table-cell office:value-type="float" office:value="7.57329" calcext:value-type="float">
            <text:p>7.57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7.06361" calcext:value-type="float">
            <text:p>7.06361</text:p>
          </table:table-cell>
          <table:table-cell office:value-type="float" office:value="86.285669494863" calcext:value-type="float">
            <text:p>86.2856694949</text:p>
          </table:table-cell>
          <table:table-cell office:value-type="float" office:value="7.57192" calcext:value-type="float">
            <text:p>7.57192</text:p>
          </table:table-cell>
          <table:table-cell office:value-type="float" office:value="80.1667145731532" calcext:value-type="float">
            <text:p>80.1667145732</text:p>
          </table:table-cell>
          <table:table-cell office:value-type="float" office:value="7.56426" calcext:value-type="float">
            <text:p>7.56426</text:p>
          </table:table-cell>
          <table:table-cell office:value-type="float" office:value="83.7427800722374" calcext:value-type="float">
            <text:p>83.7427800722</text:p>
          </table:table-cell>
          <table:table-cell office:value-type="float" office:value="8.23725" calcext:value-type="float">
            <text:p>8.23725</text:p>
          </table:table-cell>
          <table:table-cell office:value-type="float" office:value="81.2214529726782" calcext:value-type="float">
            <text:p>81.2214529727</text:p>
          </table:table-cell>
          <table:table-cell office:value-type="float" office:value="7.92329" calcext:value-type="float">
            <text:p>7.92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7.36361" calcext:value-type="float">
            <text:p>7.36361</text:p>
          </table:table-cell>
          <table:table-cell office:value-type="float" office:value="85.4339605327052" calcext:value-type="float">
            <text:p>85.4339605327</text:p>
          </table:table-cell>
          <table:table-cell office:value-type="float" office:value="7.82192" calcext:value-type="float">
            <text:p>7.82192</text:p>
          </table:table-cell>
          <table:table-cell office:value-type="float" office:value="80.1925840758839" calcext:value-type="float">
            <text:p>80.1925840759</text:p>
          </table:table-cell>
          <table:table-cell office:value-type="float" office:value="7.77786" calcext:value-type="float">
            <text:p>7.77786</text:p>
          </table:table-cell>
          <table:table-cell office:value-type="float" office:value="83.5637106237713" calcext:value-type="float">
            <text:p>83.5637106238</text:p>
          </table:table-cell>
          <table:table-cell office:value-type="float" office:value="8.57728" calcext:value-type="float">
            <text:p>8.57728</text:p>
          </table:table-cell>
          <table:table-cell office:value-type="float" office:value="80.9089979472652" calcext:value-type="float">
            <text:p>80.9089979473</text:p>
          </table:table-cell>
          <table:table-cell office:value-type="float" office:value="8.2233" calcext:value-type="float">
            <text:p>8.2233</text:p>
          </table:table-cell>
          <table:table-cell office:value-type="float" office:value="79.3294220475852" calcext:value-type="float">
            <text:p>79.3294220476</text:p>
          </table:table-cell>
        </table:table-row>
        <table:table-row table:style-name="ro1">
          <table:table-cell office:value-type="float" office:value="7.67984" calcext:value-type="float">
            <text:p>7.67984</text:p>
          </table:table-cell>
          <table:table-cell office:value-type="float" office:value="84.7676966195471" calcext:value-type="float">
            <text:p>84.7676966195</text:p>
          </table:table-cell>
          <table:table-cell office:value-type="float" office:value="8.17281" calcext:value-type="float">
            <text:p>8.17281</text:p>
          </table:table-cell>
          <table:table-cell office:value-type="float" office:value="80.1954584650762" calcext:value-type="float">
            <text:p>80.1954584651</text:p>
          </table:table-cell>
          <table:table-cell office:value-type="float" office:value="8.10382" calcext:value-type="float">
            <text:p>8.10382</text:p>
          </table:table-cell>
          <table:table-cell office:value-type="float" office:value="83.575140588567" calcext:value-type="float">
            <text:p>83.5751405886</text:p>
          </table:table-cell>
          <table:table-cell office:value-type="float" office:value="8.83829" calcext:value-type="float">
            <text:p>8.83829</text:p>
          </table:table-cell>
          <table:table-cell office:value-type="float" office:value="80.4535710768904" calcext:value-type="float">
            <text:p>80.4535710769</text:p>
          </table:table-cell>
          <table:table-cell office:value-type="float" office:value="8.5483" calcext:value-type="float">
            <text:p>8.5483</text:p>
          </table:table-cell>
          <table:table-cell office:value-type="float" office:value="79.3497261842146" calcext:value-type="float">
            <text:p>79.3497261842</text:p>
          </table:table-cell>
        </table:table-row>
        <table:table-row table:style-name="ro1">
          <table:table-cell office:value-type="float" office:value="7.95935" calcext:value-type="float">
            <text:p>7.95935</text:p>
          </table:table-cell>
          <table:table-cell office:value-type="float" office:value="84.1951111332031" calcext:value-type="float">
            <text:p>84.1951111332</text:p>
          </table:table-cell>
          <table:table-cell office:value-type="float" office:value="8.50915" calcext:value-type="float">
            <text:p>8.50915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8.37308" calcext:value-type="float">
            <text:p>8.37308</text:p>
          </table:table-cell>
          <table:table-cell office:value-type="float" office:value="83.340826310255" calcext:value-type="float">
            <text:p>83.3408263103</text:p>
          </table:table-cell>
          <table:table-cell office:value-type="float" office:value="9.14752" calcext:value-type="float">
            <text:p>9.14752</text:p>
          </table:table-cell>
          <table:table-cell office:value-type="float" office:value="80.1335413841947" calcext:value-type="float">
            <text:p>80.1335413842</text:p>
          </table:table-cell>
          <table:table-cell office:value-type="float" office:value="8.8483" calcext:value-type="float">
            <text:p>8.8483</text:p>
          </table:table-cell>
          <table:table-cell office:value-type="float" office:value="79.3390906840754" calcext:value-type="float">
            <text:p>79.3390906841</text:p>
          </table:table-cell>
        </table:table-row>
        <table:table-row table:style-name="ro1">
          <table:table-cell office:value-type="float" office:value="8.23435" calcext:value-type="float">
            <text:p>8.23435</text:p>
          </table:table-cell>
          <table:table-cell office:value-type="float" office:value="80.0445832839451" calcext:value-type="float">
            <text:p>80.0445832839</text:p>
          </table:table-cell>
          <table:table-cell office:value-type="float" office:value="8.8627" calcext:value-type="float">
            <text:p>8.8627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8.69808" calcext:value-type="float">
            <text:p>8.69808</text:p>
          </table:table-cell>
          <table:table-cell office:value-type="float" office:value="83.2455766036241" calcext:value-type="float">
            <text:p>83.2455766036</text:p>
          </table:table-cell>
          <table:table-cell office:value-type="float" office:value="9.37801" calcext:value-type="float">
            <text:p>9.37801</text:p>
          </table:table-cell>
          <table:table-cell office:value-type="float" office:value="79.8949393647884" calcext:value-type="float">
            <text:p>79.8949393648</text:p>
          </table:table-cell>
          <table:table-cell office:value-type="float" office:value="9.17426" calcext:value-type="float">
            <text:p>9.17426</text:p>
          </table:table-cell>
          <table:table-cell office:value-type="float" office:value="79.3487593205656" calcext:value-type="float">
            <text:p>79.3487593206</text:p>
          </table:table-cell>
        </table:table-row>
        <table:table-row table:style-name="ro1">
          <table:table-cell office:value-type="float" office:value="8.50935" calcext:value-type="float">
            <text:p>8.50935</text:p>
          </table:table-cell>
          <table:table-cell office:value-type="float" office:value="78.5629346965775" calcext:value-type="float">
            <text:p>78.5629346966</text:p>
          </table:table-cell>
          <table:table-cell office:value-type="float" office:value="9.12846" calcext:value-type="float">
            <text:p>9.12846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8.92308" calcext:value-type="float">
            <text:p>8.92308</text:p>
          </table:table-cell>
          <table:table-cell office:value-type="float" office:value="83.353208772117" calcext:value-type="float">
            <text:p>83.3532087721</text:p>
          </table:table-cell>
          <table:table-cell office:value-type="float" office:value="9.70301" calcext:value-type="float">
            <text:p>9.70301</text:p>
          </table:table-cell>
          <table:table-cell office:value-type="float" office:value="78.3752717411888" calcext:value-type="float">
            <text:p>78.3752717412</text:p>
          </table:table-cell>
          <table:table-cell office:value-type="float" office:value="9.5106" calcext:value-type="float">
            <text:p>9.5106</text:p>
          </table:table-cell>
          <table:table-cell office:value-type="float" office:value="78.8305204046904" calcext:value-type="float">
            <text:p>78.8305204047</text:p>
          </table:table-cell>
        </table:table-row>
        <table:table-row table:style-name="ro1">
          <table:table-cell office:value-type="float" office:value="8.80935" calcext:value-type="float">
            <text:p>8.80935</text:p>
          </table:table-cell>
          <table:table-cell office:value-type="float" office:value="77.480853276642" calcext:value-type="float">
            <text:p>77.4808532766</text:p>
          </table:table-cell>
          <table:table-cell office:value-type="float" office:value="9.4648" calcext:value-type="float">
            <text:p>9.4648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9.32308" calcext:value-type="float">
            <text:p>9.32308</text:p>
          </table:table-cell>
          <table:table-cell office:value-type="float" office:value="82.949350016002" calcext:value-type="float">
            <text:p>82.949350016</text:p>
          </table:table-cell>
          <table:table-cell office:value-type="float" office:value="9.9335" calcext:value-type="float">
            <text:p>9.9335</text:p>
          </table:table-cell>
          <table:table-cell office:value-type="float" office:value="78.1234140540377" calcext:value-type="float">
            <text:p>78.123414054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05935" calcext:value-type="float">
            <text:p>9.05935</text:p>
          </table:table-cell>
          <table:table-cell office:value-type="float" office:value="76.8576049676331" calcext:value-type="float">
            <text:p>76.8576049676</text:p>
          </table:table-cell>
          <table:table-cell office:value-type="float" office:value="9.73406" calcext:value-type="float">
            <text:p>9.73406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9.64904" calcext:value-type="float">
            <text:p>9.64904</text:p>
          </table:table-cell>
          <table:table-cell office:value-type="float" office:value="82.9750674367923" calcext:value-type="float">
            <text:p>82.9750674368</text:p>
          </table:table-cell>
          <table:table-cell office:value-type="float" office:value="10.2595" calcext:value-type="float">
            <text:p>10.2595</text:p>
          </table:table-cell>
          <table:table-cell office:value-type="float" office:value="77.6121240124528" calcext:value-type="float">
            <text:p>77.6121240125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36142" calcext:value-type="float">
            <text:p>9.36142</text:p>
          </table:table-cell>
          <table:table-cell office:value-type="float" office:value="76.4217135122528" calcext:value-type="float">
            <text:p>76.4217135123</text:p>
          </table:table-cell>
          <table:table-cell office:value-type="float" office:value="9.98406" calcext:value-type="float">
            <text:p>9.98406</text:p>
          </table:table-cell>
          <table:table-cell office:value-type="float" office:value="80.1945003353454" calcext:value-type="float">
            <text:p>80.1945003353</text:p>
          </table:table-cell>
          <table:table-cell office:value-type="float" office:value="9.89904" calcext:value-type="float">
            <text:p>9.89904</text:p>
          </table:table-cell>
          <table:table-cell office:value-type="float" office:value="82.4540515415212" calcext:value-type="float">
            <text:p>82.4540515415</text:p>
          </table:table-cell>
          <table:table-cell office:value-type="float" office:value="10.5356" calcext:value-type="float">
            <text:p>10.5356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0.6291" calcext:value-type="float">
            <text:p>10.6291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61142" calcext:value-type="float">
            <text:p>9.61142</text:p>
          </table:table-cell>
          <table:table-cell office:value-type="float" office:value="75.99824878696" calcext:value-type="float">
            <text:p>75.998248787</text:p>
          </table:table-cell>
          <table:table-cell office:value-type="float" office:value="10.2341" calcext:value-type="float">
            <text:p>10.2341</text:p>
          </table:table-cell>
          <table:table-cell office:value-type="float" office:value="79.6828590591166" calcext:value-type="float">
            <text:p>79.6828590591</text:p>
          </table:table-cell>
          <table:table-cell office:value-type="float" office:value="10.124" calcext:value-type="float">
            <text:p>10.124</text:p>
          </table:table-cell>
          <table:table-cell office:value-type="float" office:value="82.5007238977704" calcext:value-type="float">
            <text:p>82.5007238978</text:p>
          </table:table-cell>
          <table:table-cell office:value-type="float" office:value="10.7492" calcext:value-type="float">
            <text:p>10.7492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0.9291" calcext:value-type="float">
            <text:p>10.9291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91142" calcext:value-type="float">
            <text:p>9.91142</text:p>
          </table:table-cell>
          <table:table-cell office:value-type="float" office:value="75.7353756504915" calcext:value-type="float">
            <text:p>75.7353756505</text:p>
          </table:table-cell>
          <table:table-cell office:value-type="float" office:value="10.4841" calcext:value-type="float">
            <text:p>10.4841</text:p>
          </table:table-cell>
          <table:table-cell office:value-type="float" office:value="79.3714668966178" calcext:value-type="float">
            <text:p>79.3714668966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82.4407165825929" calcext:value-type="float">
            <text:p>82.4407165826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28" calcext:value-type="float">
            <text:p>11.28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1614" calcext:value-type="float">
            <text:p>10.1614</text:p>
          </table:table-cell>
          <table:table-cell office:value-type="float" office:value="75.7927297893574" calcext:value-type="float">
            <text:p>75.7927297894</text:p>
          </table:table-cell>
          <table:table-cell office:value-type="float" office:value="10.7341" calcext:value-type="float">
            <text:p>10.7341</text:p>
          </table:table-cell>
          <table:table-cell office:value-type="float" office:value="79.150138928811" calcext:value-type="float">
            <text:p>79.1501389288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82.1397275096393" calcext:value-type="float">
            <text:p>82.1397275096</text:p>
          </table:table-cell>
          <table:table-cell office:value-type="float" office:value="11.2163" calcext:value-type="float">
            <text:p>11.2163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63" calcext:value-type="float">
            <text:p>11.63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4114" calcext:value-type="float">
            <text:p>10.4114</text:p>
          </table:table-cell>
          <table:table-cell office:value-type="float" office:value="75.7908179847285" calcext:value-type="float">
            <text:p>75.7908179847</text:p>
          </table:table-cell>
          <table:table-cell office:value-type="float" office:value="11.0091" calcext:value-type="float">
            <text:p>11.0091</text:p>
          </table:table-cell>
          <table:table-cell office:value-type="float" office:value="79.150138928811" calcext:value-type="float">
            <text:p>79.1501389288</text:p>
          </table:table-cell>
          <table:table-cell office:value-type="float" office:value="11.0521" calcext:value-type="float">
            <text:p>11.0521</text:p>
          </table:table-cell>
          <table:table-cell office:value-type="float" office:value="81.9206531843882" calcext:value-type="float">
            <text:p>81.9206531844</text:p>
          </table:table-cell>
          <table:table-cell office:value-type="float" office:value="11.4737" calcext:value-type="float">
            <text:p>11.4737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88" calcext:value-type="float">
            <text:p>11.88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6614" calcext:value-type="float">
            <text:p>10.6614</text:p>
          </table:table-cell>
          <table:table-cell office:value-type="float" office:value="75.7927297893574" calcext:value-type="float">
            <text:p>75.7927297894</text:p>
          </table:table-cell>
          <table:table-cell office:value-type="float" office:value="11.2591" calcext:value-type="float">
            <text:p>11.2591</text:p>
          </table:table-cell>
          <table:table-cell office:value-type="float" office:value="78.6911947877743" calcext:value-type="float">
            <text:p>78.6911947878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82.0073304174223" calcext:value-type="float">
            <text:p>82.0073304174</text:p>
          </table:table-cell>
          <table:table-cell office:value-type="float" office:value="11.7987" calcext:value-type="float">
            <text:p>11.7987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33" calcext:value-type="float">
            <text:p>12.33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9272" calcext:value-type="float">
            <text:p>10.9272</text:p>
          </table:table-cell>
          <table:table-cell office:value-type="float" office:value="75.7994211055584" calcext:value-type="float">
            <text:p>75.7994211056</text:p>
          </table:table-cell>
          <table:table-cell office:value-type="float" office:value="11.5091" calcext:value-type="float">
            <text:p>11.5091</text:p>
          </table:table-cell>
          <table:table-cell office:value-type="float" office:value="78.6911947877743" calcext:value-type="float">
            <text:p>78.6911947878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81.4672645808251" calcext:value-type="float">
            <text:p>81.4672645808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6782" calcext:value-type="float">
            <text:p>12.6782</text:p>
          </table:table-cell>
          <table:table-cell office:value-type="float" office:value="78.3055134432722" calcext:value-type="float">
            <text:p>78.3055134433</text:p>
          </table:table-cell>
        </table:table-row>
        <table:table-row table:style-name="ro1">
          <table:table-cell office:value-type="float" office:value="11.1734" calcext:value-type="float">
            <text:p>11.1734</text:p>
          </table:table-cell>
          <table:table-cell office:value-type="float" office:value="75.7946415939862" calcext:value-type="float">
            <text:p>75.794641594</text:p>
          </table:table-cell>
          <table:table-cell office:value-type="float" office:value="11.7591" calcext:value-type="float">
            <text:p>11.7591</text:p>
          </table:table-cell>
          <table:table-cell office:value-type="float" office:value="78.3012359873527" calcext:value-type="float">
            <text:p>78.3012359874</text:p>
          </table:table-cell>
          <table:table-cell office:value-type="float" office:value="11.9072" calcext:value-type="float">
            <text:p>11.9072</text:p>
          </table:table-cell>
          <table:table-cell office:value-type="float" office:value="81.1453205724126" calcext:value-type="float">
            <text:p>81.1453205724</text:p>
          </table:table-cell>
          <table:table-cell office:value-type="float" office:value="12.3249" calcext:value-type="float">
            <text:p>12.324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9282" calcext:value-type="float">
            <text:p>12.9282</text:p>
          </table:table-cell>
          <table:table-cell office:value-type="float" office:value="78.3209832616565" calcext:value-type="float">
            <text:p>78.3209832617</text:p>
          </table:table-cell>
        </table:table-row>
        <table:table-row table:style-name="ro1">
          <table:table-cell office:value-type="float" office:value="11.3411" calcext:value-type="float">
            <text:p>11.3411</text:p>
          </table:table-cell>
          <table:table-cell office:value-type="float" office:value="75.7955974963006" calcext:value-type="float">
            <text:p>75.7955974963</text:p>
          </table:table-cell>
          <table:table-cell office:value-type="float" office:value="12.0091" calcext:value-type="float">
            <text:p>12.0091</text:p>
          </table:table-cell>
          <table:table-cell office:value-type="float" office:value="78.3021941170834" calcext:value-type="float">
            <text:p>78.3021941171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79.8270646326409" calcext:value-type="float">
            <text:p>79.8270646326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3.2032" calcext:value-type="float">
            <text:p>13.2032</text:p>
          </table:table-cell>
          <table:table-cell office:value-type="float" office:value="78.3151820797624" calcext:value-type="float">
            <text:p>78.3151820798</text:p>
          </table:table-cell>
        </table:table-row>
        <table:table-row table:style-name="ro1">
          <table:table-cell office:value-type="float" office:value="11.6907" calcext:value-type="float">
            <text:p>11.6907</text:p>
          </table:table-cell>
          <table:table-cell office:value-type="float" office:value="75.6235350797031" calcext:value-type="float">
            <text:p>75.6235350797</text:p>
          </table:table-cell>
          <table:table-cell office:value-type="float" office:value="12.2603" calcext:value-type="float">
            <text:p>12.2603</text:p>
          </table:table-cell>
          <table:table-cell office:value-type="float" office:value="78.0473316086998" calcext:value-type="float">
            <text:p>78.0473316087</text:p>
          </table:table-cell>
          <table:table-cell office:value-type="float" office:value="12.4462" calcext:value-type="float">
            <text:p>12.4462</text:p>
          </table:table-cell>
          <table:table-cell office:value-type="float" office:value="79.9518417483274" calcext:value-type="float">
            <text:p>79.9518417483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77.6414758481734" calcext:value-type="float">
            <text:p>77.6414758482</text:p>
          </table:table-cell>
          <table:table-cell office:value-type="float" office:value="13.5532" calcext:value-type="float">
            <text:p>13.5532</text:p>
          </table:table-cell>
          <table:table-cell office:value-type="float" office:value="77.9651774388169" calcext:value-type="float">
            <text:p>77.9651774388</text:p>
          </table:table-cell>
        </table:table-row>
        <table:table-row table:style-name="ro1">
          <table:table-cell office:value-type="float" office:value="11.941" calcext:value-type="float">
            <text:p>11.941</text:p>
          </table:table-cell>
          <table:table-cell office:value-type="float" office:value="75.6244909820176" calcext:value-type="float">
            <text:p>75.624490982</text:p>
          </table:table-cell>
          <table:table-cell office:value-type="float" office:value="12.5644" calcext:value-type="float">
            <text:p>12.5644</text:p>
          </table:table-cell>
          <table:table-cell office:value-type="float" office:value="78.0473316086998" calcext:value-type="float">
            <text:p>78.0473316087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79.8280171297072" calcext:value-type="float">
            <text:p>79.8280171297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77.6414758481734" calcext:value-type="float">
            <text:p>77.6414758482</text:p>
          </table:table-cell>
          <table:table-cell office:value-type="float" office:value="13.8032" calcext:value-type="float">
            <text:p>13.8032</text:p>
          </table:table-cell>
          <table:table-cell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12.2236" calcext:value-type="float">
            <text:p>12.223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2.8394" calcext:value-type="float">
            <text:p>12.8394</text:p>
          </table:table-cell>
          <table:table-cell office:value-type="float" office:value="77.7301906678164" calcext:value-type="float">
            <text:p>77.7301906678</text:p>
          </table:table-cell>
          <table:table-cell office:value-type="float" office:value="12.8007" calcext:value-type="float">
            <text:p>12.8007</text:p>
          </table:table-cell>
          <table:table-cell office:value-type="float" office:value="79.8270646326409" calcext:value-type="float">
            <text:p>79.8270646326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77.6443163484044" calcext:value-type="float">
            <text:p>77.6443163484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12.5236" calcext:value-type="float">
            <text:p>12.523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3.0894" calcext:value-type="float">
            <text:p>13.0894</text:p>
          </table:table-cell>
          <table:table-cell office:value-type="float" office:value="77.7330650570087" calcext:value-type="float">
            <text:p>77.733065057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3.8033" calcext:value-type="float">
            <text:p>13.8033</text:p>
          </table:table-cell>
          <table:table-cell office:value-type="float" office:value="77.6452631818147" calcext:value-type="float">
            <text:p>77.6452631818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12.7986" calcext:value-type="float">
            <text:p>12.7986</text:p>
          </table:table-cell>
          <table:table-cell office:value-type="float" office:value="75.6378736144196" calcext:value-type="float">
            <text:p>75.6378736144</text:p>
          </table:table-cell>
          <table:table-cell office:value-type="float" office:value="13.3394" calcext:value-type="float">
            <text:p>13.3394</text:p>
          </table:table-cell>
          <table:table-cell office:value-type="float" office:value="77.4015521701638" calcext:value-type="float">
            <text:p>77.4015521702</text:p>
          </table:table-cell>
          <table:table-cell office:value-type="float" office:value="13.4229" calcext:value-type="float">
            <text:p>13.4229</text:p>
          </table:table-cell>
          <table:table-cell office:value-type="float" office:value="79.8508770592987" calcext:value-type="float">
            <text:p>79.8508770593</text:p>
          </table:table-cell>
          <table:table-cell office:value-type="float" office:value="14.1321" calcext:value-type="float">
            <text:p>14.1321</text:p>
          </table:table-cell>
          <table:table-cell office:value-type="float" office:value="77.6452631818147" calcext:value-type="float">
            <text:p>77.6452631818</text:p>
          </table:table-cell>
          <table:table-cell office:value-type="float" office:value="14.6292" calcext:value-type="float">
            <text:p>14.6292</text:p>
          </table:table-cell>
          <table:table-cell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12.9586" calcext:value-type="float">
            <text:p>12.958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3.5894" calcext:value-type="float">
            <text:p>13.5894</text:p>
          </table:table-cell>
          <table:table-cell office:value-type="float" office:value="77.4015521701638" calcext:value-type="float">
            <text:p>77.4015521702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4.4857" calcext:value-type="float">
            <text:p>14.4857</text:p>
          </table:table-cell>
          <table:table-cell office:value-type="float" office:value="77.460630666798" calcext:value-type="float">
            <text:p>77.4606306668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77.3106107484298" calcext:value-type="float">
            <text:p>77.3106107484</text:p>
          </table:table-cell>
        </table:table-row>
        <table:table-row table:style-name="ro1">
          <table:table-cell office:value-type="float" office:value="13.2788" calcext:value-type="float">
            <text:p>13.2788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3.8394" calcext:value-type="float">
            <text:p>13.8394</text:p>
          </table:table-cell>
          <table:table-cell office:value-type="float" office:value="77.4015521701638" calcext:value-type="float">
            <text:p>77.4015521702</text:p>
          </table:table-cell>
          <table:table-cell office:value-type="float" office:value="13.9315" calcext:value-type="float">
            <text:p>13.931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4.8116" calcext:value-type="float">
            <text:p>14.8116</text:p>
          </table:table-cell>
          <table:table-cell office:value-type="float" office:value="77.4672585006704" calcext:value-type="float">
            <text:p>77.4672585007</text:p>
          </table:table-cell>
          <table:table-cell office:value-type="float" office:value="15.2042" calcext:value-type="float">
            <text:p>15.2042</text:p>
          </table:table-cell>
          <table:table-cell office:value-type="float" office:value="77.32027938492" calcext:value-type="float">
            <text:p>77.3202793849</text:p>
          </table:table-cell>
        </table:table-row>
        <table:table-row table:style-name="ro1">
          <table:table-cell office:value-type="float" office:value="13.595" calcext:value-type="float">
            <text:p>13.595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1487" calcext:value-type="float">
            <text:p>14.1487</text:p>
          </table:table-cell>
          <table:table-cell office:value-type="float" office:value="77.0173421481269" calcext:value-type="float">
            <text:p>77.0173421481</text:p>
          </table:table-cell>
          <table:table-cell office:value-type="float" office:value="14.1565" calcext:value-type="float">
            <text:p>14.156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1366" calcext:value-type="float">
            <text:p>15.1366</text:p>
          </table:table-cell>
          <table:table-cell office:value-type="float" office:value="77.460630666798" calcext:value-type="float">
            <text:p>77.4606306668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77.0211746670499" calcext:value-type="float">
            <text:p>77.021174667</text:p>
          </table:table-cell>
          <table:table-cell office:value-type="float" office:value="14.4825" calcext:value-type="float">
            <text:p>14.482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4875" calcext:value-type="float">
            <text:p>15.4875</text:p>
          </table:table-cell>
          <table:table-cell office:value-type="float" office:value="77.1784743105159" calcext:value-type="float">
            <text:p>77.1784743105</text:p>
          </table:table-cell>
          <table:table-cell office:value-type="float" office:value="15.7042" calcext:value-type="float">
            <text:p>15.7042</text:p>
          </table:table-cell>
          <table:table-cell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14.1426" calcext:value-type="float">
            <text:p>14.142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6737" calcext:value-type="float">
            <text:p>14.6737</text:p>
          </table:table-cell>
          <table:table-cell office:value-type="float" office:value="77.0211746670499" calcext:value-type="float">
            <text:p>77.021174667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76.9720646270612" calcext:value-type="float">
            <text:p>76.9720646271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76.762399059435" calcext:value-type="float">
            <text:p>76.7623990594</text:p>
          </table:table-cell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75.6330941028475" calcext:value-type="float">
            <text:p>75.6330941028</text:p>
          </table:table-cell>
          <table:table-cell office:value-type="float" office:value="14.9487" calcext:value-type="float">
            <text:p>14.9487</text:p>
          </table:table-cell>
          <table:table-cell office:value-type="float" office:value="76.6954105585896" calcext:value-type="float">
            <text:p>76.6954105586</text:p>
          </table:table-cell>
          <table:table-cell office:value-type="float" office:value="15.0335" calcext:value-type="float">
            <text:p>15.0335</text:p>
          </table:table-cell>
          <table:table-cell office:value-type="float" office:value="79.8527820534313" calcext:value-type="float">
            <text:p>79.8527820534</text:p>
          </table:table-cell>
          <table:table-cell office:value-type="float" office:value="16.0375" calcext:value-type="float">
            <text:p>16.0375</text:p>
          </table:table-cell>
          <table:table-cell office:value-type="float" office:value="76.9730114604716" calcext:value-type="float">
            <text:p>76.9730114605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76.7643327867331" calcext:value-type="float">
            <text:p>76.7643327867</text:p>
          </table:table-cell>
        </table:table-row>
        <table:table-row table:style-name="ro1">
          <table:table-cell office:value-type="float" office:value="14.5738" calcext:value-type="float">
            <text:p>14.5738</text:p>
          </table:table-cell>
          <table:table-cell office:value-type="float" office:value="75.3673532594357" calcext:value-type="float">
            <text:p>75.3673532594</text:p>
          </table:table-cell>
          <table:table-cell office:value-type="float" office:value="15.2487" calcext:value-type="float">
            <text:p>15.2487</text:p>
          </table:table-cell>
          <table:table-cell office:value-type="float" office:value="76.6963686883204" calcext:value-type="float">
            <text:p>76.6963686883</text:p>
          </table:table-cell>
          <table:table-cell office:value-type="float" office:value="15.2847" calcext:value-type="float">
            <text:p>15.2847</text:p>
          </table:table-cell>
          <table:table-cell office:value-type="float" office:value="79.8556395446302" calcext:value-type="float">
            <text:p>79.8556395446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76.7789106113514" calcext:value-type="float">
            <text:p>76.7789106114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14.8939" calcext:value-type="float">
            <text:p>14.8939</text:p>
          </table:table-cell>
          <table:table-cell office:value-type="float" office:value="75.0930092951941" calcext:value-type="float">
            <text:p>75.0930092952</text:p>
          </table:table-cell>
          <table:table-cell office:value-type="float" office:value="15.4987" calcext:value-type="float">
            <text:p>15.4987</text:p>
          </table:table-cell>
          <table:table-cell office:value-type="float" office:value="76.3964740825908" calcext:value-type="float">
            <text:p>76.3964740826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79.7299099318774" calcext:value-type="float">
            <text:p>79.7299099319</text:p>
          </table:table-cell>
          <table:table-cell office:value-type="float" office:value="16.6885" calcext:value-type="float">
            <text:p>16.6885</text:p>
          </table:table-cell>
          <table:table-cell office:value-type="float" office:value="76.6406729334414" calcext:value-type="float">
            <text:p>76.6406729334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15.2697" calcext:value-type="float">
            <text:p>15.2697</text:p>
          </table:table-cell>
          <table:table-cell office:value-type="float" office:value="74.8712399582462" calcext:value-type="float">
            <text:p>74.8712399582</text:p>
          </table:table-cell>
          <table:table-cell office:value-type="float" office:value="15.7737" calcext:value-type="float">
            <text:p>15.7737</text:p>
          </table:table-cell>
          <table:table-cell office:value-type="float" office:value="76.3974322123215" calcext:value-type="float">
            <text:p>76.3974322123</text:p>
          </table:table-cell>
          <table:table-cell office:value-type="float" office:value="15.7902" calcext:value-type="float">
            <text:p>15.7902</text:p>
          </table:table-cell>
          <table:table-cell office:value-type="float" office:value="79.5260755596873" calcext:value-type="float">
            <text:p>79.5260755597</text:p>
          </table:table-cell>
          <table:table-cell office:value-type="float" office:value="17.0135" calcext:value-type="float">
            <text:p>17.0135</text:p>
          </table:table-cell>
          <table:table-cell office:value-type="float" office:value="76.4068050810868" calcext:value-type="float">
            <text:p>76.4068050811</text:p>
          </table:table-cell>
          <table:table-cell office:value-type="float" office:value="17.0542" calcext:value-type="float">
            <text:p>17.0542</text:p>
          </table:table-cell>
          <table:table-cell office:value-type="float" office:value="76.248994461805" calcext:value-type="float">
            <text:p>76.2489944618</text:p>
          </table:table-cell>
        </table:table-row>
        <table:table-row table:style-name="ro1">
          <table:table-cell office:value-type="float" office:value="15.5197" calcext:value-type="float">
            <text:p>15.5197</text:p>
          </table:table-cell>
          <table:table-cell office:value-type="float" office:value="74.6408675004684" calcext:value-type="float">
            <text:p>74.6408675005</text:p>
          </table:table-cell>
          <table:table-cell office:value-type="float" office:value="16.1818" calcext:value-type="float">
            <text:p>16.1818</text:p>
          </table:table-cell>
          <table:table-cell office:value-type="float" office:value="76.1531091309763" calcext:value-type="float">
            <text:p>76.153109131</text:p>
          </table:table-cell>
          <table:table-cell office:value-type="float" office:value="16.0995" calcext:value-type="float">
            <text:p>16.0995</text:p>
          </table:table-cell>
          <table:table-cell office:value-type="float" office:value="79.5260755596873" calcext:value-type="float">
            <text:p>79.5260755597</text:p>
          </table:table-cell>
          <table:table-cell office:value-type="float" office:value="17.2647" calcext:value-type="float">
            <text:p>17.2647</text:p>
          </table:table-cell>
          <table:table-cell office:value-type="float" office:value="76.4068050810868" calcext:value-type="float">
            <text:p>76.4068050811</text:p>
          </table:table-cell>
          <table:table-cell office:value-type="float" office:value="17.3042" calcext:value-type="float">
            <text:p>17.3042</text:p>
          </table:table-cell>
          <table:table-cell office:value-type="float" office:value="76.249961325454" calcext:value-type="float">
            <text:p>76.2499613255</text:p>
          </table:table-cell>
        </table:table-row>
        <table:table-row table:style-name="ro1">
          <table:table-cell office:value-type="float" office:value="15.836" calcext:value-type="float">
            <text:p>15.836</text:p>
          </table:table-cell>
          <table:table-cell office:value-type="float" office:value="74.4984380556182" calcext:value-type="float">
            <text:p>74.4984380556</text:p>
          </table:table-cell>
          <table:table-cell office:value-type="float" office:value="16.3818" calcext:value-type="float">
            <text:p>16.3818</text:p>
          </table:table-cell>
          <table:table-cell office:value-type="float" office:value="75.4191817572099" calcext:value-type="float">
            <text:p>75.4191817572</text:p>
          </table:table-cell>
          <table:table-cell office:value-type="float" office:value="16.379" calcext:value-type="float">
            <text:p>16.379</text:p>
          </table:table-cell>
          <table:table-cell office:value-type="float" office:value="79.380343508542" calcext:value-type="float">
            <text:p>79.3803435085</text:p>
          </table:table-cell>
          <table:table-cell office:value-type="float" office:value="17.5409" calcext:value-type="float">
            <text:p>17.5409</text:p>
          </table:table-cell>
          <table:table-cell office:value-type="float" office:value="75.5982093486544" calcext:value-type="float">
            <text:p>75.5982093487</text:p>
          </table:table-cell>
          <table:table-cell office:value-type="float" office:value="17.5542" calcext:value-type="float">
            <text:p>17.5542</text:p>
          </table:table-cell>
          <table:table-cell office:value-type="float" office:value="76.2509281891031" calcext:value-type="float">
            <text:p>76.2509281891</text:p>
          </table:table-cell>
        </table:table-row>
        <table:table-row table:style-name="ro1">
          <table:table-cell office:value-type="float" office:value="16.1401" calcext:value-type="float">
            <text:p>16.1401</text:p>
          </table:table-cell>
          <table:table-cell office:value-type="float" office:value="74.5003498602471" calcext:value-type="float">
            <text:p>74.5003498602</text:p>
          </table:table-cell>
          <table:table-cell office:value-type="float" office:value="16.5818" calcext:value-type="float">
            <text:p>16.5818</text:p>
          </table:table-cell>
          <table:table-cell office:value-type="float" office:value="74.9966465459423" calcext:value-type="float">
            <text:p>74.9966465459</text:p>
          </table:table-cell>
          <table:table-cell office:value-type="float" office:value="16.68" calcext:value-type="float">
            <text:p>16.68</text:p>
          </table:table-cell>
          <table:table-cell office:value-type="float" office:value="79.380343508542" calcext:value-type="float">
            <text:p>79.3803435085</text:p>
          </table:table-cell>
          <table:table-cell office:value-type="float" office:value="17.7659" calcext:value-type="float">
            <text:p>17.7659</text:p>
          </table:table-cell>
          <table:table-cell office:value-type="float" office:value="75.1181648096108" calcext:value-type="float">
            <text:p>75.1181648096</text:p>
          </table:table-cell>
          <table:table-cell office:value-type="float" office:value="17.8292" calcext:value-type="float">
            <text:p>17.8292</text:p>
          </table:table-cell>
          <table:table-cell office:value-type="float" office:value="75.9086584573497" calcext:value-type="float">
            <text:p>75.9086584573</text:p>
          </table:table-cell>
        </table:table-row>
        <table:table-row table:style-name="ro1">
          <table:table-cell office:value-type="float" office:value="16.4901" calcext:value-type="float">
            <text:p>16.4901</text:p>
          </table:table-cell>
          <table:table-cell office:value-type="float" office:value="74.315860713562" calcext:value-type="float">
            <text:p>74.3158607136</text:p>
          </table:table-cell>
          <table:table-cell office:value-type="float" office:value="17.0568" calcext:value-type="float">
            <text:p>17.0568</text:p>
          </table:table-cell>
          <table:table-cell office:value-type="float" office:value="74.5789019833286" calcext:value-type="float">
            <text:p>74.5789019833</text:p>
          </table:table-cell>
          <table:table-cell office:value-type="float" office:value="17.006" calcext:value-type="float">
            <text:p>17.006</text:p>
          </table:table-cell>
          <table:table-cell office:value-type="float" office:value="79.3851059938735" calcext:value-type="float">
            <text:p>79.3851059939</text:p>
          </table:table-cell>
          <table:table-cell office:value-type="float" office:value="18.0947" calcext:value-type="float">
            <text:p>18.0947</text:p>
          </table:table-cell>
          <table:table-cell office:value-type="float" office:value="74.8549451215356" calcext:value-type="float">
            <text:p>74.8549451215</text:p>
          </table:table-cell>
          <table:table-cell office:value-type="float" office:value="17.9812" calcext:value-type="float">
            <text:p>17.9812</text:p>
          </table:table-cell>
          <table:table-cell office:value-type="float" office:value="75.920260821138" calcext:value-type="float">
            <text:p>75.9202608211</text:p>
          </table:table-cell>
        </table:table-row>
        <table:table-row table:style-name="ro1">
          <table:table-cell office:value-type="float" office:value="16.6901" calcext:value-type="float">
            <text:p>16.6901</text:p>
          </table:table-cell>
          <table:table-cell office:value-type="float" office:value="74.3215961274485" calcext:value-type="float">
            <text:p>74.3215961274</text:p>
          </table:table-cell>
          <table:table-cell office:value-type="float" office:value="17.4568" calcext:value-type="float">
            <text:p>17.4568</text:p>
          </table:table-cell>
          <table:table-cell office:value-type="float" office:value="74.1841525342531" calcext:value-type="float">
            <text:p>74.1841525343</text:p>
          </table:table-cell>
          <table:table-cell office:value-type="float" office:value="17.356" calcext:value-type="float">
            <text:p>17.356</text:p>
          </table:table-cell>
          <table:table-cell office:value-type="float" office:value="79.3851059938735" calcext:value-type="float">
            <text:p>79.3851059939</text:p>
          </table:table-cell>
          <table:table-cell office:value-type="float" office:value="18.3252" calcext:value-type="float">
            <text:p>18.3252</text:p>
          </table:table-cell>
          <table:table-cell office:value-type="float" office:value="74.8710412895114" calcext:value-type="float">
            <text:p>74.8710412895</text:p>
          </table:table-cell>
          <table:table-cell office:value-type="float" office:value="18.2854" calcext:value-type="float">
            <text:p>18.2854</text:p>
          </table:table-cell>
          <table:table-cell office:value-type="float" office:value="75.7259212276848" calcext:value-type="float">
            <text:p>75.7259212277</text:p>
          </table:table-cell>
        </table:table-row>
        <table:table-row table:style-name="ro1">
          <table:table-cell office:value-type="float" office:value="16.9901" calcext:value-type="float">
            <text:p>16.9901</text:p>
          </table:table-cell>
          <table:table-cell office:value-type="float" office:value="74.1638722455675" calcext:value-type="float">
            <text:p>74.1638722456</text:p>
          </table:table-cell>
          <table:table-cell office:value-type="float" office:value="17.8068" calcext:value-type="float">
            <text:p>17.8068</text:p>
          </table:table-cell>
          <table:table-cell office:value-type="float" office:value="72.8945099166427" calcext:value-type="float">
            <text:p>72.8945099166</text:p>
          </table:table-cell>
          <table:table-cell office:value-type="float" office:value="17.706" calcext:value-type="float">
            <text:p>17.706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8.5267" calcext:value-type="float">
            <text:p>18.5267</text:p>
          </table:table-cell>
          <table:table-cell office:value-type="float" office:value="74.8710412895114" calcext:value-type="float">
            <text:p>74.8710412895</text:p>
          </table:table-cell>
          <table:table-cell office:value-type="float" office:value="18.5354" calcext:value-type="float">
            <text:p>18.5354</text:p>
          </table:table-cell>
          <table:table-cell office:value-type="float" office:value="74.5598836669658" calcext:value-type="float">
            <text:p>74.559883667</text:p>
          </table:table-cell>
        </table:table-row>
        <table:table-row table:style-name="ro1">
          <table:table-cell office:value-type="float" office:value="17.2901" calcext:value-type="float">
            <text:p>17.2901</text:p>
          </table:table-cell>
          <table:table-cell office:value-type="float" office:value="74.1686517571396" calcext:value-type="float">
            <text:p>74.1686517571</text:p>
          </table:table-cell>
          <table:table-cell office:value-type="float" office:value="18.1568" calcext:value-type="float">
            <text:p>18.1568</text:p>
          </table:table-cell>
          <table:table-cell office:value-type="float" office:value="72.3828686404139" calcext:value-type="float">
            <text:p>72.3828686404</text:p>
          </table:table-cell>
          <table:table-cell office:value-type="float" office:value="18.031" calcext:value-type="float">
            <text:p>18.031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8.8017" calcext:value-type="float">
            <text:p>18.8017</text:p>
          </table:table-cell>
          <table:table-cell office:value-type="float" office:value="73.482036676539" calcext:value-type="float">
            <text:p>73.4820366765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74.2988304817302" calcext:value-type="float">
            <text:p>74.2988304817</text:p>
          </table:table-cell>
        </table:table-row>
        <table:table-row table:style-name="ro1">
          <table:table-cell office:value-type="float" office:value="17.4963" calcext:value-type="float">
            <text:p>17.4963</text:p>
          </table:table-cell>
          <table:table-cell office:value-type="float" office:value="73.9965893405421" calcext:value-type="float">
            <text:p>73.9965893405</text:p>
          </table:table-cell>
          <table:table-cell office:value-type="float" office:value="18.5068" calcext:value-type="float">
            <text:p>18.5068</text:p>
          </table:table-cell>
          <table:table-cell office:value-type="float" office:value="72.2544792564913" calcext:value-type="float">
            <text:p>72.2544792565</text:p>
          </table:table-cell>
          <table:table-cell office:value-type="float" office:value="18.381" calcext:value-type="float">
            <text:p>18.381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9.1306" calcext:value-type="float">
            <text:p>19.1306</text:p>
          </table:table-cell>
          <table:table-cell office:value-type="float" office:value="73.0540679750642" calcext:value-type="float">
            <text:p>73.0540679751</text:p>
          </table:table-cell>
          <table:table-cell office:value-type="float" office:value="19.0604" calcext:value-type="float">
            <text:p>19.0604</text:p>
          </table:table-cell>
          <table:table-cell office:value-type="float" office:value="74.2997973453792" calcext:value-type="float">
            <text:p>74.2997973454</text:p>
          </table:table-cell>
        </table:table-row>
        <table:table-row table:style-name="ro1">
          <table:table-cell office:value-type="float" office:value="17.7463" calcext:value-type="float">
            <text:p>17.7463</text:p>
          </table:table-cell>
          <table:table-cell office:value-type="float" office:value="73.998501145171" calcext:value-type="float">
            <text:p>73.9985011452</text:p>
          </table:table-cell>
          <table:table-cell office:value-type="float" office:value="18.9068" calcext:value-type="float">
            <text:p>18.9068</text:p>
          </table:table-cell>
          <table:table-cell office:value-type="float" office:value="71.7313404234934" calcext:value-type="float">
            <text:p>71.7313404235</text:p>
          </table:table-cell>
          <table:table-cell office:value-type="float" office:value="18.6605" calcext:value-type="float">
            <text:p>18.6605</text:p>
          </table:table-cell>
          <table:table-cell office:value-type="float" office:value="79.3879634850725" calcext:value-type="float">
            <text:p>79.3879634851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72.7652837849098" calcext:value-type="float">
            <text:p>72.7652837849</text:p>
          </table:table-cell>
          <table:table-cell office:value-type="float" office:value="19.3104" calcext:value-type="float">
            <text:p>19.3104</text:p>
          </table:table-cell>
          <table:table-cell office:value-type="float" office:value="74.059048296773" calcext:value-type="float">
            <text:p>74.0590482968</text:p>
          </table:table-cell>
        </table:table-row>
        <table:table-row table:style-name="ro1">
          <table:table-cell office:value-type="float" office:value="17.9463" calcext:value-type="float">
            <text:p>17.9463</text:p>
          </table:table-cell>
          <table:table-cell office:value-type="float" office:value="73.9994570474854" calcext:value-type="float">
            <text:p>73.9994570475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71.9315895372233" calcext:value-type="float">
            <text:p>71.9315895372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79.3993934498682" calcext:value-type="float">
            <text:p>79.3993934499</text:p>
          </table:table-cell>
          <table:table-cell office:value-type="float" office:value="19.7101" calcext:value-type="float">
            <text:p>19.7101</text:p>
          </table:table-cell>
          <table:table-cell office:value-type="float" office:value="72.8807974609715" calcext:value-type="float">
            <text:p>72.880797461</text:p>
          </table:table-cell>
          <table:table-cell office:value-type="float" office:value="19.5604" calcext:value-type="float">
            <text:p>19.5604</text:p>
          </table:table-cell>
          <table:table-cell office:value-type="float" office:value="73.0622118746326" calcext:value-type="float">
            <text:p>73.0622118746</text:p>
          </table:table-cell>
        </table:table-row>
        <table:table-row table:style-name="ro1">
          <table:table-cell office:value-type="float" office:value="18.3279" calcext:value-type="float">
            <text:p>18.3279</text:p>
          </table:table-cell>
          <table:table-cell office:value-type="float" office:value="73.6046693916255" calcext:value-type="float">
            <text:p>73.6046693916</text:p>
          </table:table-cell>
          <table:table-cell office:value-type="float" office:value="19.6068" calcext:value-type="float">
            <text:p>19.6068</text:p>
          </table:table-cell>
          <table:table-cell office:value-type="float" office:value="71.1765833093801" calcext:value-type="float">
            <text:p>71.1765833094</text:p>
          </table:table-cell>
          <table:table-cell office:value-type="float" office:value="19.1867" calcext:value-type="float">
            <text:p>19.1867</text:p>
          </table:table-cell>
          <table:table-cell office:value-type="float" office:value="78.5792934757761" calcext:value-type="float">
            <text:p>78.5792934758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72.165938236163" calcext:value-type="float">
            <text:p>72.1659382362</text:p>
          </table:table-cell>
          <table:table-cell office:value-type="float" office:value="19.8104" calcext:value-type="float">
            <text:p>19.8104</text:p>
          </table:table-cell>
          <table:table-cell office:value-type="float" office:value="72.6464605055537" calcext:value-type="float">
            <text:p>72.6464605056</text:p>
          </table:table-cell>
        </table:table-row>
        <table:table-row table:style-name="ro1">
          <table:table-cell office:value-type="float" office:value="18.632" calcext:value-type="float">
            <text:p>18.632</text:p>
          </table:table-cell>
          <table:table-cell office:value-type="float" office:value="73.60562529394" calcext:value-type="float">
            <text:p>73.6056252939</text:p>
          </table:table-cell>
          <table:table-cell office:value-type="float" office:value="19.9328" calcext:value-type="float">
            <text:p>19.9328</text:p>
          </table:table-cell>
          <table:table-cell office:value-type="float" office:value="71.2541918175721" calcext:value-type="float">
            <text:p>71.2541918176</text:p>
          </table:table-cell>
          <table:table-cell office:value-type="float" office:value="19.5117" calcext:value-type="float">
            <text:p>19.5117</text:p>
          </table:table-cell>
          <table:table-cell office:value-type="float" office:value="78.4021290214426" calcext:value-type="float">
            <text:p>78.4021290214</text:p>
          </table:table-cell>
          <table:table-cell office:value-type="float" office:value="20.3111" calcext:value-type="float">
            <text:p>20.3111</text:p>
          </table:table-cell>
          <table:table-cell office:value-type="float" office:value="72.3231125822798" calcext:value-type="float">
            <text:p>72.3231125823</text:p>
          </table:table-cell>
          <table:table-cell office:value-type="float" office:value="20.0604" calcext:value-type="float">
            <text:p>20.0604</text:p>
          </table:table-cell>
          <table:table-cell office:value-type="float" office:value="72.1108180439961" calcext:value-type="float">
            <text:p>72.110818044</text:p>
          </table:table-cell>
        </table:table-row>
        <table:table-row table:style-name="ro1">
          <table:table-cell office:value-type="float" office:value="18.882" calcext:value-type="float">
            <text:p>18.882</text:p>
          </table:table-cell>
          <table:table-cell office:value-type="float" office:value="73.6065811962544" calcext:value-type="float">
            <text:p>73.6065811963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71.3164702500719" calcext:value-type="float">
            <text:p>71.3164702501</text:p>
          </table:table-cell>
          <table:table-cell office:value-type="float" office:value="19.8128" calcext:value-type="float">
            <text:p>19.8128</text:p>
          </table:table-cell>
          <table:table-cell office:value-type="float" office:value="78.4468963835591" calcext:value-type="float">
            <text:p>78.4468963836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71.7654277035881" calcext:value-type="float">
            <text:p>71.7654277036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71.8014216763095" calcext:value-type="float">
            <text:p>71.8014216763</text:p>
          </table:table-cell>
        </table:table-row>
        <table:table-row table:style-name="ro1">
          <table:table-cell office:value-type="float" office:value="19.207" calcext:value-type="float">
            <text:p>19.207</text:p>
          </table:table-cell>
          <table:table-cell office:value-type="float" office:value="72.1526537760053" calcext:value-type="float">
            <text:p>72.152653776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70.9600459902271" calcext:value-type="float">
            <text:p>70.9600459902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78.1925796668546" calcext:value-type="float">
            <text:p>78.1925796669</text:p>
          </table:table-cell>
          <table:table-cell office:value-type="float" office:value="20.9457" calcext:value-type="float">
            <text:p>20.9457</text:p>
          </table:table-cell>
          <table:table-cell office:value-type="float" office:value="71.6584355282194" calcext:value-type="float">
            <text:p>71.6584355282</text:p>
          </table:table-cell>
          <table:table-cell office:value-type="float" office:value="20.6354" calcext:value-type="float">
            <text:p>20.6354</text:p>
          </table:table-cell>
          <table:table-cell office:value-type="float" office:value="71.9058429504038" calcext:value-type="float">
            <text:p>71.9058429504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 office:value-type="float" office:value="72.1536096783198" calcext:value-type="float">
            <text:p>72.1536096783</text:p>
          </table:table-cell>
          <table:table-cell office:value-type="float" office:value="20.9165" calcext:value-type="float">
            <text:p>20.9165</text:p>
          </table:table-cell>
          <table:table-cell office:value-type="float" office:value="70.739676152151" calcext:value-type="float">
            <text:p>70.7396761522</text:p>
          </table:table-cell>
          <table:table-cell office:value-type="float" office:value="20.4637" calcext:value-type="float">
            <text:p>20.4637</text:p>
          </table:table-cell>
          <table:table-cell office:value-type="float" office:value="78.2173445905787" calcext:value-type="float">
            <text:p>78.2173445906</text:p>
          </table:table-cell>
          <table:table-cell office:value-type="float" office:value="21.2619" calcext:value-type="float">
            <text:p>21.2619</text:p>
          </table:table-cell>
          <table:table-cell office:value-type="float" office:value="71.2219453260516" calcext:value-type="float">
            <text:p>71.2219453261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71.5616394913524" calcext:value-type="float">
            <text:p>71.5616394914</text:p>
          </table:table-cell>
        </table:table-row>
        <table:table-row table:style-name="ro1">
          <table:table-cell office:value-type="float" office:value="19.782" calcext:value-type="float">
            <text:p>19.782</text:p>
          </table:table-cell>
          <table:table-cell office:value-type="float" office:value="71.9547819969182" calcext:value-type="float">
            <text:p>71.9547819969</text:p>
          </table:table-cell>
          <table:table-cell office:value-type="float" office:value="21.2091" calcext:value-type="float">
            <text:p>21.2091</text:p>
          </table:table-cell>
          <table:table-cell office:value-type="float" office:value="70.4522372329213" calcext:value-type="float">
            <text:p>70.4522372329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78.2382995260375" calcext:value-type="float">
            <text:p>78.238299526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71.4293018429166" calcext:value-type="float">
            <text:p>71.4293018429</text:p>
          </table:table-cell>
          <table:table-cell office:value-type="float" office:value="21.3854" calcext:value-type="float">
            <text:p>21.3854</text:p>
          </table:table-cell>
          <table:table-cell office:value-type="float" office:value="71.1275177129421" calcext:value-type="float">
            <text:p>71.1275177129</text:p>
          </table:table-cell>
        </table:table-row>
        <table:table-row table:style-name="ro1">
          <table:table-cell office:value-type="float" office:value="19.9956" calcext:value-type="float">
            <text:p>19.9956</text:p>
          </table:table-cell>
          <table:table-cell office:value-type="float" office:value="71.9547819969182" calcext:value-type="float">
            <text:p>71.9547819969</text:p>
          </table:table-cell>
          <table:table-cell office:value-type="float" office:value="21.6191" calcext:value-type="float">
            <text:p>21.6191</text:p>
          </table:table-cell>
          <table:table-cell office:value-type="float" office:value="70.4551116221136" calcext:value-type="float">
            <text:p>70.4551116221</text:p>
          </table:table-cell>
          <table:table-cell office:value-type="float" office:value="20.9887" calcext:value-type="float">
            <text:p>20.9887</text:p>
          </table:table-cell>
          <table:table-cell office:value-type="float" office:value="77.7134736425012" calcext:value-type="float">
            <text:p>77.7134736425</text:p>
          </table:table-cell>
          <table:table-cell office:value-type="float" office:value="21.793" calcext:value-type="float">
            <text:p>21.793</text:p>
          </table:table-cell>
          <table:table-cell office:value-type="float" office:value="71.1414644861725" calcext:value-type="float">
            <text:p>71.1414644862</text:p>
          </table:table-cell>
          <table:table-cell office:value-type="float" office:value="21.757" calcext:value-type="float">
            <text:p>21.757</text:p>
          </table:table-cell>
          <table:table-cell office:value-type="float" office:value="70.7117663438631" calcext:value-type="float">
            <text:p>70.7117663439</text:p>
          </table:table-cell>
        </table:table-row>
        <table:table-row table:style-name="ro1">
          <table:table-cell office:value-type="float" office:value="20.2456" calcext:value-type="float">
            <text:p>20.2456</text:p>
          </table:table-cell>
          <table:table-cell office:value-type="float" office:value="70.8277731682044" calcext:value-type="float">
            <text:p>70.8277731682</text:p>
          </table:table-cell>
          <table:table-cell office:value-type="float" office:value="21.8191" calcext:value-type="float">
            <text:p>21.8191</text:p>
          </table:table-cell>
          <table:table-cell office:value-type="float" office:value="70.3008527354604" calcext:value-type="float">
            <text:p>70.3008527355</text:p>
          </table:table-cell>
          <table:table-cell office:value-type="float" office:value="21.2349" calcext:value-type="float">
            <text:p>21.2349</text:p>
          </table:table-cell>
          <table:table-cell office:value-type="float" office:value="76.2342456985233" calcext:value-type="float">
            <text:p>76.2342456985</text:p>
          </table:table-cell>
          <table:table-cell office:value-type="float" office:value="22.0504" calcext:value-type="float">
            <text:p>22.0504</text:p>
          </table:table-cell>
          <table:table-cell office:value-type="float" office:value="71.1149531506829" calcext:value-type="float">
            <text:p>71.1149531507</text:p>
          </table:table-cell>
          <table:table-cell office:value-type="float" office:value="22.0612" calcext:value-type="float">
            <text:p>22.0612</text:p>
          </table:table-cell>
          <table:table-cell office:value-type="float" office:value="70.8393923455339" calcext:value-type="float">
            <text:p>70.8393923455</text:p>
          </table:table-cell>
        </table:table-row>
        <table:table-row table:style-name="ro1">
          <table:table-cell office:value-type="float" office:value="20.4956" calcext:value-type="float">
            <text:p>20.4956</text:p>
          </table:table-cell>
          <table:table-cell office:value-type="float" office:value="70.4492358516899" calcext:value-type="float">
            <text:p>70.4492358517</text:p>
          </table:table-cell>
          <table:table-cell office:value-type="float" office:value="22.1191" calcext:value-type="float">
            <text:p>22.1191</text:p>
          </table:table-cell>
          <table:table-cell office:value-type="float" office:value="69.2402031235029" calcext:value-type="float">
            <text:p>69.2402031235</text:p>
          </table:table-cell>
          <table:table-cell office:value-type="float" office:value="21.6132" calcext:value-type="float">
            <text:p>21.6132</text:p>
          </table:table-cell>
          <table:table-cell office:value-type="float" office:value="75.2817486322142" calcext:value-type="float">
            <text:p>75.2817486322</text:p>
          </table:table-cell>
          <table:table-cell office:value-type="float" office:value="22.3666" calcext:value-type="float">
            <text:p>22.3666</text:p>
          </table:table-cell>
          <table:table-cell office:value-type="float" office:value="69.7240548708898" calcext:value-type="float">
            <text:p>69.7240548709</text:p>
          </table:table-cell>
          <table:table-cell office:value-type="float" office:value="22.4112" calcext:value-type="float">
            <text:p>22.4112</text:p>
          </table:table-cell>
          <table:table-cell office:value-type="float" office:value="70.6382847065375" calcext:value-type="float">
            <text:p>70.6382847065</text:p>
          </table:table-cell>
        </table:table-row>
        <table:table-row table:style-name="ro1">
          <table:table-cell office:value-type="float" office:value="20.7456" calcext:value-type="float">
            <text:p>20.7456</text:p>
          </table:table-cell>
          <table:table-cell office:value-type="float" office:value="70.3287921600716" calcext:value-type="float">
            <text:p>70.3287921601</text:p>
          </table:table-cell>
          <table:table-cell office:value-type="float" office:value="22.4191" calcext:value-type="float">
            <text:p>22.4191</text:p>
          </table:table-cell>
          <table:table-cell office:value-type="float" office:value="69.247868161349" calcext:value-type="float">
            <text:p>69.2478681613</text:p>
          </table:table-cell>
          <table:table-cell office:value-type="float" office:value="21.942" calcext:value-type="float">
            <text:p>21.942</text:p>
          </table:table-cell>
          <table:table-cell office:value-type="float" office:value="74.3206790923084" calcext:value-type="float">
            <text:p>74.3206790923</text:p>
          </table:table-cell>
          <table:table-cell office:value-type="float" office:value="22.7002" calcext:value-type="float">
            <text:p>22.7002</text:p>
          </table:table-cell>
          <table:table-cell office:value-type="float" office:value="69.4835591846628" calcext:value-type="float">
            <text:p>69.4835591847</text:p>
          </table:table-cell>
          <table:table-cell office:value-type="float" office:value="22.6722" calcext:value-type="float">
            <text:p>22.6722</text:p>
          </table:table-cell>
          <table:table-cell office:value-type="float" office:value="70.4797190680982" calcext:value-type="float">
            <text:p>70.4797190681</text:p>
          </table:table-cell>
        </table:table-row>
        <table:table-row table:style-name="ro1">
          <table:table-cell office:value-type="float" office:value="21.0456" calcext:value-type="float">
            <text:p>21.0456</text:p>
          </table:table-cell>
          <table:table-cell office:value-type="float" office:value="70.2446727564017" calcext:value-type="float">
            <text:p>70.2446727564</text:p>
          </table:table-cell>
          <table:table-cell office:value-type="float" office:value="22.7191" calcext:value-type="float">
            <text:p>22.7191</text:p>
          </table:table-cell>
          <table:table-cell office:value-type="float" office:value="69.0869023665804" calcext:value-type="float">
            <text:p>69.0869023666</text:p>
          </table:table-cell>
          <table:table-cell office:value-type="float" office:value="22.1725" calcext:value-type="float">
            <text:p>22.1725</text:p>
          </table:table-cell>
          <table:table-cell office:value-type="float" office:value="74.035882469482" calcext:value-type="float">
            <text:p>74.0358824695</text:p>
          </table:table-cell>
          <table:table-cell office:value-type="float" office:value="23.0261" calcext:value-type="float">
            <text:p>23.0261</text:p>
          </table:table-cell>
          <table:table-cell office:value-type="float" office:value="69.4835591846628" calcext:value-type="float">
            <text:p>69.4835591847</text:p>
          </table:table-cell>
          <table:table-cell office:value-type="float" office:value="23.0222" calcext:value-type="float">
            <text:p>23.0222</text:p>
          </table:table-cell>
          <table:table-cell office:value-type="float" office:value="70.3559605210235" calcext:value-type="float">
            <text:p>70.355960521</text:p>
          </table:table-cell>
        </table:table-row>
        <table:table-row table:style-name="ro1">
          <table:table-cell office:value-type="float" office:value="21.2956" calcext:value-type="float">
            <text:p>21.2956</text:p>
          </table:table-cell>
          <table:table-cell office:value-type="float" office:value="69.8269434449955" calcext:value-type="float">
            <text:p>69.826943445</text:p>
          </table:table-cell>
          <table:table-cell office:value-type="float" office:value="23.0233" calcext:value-type="float">
            <text:p>23.0233</text:p>
          </table:table-cell>
          <table:table-cell office:value-type="float" office:value="68.6710740634282" calcext:value-type="float">
            <text:p>68.6710740634</text:p>
          </table:table-cell>
          <table:table-cell office:value-type="float" office:value="22.4767" calcext:value-type="float">
            <text:p>22.4767</text:p>
          </table:table-cell>
          <table:table-cell office:value-type="float" office:value="72.0146836947742" calcext:value-type="float">
            <text:p>72.0146836948</text:p>
          </table:table-cell>
          <table:table-cell office:value-type="float" office:value="23.2774" calcext:value-type="float">
            <text:p>23.2774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3.3722" calcext:value-type="float">
            <text:p>23.3722</text:p>
          </table:table-cell>
          <table:table-cell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21.6206" calcext:value-type="float">
            <text:p>21.6206</text:p>
          </table:table-cell>
          <table:table-cell office:value-type="float" office:value="69.7523830644699" calcext:value-type="float">
            <text:p>69.7523830645</text:p>
          </table:table-cell>
          <table:table-cell office:value-type="float" office:value="23.3233" calcext:value-type="float">
            <text:p>23.3233</text:p>
          </table:table-cell>
          <table:table-cell office:value-type="float" office:value="68.6710740634282" calcext:value-type="float">
            <text:p>68.6710740634</text:p>
          </table:table-cell>
          <table:table-cell office:value-type="float" office:value="22.6517" calcext:value-type="float">
            <text:p>22.6517</text:p>
          </table:table-cell>
          <table:table-cell office:value-type="float" office:value="71.4593779051161" calcext:value-type="float">
            <text:p>71.4593779051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3.7792" calcext:value-type="float">
            <text:p>23.7792</text:p>
          </table:table-cell>
          <table:table-cell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21.9715" calcext:value-type="float">
            <text:p>21.9715</text:p>
          </table:table-cell>
          <table:table-cell office:value-type="float" office:value="69.4273762775635" calcext:value-type="float">
            <text:p>69.4273762776</text:p>
          </table:table-cell>
          <table:table-cell office:value-type="float" office:value="23.6733" calcext:value-type="float">
            <text:p>23.6733</text:p>
          </table:table-cell>
          <table:table-cell office:value-type="float" office:value="68.3089010251988" calcext:value-type="float">
            <text:p>68.3089010252</text:p>
          </table:table-cell>
          <table:table-cell office:value-type="float" office:value="22.9367" calcext:value-type="float">
            <text:p>22.9367</text:p>
          </table:table-cell>
          <table:table-cell office:value-type="float" office:value="70.5668881539845" calcext:value-type="float">
            <text:p>70.566888154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4.3492" calcext:value-type="float">
            <text:p>24.3492</text:p>
          </table:table-cell>
          <table:table-cell office:value-type="float" office:value="68.8118792735373" calcext:value-type="float">
            <text:p>68.8118792735</text:p>
          </table:table-cell>
        </table:table-row>
        <table:table-row table:style-name="ro1">
          <table:table-cell office:value-type="float" office:value="22.1951" calcext:value-type="float">
            <text:p>22.1951</text:p>
          </table:table-cell>
          <table:table-cell office:value-type="float" office:value="69.3862724780429" calcext:value-type="float">
            <text:p>69.386272478</text:p>
          </table:table-cell>
          <table:table-cell office:value-type="float" office:value="23.9733" calcext:value-type="float">
            <text:p>23.9733</text:p>
          </table:table-cell>
          <table:table-cell office:value-type="float" office:value="68.3089010251988" calcext:value-type="float">
            <text:p>68.3089010252</text:p>
          </table:table-cell>
          <table:table-cell office:value-type="float" office:value="23.2529" calcext:value-type="float">
            <text:p>23.2529</text:p>
          </table:table-cell>
          <table:table-cell office:value-type="float" office:value="69.4905664690553" calcext:value-type="float">
            <text:p>69.4905664691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4.7317" calcext:value-type="float">
            <text:p>24.7317</text:p>
          </table:table-cell>
          <table:table-cell office:value-type="float" office:value="68.3100770396956" calcext:value-type="float">
            <text:p>68.3100770397</text:p>
          </table:table-cell>
        </table:table-row>
        <table:table-row table:style-name="ro1">
          <table:table-cell office:value-type="float" office:value="22.4451" calcext:value-type="float">
            <text:p>22.4451</text:p>
          </table:table-cell>
          <table:table-cell office:value-type="float" office:value="69.3279624368627" calcext:value-type="float">
            <text:p>69.3279624369</text:p>
          </table:table-cell>
          <table:table-cell office:value-type="float" office:value="24.2865" calcext:value-type="float">
            <text:p>24.2865</text:p>
          </table:table-cell>
          <table:table-cell office:value-type="float" office:value="68.1124844303919" calcext:value-type="float">
            <text:p>68.1124844304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69.0743252510782" calcext:value-type="float">
            <text:p>69.0743252511</text:p>
          </table:table-cell>
          <table:table-cell office:value-type="float" office:value="24.4855" calcext:value-type="float">
            <text:p>24.485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5.0368" calcext:value-type="float">
            <text:p>25.0368</text:p>
          </table:table-cell>
          <table:table-cell office:value-type="float" office:value="68.3236131307819" calcext:value-type="float">
            <text:p>68.3236131308</text:p>
          </table:table-cell>
        </table:table-row>
        <table:table-row table:style-name="ro1">
          <table:table-cell office:value-type="float" office:value="22.6451" calcext:value-type="float">
            <text:p>22.6451</text:p>
          </table:table-cell>
          <table:table-cell office:value-type="float" office:value="69.3336978507493" calcext:value-type="float">
            <text:p>69.3336978507</text:p>
          </table:table-cell>
          <table:table-cell office:value-type="float" office:value="24.5907" calcext:value-type="float">
            <text:p>24.5907</text:p>
          </table:table-cell>
          <table:table-cell office:value-type="float" office:value="68.1124844303919" calcext:value-type="float">
            <text:p>68.1124844304</text:p>
          </table:table-cell>
          <table:table-cell office:value-type="float" office:value="23.8122" calcext:value-type="float">
            <text:p>23.8122</text:p>
          </table:table-cell>
          <table:table-cell office:value-type="float" office:value="68.5323544203484" calcext:value-type="float">
            <text:p>68.5323544203</text:p>
          </table:table-cell>
          <table:table-cell office:value-type="float" office:value="24.7465" calcext:value-type="float">
            <text:p>24.746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5.4091" calcext:value-type="float">
            <text:p>25.4091</text:p>
          </table:table-cell>
          <table:table-cell office:value-type="float" office:value="68.1283066736796" calcext:value-type="float">
            <text:p>68.1283066737</text:p>
          </table:table-cell>
        </table:table-row>
        <table:table-row table:style-name="ro1">
          <table:table-cell office:value-type="float" office:value="22.9633" calcext:value-type="float">
            <text:p>22.9633</text:p>
          </table:table-cell>
          <table:table-cell office:value-type="float" office:value="68.8060397731835" calcext:value-type="float">
            <text:p>68.8060397732</text:p>
          </table:table-cell>
          <table:table-cell office:value-type="float" office:value="24.8702" calcext:value-type="float">
            <text:p>24.8702</text:p>
          </table:table-cell>
          <table:table-cell office:value-type="float" office:value="68.1220657276995" calcext:value-type="float">
            <text:p>68.1220657277</text:p>
          </table:table-cell>
          <table:table-cell office:value-type="float" office:value="24.0358" calcext:value-type="float">
            <text:p>24.0358</text:p>
          </table:table-cell>
          <table:table-cell office:value-type="float" office:value="68.5361644086136" calcext:value-type="float">
            <text:p>68.5361644086</text:p>
          </table:table-cell>
          <table:table-cell office:value-type="float" office:value="24.9965" calcext:value-type="float">
            <text:p>24.9965</text:p>
          </table:table-cell>
          <table:table-cell office:value-type="float" office:value="68.5244169399859" calcext:value-type="float">
            <text:p>68.52441694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68.1389421738189" calcext:value-type="float">
            <text:p>68.1389421738</text:p>
          </table:table-cell>
        </table:table-row>
        <table:table-row table:style-name="ro1">
          <table:table-cell office:value-type="float" office:value="23.2795" calcext:value-type="float">
            <text:p>23.2795</text:p>
          </table:table-cell>
          <table:table-cell office:value-type="float" office:value="68.696111007024" calcext:value-type="float">
            <text:p>68.696111007</text:p>
          </table:table-cell>
          <table:table-cell office:value-type="float" office:value="25.1202" calcext:value-type="float">
            <text:p>25.1202</text:p>
          </table:table-cell>
          <table:table-cell office:value-type="float" office:value="68.1220657276995" calcext:value-type="float">
            <text:p>68.1220657277</text:p>
          </table:table-cell>
          <table:table-cell office:value-type="float" office:value="24.3187" calcext:value-type="float">
            <text:p>24.3187</text:p>
          </table:table-cell>
          <table:table-cell office:value-type="float" office:value="68.5333069174147" calcext:value-type="float">
            <text:p>68.5333069174</text:p>
          </table:table-cell>
          <table:table-cell office:value-type="float" office:value="25.3007" calcext:value-type="float">
            <text:p>25.3007</text:p>
          </table:table-cell>
          <table:table-cell office:value-type="float" office:value="68.5244169399859" calcext:value-type="float">
            <text:p>68.52441694</text:p>
          </table:table-cell>
          <table:table-cell office:value-type="float" office:value="25.8159" calcext:value-type="float">
            <text:p>25.8159</text:p>
          </table:table-cell>
          <table:table-cell office:value-type="float" office:value="68.0354877633737" calcext:value-type="float">
            <text:p>68.0354877634</text:p>
          </table:table-cell>
        </table:table-row>
        <table:table-row table:style-name="ro1">
          <table:table-cell office:value-type="float" office:value="23.5295" calcext:value-type="float">
            <text:p>23.5295</text:p>
          </table:table-cell>
          <table:table-cell office:value-type="float" office:value="68.7830981176372" calcext:value-type="float">
            <text:p>68.7830981176</text:p>
          </table:table-cell>
          <table:table-cell office:value-type="float" office:value="25.4202" calcext:value-type="float">
            <text:p>25.4202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4.5761" calcext:value-type="float">
            <text:p>24.5761</text:p>
          </table:table-cell>
          <table:table-cell office:value-type="float" office:value="68.5333069174147" calcext:value-type="float">
            <text:p>68.5333069174</text:p>
          </table:table-cell>
          <table:table-cell office:value-type="float" office:value="25.5835" calcext:value-type="float">
            <text:p>25.5835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1159" calcext:value-type="float">
            <text:p>26.1159</text:p>
          </table:table-cell>
          <table:table-cell office:value-type="float" office:value="68.1611800377464" calcext:value-type="float">
            <text:p>68.1611800377</text:p>
          </table:table-cell>
        </table:table-row>
        <table:table-row table:style-name="ro1">
          <table:table-cell office:value-type="float" office:value="23.8795" calcext:value-type="float">
            <text:p>23.8795</text:p>
          </table:table-cell>
          <table:table-cell office:value-type="float" office:value="68.4246347497257" calcext:value-type="float">
            <text:p>68.4246347497</text:p>
          </table:table-cell>
          <table:table-cell office:value-type="float" office:value="25.8115" calcext:value-type="float">
            <text:p>25.8115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4.934" calcext:value-type="float">
            <text:p>24.934</text:p>
          </table:table-cell>
          <table:table-cell office:value-type="float" office:value="68.5352119115473" calcext:value-type="float">
            <text:p>68.5352119115</text:p>
          </table:table-cell>
          <table:table-cell office:value-type="float" office:value="25.9123" calcext:value-type="float">
            <text:p>25.9123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3909" calcext:value-type="float">
            <text:p>26.3909</text:p>
          </table:table-cell>
          <table:table-cell office:value-type="float" office:value="68.1805173107268" calcext:value-type="float">
            <text:p>68.1805173107</text:p>
          </table:table-cell>
        </table:table-row>
        <table:table-row table:style-name="ro1">
          <table:table-cell office:value-type="float" office:value="24.1795" calcext:value-type="float">
            <text:p>24.1795</text:p>
          </table:table-cell>
          <table:table-cell office:value-type="float" office:value="68.5823586316067" calcext:value-type="float">
            <text:p>68.5823586316</text:p>
          </table:table-cell>
          <table:table-cell office:value-type="float" office:value="26.0487" calcext:value-type="float">
            <text:p>26.0487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5.2102" calcext:value-type="float">
            <text:p>25.2102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1586" calcext:value-type="float">
            <text:p>26.1586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6519" calcext:value-type="float">
            <text:p>26.6519</text:p>
          </table:table-cell>
          <table:table-cell office:value-type="float" office:value="68.2288604931778" calcext:value-type="float">
            <text:p>68.2288604932</text:p>
          </table:table-cell>
        </table:table-row>
        <table:table-row table:style-name="ro1">
          <table:table-cell office:value-type="float" office:value="24.4295" calcext:value-type="float">
            <text:p>24.4295</text:p>
          </table:table-cell>
          <table:table-cell office:value-type="float" office:value="68.4944156186791" calcext:value-type="float">
            <text:p>68.4944156187</text:p>
          </table:table-cell>
          <table:table-cell office:value-type="float" office:value="26.3097" calcext:value-type="float">
            <text:p>26.3097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4196" calcext:value-type="float">
            <text:p>26.4196</text:p>
          </table:table-cell>
          <table:table-cell office:value-type="float" office:value="68.262144085321" calcext:value-type="float">
            <text:p>68.2621440853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65.6086600043315" calcext:value-type="float">
            <text:p>65.6086600043</text:p>
          </table:table-cell>
        </table:table-row>
        <table:table-row table:style-name="ro1">
          <table:table-cell office:value-type="float" office:value="24.6795" calcext:value-type="float">
            <text:p>24.6795</text:p>
          </table:table-cell>
          <table:table-cell office:value-type="float" office:value="68.068083186443" calcext:value-type="float">
            <text:p>68.0680831864</text:p>
          </table:table-cell>
          <table:table-cell office:value-type="float" office:value="26.6347" calcext:value-type="float">
            <text:p>26.6347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5.8652" calcext:value-type="float">
            <text:p>25.8652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6806" calcext:value-type="float">
            <text:p>26.6806</text:p>
          </table:table-cell>
          <table:table-cell office:value-type="float" office:value="66.4820972738773" calcext:value-type="float">
            <text:p>66.4820972739</text:p>
          </table:table-cell>
          <table:table-cell office:value-type="float" office:value="27.1879" calcext:value-type="float">
            <text:p>27.1879</text:p>
          </table:table-cell>
          <table:table-cell office:value-type="float" office:value="64.4841975805204" calcext:value-type="float">
            <text:p>64.4841975805</text:p>
          </table:table-cell>
        </table:table-row>
        <table:table-row table:style-name="ro1">
          <table:table-cell office:value-type="float" office:value="25.0295" calcext:value-type="float">
            <text:p>25.0295</text:p>
          </table:table-cell>
          <table:table-cell office:value-type="float" office:value="68.1426435669686" calcext:value-type="float">
            <text:p>68.142643567</text:p>
          </table:table-cell>
          <table:table-cell office:value-type="float" office:value="26.9347" calcext:value-type="float">
            <text:p>26.9347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6.0667" calcext:value-type="float">
            <text:p>26.0667</text:p>
          </table:table-cell>
          <table:table-cell office:value-type="float" office:value="68.2142204002012" calcext:value-type="float">
            <text:p>68.2142204002</text:p>
          </table:table-cell>
          <table:table-cell office:value-type="float" office:value="27.0056" calcext:value-type="float">
            <text:p>27.0056</text:p>
          </table:table-cell>
          <table:table-cell office:value-type="float" office:value="65.6517243730069" calcext:value-type="float">
            <text:p>65.651724373</text:p>
          </table:table-cell>
          <table:table-cell office:value-type="float" office:value="27.4379" calcext:value-type="float">
            <text:p>27.4379</text:p>
          </table:table-cell>
          <table:table-cell office:value-type="float" office:value="63.3694037931995" calcext:value-type="float">
            <text:p>63.3694037932</text:p>
          </table:table-cell>
        </table:table-row>
        <table:table-row table:style-name="ro1">
          <table:table-cell office:value-type="float" office:value="25.2795" calcext:value-type="float">
            <text:p>25.2795</text:p>
          </table:table-cell>
          <table:table-cell office:value-type="float" office:value="68.0833776234739" calcext:value-type="float">
            <text:p>68.0833776235</text:p>
          </table:table-cell>
          <table:table-cell office:value-type="float" office:value="27.2347" calcext:value-type="float">
            <text:p>27.2347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6.4167" calcext:value-type="float">
            <text:p>26.4167</text:p>
          </table:table-cell>
          <table:table-cell office:value-type="float" office:value="67.8170291235503" calcext:value-type="float">
            <text:p>67.8170291236</text:p>
          </table:table-cell>
          <table:table-cell office:value-type="float" office:value="27.2361" calcext:value-type="float">
            <text:p>27.2361</text:p>
          </table:table-cell>
          <table:table-cell office:value-type="float" office:value="65.4633045243488" calcext:value-type="float">
            <text:p>65.4633045243</text:p>
          </table:table-cell>
          <table:table-cell office:value-type="float" office:value="27.6879" calcext:value-type="float">
            <text:p>27.6879</text:p>
          </table:table-cell>
          <table:table-cell office:value-type="float" office:value="62.3986726895826" calcext:value-type="float">
            <text:p>62.3986726896</text:p>
          </table:table-cell>
        </table:table-row>
        <table:table-row table:style-name="ro1">
          <table:table-cell office:value-type="float" office:value="25.5888" calcext:value-type="float">
            <text:p>25.5888</text:p>
          </table:table-cell>
          <table:table-cell office:value-type="float" office:value="68.0862453304172" calcext:value-type="float">
            <text:p>68.0862453304</text:p>
          </table:table-cell>
          <table:table-cell office:value-type="float" office:value="27.5479" calcext:value-type="float">
            <text:p>27.5479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6.6717" calcext:value-type="float">
            <text:p>26.6717</text:p>
          </table:table-cell>
          <table:table-cell office:value-type="float" office:value="67.8265540942134" calcext:value-type="float">
            <text:p>67.8265540942</text:p>
          </table:table-cell>
          <table:table-cell office:value-type="float" office:value="27.4497" calcext:value-type="float">
            <text:p>27.4497</text:p>
          </table:table-cell>
          <table:table-cell office:value-type="float" office:value="65.4642513577591" calcext:value-type="float">
            <text:p>65.4642513578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62.0622041397234" calcext:value-type="float">
            <text:p>62.0622041397</text:p>
          </table:table-cell>
        </table:table-row>
        <table:table-row table:style-name="ro1">
          <table:table-cell office:value-type="float" office:value="25.8498" calcext:value-type="float">
            <text:p>25.8498</text:p>
          </table:table-cell>
          <table:table-cell office:value-type="float" office:value="67.9476394948248" calcext:value-type="float">
            <text:p>67.9476394948</text:p>
          </table:table-cell>
          <table:table-cell office:value-type="float" office:value="27.7729" calcext:value-type="float">
            <text:p>27.7729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6.9512" calcext:value-type="float">
            <text:p>26.9512</text:p>
          </table:table-cell>
          <table:table-cell office:value-type="float" office:value="66.2368364905436" calcext:value-type="float">
            <text:p>66.2368364905</text:p>
          </table:table-cell>
          <table:table-cell office:value-type="float" office:value="27.6633" calcext:value-type="float">
            <text:p>27.6633</text:p>
          </table:table-cell>
          <table:table-cell office:value-type="float" office:value="65.4642513577591" calcext:value-type="float">
            <text:p>65.4642513578</text:p>
          </table:table-cell>
          <table:table-cell office:value-type="float" office:value="28.1879" calcext:value-type="float">
            <text:p>28.1879</text:p>
          </table:table-cell>
          <table:table-cell office:value-type="float" office:value="62.043833730392" calcext:value-type="float">
            <text:p>62.0438337304</text:p>
          </table:table-cell>
        </table:table-row>
        <table:table-row table:style-name="ro1">
          <table:table-cell office:value-type="float" office:value="26.1998" calcext:value-type="float">
            <text:p>26.1998</text:p>
          </table:table-cell>
          <table:table-cell office:value-type="float" office:value="67.9466835925103" calcext:value-type="float">
            <text:p>67.9466835925</text:p>
          </table:table-cell>
          <table:table-cell office:value-type="float" office:value="28.0862" calcext:value-type="float">
            <text:p>28.0862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7.3012" calcext:value-type="float">
            <text:p>27.3012</text:p>
          </table:table-cell>
          <table:table-cell office:value-type="float" office:value="65.1338448877578" calcext:value-type="float">
            <text:p>65.1338448878</text:p>
          </table:table-cell>
          <table:table-cell office:value-type="float" office:value="27.8938" calcext:value-type="float">
            <text:p>27.8938</text:p>
          </table:table-cell>
          <table:table-cell office:value-type="float" office:value="65.4670918579901" calcext:value-type="float">
            <text:p>65.467091858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61.7305699081093" calcext:value-type="float">
            <text:p>61.7305699081</text:p>
          </table:table-cell>
        </table:table-row>
        <table:table-row table:style-name="ro1">
          <table:table-cell office:value-type="float" office:value="26.5498" calcext:value-type="float">
            <text:p>26.5498</text:p>
          </table:table-cell>
          <table:table-cell office:value-type="float" office:value="67.9505072017681" calcext:value-type="float">
            <text:p>67.9505072018</text:p>
          </table:table-cell>
          <table:table-cell office:value-type="float" office:value="28.5862" calcext:value-type="float">
            <text:p>28.5862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7.6012" calcext:value-type="float">
            <text:p>27.6012</text:p>
          </table:table-cell>
          <table:table-cell office:value-type="float" office:value="64.4118521114955" calcext:value-type="float">
            <text:p>64.4118521115</text:p>
          </table:table-cell>
          <table:table-cell office:value-type="float" office:value="28.1856" calcext:value-type="float">
            <text:p>28.1856</text:p>
          </table:table-cell>
          <table:table-cell office:value-type="float" office:value="65.4282716881661" calcext:value-type="float">
            <text:p>65.4282716882</text:p>
          </table:table-cell>
          <table:table-cell office:value-type="float" office:value="28.6879" calcext:value-type="float">
            <text:p>28.6879</text:p>
          </table:table-cell>
          <table:table-cell office:value-type="float" office:value="61.8224219547663" calcext:value-type="float">
            <text:p>61.8224219548</text:p>
          </table:table-cell>
        </table:table-row>
        <table:table-row table:style-name="ro1">
          <table:table-cell office:value-type="float" office:value="26.8498" calcext:value-type="float">
            <text:p>26.8498</text:p>
          </table:table-cell>
          <table:table-cell office:value-type="float" office:value="67.9476394948248" calcext:value-type="float">
            <text:p>67.9476394948</text:p>
          </table:table-cell>
          <table:table-cell office:value-type="float" office:value="28.8712" calcext:value-type="float">
            <text:p>28.8712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7.977" calcext:value-type="float">
            <text:p>27.977</text:p>
          </table:table-cell>
          <table:table-cell office:value-type="float" office:value="63.5984196168676" calcext:value-type="float">
            <text:p>63.5984196169</text:p>
          </table:table-cell>
          <table:table-cell office:value-type="float" office:value="28.5323" calcext:value-type="float">
            <text:p>28.5323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8.9392" calcext:value-type="float">
            <text:p>28.9392</text:p>
          </table:table-cell>
          <table:table-cell office:value-type="float" office:value="61.5932752699483" calcext:value-type="float">
            <text:p>61.5932752699</text:p>
          </table:table-cell>
        </table:table-row>
        <table:table-row table:style-name="ro1">
          <table:table-cell office:value-type="float" office:value="27.0513" calcext:value-type="float">
            <text:p>27.0513</text:p>
          </table:table-cell>
          <table:table-cell office:value-type="float" office:value="67.9524190063969" calcext:value-type="float">
            <text:p>67.9524190064</text:p>
          </table:table-cell>
          <table:table-cell office:value-type="float" office:value="29.0848" calcext:value-type="float">
            <text:p>29.0848</text:p>
          </table:table-cell>
          <table:table-cell office:value-type="float" office:value="67.9505605058925" calcext:value-type="float">
            <text:p>67.9505605059</text:p>
          </table:table-cell>
          <table:table-cell office:value-type="float" office:value="28.3059" calcext:value-type="float">
            <text:p>28.3059</text:p>
          </table:table-cell>
          <table:table-cell office:value-type="float" office:value="63.0678787509335" calcext:value-type="float">
            <text:p>63.0678787509</text:p>
          </table:table-cell>
          <table:table-cell office:value-type="float" office:value="28.9276" calcext:value-type="float">
            <text:p>28.927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9.1892" calcext:value-type="float">
            <text:p>29.1892</text:p>
          </table:table-cell>
          <table:table-cell office:value-type="float" office:value="61.5420314965502" calcext:value-type="float">
            <text:p>61.5420314966</text:p>
          </table:table-cell>
        </table:table-row>
        <table:table-row table:style-name="ro1">
          <table:table-cell office:value-type="float" office:value="27.3342" calcext:value-type="float">
            <text:p>27.3342</text:p>
          </table:table-cell>
          <table:table-cell office:value-type="float" office:value="67.7918274175725" calcext:value-type="float">
            <text:p>67.7918274176</text:p>
          </table:table-cell>
          <table:table-cell office:value-type="float" office:value="29.3288" calcext:value-type="float">
            <text:p>29.3288</text:p>
          </table:table-cell>
          <table:table-cell office:value-type="float" office:value="67.9496023761617" calcext:value-type="float">
            <text:p>67.9496023762</text:p>
          </table:table-cell>
          <table:table-cell office:value-type="float" office:value="28.5364" calcext:value-type="float">
            <text:p>28.5364</text:p>
          </table:table-cell>
          <table:table-cell office:value-type="float" office:value="62.8459469344835" calcext:value-type="float">
            <text:p>62.8459469345</text:p>
          </table:table-cell>
          <table:table-cell office:value-type="float" office:value="29.1886" calcext:value-type="float">
            <text:p>29.188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4392" calcext:value-type="float">
            <text:p>29.4392</text:p>
          </table:table-cell>
          <table:table-cell office:value-type="float" office:value="61.6657900436249" calcext:value-type="float">
            <text:p>61.6657900436</text:p>
          </table:table-cell>
        </table:table-row>
        <table:table-row table:style-name="ro1">
          <table:table-cell office:value-type="float" office:value="27.6921" calcext:value-type="float">
            <text:p>27.69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29.6134" calcext:value-type="float">
            <text:p>29.6134</text:p>
          </table:table-cell>
          <table:table-cell office:value-type="float" office:value="67.7991760084316" calcext:value-type="float">
            <text:p>67.7991760084</text:p>
          </table:table-cell>
          <table:table-cell office:value-type="float" office:value="28.8652" calcext:value-type="float">
            <text:p>28.8652</text:p>
          </table:table-cell>
          <table:table-cell office:value-type="float" office:value="61.6429431397351" calcext:value-type="float">
            <text:p>61.6429431397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4892" calcext:value-type="float">
            <text:p>29.4892</text:p>
          </table:table-cell>
          <table:table-cell office:value-type="float" office:value="61.2624145292534" calcext:value-type="float">
            <text:p>61.2624145293</text:p>
          </table:table-cell>
        </table:table-row>
        <table:table-row table:style-name="ro1">
          <table:table-cell office:value-type="float" office:value="28.0421" calcext:value-type="float">
            <text:p>28.0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29.8602" calcext:value-type="float">
            <text:p>29.8602</text:p>
          </table:table-cell>
          <table:table-cell office:value-type="float" office:value="67.8010922678931" calcext:value-type="float">
            <text:p>67.8010922679</text:p>
          </table:table-cell>
          <table:table-cell office:value-type="float" office:value="29.1201" calcext:value-type="float">
            <text:p>29.1201</text:p>
          </table:table-cell>
          <table:table-cell office:value-type="float" office:value="61.309569166527" calcext:value-type="float">
            <text:p>61.3095691665</text:p>
          </table:table-cell>
          <table:table-cell office:value-type="float" office:value="29.6496" calcext:value-type="float">
            <text:p>29.649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6142" calcext:value-type="float">
            <text:p>29.6142</text:p>
          </table:table-cell>
          <table:table-cell office:value-type="float" office:value="61.1320813093654" calcext:value-type="float">
            <text:p>61.1320813094</text:p>
          </table:table-cell>
        </table:table-row>
        <table:table-row table:style-name="ro1">
          <table:table-cell office:value-type="float" office:value="28.4421" calcext:value-type="float">
            <text:p>28.4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0.1102" calcext:value-type="float">
            <text:p>30.1102</text:p>
          </table:table-cell>
          <table:table-cell office:value-type="float" office:value="67.813547954393" calcext:value-type="float">
            <text:p>67.8135479544</text:p>
          </table:table-cell>
          <table:table-cell office:value-type="float" office:value="29.6307" calcext:value-type="float">
            <text:p>29.6307</text:p>
          </table:table-cell>
          <table:table-cell office:value-type="float" office:value="60.7666458387308" calcext:value-type="float">
            <text:p>60.7666458387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9.8992" calcext:value-type="float">
            <text:p>29.8992</text:p>
          </table:table-cell>
          <table:table-cell office:value-type="float" office:value="61.4743510411188" calcext:value-type="float">
            <text:p>61.4743510411</text:p>
          </table:table-cell>
        </table:table-row>
        <table:table-row table:style-name="ro1">
          <table:table-cell office:value-type="float" office:value="28.6921" calcext:value-type="float">
            <text:p>28.69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0.3602" calcext:value-type="float">
            <text:p>30.360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60.50261365195" calcext:value-type="float">
            <text:p>60.502613652</text:p>
          </table:table-cell>
          <table:table-cell office:value-type="float" office:value="30.1606" calcext:value-type="float">
            <text:p>30.160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30.2492" calcext:value-type="float">
            <text:p>30.2492</text:p>
          </table:table-cell>
          <table:table-cell office:value-type="float" office:value="61.7595758175799" calcext:value-type="float">
            <text:p>61.7595758176</text:p>
          </table:table-cell>
        </table:table-row>
        <table:table-row table:style-name="ro1">
          <table:table-cell office:value-type="float" office:value="29.0421" calcext:value-type="float">
            <text:p>29.0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0.6602" calcext:value-type="float">
            <text:p>30.660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0.1429" calcext:value-type="float">
            <text:p>30.1429</text:p>
          </table:table-cell>
          <table:table-cell office:value-type="float" office:value="60.2256275050673" calcext:value-type="float">
            <text:p>60.2256275051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65.4292185215764" calcext:value-type="float">
            <text:p>65.4292185216</text:p>
          </table:table-cell>
          <table:table-cell office:value-type="float" office:value="30.73" calcext:value-type="float">
            <text:p>30.73</text:p>
          </table:table-cell>
          <table:table-cell office:value-type="float" office:value="61.2160050741004" calcext:value-type="float">
            <text:p>61.2160050741</text:p>
          </table:table-cell>
        </table:table-row>
        <table:table-row table:style-name="ro1">
          <table:table-cell office:value-type="float" office:value="29.2557" calcext:value-type="float">
            <text:p>29.2557</text:p>
          </table:table-cell>
          <table:table-cell office:value-type="float" office:value="67.8759468212425" calcext:value-type="float">
            <text:p>67.8759468212</text:p>
          </table:table-cell>
          <table:table-cell office:value-type="float" office:value="30.9602" calcext:value-type="float">
            <text:p>30.960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0.4429" calcext:value-type="float">
            <text:p>30.4429</text:p>
          </table:table-cell>
          <table:table-cell office:value-type="float" office:value="59.9292104180319" calcext:value-type="float">
            <text:p>59.929210418</text:p>
          </table:table-cell>
          <table:table-cell office:value-type="float" office:value="30.7129" calcext:value-type="float">
            <text:p>30.7129</text:p>
          </table:table-cell>
          <table:table-cell office:value-type="float" office:value="65.1896696687598" calcext:value-type="float">
            <text:p>65.1896696688</text:p>
          </table:table-cell>
          <table:table-cell office:value-type="float" office:value="31.119" calcext:value-type="float">
            <text:p>31.119</text:p>
          </table:table-cell>
          <table:table-cell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29.6197" calcext:value-type="float">
            <text:p>29.6197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1.2602" calcext:value-type="float">
            <text:p>31.260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0.7179" calcext:value-type="float">
            <text:p>30.7179</text:p>
          </table:table-cell>
          <table:table-cell office:value-type="float" office:value="59.6103144002317" calcext:value-type="float">
            <text:p>59.6103144002</text:p>
          </table:table-cell>
          <table:table-cell office:value-type="float" office:value="31.0953" calcext:value-type="float">
            <text:p>31.0953</text:p>
          </table:table-cell>
          <table:table-cell office:value-type="float" office:value="64.7541263000023" calcext:value-type="float">
            <text:p>64.7541263</text:p>
          </table:table-cell>
          <table:table-cell office:value-type="float" office:value="31.5259" calcext:value-type="float">
            <text:p>31.5259</text:p>
          </table:table-cell>
          <table:table-cell office:value-type="float" office:value="60.927106215773" calcext:value-type="float">
            <text:p>60.9271062158</text:p>
          </table:table-cell>
        </table:table-row>
        <table:table-row table:style-name="ro1">
          <table:table-cell office:value-type="float" office:value="29.936" calcext:value-type="float">
            <text:p>29.93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1.6102" calcext:value-type="float">
            <text:p>31.610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59.2826554094213" calcext:value-type="float">
            <text:p>59.2826554094</text:p>
          </table:table-cell>
          <table:table-cell office:value-type="float" office:value="31.3466" calcext:value-type="float">
            <text:p>31.3466</text:p>
          </table:table-cell>
          <table:table-cell office:value-type="float" office:value="62.9826009892515" calcext:value-type="float">
            <text:p>62.9826009893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30.2064" calcext:value-type="float">
            <text:p>30.2064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1.9742" calcext:value-type="float">
            <text:p>31.9742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1.1442" calcext:value-type="float">
            <text:p>31.1442</text:p>
          </table:table-cell>
          <table:table-cell office:value-type="float" office:value="59.285322401207" calcext:value-type="float">
            <text:p>59.2853224012</text:p>
          </table:table-cell>
          <table:table-cell office:value-type="float" office:value="31.6216" calcext:value-type="float">
            <text:p>31.6216</text:p>
          </table:table-cell>
          <table:table-cell office:value-type="float" office:value="62.3150834349601" calcext:value-type="float">
            <text:p>62.315083435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30.5196" calcext:value-type="float">
            <text:p>30.519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2783" calcext:value-type="float">
            <text:p>32.2783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1.3706" calcext:value-type="float">
            <text:p>31.3706</text:p>
          </table:table-cell>
          <table:table-cell office:value-type="float" office:value="58.7683069936145" calcext:value-type="float">
            <text:p>58.7683069936</text:p>
          </table:table-cell>
          <table:table-cell office:value-type="float" office:value="31.9466" calcext:value-type="float">
            <text:p>31.9466</text:p>
          </table:table-cell>
          <table:table-cell office:value-type="float" office:value="61.4525181981382" calcext:value-type="float">
            <text:p>61.4525181981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30.7501" calcext:value-type="float">
            <text:p>30.7501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6319" calcext:value-type="float">
            <text:p>32.6319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1.5956" calcext:value-type="float">
            <text:p>31.5956</text:p>
          </table:table-cell>
          <table:table-cell office:value-type="float" office:value="58.5892375451484" calcext:value-type="float">
            <text:p>58.5892375451</text:p>
          </table:table-cell>
          <table:table-cell office:value-type="float" office:value="32.2558" calcext:value-type="float">
            <text:p>32.2558</text:p>
          </table:table-cell>
          <table:table-cell office:value-type="float" office:value="60.9419856232815" calcext:value-type="float">
            <text:p>60.9419856233</text:p>
          </table:table-cell>
          <table:table-cell office:value-type="float" office:value="32.6846" calcext:value-type="float">
            <text:p>32.6846</text:p>
          </table:table-cell>
          <table:table-cell office:value-type="float" office:value="60.2684786980601" calcext:value-type="float">
            <text:p>60.2684786981</text:p>
          </table:table-cell>
        </table:table-row>
        <table:table-row table:style-name="ro1">
          <table:table-cell office:value-type="float" office:value="30.986" calcext:value-type="float">
            <text:p>30.98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8819" calcext:value-type="float">
            <text:p>32.8819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58.341588307908" calcext:value-type="float">
            <text:p>58.3415883079</text:p>
          </table:table-cell>
          <table:table-cell office:value-type="float" office:value="32.5568" calcext:value-type="float">
            <text:p>32.5568</text:p>
          </table:table-cell>
          <table:table-cell office:value-type="float" office:value="60.4715987850234" calcext:value-type="float">
            <text:p>60.471598785</text:p>
          </table:table-cell>
          <table:table-cell office:value-type="float" office:value="33.0346" calcext:value-type="float">
            <text:p>33.0346</text:p>
          </table:table-cell>
          <table:table-cell office:value-type="float" office:value="59.9629497849695" calcext:value-type="float">
            <text:p>59.962949785</text:p>
          </table:table-cell>
        </table:table-row>
        <table:table-row table:style-name="ro1">
          <table:table-cell office:value-type="float" office:value="30.986" calcext:value-type="float">
            <text:p>30.98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3.2319" calcext:value-type="float">
            <text:p>33.2319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2.0968" calcext:value-type="float">
            <text:p>32.0968</text:p>
          </table:table-cell>
          <table:table-cell office:value-type="float" office:value="58.1366109392383" calcext:value-type="float">
            <text:p>58.1366109392</text:p>
          </table:table-cell>
          <table:table-cell office:value-type="float" office:value="32.8081" calcext:value-type="float">
            <text:p>32.8081</text:p>
          </table:table-cell>
          <table:table-cell office:value-type="float" office:value="60.3731281103478" calcext:value-type="float">
            <text:p>60.3731281103</text:p>
          </table:table-cell>
          <table:table-cell office:value-type="float" office:value="33.3846" calcext:value-type="float">
            <text:p>33.3846</text:p>
          </table:table-cell>
          <table:table-cell office:value-type="float" office:value="59.6438847807927" calcext:value-type="float">
            <text:p>59.6438847808</text:p>
          </table:table-cell>
        </table:table-row>
        <table:table-row table:style-name="ro1">
          <table:table-cell office:value-type="float" office:value="31.5128" calcext:value-type="float">
            <text:p>31.5128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3.5319" calcext:value-type="float">
            <text:p>33.5319</text:p>
          </table:table-cell>
          <table:table-cell office:value-type="float" office:value="67.8384593273929" calcext:value-type="float">
            <text:p>67.8384593274</text:p>
          </table:table-cell>
          <table:table-cell office:value-type="float" office:value="32.3718" calcext:value-type="float">
            <text:p>32.3718</text:p>
          </table:table-cell>
          <table:table-cell office:value-type="float" office:value="58.0958440648003" calcext:value-type="float">
            <text:p>58.0958440648</text:p>
          </table:table-cell>
          <table:table-cell office:value-type="float" office:value="33.1091" calcext:value-type="float">
            <text:p>33.1091</text:p>
          </table:table-cell>
          <table:table-cell office:value-type="float" office:value="59.6902718548088" calcext:value-type="float">
            <text:p>59.6902718548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59.3163113765044" calcext:value-type="float">
            <text:p>59.3163113765</text:p>
          </table:table-cell>
        </table:table-row>
        <table:table-row table:style-name="ro1">
          <table:table-cell office:value-type="float" office:value="31.9103" calcext:value-type="float">
            <text:p>31.9103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3.8819" calcext:value-type="float">
            <text:p>33.8819</text:p>
          </table:table-cell>
          <table:table-cell office:value-type="float" office:value="67.8384593273929" calcext:value-type="float">
            <text:p>67.8384593274</text:p>
          </table:table-cell>
          <table:table-cell office:value-type="float" office:value="32.6479" calcext:value-type="float">
            <text:p>32.6479</text:p>
          </table:table-cell>
          <table:table-cell office:value-type="float" office:value="57.3357514058857" calcext:value-type="float">
            <text:p>57.3357514059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58.3287254107363" calcext:value-type="float">
            <text:p>58.3287254107</text:p>
          </table:table-cell>
          <table:table-cell office:value-type="float" office:value="34.0846" calcext:value-type="float">
            <text:p>34.0846</text:p>
          </table:table-cell>
          <table:table-cell office:value-type="float" office:value="58.9245382259212" calcext:value-type="float">
            <text:p>58.9245382259</text:p>
          </table:table-cell>
        </table:table-row>
        <table:table-row table:style-name="ro1">
          <table:table-cell office:value-type="float" office:value="32.1239" calcext:value-type="float">
            <text:p>32.1239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2069" calcext:value-type="float">
            <text:p>34.2069</text:p>
          </table:table-cell>
          <table:table-cell office:value-type="float" office:value="67.8375011976622" calcext:value-type="float">
            <text:p>67.8375011977</text:p>
          </table:table-cell>
          <table:table-cell office:value-type="float" office:value="33.0085" calcext:value-type="float">
            <text:p>33.0085</text:p>
          </table:table-cell>
          <table:table-cell office:value-type="float" office:value="56.9364646356889" calcext:value-type="float">
            <text:p>56.9364646357</text:p>
          </table:table-cell>
          <table:table-cell office:value-type="float" office:value="33.6682" calcext:value-type="float">
            <text:p>33.6682</text:p>
          </table:table-cell>
          <table:table-cell office:value-type="float" office:value="58.6847347730251" calcext:value-type="float">
            <text:p>58.684734773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56.9629652547879" calcext:value-type="float">
            <text:p>56.9629652548</text:p>
          </table:table-cell>
        </table:table-row>
        <table:table-row table:style-name="ro1">
          <table:table-cell office:value-type="float" office:value="32.4421" calcext:value-type="float">
            <text:p>32.4421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4531" calcext:value-type="float">
            <text:p>34.4531</text:p>
          </table:table-cell>
          <table:table-cell office:value-type="float" office:value="67.8375011976622" calcext:value-type="float">
            <text:p>67.8375011977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56.6240455979396" calcext:value-type="float">
            <text:p>56.6240455979</text:p>
          </table:table-cell>
          <table:table-cell office:value-type="float" office:value="34.0635" calcext:value-type="float">
            <text:p>34.0635</text:p>
          </table:table-cell>
          <table:table-cell office:value-type="float" office:value="58.5381649611041" calcext:value-type="float">
            <text:p>58.5381649611</text:p>
          </table:table-cell>
          <table:table-cell office:value-type="float" office:value="34.7846" calcext:value-type="float">
            <text:p>34.7846</text:p>
          </table:table-cell>
          <table:table-cell office:value-type="float" office:value="55.7814578756845" calcext:value-type="float">
            <text:p>55.7814578757</text:p>
          </table:table-cell>
        </table:table-row>
        <table:table-row table:style-name="ro1">
          <table:table-cell office:value-type="float" office:value="32.4421" calcext:value-type="float">
            <text:p>32.4421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7326" calcext:value-type="float">
            <text:p>34.7326</text:p>
          </table:table-cell>
          <table:table-cell office:value-type="float" office:value="67.8375011976622" calcext:value-type="float">
            <text:p>67.8375011977</text:p>
          </table:table-cell>
          <table:table-cell office:value-type="float" office:value="33.5989" calcext:value-type="float">
            <text:p>33.5989</text:p>
          </table:table-cell>
          <table:table-cell office:value-type="float" office:value="55.7667982382614" calcext:value-type="float">
            <text:p>55.7667982383</text:p>
          </table:table-cell>
          <table:table-cell office:value-type="float" office:value="34.3656" calcext:value-type="float">
            <text:p>34.3656</text:p>
          </table:table-cell>
          <table:table-cell office:value-type="float" office:value="58.3741734144328" calcext:value-type="float">
            <text:p>58.3741734144</text:p>
          </table:table-cell>
          <table:table-cell office:value-type="float" office:value="35.1425" calcext:value-type="float">
            <text:p>35.1425</text:p>
          </table:table-cell>
          <table:table-cell office:value-type="float" office:value="55.524272145045" calcext:value-type="float">
            <text:p>55.524272145</text:p>
          </table:table-cell>
        </table:table-row>
        <table:table-row table:style-name="ro1">
          <table:table-cell office:value-type="float" office:value="32.9645" calcext:value-type="float">
            <text:p>32.9645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0326" calcext:value-type="float">
            <text:p>35.0326</text:p>
          </table:table-cell>
          <table:table-cell office:value-type="float" office:value="67.8375011976622" calcext:value-type="float">
            <text:p>67.8375011977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55.5762988249996" calcext:value-type="float">
            <text:p>55.576298825</text:p>
          </table:table-cell>
          <table:table-cell office:value-type="float" office:value="34.7537" calcext:value-type="float">
            <text:p>34.7537</text:p>
          </table:table-cell>
          <table:table-cell office:value-type="float" office:value="57.9890015831055" calcext:value-type="float">
            <text:p>57.9890015831</text:p>
          </table:table-cell>
          <table:table-cell office:value-type="float" office:value="35.4588" calcext:value-type="float">
            <text:p>35.4588</text:p>
          </table:table-cell>
          <table:table-cell office:value-type="float" office:value="55.4971999628724" calcext:value-type="float">
            <text:p>55.4971999629</text:p>
          </table:table-cell>
        </table:table-row>
        <table:table-row table:style-name="ro1">
          <table:table-cell office:value-type="float" office:value="33.3008" calcext:value-type="float">
            <text:p>33.300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3799" calcext:value-type="float">
            <text:p>35.3799</text:p>
          </table:table-cell>
          <table:table-cell office:value-type="float" office:value="67.8375011976622" calcext:value-type="float">
            <text:p>67.8375011977</text:p>
          </table:table-cell>
          <table:table-cell office:value-type="float" office:value="34.1146" calcext:value-type="float">
            <text:p>34.1146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4.9801" calcext:value-type="float">
            <text:p>34.9801</text:p>
          </table:table-cell>
          <table:table-cell office:value-type="float" office:value="58.1014853922541" calcext:value-type="float">
            <text:p>58.1014853923</text:p>
          </table:table-cell>
          <table:table-cell office:value-type="float" office:value="35.7629" calcext:value-type="float">
            <text:p>35.7629</text:p>
          </table:table-cell>
          <table:table-cell office:value-type="float" office:value="54.7534884440457" calcext:value-type="float">
            <text:p>54.753488444</text:p>
          </table:table-cell>
        </table:table-row>
        <table:table-row table:style-name="ro1">
          <table:table-cell office:value-type="float" office:value="33.4508" calcext:value-type="float">
            <text:p>33.450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681" calcext:value-type="float">
            <text:p>35.681</text:p>
          </table:table-cell>
          <table:table-cell office:value-type="float" office:value="67.9026540193542" calcext:value-type="float">
            <text:p>67.9026540194</text:p>
          </table:table-cell>
          <table:table-cell office:value-type="float" office:value="34.2421" calcext:value-type="float">
            <text:p>34.2421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5.2301" calcext:value-type="float">
            <text:p>35.2301</text:p>
          </table:table-cell>
          <table:table-cell office:value-type="float" office:value="57.69737689272" calcext:value-type="float">
            <text:p>57.6973768927</text:p>
          </table:table-cell>
          <table:table-cell office:value-type="float" office:value="36.1129" calcext:value-type="float">
            <text:p>36.1129</text:p>
          </table:table-cell>
          <table:table-cell office:value-type="float" office:value="54.7283499891711" calcext:value-type="float">
            <text:p>54.7283499892</text:p>
          </table:table-cell>
        </table:table-row>
        <table:table-row table:style-name="ro1">
          <table:table-cell office:value-type="float" office:value="33.6813" calcext:value-type="float">
            <text:p>33.6813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9736" calcext:value-type="float">
            <text:p>35.9736</text:p>
          </table:table-cell>
          <table:table-cell office:value-type="float" office:value="67.7675577273163" calcext:value-type="float">
            <text:p>67.7675577273</text:p>
          </table:table-cell>
          <table:table-cell office:value-type="float" office:value="34.298" calcext:value-type="float">
            <text:p>34.298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5.5463" calcext:value-type="float">
            <text:p>35.5463</text:p>
          </table:table-cell>
          <table:table-cell office:value-type="float" office:value="57.6204940198002" calcext:value-type="float">
            <text:p>57.6204940198</text:p>
          </table:table-cell>
          <table:table-cell office:value-type="float" office:value="36.4629" calcext:value-type="float">
            <text:p>36.4629</text:p>
          </table:table-cell>
          <table:table-cell office:value-type="float" office:value="53.9393892515702" calcext:value-type="float">
            <text:p>53.9393892516</text:p>
          </table:table-cell>
        </table:table-row>
        <table:table-row table:style-name="ro1">
          <table:table-cell office:value-type="float" office:value="33.9118" calcext:value-type="float">
            <text:p>33.911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2248" calcext:value-type="float">
            <text:p>36.2248</text:p>
          </table:table-cell>
          <table:table-cell office:value-type="float" office:value="67.7062374245473" calcext:value-type="float">
            <text:p>67.7062374245</text:p>
          </table:table-cell>
          <table:table-cell office:value-type="float" office:value="34.3687" calcext:value-type="float">
            <text:p>34.3687</text:p>
          </table:table-cell>
          <table:table-cell office:value-type="float" office:value="54.2706158465032" calcext:value-type="float">
            <text:p>54.2706158465</text:p>
          </table:table-cell>
          <table:table-cell office:value-type="float" office:value="35.8224" calcext:value-type="float">
            <text:p>35.8224</text:p>
          </table:table-cell>
          <table:table-cell office:value-type="float" office:value="57.7322203622206" calcext:value-type="float">
            <text:p>57.7322203622</text:p>
          </table:table-cell>
          <table:table-cell office:value-type="float" office:value="36.8129" calcext:value-type="float">
            <text:p>36.8129</text:p>
          </table:table-cell>
          <table:table-cell office:value-type="float" office:value="53.8272330682838" calcext:value-type="float">
            <text:p>53.8272330683</text:p>
          </table:table-cell>
        </table:table-row>
        <table:table-row table:style-name="ro1">
          <table:table-cell office:value-type="float" office:value="34.2378" calcext:value-type="float">
            <text:p>34.237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5099" calcext:value-type="float">
            <text:p>36.5099</text:p>
          </table:table-cell>
          <table:table-cell office:value-type="float" office:value="67.8355849382006" calcext:value-type="float">
            <text:p>67.8355849382</text:p>
          </table:table-cell>
          <table:table-cell office:value-type="float" office:value="34.5838" calcext:value-type="float">
            <text:p>34.5838</text:p>
          </table:table-cell>
          <table:table-cell office:value-type="float" office:value="54.2782358230337" calcext:value-type="float">
            <text:p>54.278235823</text:p>
          </table:table-cell>
          <table:table-cell office:value-type="float" office:value="36.0737" calcext:value-type="float">
            <text:p>36.0737</text:p>
          </table:table-cell>
          <table:table-cell office:value-type="float" office:value="57.7757746990964" calcext:value-type="float">
            <text:p>57.7757746991</text:p>
          </table:table-cell>
          <table:table-cell office:value-type="float" office:value="37.1629" calcext:value-type="float">
            <text:p>37.1629</text:p>
          </table:table-cell>
          <table:table-cell office:value-type="float" office:value="52.8151202004888" calcext:value-type="float">
            <text:p>52.8151202005</text:p>
          </table:table-cell>
        </table:table-row>
        <table:table-row table:style-name="ro1">
          <table:table-cell office:value-type="float" office:value="34.4988" calcext:value-type="float">
            <text:p>34.498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8151" calcext:value-type="float">
            <text:p>36.8151</text:p>
          </table:table-cell>
          <table:table-cell office:value-type="float" office:value="67.580722429817" calcext:value-type="float">
            <text:p>67.5807224298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6.3899" calcext:value-type="float">
            <text:p>36.3899</text:p>
          </table:table-cell>
          <table:table-cell office:value-type="float" office:value="57.5636840151796" calcext:value-type="float">
            <text:p>57.5636840152</text:p>
          </table:table-cell>
          <table:table-cell office:value-type="float" office:value="37.5379" calcext:value-type="float">
            <text:p>37.5379</text:p>
          </table:table-cell>
          <table:table-cell office:value-type="float" office:value="52.7106989263946" calcext:value-type="float">
            <text:p>52.7106989264</text:p>
          </table:table-cell>
        </table:table-row>
        <table:table-row table:style-name="ro1">
          <table:table-cell office:value-type="float" office:value="34.7988" calcext:value-type="float">
            <text:p>34.7988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6.9971" calcext:value-type="float">
            <text:p>36.9971</text:p>
          </table:table-cell>
          <table:table-cell office:value-type="float" office:value="67.6305451758168" calcext:value-type="float">
            <text:p>67.6305451758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6.7061" calcext:value-type="float">
            <text:p>36.7061</text:p>
          </table:table-cell>
          <table:table-cell office:value-type="float" office:value="57.3659851991001" calcext:value-type="float">
            <text:p>57.3659851991</text:p>
          </table:table-cell>
          <table:table-cell office:value-type="float" office:value="37.8879" calcext:value-type="float">
            <text:p>37.8879</text:p>
          </table:table-cell>
          <table:table-cell office:value-type="float" office:value="52.1750564648371" calcext:value-type="float">
            <text:p>52.1750564648</text:p>
          </table:table-cell>
        </table:table-row>
        <table:table-row table:style-name="ro1">
          <table:table-cell office:value-type="float" office:value="35.0988" calcext:value-type="float">
            <text:p>35.0988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7.3978" calcext:value-type="float">
            <text:p>37.3978</text:p>
          </table:table-cell>
          <table:table-cell office:value-type="float" office:value="67.6851585704704" calcext:value-type="float">
            <text:p>67.6851585705</text:p>
          </table:table-cell>
          <table:table-cell office:value-type="float" office:value="35.4363" calcext:value-type="float">
            <text:p>35.4363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7.0072" calcext:value-type="float">
            <text:p>37.0072</text:p>
          </table:table-cell>
          <table:table-cell office:value-type="float" office:value="57.4246888705414" calcext:value-type="float">
            <text:p>57.4246888705</text:p>
          </table:table-cell>
          <table:table-cell office:value-type="float" office:value="38.2629" calcext:value-type="float">
            <text:p>38.2629</text:p>
          </table:table-cell>
          <table:table-cell office:value-type="float" office:value="51.5841094025556" calcext:value-type="float">
            <text:p>51.5841094026</text:p>
          </table:table-cell>
        </table:table-row>
        <table:table-row table:style-name="ro1">
          <table:table-cell office:value-type="float" office:value="35.4567" calcext:value-type="float">
            <text:p>35.4567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7.6773" calcext:value-type="float">
            <text:p>37.6773</text:p>
          </table:table-cell>
          <table:table-cell office:value-type="float" office:value="67.5308996838172" calcext:value-type="float">
            <text:p>67.5308996838</text:p>
          </table:table-cell>
          <table:table-cell office:value-type="float" office:value="35.7158" calcext:value-type="float">
            <text:p>35.7158</text:p>
          </table:table-cell>
          <table:table-cell office:value-type="float" office:value="54.0865934132923" calcext:value-type="float">
            <text:p>54.0865934133</text:p>
          </table:table-cell>
          <table:table-cell office:value-type="float" office:value="37.3331" calcext:value-type="float">
            <text:p>37.3331</text:p>
          </table:table-cell>
          <table:table-cell office:value-type="float" office:value="57.0561813072361" calcext:value-type="float">
            <text:p>57.0561813072</text:p>
          </table:table-cell>
          <table:table-cell office:value-type="float" office:value="38.6129" calcext:value-type="float">
            <text:p>38.6129</text:p>
          </table:table-cell>
          <table:table-cell office:value-type="float" office:value="51.3454874539773" calcext:value-type="float">
            <text:p>51.345487454</text:p>
          </table:table-cell>
        </table:table-row>
        <table:table-row table:style-name="ro1">
          <table:table-cell office:value-type="float" office:value="35.6703" calcext:value-type="float">
            <text:p>35.6703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8.0023" calcext:value-type="float">
            <text:p>38.0023</text:p>
          </table:table-cell>
          <table:table-cell office:value-type="float" office:value="65.0014371945962" calcext:value-type="float">
            <text:p>65.0014371946</text:p>
          </table:table-cell>
          <table:table-cell office:value-type="float" office:value="36.0798" calcext:value-type="float">
            <text:p>36.0798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7.6081" calcext:value-type="float">
            <text:p>37.6081</text:p>
          </table:table-cell>
          <table:table-cell office:value-type="float" office:value="56.9179436293261" calcext:value-type="float">
            <text:p>56.9179436293</text:p>
          </table:table-cell>
          <table:table-cell office:value-type="float" office:value="38.9629" calcext:value-type="float">
            <text:p>38.9629</text:p>
          </table:table-cell>
          <table:table-cell office:value-type="float" office:value="50.9846539401627" calcext:value-type="float">
            <text:p>50.9846539402</text:p>
          </table:table-cell>
        </table:table-row>
        <table:table-row table:style-name="ro1">
          <table:table-cell office:value-type="float" office:value="35.9796" calcext:value-type="float">
            <text:p>35.9796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8.2774" calcext:value-type="float">
            <text:p>38.2774</text:p>
          </table:table-cell>
          <table:table-cell office:value-type="float" office:value="63.9714477340232" calcext:value-type="float">
            <text:p>63.971447734</text:p>
          </table:table-cell>
          <table:table-cell office:value-type="float" office:value="36.3839" calcext:value-type="float">
            <text:p>36.3839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7.8843" calcext:value-type="float">
            <text:p>37.8843</text:p>
          </table:table-cell>
          <table:table-cell office:value-type="float" office:value="56.5289844643574" calcext:value-type="float">
            <text:p>56.5289844644</text:p>
          </table:table-cell>
          <table:table-cell office:value-type="float" office:value="39.3379" calcext:value-type="float">
            <text:p>39.3379</text:p>
          </table:table-cell>
          <table:table-cell office:value-type="float" office:value="50.8233810835061" calcext:value-type="float">
            <text:p>50.8233810835</text:p>
          </table:table-cell>
        </table:table-row>
        <table:table-row table:style-name="ro1">
          <table:table-cell office:value-type="float" office:value="36.1932" calcext:value-type="float">
            <text:p>36.1932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8.6273" calcext:value-type="float">
            <text:p>38.6273</text:p>
          </table:table-cell>
          <table:table-cell office:value-type="float" office:value="62.7565392354125" calcext:value-type="float">
            <text:p>62.7565392354</text:p>
          </table:table-cell>
          <table:table-cell office:value-type="float" office:value="36.685" calcext:value-type="float">
            <text:p>36.685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56.3074254463373" calcext:value-type="float">
            <text:p>56.3074254463</text:p>
          </table:table-cell>
          <table:table-cell office:value-type="float" office:value="39.7129" calcext:value-type="float">
            <text:p>39.7129</text:p>
          </table:table-cell>
          <table:table-cell office:value-type="float" office:value="50.6261408991058" calcext:value-type="float">
            <text:p>50.6261408991</text:p>
          </table:table-cell>
        </table:table-row>
        <table:table-row table:style-name="ro1">
          <table:table-cell office:value-type="float" office:value="36.467" calcext:value-type="float">
            <text:p>36.467</text:p>
          </table:table-cell>
          <table:table-cell office:value-type="float" office:value="67.7574149342531" calcext:value-type="float">
            <text:p>67.7574149343</text:p>
          </table:table-cell>
          <table:table-cell office:value-type="float" office:value="38.9773" calcext:value-type="float">
            <text:p>38.9773</text:p>
          </table:table-cell>
          <table:table-cell office:value-type="float" office:value="61.9967423589154" calcext:value-type="float">
            <text:p>61.9967423589</text:p>
          </table:table-cell>
          <table:table-cell office:value-type="float" office:value="36.986" calcext:value-type="float">
            <text:p>36.986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5362" calcext:value-type="float">
            <text:p>38.5362</text:p>
          </table:table-cell>
          <table:table-cell office:value-type="float" office:value="56.3528734500337" calcext:value-type="float">
            <text:p>56.35287345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50.1987871662387" calcext:value-type="float">
            <text:p>50.1987871662</text:p>
          </table:table-cell>
        </table:table-row>
        <table:table-row table:style-name="ro1">
          <table:table-cell office:value-type="float" office:value="36.842" calcext:value-type="float">
            <text:p>36.842</text:p>
          </table:table-cell>
          <table:table-cell office:value-type="float" office:value="67.8243280962632" calcext:value-type="float">
            <text:p>67.8243280963</text:p>
          </table:table-cell>
          <table:table-cell office:value-type="float" office:value="39.3273" calcext:value-type="float">
            <text:p>39.3273</text:p>
          </table:table-cell>
          <table:table-cell office:value-type="float" office:value="61.740921720801" calcext:value-type="float">
            <text:p>61.7409217208</text:p>
          </table:table-cell>
          <table:table-cell office:value-type="float" office:value="37.2871" calcext:value-type="float">
            <text:p>37.2871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8373" calcext:value-type="float">
            <text:p>38.8373</text:p>
          </table:table-cell>
          <table:table-cell office:value-type="float" office:value="55.4344450420015" calcext:value-type="float">
            <text:p>55.434445042</text:p>
          </table:table-cell>
          <table:table-cell office:value-type="float" office:value="40.3879" calcext:value-type="float">
            <text:p>40.3879</text:p>
          </table:table-cell>
          <table:table-cell office:value-type="float" office:value="50.0293926549302" calcext:value-type="float">
            <text:p>50.0293926549</text:p>
          </table:table-cell>
        </table:table-row>
        <table:table-row table:style-name="ro1">
          <table:table-cell office:value-type="float" office:value="37.1431" calcext:value-type="float">
            <text:p>37.1431</text:p>
          </table:table-cell>
          <table:table-cell office:value-type="float" office:value="67.8874176490156" calcext:value-type="float">
            <text:p>67.887417649</text:p>
          </table:table-cell>
          <table:table-cell office:value-type="float" office:value="39.5773" calcext:value-type="float">
            <text:p>39.5773</text:p>
          </table:table-cell>
          <table:table-cell office:value-type="float" office:value="61.6315033055476" calcext:value-type="float">
            <text:p>61.6315033055</text:p>
          </table:table-cell>
          <table:table-cell office:value-type="float" office:value="37.542" calcext:value-type="float">
            <text:p>37.542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1065" calcext:value-type="float">
            <text:p>39.1065</text:p>
          </table:table-cell>
          <table:table-cell office:value-type="float" office:value="55.6889538627016" calcext:value-type="float">
            <text:p>55.6889538627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49.6979517960459" calcext:value-type="float">
            <text:p>49.697951796</text:p>
          </table:table-cell>
        </table:table-row>
        <table:table-row table:style-name="ro1">
          <table:table-cell office:value-type="float" office:value="37.4966" calcext:value-type="float">
            <text:p>37.4966</text:p>
          </table:table-cell>
          <table:table-cell office:value-type="float" office:value="68.0078613406339" calcext:value-type="float">
            <text:p>68.0078613406</text:p>
          </table:table-cell>
          <table:table-cell office:value-type="float" office:value="39.9773" calcext:value-type="float">
            <text:p>39.9773</text:p>
          </table:table-cell>
          <table:table-cell office:value-type="float" office:value="61.7457123694548" calcext:value-type="float">
            <text:p>61.7457123695</text:p>
          </table:table-cell>
          <table:table-cell office:value-type="float" office:value="37.843" calcext:value-type="float">
            <text:p>37.843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4076" calcext:value-type="float">
            <text:p>39.4076</text:p>
          </table:table-cell>
          <table:table-cell office:value-type="float" office:value="53.1533339898045" calcext:value-type="float">
            <text:p>53.1533339898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49.5575631942081" calcext:value-type="float">
            <text:p>49.5575631942</text:p>
          </table:table-cell>
        </table:table-row>
        <table:table-row table:style-name="ro1">
          <table:table-cell office:value-type="float" office:value="37.7516" calcext:value-type="float">
            <text:p>37.7516</text:p>
          </table:table-cell>
          <table:table-cell office:value-type="float" office:value="67.7908715152581" calcext:value-type="float">
            <text:p>67.7908715153</text:p>
          </table:table-cell>
          <table:table-cell office:value-type="float" office:value="40.3273" calcext:value-type="float">
            <text:p>40.3273</text:p>
          </table:table-cell>
          <table:table-cell office:value-type="float" office:value="61.4187985053176" calcext:value-type="float">
            <text:p>61.4187985053</text:p>
          </table:table-cell>
          <table:table-cell office:value-type="float" office:value="38.1192" calcext:value-type="float">
            <text:p>38.1192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6625" calcext:value-type="float">
            <text:p>39.6625</text:p>
          </table:table-cell>
          <table:table-cell office:value-type="float" office:value="52.0106954302032" calcext:value-type="float">
            <text:p>52.0106954302</text:p>
          </table:table-cell>
          <table:table-cell office:value-type="float" office:value="41.0188" calcext:value-type="float">
            <text:p>41.0188</text:p>
          </table:table-cell>
          <table:table-cell office:value-type="float" office:value="49.6890566504749" calcext:value-type="float">
            <text:p>49.6890566505</text:p>
          </table:table-cell>
        </table:table-row>
        <table:table-row table:style-name="ro1">
          <table:table-cell office:value-type="float" office:value="38.0311" calcext:value-type="float">
            <text:p>38.0311</text:p>
          </table:table-cell>
          <table:table-cell office:value-type="float" office:value="67.8491815564384" calcext:value-type="float">
            <text:p>67.8491815564</text:p>
          </table:table-cell>
          <table:table-cell office:value-type="float" office:value="40.6273" calcext:value-type="float">
            <text:p>40.6273</text:p>
          </table:table-cell>
          <table:table-cell office:value-type="float" office:value="60.9868736226885" calcext:value-type="float">
            <text:p>60.9868736227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53.7265495222275" calcext:value-type="float">
            <text:p>53.72654952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50.8366220013786" calcext:value-type="float">
            <text:p>50.8366220014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49.2675040995019" calcext:value-type="float">
            <text:p>49.2675040995</text:p>
          </table:table-cell>
        </table:table-row>
        <table:table-row table:style-name="ro1">
          <table:table-cell office:value-type="float" office:value="38.3473" calcext:value-type="float">
            <text:p>38.3473</text:p>
          </table:table-cell>
          <table:table-cell office:value-type="float" office:value="67.8042541476601" calcext:value-type="float">
            <text:p>67.8042541477</text:p>
          </table:table-cell>
          <table:table-cell office:value-type="float" office:value="40.9773" calcext:value-type="float">
            <text:p>40.9773</text:p>
          </table:table-cell>
          <table:table-cell office:value-type="float" office:value="60.8688320398582" calcext:value-type="float">
            <text:p>60.8688320399</text:p>
          </table:table-cell>
          <table:table-cell office:value-type="float" office:value="38.7213" calcext:value-type="float">
            <text:p>38.7213</text:p>
          </table:table-cell>
          <table:table-cell office:value-type="float" office:value="53.7265495222275" calcext:value-type="float">
            <text:p>53.7265495222</text:p>
          </table:table-cell>
          <table:table-cell office:value-type="float" office:value="40.2182" calcext:value-type="float">
            <text:p>40.2182</text:p>
          </table:table-cell>
          <table:table-cell office:value-type="float" office:value="50.2079246169112" calcext:value-type="float">
            <text:p>50.2079246169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49.2056248259645" calcext:value-type="float">
            <text:p>49.205624826</text:p>
          </table:table-cell>
        </table:table-row>
        <table:table-row table:style-name="ro1">
          <table:table-cell office:value-type="float" office:value="38.5723" calcext:value-type="float">
            <text:p>38.5723</text:p>
          </table:table-cell>
          <table:table-cell office:value-type="float" office:value="67.8950648675311" calcext:value-type="float">
            <text:p>67.8950648675</text:p>
          </table:table-cell>
          <table:table-cell office:value-type="float" office:value="41.2347" calcext:value-type="float">
            <text:p>41.2347</text:p>
          </table:table-cell>
          <table:table-cell office:value-type="float" office:value="61.01370125515" calcext:value-type="float">
            <text:p>61.0137012552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49.422052886327" calcext:value-type="float">
            <text:p>49.4220528863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49.2996039726494" calcext:value-type="float">
            <text:p>49.2996039726</text:p>
          </table:table-cell>
        </table:table-row>
        <table:table-row table:style-name="ro1">
          <table:table-cell office:value-type="float" office:value="38.9223" calcext:value-type="float">
            <text:p>38.9223</text:p>
          </table:table-cell>
          <table:table-cell office:value-type="float" office:value="67.6704278236398" calcext:value-type="float">
            <text:p>67.6704278236</text:p>
          </table:table-cell>
          <table:table-cell office:value-type="float" office:value="41.5711" calcext:value-type="float">
            <text:p>41.5711</text:p>
          </table:table-cell>
          <table:table-cell office:value-type="float" office:value="60.6151192871515" calcext:value-type="float">
            <text:p>60.6151192872</text:p>
          </table:table-cell>
          <table:table-cell office:value-type="float" office:value="39.2985" calcext:value-type="float">
            <text:p>39.2985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0.7533" calcext:value-type="float">
            <text:p>40.7533</text:p>
          </table:table-cell>
          <table:table-cell office:value-type="float" office:value="48.7346518304183" calcext:value-type="float">
            <text:p>48.7346518304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49.366124191702" calcext:value-type="float">
            <text:p>49.3661241917</text:p>
          </table:table-cell>
        </table:table-row>
        <table:table-row table:style-name="ro1">
          <table:table-cell office:value-type="float" office:value="39.1723" calcext:value-type="float">
            <text:p>39.1723</text:p>
          </table:table-cell>
          <table:table-cell office:value-type="float" office:value="67.5432928158206" calcext:value-type="float">
            <text:p>67.5432928158</text:p>
          </table:table-cell>
          <table:table-cell office:value-type="float" office:value="41.5711" calcext:value-type="float">
            <text:p>41.5711</text:p>
          </table:table-cell>
          <table:table-cell office:value-type="float" office:value="60.617035546613" calcext:value-type="float">
            <text:p>60.6170355466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1.0283" calcext:value-type="float">
            <text:p>41.0283</text:p>
          </table:table-cell>
          <table:table-cell office:value-type="float" office:value="48.316151463047" calcext:value-type="float">
            <text:p>48.316151463</text:p>
          </table:table-cell>
          <table:table-cell office:value-type="float" office:value="41.9378" calcext:value-type="float">
            <text:p>41.9378</text:p>
          </table:table-cell>
          <table:table-cell office:value-type="float" office:value="49.3692181553789" calcext:value-type="float">
            <text:p>49.3692181554</text:p>
          </table:table-cell>
        </table:table-row>
        <table:table-row table:style-name="ro1">
          <table:table-cell office:value-type="float" office:value="39.4723" calcext:value-type="float">
            <text:p>39.4723</text:p>
          </table:table-cell>
          <table:table-cell office:value-type="float" office:value="65.1200804487388" calcext:value-type="float">
            <text:p>65.1200804487</text:p>
          </table:table-cell>
          <table:table-cell office:value-type="float" office:value="42.1611" calcext:value-type="float">
            <text:p>42.1611</text:p>
          </table:table-cell>
          <table:table-cell office:value-type="float" office:value="60.3706045798601" calcext:value-type="float">
            <text:p>60.3706045799</text:p>
          </table:table-cell>
          <table:table-cell office:value-type="float" office:value="39.796" calcext:value-type="float">
            <text:p>39.796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1.2546" calcext:value-type="float">
            <text:p>41.2546</text:p>
          </table:table-cell>
          <table:table-cell office:value-type="float" office:value="46.9773290208228" calcext:value-type="float">
            <text:p>46.9773290208</text:p>
          </table:table-cell>
          <table:table-cell office:value-type="float" office:value="42.2878" calcext:value-type="float">
            <text:p>42.2878</text:p>
          </table:table-cell>
          <table:table-cell office:value-type="float" office:value="48.7040159648526" calcext:value-type="float">
            <text:p>48.7040159649</text:p>
          </table:table-cell>
        </table:table-row>
        <table:table-row table:style-name="ro1">
          <table:table-cell office:value-type="float" office:value="39.7723" calcext:value-type="float">
            <text:p>39.7723</text:p>
          </table:table-cell>
          <table:table-cell office:value-type="float" office:value="64.0313077126022" calcext:value-type="float">
            <text:p>64.0313077126</text:p>
          </table:table-cell>
          <table:table-cell office:value-type="float" office:value="42.4111" calcext:value-type="float">
            <text:p>42.4111</text:p>
          </table:table-cell>
          <table:table-cell office:value-type="float" office:value="60.1617322985532" calcext:value-type="float">
            <text:p>60.1617322986</text:p>
          </table:table-cell>
          <table:table-cell office:value-type="float" office:value="40.1651" calcext:value-type="float">
            <text:p>40.1651</text:p>
          </table:table-cell>
          <table:table-cell office:value-type="float" office:value="53.4484203788652" calcext:value-type="float">
            <text:p>53.4484203789</text:p>
          </table:table-cell>
          <table:table-cell office:value-type="float" office:value="41.5096" calcext:value-type="float">
            <text:p>41.5096</text:p>
          </table:table-cell>
          <table:table-cell office:value-type="float" office:value="44.1754595929374" calcext:value-type="float">
            <text:p>44.1754595929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48.6440704186133" calcext:value-type="float">
            <text:p>48.6440704186</text:p>
          </table:table-cell>
        </table:table-row>
        <table:table-row table:style-name="ro1">
          <table:table-cell office:value-type="float" office:value="39.7723" calcext:value-type="float">
            <text:p>39.7723</text:p>
          </table:table-cell>
          <table:table-cell office:value-type="float" office:value="63.2570268379134" calcext:value-type="float">
            <text:p>63.2570268379</text:p>
          </table:table-cell>
          <table:table-cell office:value-type="float" office:value="42.7611" calcext:value-type="float">
            <text:p>42.7611</text:p>
          </table:table-cell>
          <table:table-cell office:value-type="float" office:value="59.6493245185398" calcext:value-type="float">
            <text:p>59.6493245185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53.4484203788652" calcext:value-type="float">
            <text:p>53.4484203789</text:p>
          </table:table-cell>
          <table:table-cell office:value-type="float" office:value="41.845" calcext:value-type="float">
            <text:p>41.845</text:p>
          </table:table-cell>
          <table:table-cell office:value-type="float" office:value="42.6226527999758" calcext:value-type="float">
            <text:p>42.6226528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46.9307880325485" calcext:value-type="float">
            <text:p>46.9307880325</text:p>
          </table:table-cell>
        </table:table-row>
        <table:table-row table:style-name="ro1">
          <table:table-cell office:value-type="float" office:value="40.3973" calcext:value-type="float">
            <text:p>40.3973</text:p>
          </table:table-cell>
          <table:table-cell office:value-type="float" office:value="61.9264108162259" calcext:value-type="float">
            <text:p>61.9264108162</text:p>
          </table:table-cell>
          <table:table-cell office:value-type="float" office:value="43.1111" calcext:value-type="float">
            <text:p>43.1111</text:p>
          </table:table-cell>
          <table:table-cell office:value-type="float" office:value="59.2814027019258" calcext:value-type="float">
            <text:p>59.2814027019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1.9568" calcext:value-type="float">
            <text:p>41.9568</text:p>
          </table:table-cell>
          <table:table-cell office:value-type="float" office:value="42.6415894681826" calcext:value-type="float">
            <text:p>42.641589468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45.2472850468735" calcext:value-type="float">
            <text:p>45.2472850469</text:p>
          </table:table-cell>
        </table:table-row>
        <table:table-row table:style-name="ro1">
          <table:table-cell office:value-type="float" office:value="40.6973" calcext:value-type="float">
            <text:p>40.6973</text:p>
          </table:table-cell>
          <table:table-cell office:value-type="float" office:value="61.9436170578856" calcext:value-type="float">
            <text:p>61.9436170579</text:p>
          </table:table-cell>
          <table:table-cell office:value-type="float" office:value="43.4611" calcext:value-type="float">
            <text:p>43.4611</text:p>
          </table:table-cell>
          <table:table-cell office:value-type="float" office:value="58.9288109610041" calcext:value-type="float">
            <text:p>58.928810961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2.1068" calcext:value-type="float">
            <text:p>42.1068</text:p>
          </table:table-cell>
          <table:table-cell office:value-type="float" office:value="41.7886819321461" calcext:value-type="float">
            <text:p>41.7886819321</text:p>
          </table:table-cell>
          <table:table-cell office:value-type="float" office:value="43.5023" calcext:value-type="float">
            <text:p>43.5023</text:p>
          </table:table-cell>
          <table:table-cell office:value-type="float" office:value="44.0135670307231" calcext:value-type="float">
            <text:p>44.0135670307</text:p>
          </table:table-cell>
        </table:table-row>
        <table:table-row table:style-name="ro1">
          <table:table-cell office:value-type="float" office:value="40.9973" calcext:value-type="float">
            <text:p>40.9973</text:p>
          </table:table-cell>
          <table:table-cell office:value-type="float" office:value="61.7111416150161" calcext:value-type="float">
            <text:p>61.711141615</text:p>
          </table:table-cell>
          <table:table-cell office:value-type="float" office:value="43.8111" calcext:value-type="float">
            <text:p>43.8111</text:p>
          </table:table-cell>
          <table:table-cell office:value-type="float" office:value="58.6018970968669" calcext:value-type="float">
            <text:p>58.6018970969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2.1775" calcext:value-type="float">
            <text:p>42.1775</text:p>
          </table:table-cell>
          <table:table-cell office:value-type="float" office:value="41.8026950666192" calcext:value-type="float">
            <text:p>41.8026950666</text:p>
          </table:table-cell>
          <table:table-cell office:value-type="float" office:value="43.8532" calcext:value-type="float">
            <text:p>43.8532</text:p>
          </table:table-cell>
          <table:table-cell office:value-type="float" office:value="43.8310231737879" calcext:value-type="float">
            <text:p>43.8310231738</text:p>
          </table:table-cell>
        </table:table-row>
        <table:table-row table:style-name="ro1">
          <table:table-cell office:value-type="float" office:value="41.2473" calcext:value-type="float">
            <text:p>41.2473</text:p>
          </table:table-cell>
          <table:table-cell office:value-type="float" office:value="61.8327323894117" calcext:value-type="float">
            <text:p>61.8327323894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56.3713710836447" calcext:value-type="float">
            <text:p>56.3713710836</text:p>
          </table:table-cell>
          <table:table-cell office:value-type="float" office:value="41.5974" calcext:value-type="float">
            <text:p>41.5974</text:p>
          </table:table-cell>
          <table:table-cell office:value-type="float" office:value="53.2274410594815" calcext:value-type="float">
            <text:p>53.2274410595</text:p>
          </table:table-cell>
          <table:table-cell office:value-type="float" office:value="42.408" calcext:value-type="float">
            <text:p>42.408</text:p>
          </table:table-cell>
          <table:table-cell office:value-type="float" office:value="41.3254910278066" calcext:value-type="float">
            <text:p>41.3254910278</text:p>
          </table:table-cell>
          <table:table-cell office:value-type="float" office:value="44.1383" calcext:value-type="float">
            <text:p>44.1383</text:p>
          </table:table-cell>
          <table:table-cell office:value-type="float" office:value="43.1948268927323" calcext:value-type="float">
            <text:p>43.1948268927</text:p>
          </table:table-cell>
        </table:table-row>
        <table:table-row table:style-name="ro1">
          <table:table-cell office:value-type="float" office:value="41.4973" calcext:value-type="float">
            <text:p>41.4973</text:p>
          </table:table-cell>
          <table:table-cell office:value-type="float" office:value="61.2312786531719" calcext:value-type="float">
            <text:p>61.2312786532</text:p>
          </table:table-cell>
          <table:table-cell office:value-type="float" office:value="44.5361" calcext:value-type="float">
            <text:p>44.5361</text:p>
          </table:table-cell>
          <table:table-cell office:value-type="float" office:value="55.4151576123407" calcext:value-type="float">
            <text:p>55.4151576123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52.9752198363229" calcext:value-type="float">
            <text:p>52.9752198363</text:p>
          </table:table-cell>
          <table:table-cell office:value-type="float" office:value="42.59" calcext:value-type="float">
            <text:p>42.59</text:p>
          </table:table-cell>
          <table:table-cell office:value-type="float" office:value="41.2736045569198" calcext:value-type="float">
            <text:p>41.273604556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2.2821076080567" calcext:value-type="float">
            <text:p>42.2821076081</text:p>
          </table:table-cell>
        </table:table-row>
        <table:table-row table:style-name="ro1">
          <table:table-cell office:value-type="float" office:value="41.7973" calcext:value-type="float">
            <text:p>41.7973</text:p>
          </table:table-cell>
          <table:table-cell office:value-type="float" office:value="61.5620208539649" calcext:value-type="float">
            <text:p>61.562020854</text:p>
          </table:table-cell>
          <table:table-cell office:value-type="float" office:value="44.9361" calcext:value-type="float">
            <text:p>44.9361</text:p>
          </table:table-cell>
          <table:table-cell office:value-type="float" office:value="55.3588195841717" calcext:value-type="float">
            <text:p>55.3588195842</text:p>
          </table:table-cell>
          <table:table-cell office:value-type="float" office:value="42.0974" calcext:value-type="float">
            <text:p>42.0974</text:p>
          </table:table-cell>
          <table:table-cell office:value-type="float" office:value="52.8513952177027" calcext:value-type="float">
            <text:p>52.8513952177</text:p>
          </table:table-cell>
          <table:table-cell office:value-type="float" office:value="42.8464" calcext:value-type="float">
            <text:p>42.8464</text:p>
          </table:table-cell>
          <table:table-cell office:value-type="float" office:value="41.290647558306" calcext:value-type="float">
            <text:p>41.2906475583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41.9514402400916" calcext:value-type="float">
            <text:p>41.9514402401</text:p>
          </table:table-cell>
        </table:table-row>
        <table:table-row table:style-name="ro1">
          <table:table-cell office:value-type="float" office:value="42.0486" calcext:value-type="float">
            <text:p>42.0486</text:p>
          </table:table-cell>
          <table:table-cell office:value-type="float" office:value="61.367016781821" calcext:value-type="float">
            <text:p>61.3670167818</text:p>
          </table:table-cell>
          <table:table-cell office:value-type="float" office:value="45.2861" calcext:value-type="float">
            <text:p>45.2861</text:p>
          </table:table-cell>
          <table:table-cell office:value-type="float" office:value="54.944907540481" calcext:value-type="float">
            <text:p>54.9449075405</text:p>
          </table:table-cell>
          <table:table-cell office:value-type="float" office:value="42.3486" calcext:value-type="float">
            <text:p>42.3486</text:p>
          </table:table-cell>
          <table:table-cell office:value-type="float" office:value="52.9664568633129" calcext:value-type="float">
            <text:p>52.9664568633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41.0812080079383" calcext:value-type="float">
            <text:p>41.0812080079</text:p>
          </table:table-cell>
          <table:table-cell office:value-type="float" office:value="45.1545" calcext:value-type="float">
            <text:p>45.1545</text:p>
          </table:table-cell>
          <table:table-cell office:value-type="float" office:value="40.9698802636057" calcext:value-type="float">
            <text:p>40.9698802636</text:p>
          </table:table-cell>
        </table:table-row>
        <table:table-row table:style-name="ro1">
          <table:table-cell office:value-type="float" office:value="42.3401" calcext:value-type="float">
            <text:p>42.3401</text:p>
          </table:table-cell>
          <table:table-cell office:value-type="float" office:value="61.511549211763" calcext:value-type="float">
            <text:p>61.5115492118</text:p>
          </table:table-cell>
          <table:table-cell office:value-type="float" office:value="45.6861" calcext:value-type="float">
            <text:p>45.6861</text:p>
          </table:table-cell>
          <table:table-cell office:value-type="float" office:value="54.1830027785762" calcext:value-type="float">
            <text:p>54.1830027786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52.9942697776491" calcext:value-type="float">
            <text:p>52.9942697776</text:p>
          </table:table-cell>
          <table:table-cell office:value-type="float" office:value="43.3558" calcext:value-type="float">
            <text:p>43.3558</text:p>
          </table:table-cell>
          <table:table-cell office:value-type="float" office:value="40.9088843272559" calcext:value-type="float">
            <text:p>40.9088843273</text:p>
          </table:table-cell>
          <table:table-cell office:value-type="float" office:value="45.5545" calcext:value-type="float">
            <text:p>45.5545</text:p>
          </table:table-cell>
          <table:table-cell office:value-type="float" office:value="40.5870022585935" calcext:value-type="float">
            <text:p>40.5870022586</text:p>
          </table:table-cell>
        </table:table-row>
        <table:table-row table:style-name="ro1">
          <table:table-cell office:value-type="float" office:value="42.6442" calcext:value-type="float">
            <text:p>42.6442</text:p>
          </table:table-cell>
          <table:table-cell office:value-type="float" office:value="61.4989313012125" calcext:value-type="float">
            <text:p>61.4989313012</text:p>
          </table:table-cell>
          <table:table-cell office:value-type="float" office:value="46.0361" calcext:value-type="float">
            <text:p>46.0361</text:p>
          </table:table-cell>
          <table:table-cell office:value-type="float" office:value="53.7039379131935" calcext:value-type="float">
            <text:p>53.7039379132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53.0361796485667" calcext:value-type="float">
            <text:p>53.0361796486</text:p>
          </table:table-cell>
          <table:table-cell office:value-type="float" office:value="43.6058" calcext:value-type="float">
            <text:p>43.6058</text:p>
          </table:table-cell>
          <table:table-cell office:value-type="float" office:value="40.607791302767" calcext:value-type="float">
            <text:p>40.6077913028</text:p>
          </table:table-cell>
          <table:table-cell office:value-type="float" office:value="45.9045" calcext:value-type="float">
            <text:p>45.9045</text:p>
          </table:table-cell>
          <table:table-cell office:value-type="float" office:value="40.1596485257263" calcext:value-type="float">
            <text:p>40.1596485257</text:p>
          </table:table-cell>
        </table:table-row>
        <table:table-row table:style-name="ro1">
          <table:table-cell office:value-type="float" office:value="42.6442" calcext:value-type="float">
            <text:p>42.6442</text:p>
          </table:table-cell>
          <table:table-cell office:value-type="float" office:value="61.4989313012125" calcext:value-type="float">
            <text:p>61.4989313012</text:p>
          </table:table-cell>
          <table:table-cell office:value-type="float" office:value="46.4369" calcext:value-type="float">
            <text:p>46.4369</text:p>
          </table:table-cell>
          <table:table-cell office:value-type="float" office:value="53.1731340423493" calcext:value-type="float">
            <text:p>53.1731340423</text:p>
          </table:table-cell>
          <table:table-cell office:value-type="float" office:value="43.2498" calcext:value-type="float">
            <text:p>43.2498</text:p>
          </table:table-cell>
          <table:table-cell office:value-type="float" office:value="50.5825472057546" calcext:value-type="float">
            <text:p>50.5825472058</text:p>
          </table:table-cell>
          <table:table-cell office:value-type="float" office:value="43.8668" calcext:value-type="float">
            <text:p>43.8668</text:p>
          </table:table-cell>
          <table:table-cell office:value-type="float" office:value="40.2926851438051" calcext:value-type="float">
            <text:p>40.2926851438</text:p>
          </table:table-cell>
          <table:table-cell office:value-type="float" office:value="46.2554" calcext:value-type="float">
            <text:p>46.2554</text:p>
          </table:table-cell>
          <table:table-cell office:value-type="float" office:value="39.6329012097398" calcext:value-type="float">
            <text:p>39.6329012097</text:p>
          </table:table-cell>
        </table:table-row>
        <table:table-row table:style-name="ro1">
          <table:table-cell office:value-type="float" office:value="43.0898" calcext:value-type="float">
            <text:p>43.0898</text:p>
          </table:table-cell>
          <table:table-cell office:value-type="float" office:value="61.2936034840728" calcext:value-type="float">
            <text:p>61.2936034841</text:p>
          </table:table-cell>
          <table:table-cell office:value-type="float" office:value="46.7027" calcext:value-type="float">
            <text:p>46.7027</text:p>
          </table:table-cell>
          <table:table-cell office:value-type="float" office:value="53.3333333333333" calcext:value-type="float">
            <text:p>53.3333333333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49.1271316884344" calcext:value-type="float">
            <text:p>49.1271316884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40.3627508161704" calcext:value-type="float">
            <text:p>40.3627508162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39.1270381485721" calcext:value-type="float">
            <text:p>39.1270381486</text:p>
          </table:table-cell>
        </table:table-row>
        <table:table-row table:style-name="ro1">
          <table:table-cell office:value-type="float" office:value="43.3602" calcext:value-type="float">
            <text:p>43.3602</text:p>
          </table:table-cell>
          <table:table-cell office:value-type="float" office:value="61.0966876073" calcext:value-type="float">
            <text:p>61.0966876073</text:p>
          </table:table-cell>
          <table:table-cell office:value-type="float" office:value="47.0189" calcext:value-type="float">
            <text:p>47.0189</text:p>
          </table:table-cell>
          <table:table-cell office:value-type="float" office:value="52.9960716681039" calcext:value-type="float">
            <text:p>52.9960716681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48.1506316960544" calcext:value-type="float">
            <text:p>48.1506316961</text:p>
          </table:table-cell>
          <table:table-cell office:value-type="float" office:value="44.4453" calcext:value-type="float">
            <text:p>44.4453</text:p>
          </table:table-cell>
          <table:table-cell office:value-type="float" office:value="40.3237412796643" calcext:value-type="float">
            <text:p>40.3237412797</text:p>
          </table:table-cell>
          <table:table-cell office:value-type="float" office:value="46.8018" calcext:value-type="float">
            <text:p>46.8018</text:p>
          </table:table-cell>
          <table:table-cell office:value-type="float" office:value="37.3924847622289" calcext:value-type="float">
            <text:p>37.3924847622</text:p>
          </table:table-cell>
        </table:table-row>
        <table:table-row table:style-name="ro1">
          <table:table-cell office:value-type="float" office:value="43.6518" calcext:value-type="float">
            <text:p>43.6518</text:p>
          </table:table-cell>
          <table:table-cell office:value-type="float" office:value="60.8290349592595" calcext:value-type="float">
            <text:p>60.8290349593</text:p>
          </table:table-cell>
          <table:table-cell office:value-type="float" office:value="47.3768" calcext:value-type="float">
            <text:p>47.3768</text:p>
          </table:table-cell>
          <table:table-cell office:value-type="float" office:value="52.5484334578902" calcext:value-type="float">
            <text:p>52.5484334579</text:p>
          </table:table-cell>
          <table:table-cell office:value-type="float" office:value="44.247" calcext:value-type="float">
            <text:p>44.247</text:p>
          </table:table-cell>
          <table:table-cell office:value-type="float" office:value="47.5772284621363" calcext:value-type="float">
            <text:p>47.5772284621</text:p>
          </table:table-cell>
          <table:table-cell office:value-type="float" office:value="44.7703" calcext:value-type="float">
            <text:p>44.7703</text:p>
          </table:table-cell>
          <table:table-cell office:value-type="float" office:value="39.7385982320727" calcext:value-type="float">
            <text:p>39.7385982321</text:p>
          </table:table-cell>
          <table:table-cell office:value-type="float" office:value="47.2518" calcext:value-type="float">
            <text:p>47.2518</text:p>
          </table:table-cell>
          <table:table-cell office:value-type="float" office:value="36.1316945639058" calcext:value-type="float">
            <text:p>36.1316945639</text:p>
          </table:table-cell>
        </table:table-row>
        <table:table-row table:style-name="ro1">
          <table:table-cell office:value-type="float" office:value="43.9569" calcext:value-type="float">
            <text:p>43.9569</text:p>
          </table:table-cell>
          <table:table-cell office:value-type="float" office:value="60.6340308871156" calcext:value-type="float">
            <text:p>60.6340308871</text:p>
          </table:table-cell>
          <table:table-cell office:value-type="float" office:value="47.5768" calcext:value-type="float">
            <text:p>47.5768</text:p>
          </table:table-cell>
          <table:table-cell office:value-type="float" office:value="50.0546133946536" calcext:value-type="float">
            <text:p>50.0546133947</text:p>
          </table:table-cell>
          <table:table-cell office:value-type="float" office:value="44.3588" calcext:value-type="float">
            <text:p>44.3588</text:p>
          </table:table-cell>
          <table:table-cell office:value-type="float" office:value="47.4953137144338" calcext:value-type="float">
            <text:p>47.4953137144</text:p>
          </table:table-cell>
          <table:table-cell office:value-type="float" office:value="45.1703" calcext:value-type="float">
            <text:p>45.1703</text:p>
          </table:table-cell>
          <table:table-cell office:value-type="float" office:value="39.5693044183034" calcext:value-type="float">
            <text:p>39.5693044183</text:p>
          </table:table-cell>
          <table:table-cell office:value-type="float" office:value="47.5518" calcext:value-type="float">
            <text:p>47.5518</text:p>
          </table:table-cell>
          <table:table-cell office:value-type="float" office:value="35.5090343739365" calcext:value-type="float">
            <text:p>35.5090343739</text:p>
          </table:table-cell>
        </table:table-row>
        <table:table-row table:style-name="ro1">
          <table:table-cell office:value-type="float" office:value="44.1473" calcext:value-type="float">
            <text:p>44.1473</text:p>
          </table:table-cell>
          <table:table-cell office:value-type="float" office:value="60.6340308871156" calcext:value-type="float">
            <text:p>60.6340308871</text:p>
          </table:table-cell>
          <table:table-cell office:value-type="float" office:value="48.0018" calcext:value-type="float">
            <text:p>48.0018</text:p>
          </table:table-cell>
          <table:table-cell office:value-type="float" office:value="49.9262240107311" calcext:value-type="float">
            <text:p>49.9262240107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47.499123702699" calcext:value-type="float">
            <text:p>47.4991237027</text:p>
          </table:table-cell>
          <table:table-cell office:value-type="float" office:value="45.4216" calcext:value-type="float">
            <text:p>45.4216</text:p>
          </table:table-cell>
          <table:table-cell office:value-type="float" office:value="39.6033904210758" calcext:value-type="float">
            <text:p>39.6033904211</text:p>
          </table:table-cell>
          <table:table-cell office:value-type="float" office:value="47.9018" calcext:value-type="float">
            <text:p>47.9018</text:p>
          </table:table-cell>
          <table:table-cell office:value-type="float" office:value="35.0886420593422" calcext:value-type="float">
            <text:p>35.0886420593</text:p>
          </table:table-cell>
        </table:table-row>
        <table:table-row table:style-name="ro1">
          <table:table-cell office:value-type="float" office:value="44.4166" calcext:value-type="float">
            <text:p>44.4166</text:p>
          </table:table-cell>
          <table:table-cell office:value-type="float" office:value="60.4409386196006" calcext:value-type="float">
            <text:p>60.4409386196</text:p>
          </table:table-cell>
          <table:table-cell office:value-type="float" office:value="48.3598" calcext:value-type="float">
            <text:p>48.3598</text:p>
          </table:table-cell>
          <table:table-cell office:value-type="float" office:value="49.9894605729616" calcext:value-type="float">
            <text:p>49.989460573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47.0906929606657" calcext:value-type="float">
            <text:p>47.0906929607</text:p>
          </table:table-cell>
          <table:table-cell office:value-type="float" office:value="45.7308" calcext:value-type="float">
            <text:p>45.7308</text:p>
          </table:table-cell>
          <table:table-cell office:value-type="float" office:value="39.2121588559223" calcext:value-type="float">
            <text:p>39.2121588559</text:p>
          </table:table-cell>
          <table:table-cell office:value-type="float" office:value="48.3268" calcext:value-type="float">
            <text:p>48.3268</text:p>
          </table:table-cell>
          <table:table-cell office:value-type="float" office:value="33.4805544382909" calcext:value-type="float">
            <text:p>33.4805544383</text:p>
          </table:table-cell>
        </table:table-row>
        <table:table-row table:style-name="ro1">
          <table:table-cell office:value-type="float" office:value="44.932" calcext:value-type="float">
            <text:p>44.932</text:p>
          </table:table-cell>
          <table:table-cell office:value-type="float" office:value="59.8884270818597" calcext:value-type="float">
            <text:p>59.8884270819</text:p>
          </table:table-cell>
          <table:table-cell office:value-type="float" office:value="48.5598" calcext:value-type="float">
            <text:p>48.5598</text:p>
          </table:table-cell>
          <table:table-cell office:value-type="float" office:value="50.1224489795918" calcext:value-type="float">
            <text:p>50.1224489796</text:p>
          </table:table-cell>
          <table:table-cell office:value-type="float" office:value="44.9561" calcext:value-type="float">
            <text:p>44.9561</text:p>
          </table:table-cell>
          <table:table-cell office:value-type="float" office:value="46.7142661200604" calcext:value-type="float">
            <text:p>46.7142661201</text:p>
          </table:table-cell>
          <table:table-cell office:value-type="float" office:value="46.0103" calcext:value-type="float">
            <text:p>46.0103</text:p>
          </table:table-cell>
          <table:table-cell office:value-type="float" office:value="38.9508328346677" calcext:value-type="float">
            <text:p>38.9508328347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33.1750255252003" calcext:value-type="float">
            <text:p>33.1750255252</text:p>
          </table:table-cell>
        </table:table-row>
        <table:table-row table:style-name="ro1">
          <table:table-cell office:value-type="float" office:value="45.3327" calcext:value-type="float">
            <text:p>45.3327</text:p>
          </table:table-cell>
          <table:table-cell office:value-type="float" office:value="59.8891918037112" calcext:value-type="float">
            <text:p>59.8891918037</text:p>
          </table:table-cell>
          <table:table-cell office:value-type="float" office:value="48.9098" calcext:value-type="float">
            <text:p>48.9098</text:p>
          </table:table-cell>
          <table:table-cell office:value-type="float" office:value="49.7583596819009" calcext:value-type="float">
            <text:p>49.7583596819</text:p>
          </table:table-cell>
          <table:table-cell office:value-type="float" office:value="45.2254" calcext:value-type="float">
            <text:p>45.2254</text:p>
          </table:table-cell>
          <table:table-cell office:value-type="float" office:value="46.5782495389914" calcext:value-type="float">
            <text:p>46.578249539</text:p>
          </table:table-cell>
          <table:table-cell office:value-type="float" office:value="46.3265" calcext:value-type="float">
            <text:p>46.3265</text:p>
          </table:table-cell>
          <table:table-cell office:value-type="float" office:value="38.7455593513055" calcext:value-type="float">
            <text:p>38.7455593513</text:p>
          </table:table-cell>
          <table:table-cell office:value-type="float" office:value="48.9768" calcext:value-type="float">
            <text:p>48.9768</text:p>
          </table:table-cell>
          <table:table-cell office:value-type="float" office:value="32.7933077565669" calcext:value-type="float">
            <text:p>32.7933077566</text:p>
          </table:table-cell>
        </table:table-row>
        <table:table-row table:style-name="ro1">
          <table:table-cell office:value-type="float" office:value="45.6327" calcext:value-type="float">
            <text:p>45.6327</text:p>
          </table:table-cell>
          <table:table-cell office:value-type="float" office:value="59.6788932945365" calcext:value-type="float">
            <text:p>59.6788932945</text:p>
          </table:table-cell>
          <table:table-cell office:value-type="float" office:value="49.2598" calcext:value-type="float">
            <text:p>49.2598</text:p>
          </table:table-cell>
          <table:table-cell office:value-type="float" office:value="47.8202548625084" calcext:value-type="float">
            <text:p>47.8202548625</text:p>
          </table:table-cell>
          <table:table-cell office:value-type="float" office:value="45.4803" calcext:value-type="float">
            <text:p>45.4803</text:p>
          </table:table-cell>
          <table:table-cell office:value-type="float" office:value="46.5001447795541" calcext:value-type="float">
            <text:p>46.5001447796</text:p>
          </table:table-cell>
          <table:table-cell office:value-type="float" office:value="46.6358" calcext:value-type="float">
            <text:p>46.6358</text:p>
          </table:table-cell>
          <table:table-cell office:value-type="float" office:value="38.5315750005681" calcext:value-type="float">
            <text:p>38.5315750006</text:p>
          </table:table-cell>
          <table:table-cell office:value-type="float" office:value="49.3768" calcext:value-type="float">
            <text:p>49.3768</text:p>
          </table:table-cell>
          <table:table-cell office:value-type="float" office:value="32.1984932396894" calcext:value-type="float">
            <text:p>32.1984932397</text:p>
          </table:table-cell>
        </table:table-row>
        <table:table-row table:style-name="ro1">
          <table:table-cell office:value-type="float" office:value="45.9509" calcext:value-type="float">
            <text:p>45.9509</text:p>
          </table:table-cell>
          <table:table-cell office:value-type="float" office:value="59.6800403773138" calcext:value-type="float">
            <text:p>59.6800403773</text:p>
          </table:table-cell>
          <table:table-cell office:value-type="float" office:value="49.2598" calcext:value-type="float">
            <text:p>49.2598</text:p>
          </table:table-cell>
          <table:table-cell office:value-type="float" office:value="47.5730573919709" calcext:value-type="float">
            <text:p>47.573057392</text:p>
          </table:table-cell>
          <table:table-cell office:value-type="float" office:value="45.7845" calcext:value-type="float">
            <text:p>45.7845</text:p>
          </table:table-cell>
          <table:table-cell office:value-type="float" office:value="45.8753067040554" calcext:value-type="float">
            <text:p>45.8753067041</text:p>
          </table:table-cell>
          <table:table-cell office:value-type="float" office:value="46.8858" calcext:value-type="float">
            <text:p>46.8858</text:p>
          </table:table-cell>
          <table:table-cell office:value-type="float" office:value="38.3562214529727" calcext:value-type="float">
            <text:p>38.356221453</text:p>
          </table:table-cell>
          <table:table-cell office:value-type="float" office:value="49.7018" calcext:value-type="float">
            <text:p>49.7018</text:p>
          </table:table-cell>
          <table:table-cell office:value-type="float" office:value="31.6678784691068" calcext:value-type="float">
            <text:p>31.6678784691</text:p>
          </table:table-cell>
        </table:table-row>
        <table:table-row table:style-name="ro1">
          <table:table-cell office:value-type="float" office:value="46.2642" calcext:value-type="float">
            <text:p>46.2642</text:p>
          </table:table-cell>
          <table:table-cell office:value-type="float" office:value="59.2181483789808" calcext:value-type="float">
            <text:p>59.218148379</text:p>
          </table:table-cell>
          <table:table-cell office:value-type="float" office:value="49.823" calcext:value-type="float">
            <text:p>49.823</text:p>
          </table:table-cell>
          <table:table-cell office:value-type="float" office:value="47.1484142952956" calcext:value-type="float">
            <text:p>47.1484142953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45.4562079948794" calcext:value-type="float">
            <text:p>45.4562079949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38.2066217741386" calcext:value-type="float">
            <text:p>38.2066217741</text:p>
          </table:table-cell>
          <table:table-cell office:value-type="float" office:value="50.1018" calcext:value-type="float">
            <text:p>50.1018</text:p>
          </table:table-cell>
          <table:table-cell office:value-type="float" office:value="30.9852727328981" calcext:value-type="float">
            <text:p>30.9852727329</text:p>
          </table:table-cell>
        </table:table-row>
        <table:table-row table:style-name="ro1">
          <table:table-cell office:value-type="float" office:value="46.4947" calcext:value-type="float">
            <text:p>46.4947</text:p>
          </table:table-cell>
          <table:table-cell office:value-type="float" office:value="59.221207266387" calcext:value-type="float">
            <text:p>59.2212072664</text:p>
          </table:table-cell>
          <table:table-cell office:value-type="float" office:value="50.1272" calcext:value-type="float">
            <text:p>50.1272</text:p>
          </table:table-cell>
          <table:table-cell office:value-type="float" office:value="47.0104436140653" calcext:value-type="float">
            <text:p>47.0104436141</text:p>
          </table:table-cell>
          <table:table-cell office:value-type="float" office:value="46.3519" calcext:value-type="float">
            <text:p>46.3519</text:p>
          </table:table-cell>
          <table:table-cell office:value-type="float" office:value="44.9551945380008" calcext:value-type="float">
            <text:p>44.955194538</text:p>
          </table:table-cell>
          <table:table-cell office:value-type="float" office:value="47.3872" calcext:value-type="float">
            <text:p>47.3872</text:p>
          </table:table-cell>
          <table:table-cell office:value-type="float" office:value="38.0797460971527" calcext:value-type="float">
            <text:p>38.0797460972</text:p>
          </table:table-cell>
          <table:table-cell office:value-type="float" office:value="50.339" calcext:value-type="float">
            <text:p>50.339</text:p>
          </table:table-cell>
          <table:table-cell office:value-type="float" office:value="30.6186380371894" calcext:value-type="float">
            <text:p>30.6186380372</text:p>
          </table:table-cell>
        </table:table-row>
        <table:table-row table:style-name="ro1">
          <table:table-cell office:value-type="float" office:value="46.8301" calcext:value-type="float">
            <text:p>46.8301</text:p>
          </table:table-cell>
          <table:table-cell office:value-type="float" office:value="58.7585505462026" calcext:value-type="float">
            <text:p>58.7585505462</text:p>
          </table:table-cell>
          <table:table-cell office:value-type="float" office:value="50.3408" calcext:value-type="float">
            <text:p>50.3408</text:p>
          </table:table-cell>
          <table:table-cell office:value-type="float" office:value="47.0104436140653" calcext:value-type="float">
            <text:p>47.0104436141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45.0447292622339" calcext:value-type="float">
            <text:p>45.0447292622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37.9547640869875" calcext:value-type="float">
            <text:p>37.954764087</text:p>
          </table:table-cell>
          <table:table-cell office:value-type="float" office:value="50.689" calcext:value-type="float">
            <text:p>50.689</text:p>
          </table:table-cell>
          <table:table-cell office:value-type="float" office:value="30.0520559388633" calcext:value-type="float">
            <text:p>30.0520559389</text:p>
          </table:table-cell>
        </table:table-row>
        <table:table-row table:style-name="ro1">
          <table:table-cell office:value-type="float" office:value="47.085" calcext:value-type="float">
            <text:p>47.085</text:p>
          </table:table-cell>
          <table:table-cell office:value-type="float" office:value="56.4823559550803" calcext:value-type="float">
            <text:p>56.4823559551</text:p>
          </table:table-cell>
          <table:table-cell office:value-type="float" office:value="50.7908" calcext:value-type="float">
            <text:p>50.7908</text:p>
          </table:table-cell>
          <table:table-cell office:value-type="float" office:value="46.8602088722813" calcext:value-type="float">
            <text:p>46.8602088723</text:p>
          </table:table-cell>
          <table:table-cell office:value-type="float" office:value="46.953" calcext:value-type="float">
            <text:p>46.953</text:p>
          </table:table-cell>
          <table:table-cell office:value-type="float" office:value="44.9513845497356" calcext:value-type="float">
            <text:p>44.9513845497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37.9547640869875" calcext:value-type="float">
            <text:p>37.954764087</text:p>
          </table:table-cell>
          <table:table-cell office:value-type="float" office:value="51.089" calcext:value-type="float">
            <text:p>51.089</text:p>
          </table:table-cell>
          <table:table-cell office:value-type="float" office:value="29.4576281674453" calcext:value-type="float">
            <text:p>29.4576281674</text:p>
          </table:table-cell>
        </table:table-row>
        <table:table-row table:style-name="ro1">
          <table:table-cell office:value-type="float" office:value="47.3461" calcext:value-type="float">
            <text:p>47.3461</text:p>
          </table:table-cell>
          <table:table-cell office:value-type="float" office:value="55.8591076460714" calcext:value-type="float">
            <text:p>55.8591076461</text:p>
          </table:table-cell>
          <table:table-cell office:value-type="float" office:value="51.1908" calcext:value-type="float">
            <text:p>51.1908</text:p>
          </table:table-cell>
          <table:table-cell office:value-type="float" office:value="46.8602088722813" calcext:value-type="float">
            <text:p>46.8602088723</text:p>
          </table:table-cell>
          <table:table-cell office:value-type="float" office:value="47.2079" calcext:value-type="float">
            <text:p>47.2079</text:p>
          </table:table-cell>
          <table:table-cell office:value-type="float" office:value="45.0885441272841" calcext:value-type="float">
            <text:p>45.0885441273</text:p>
          </table:table-cell>
          <table:table-cell office:value-type="float" office:value="47.9968" calcext:value-type="float">
            <text:p>47.9968</text:p>
          </table:table-cell>
          <table:table-cell office:value-type="float" office:value="37.4927093827404" calcext:value-type="float">
            <text:p>37.4927093827</text:p>
          </table:table-cell>
          <table:table-cell office:value-type="float" office:value="51.439" calcext:value-type="float">
            <text:p>51.439</text:p>
          </table:table-cell>
          <table:table-cell office:value-type="float" office:value="28.8840846508462" calcext:value-type="float">
            <text:p>28.8840846508</text:p>
          </table:table-cell>
        </table:table-row>
        <table:table-row table:style-name="ro1">
          <table:table-cell office:value-type="float" office:value="47.5461" calcext:value-type="float">
            <text:p>47.5461</text:p>
          </table:table-cell>
          <table:table-cell office:value-type="float" office:value="55.6996631400244" calcext:value-type="float">
            <text:p>55.69966314</text:p>
          </table:table-cell>
          <table:table-cell office:value-type="float" office:value="51.5408" calcext:value-type="float">
            <text:p>51.5408</text:p>
          </table:table-cell>
          <table:table-cell office:value-type="float" office:value="46.8609753760659" calcext:value-type="float">
            <text:p>46.8609753761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44.5787676973955" calcext:value-type="float">
            <text:p>44.5787676974</text:p>
          </table:table-cell>
          <table:table-cell office:value-type="float" office:value="48.2729" calcext:value-type="float">
            <text:p>48.2729</text:p>
          </table:table-cell>
          <table:table-cell office:value-type="float" office:value="37.7123747339398" calcext:value-type="float">
            <text:p>37.7123747339</text:p>
          </table:table-cell>
          <table:table-cell office:value-type="float" office:value="51.839" calcext:value-type="float">
            <text:p>51.839</text:p>
          </table:table-cell>
          <table:table-cell office:value-type="float" office:value="28.3998793354166" calcext:value-type="float">
            <text:p>28.3998793354</text:p>
          </table:table-cell>
        </table:table-row>
        <table:table-row table:style-name="ro1">
          <table:table-cell office:value-type="float" office:value="47.8969" calcext:value-type="float">
            <text:p>47.8969</text:p>
          </table:table-cell>
          <table:table-cell office:value-type="float" office:value="55.1077684269289" calcext:value-type="float">
            <text:p>55.1077684269</text:p>
          </table:table-cell>
          <table:table-cell office:value-type="float" office:value="51.9408" calcext:value-type="float">
            <text:p>51.9408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7.7263" calcext:value-type="float">
            <text:p>47.7263</text:p>
          </table:table-cell>
          <table:table-cell office:value-type="float" office:value="44.2141518204124" calcext:value-type="float">
            <text:p>44.2141518204</text:p>
          </table:table-cell>
          <table:table-cell office:value-type="float" office:value="48.5524" calcext:value-type="float">
            <text:p>48.5524</text:p>
          </table:table-cell>
          <table:table-cell office:value-type="float" office:value="36.3697649580742" calcext:value-type="float">
            <text:p>36.3697649581</text:p>
          </table:table-cell>
          <table:table-cell office:value-type="float" office:value="52.139" calcext:value-type="float">
            <text:p>52.139</text:p>
          </table:table-cell>
          <table:table-cell office:value-type="float" office:value="28.046007239875" calcext:value-type="float">
            <text:p>28.0460072399</text:p>
          </table:table-cell>
        </table:table-row>
        <table:table-row table:style-name="ro1">
          <table:table-cell office:value-type="float" office:value="48.2333" calcext:value-type="float">
            <text:p>48.2333</text:p>
          </table:table-cell>
          <table:table-cell office:value-type="float" office:value="54.7189073654185" calcext:value-type="float">
            <text:p>54.7189073654</text:p>
          </table:table-cell>
          <table:table-cell office:value-type="float" office:value="52.3908" calcext:value-type="float">
            <text:p>52.3908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4.2236767910755" calcext:value-type="float">
            <text:p>44.2236767911</text:p>
          </table:table-cell>
          <table:table-cell office:value-type="float" office:value="48.8524" calcext:value-type="float">
            <text:p>48.8524</text:p>
          </table:table-cell>
          <table:table-cell office:value-type="float" office:value="35.1142638559601" calcext:value-type="float">
            <text:p>35.114263856</text:p>
          </table:table-cell>
          <table:table-cell office:value-type="float" office:value="52.489" calcext:value-type="float">
            <text:p>52.489</text:p>
          </table:table-cell>
          <table:table-cell office:value-type="float" office:value="27.6523003619937" calcext:value-type="float">
            <text:p>27.652300362</text:p>
          </table:table-cell>
        </table:table-row>
        <table:table-row table:style-name="ro1">
          <table:table-cell office:value-type="float" office:value="48.4907" calcext:value-type="float">
            <text:p>48.4907</text:p>
          </table:table-cell>
          <table:table-cell office:value-type="float" office:value="54.3441936581617" calcext:value-type="float">
            <text:p>54.3441936582</text:p>
          </table:table-cell>
          <table:table-cell office:value-type="float" office:value="52.7408" calcext:value-type="float">
            <text:p>52.7408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43.901732782663" calcext:value-type="float">
            <text:p>43.9017327827</text:p>
          </table:table-cell>
          <table:table-cell office:value-type="float" office:value="49.144" calcext:value-type="float">
            <text:p>49.144</text:p>
          </table:table-cell>
          <table:table-cell office:value-type="float" office:value="34.5726751452442" calcext:value-type="float">
            <text:p>34.5726751452</text:p>
          </table:table-cell>
          <table:table-cell office:value-type="float" office:value="52.889" calcext:value-type="float">
            <text:p>52.889</text:p>
          </table:table-cell>
          <table:table-cell office:value-type="float" office:value="27.2558862658952" calcext:value-type="float">
            <text:p>27.2558862659</text:p>
          </table:table-cell>
        </table:table-row>
        <table:table-row table:style-name="ro1">
          <table:table-cell office:value-type="float" office:value="48.7907" calcext:value-type="float">
            <text:p>48.7907</text:p>
          </table:table-cell>
          <table:table-cell office:value-type="float" office:value="53.9243613616637" calcext:value-type="float">
            <text:p>53.9243613617</text:p>
          </table:table-cell>
          <table:table-cell office:value-type="float" office:value="53.0408" calcext:value-type="float">
            <text:p>53.0408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8.4739" calcext:value-type="float">
            <text:p>48.4739</text:p>
          </table:table-cell>
          <table:table-cell office:value-type="float" office:value="43.9063047685813" calcext:value-type="float">
            <text:p>43.9063047686</text:p>
          </table:table-cell>
          <table:table-cell office:value-type="float" office:value="49.4014" calcext:value-type="float">
            <text:p>49.4014</text:p>
          </table:table-cell>
          <table:table-cell office:value-type="float" office:value="34.4022451313826" calcext:value-type="float">
            <text:p>34.4022451314</text:p>
          </table:table-cell>
          <table:table-cell office:value-type="float" office:value="53.189" calcext:value-type="float">
            <text:p>53.189</text:p>
          </table:table-cell>
          <table:table-cell office:value-type="float" office:value="24.7381733238452" calcext:value-type="float">
            <text:p>24.7381733238</text:p>
          </table:table-cell>
        </table:table-row>
        <table:table-row table:style-name="ro1">
          <table:table-cell office:value-type="float" office:value="49.1039" calcext:value-type="float">
            <text:p>49.1039</text:p>
          </table:table-cell>
          <table:table-cell office:value-type="float" office:value="53.6777385645406" calcext:value-type="float">
            <text:p>53.6777385645</text:p>
          </table:table-cell>
          <table:table-cell office:value-type="float" office:value="53.4439" calcext:value-type="float">
            <text:p>53.4439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8.8522" calcext:value-type="float">
            <text:p>48.8522</text:p>
          </table:table-cell>
          <table:table-cell office:value-type="float" office:value="43.5291159303229" calcext:value-type="float">
            <text:p>43.5291159303</text:p>
          </table:table-cell>
          <table:table-cell office:value-type="float" office:value="49.7055" calcext:value-type="float">
            <text:p>49.7055</text:p>
          </table:table-cell>
          <table:table-cell office:value-type="float" office:value="33.712192941925" calcext:value-type="float">
            <text:p>33.7121929419</text:p>
          </table:table-cell>
          <table:table-cell office:value-type="float" office:value="53.589" calcext:value-type="float">
            <text:p>53.589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49.659" calcext:value-type="float">
            <text:p>49.659</text:p>
          </table:table-cell>
          <table:table-cell office:value-type="float" office:value="52.7287187467738" calcext:value-type="float">
            <text:p>52.7287187468</text:p>
          </table:table-cell>
          <table:table-cell office:value-type="float" office:value="53.6744" calcext:value-type="float">
            <text:p>53.6744</text:p>
          </table:table-cell>
          <table:table-cell office:value-type="float" office:value="46.6915780396666" calcext:value-type="float">
            <text:p>46.6915780397</text:p>
          </table:table-cell>
          <table:table-cell office:value-type="float" office:value="49.1072" calcext:value-type="float">
            <text:p>49.1072</text:p>
          </table:table-cell>
          <table:table-cell office:value-type="float" office:value="43.5310209244556" calcext:value-type="float">
            <text:p>43.5310209245</text:p>
          </table:table-cell>
          <table:table-cell office:value-type="float" office:value="50.0065" calcext:value-type="float">
            <text:p>50.0065</text:p>
          </table:table-cell>
          <table:table-cell office:value-type="float" office:value="33.4535180542195" calcext:value-type="float">
            <text:p>33.4535180542</text:p>
          </table:table-cell>
          <table:table-cell office:value-type="float" office:value="53.8982" calcext:value-type="float">
            <text:p>53.8982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49.8111" calcext:value-type="float">
            <text:p>49.8111</text:p>
          </table:table-cell>
          <table:table-cell office:value-type="float" office:value="52.48668428076" calcext:value-type="float">
            <text:p>52.4866842808</text:p>
          </table:table-cell>
          <table:table-cell office:value-type="float" office:value="53.9244" calcext:value-type="float">
            <text:p>53.9244</text:p>
          </table:table-cell>
          <table:table-cell office:value-type="float" office:value="46.6923445434512" calcext:value-type="float">
            <text:p>46.6923445435</text:p>
          </table:table-cell>
          <table:table-cell office:value-type="float" office:value="49.508" calcext:value-type="float">
            <text:p>49.508</text:p>
          </table:table-cell>
          <table:table-cell office:value-type="float" office:value="43.2338418397671" calcext:value-type="float">
            <text:p>43.2338418398</text:p>
          </table:table-cell>
          <table:table-cell office:value-type="float" office:value="50.3076" calcext:value-type="float">
            <text:p>50.3076</text:p>
          </table:table-cell>
          <table:table-cell office:value-type="float" office:value="32.3639021655974" calcext:value-type="float">
            <text:p>32.3639021656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50.1203" calcext:value-type="float">
            <text:p>50.1203</text:p>
          </table:table-cell>
          <table:table-cell office:value-type="float" office:value="52.3597404534036" calcext:value-type="float">
            <text:p>52.3597404534</text:p>
          </table:table-cell>
          <table:table-cell office:value-type="float" office:value="54.2579" calcext:value-type="float">
            <text:p>54.2579</text:p>
          </table:table-cell>
          <table:table-cell office:value-type="float" office:value="46.7019258407588" calcext:value-type="float">
            <text:p>46.7019258408</text:p>
          </table:table-cell>
          <table:table-cell office:value-type="float" office:value="49.683" calcext:value-type="float">
            <text:p>49.683</text:p>
          </table:table-cell>
          <table:table-cell office:value-type="float" office:value="43.2262218632367" calcext:value-type="float">
            <text:p>43.2262218632</text:p>
          </table:table-cell>
          <table:table-cell office:value-type="float" office:value="50.5871" calcext:value-type="float">
            <text:p>50.5871</text:p>
          </table:table-cell>
          <table:table-cell office:value-type="float" office:value="32.1847612843606" calcext:value-type="float">
            <text:p>32.1847612844</text:p>
          </table:table-cell>
          <table:table-cell office:value-type="float" office:value="54.4421" calcext:value-type="float">
            <text:p>54.4421</text:p>
          </table:table-cell>
          <table:table-cell office:value-type="float" office:value="23.7434640017326" calcext:value-type="float">
            <text:p>23.7434640017</text:p>
          </table:table-cell>
        </table:table-row>
        <table:table-row table:style-name="ro1">
          <table:table-cell office:value-type="float" office:value="50.3665" calcext:value-type="float">
            <text:p>50.3665</text:p>
          </table:table-cell>
          <table:table-cell office:value-type="float" office:value="50.4957309402638" calcext:value-type="float">
            <text:p>50.4957309403</text:p>
          </table:table-cell>
          <table:table-cell office:value-type="float" office:value="54.5129" calcext:value-type="float">
            <text:p>54.5129</text:p>
          </table:table-cell>
          <table:table-cell office:value-type="float" office:value="46.7019258407588" calcext:value-type="float">
            <text:p>46.7019258408</text:p>
          </table:table-cell>
          <table:table-cell office:value-type="float" office:value="49.908" calcext:value-type="float">
            <text:p>49.908</text:p>
          </table:table-cell>
          <table:table-cell office:value-type="float" office:value="43.2128869043083" calcext:value-type="float">
            <text:p>43.2128869043</text:p>
          </table:table-cell>
          <table:table-cell office:value-type="float" office:value="50.9003" calcext:value-type="float">
            <text:p>50.9003</text:p>
          </table:table-cell>
          <table:table-cell office:value-type="float" office:value="32.185897484453" calcext:value-type="float">
            <text:p>32.1858974845</text:p>
          </table:table-cell>
          <table:table-cell office:value-type="float" office:value="54.8921" calcext:value-type="float">
            <text:p>54.8921</text:p>
          </table:table-cell>
          <table:table-cell office:value-type="float" office:value="23.7511989109248" calcext:value-type="float">
            <text:p>23.7511989109</text:p>
          </table:table-cell>
        </table:table-row>
        <table:table-row table:style-name="ro1">
          <table:table-cell office:value-type="float" office:value="50.6165" calcext:value-type="float">
            <text:p>50.6165</text:p>
          </table:table-cell>
          <table:table-cell office:value-type="float" office:value="49.452650334757" calcext:value-type="float">
            <text:p>49.4526503348</text:p>
          </table:table-cell>
          <table:table-cell office:value-type="float" office:value="54.7434" calcext:value-type="float">
            <text:p>54.7434</text:p>
          </table:table-cell>
          <table:table-cell office:value-type="float" office:value="46.7019258407588" calcext:value-type="float">
            <text:p>46.7019258408</text:p>
          </table:table-cell>
          <table:table-cell office:value-type="float" office:value="50.033" calcext:value-type="float">
            <text:p>50.033</text:p>
          </table:table-cell>
          <table:table-cell office:value-type="float" office:value="42.9549506987519" calcext:value-type="float">
            <text:p>42.9549506988</text:p>
          </table:table-cell>
          <table:table-cell office:value-type="float" office:value="51.2339" calcext:value-type="float">
            <text:p>51.2339</text:p>
          </table:table-cell>
          <table:table-cell office:value-type="float" office:value="31.9113157954537" calcext:value-type="float">
            <text:p>31.9113157955</text:p>
          </table:table-cell>
          <table:table-cell office:value-type="float" office:value="55.3421" calcext:value-type="float">
            <text:p>55.3421</text:p>
          </table:table-cell>
          <table:table-cell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50.9186" calcext:value-type="float">
            <text:p>50.9186</text:p>
          </table:table-cell>
          <table:table-cell office:value-type="float" office:value="49.2568815407616" calcext:value-type="float">
            <text:p>49.2568815408</text:p>
          </table:table-cell>
          <table:table-cell office:value-type="float" office:value="54.9738" calcext:value-type="float">
            <text:p>54.9738</text:p>
          </table:table-cell>
          <table:table-cell office:value-type="float" office:value="46.7049918558973" calcext:value-type="float">
            <text:p>46.7049918559</text:p>
          </table:table-cell>
          <table:table-cell office:value-type="float" office:value="50.283" calcext:value-type="float">
            <text:p>50.283</text:p>
          </table:table-cell>
          <table:table-cell office:value-type="float" office:value="42.9690476553332" calcext:value-type="float">
            <text:p>42.9690476553</text:p>
          </table:table-cell>
          <table:table-cell office:value-type="float" office:value="51.4996" calcext:value-type="float">
            <text:p>51.4996</text:p>
          </table:table-cell>
          <table:table-cell office:value-type="float" office:value="31.912073262182" calcext:value-type="float">
            <text:p>31.9120732622</text:p>
          </table:table-cell>
          <table:table-cell office:value-type="float" office:value="55.5921" calcext:value-type="float">
            <text:p>55.5921</text:p>
          </table:table-cell>
          <table:table-cell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51.2037" calcext:value-type="float">
            <text:p>51.2037</text:p>
          </table:table-cell>
          <table:table-cell office:value-type="float" office:value="49.5119162782517" calcext:value-type="float">
            <text:p>49.5119162783</text:p>
          </table:table-cell>
          <table:table-cell office:value-type="float" office:value="55.1754" calcext:value-type="float">
            <text:p>55.1754</text:p>
          </table:table-cell>
          <table:table-cell office:value-type="float" office:value="46.7076746191434" calcext:value-type="float">
            <text:p>46.7076746191</text:p>
          </table:table-cell>
          <table:table-cell office:value-type="float" office:value="50.283" calcext:value-type="float">
            <text:p>50.283</text:p>
          </table:table-cell>
          <table:table-cell office:value-type="float" office:value="42.9690476553332" calcext:value-type="float">
            <text:p>42.9690476553</text:p>
          </table:table-cell>
          <table:table-cell office:value-type="float" office:value="51.8007" calcext:value-type="float">
            <text:p>51.8007</text:p>
          </table:table-cell>
          <table:table-cell office:value-type="float" office:value="31.422749755717" calcext:value-type="float">
            <text:p>31.4227497557</text:p>
          </table:table-cell>
          <table:table-cell office:value-type="float" office:value="56.0421" calcext:value-type="float">
            <text:p>56.0421</text:p>
          </table:table-cell>
          <table:table-cell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51.5047" calcext:value-type="float">
            <text:p>51.5047</text:p>
          </table:table-cell>
          <table:table-cell office:value-type="float" office:value="49.5111515564002" calcext:value-type="float">
            <text:p>49.5111515564</text:p>
          </table:table-cell>
          <table:table-cell office:value-type="float" office:value="55.4059" calcext:value-type="float">
            <text:p>55.4059</text:p>
          </table:table-cell>
          <table:table-cell office:value-type="float" office:value="46.7088243748203" calcext:value-type="float">
            <text:p>46.7088243748</text:p>
          </table:table-cell>
          <table:table-cell office:value-type="float" office:value="50.658" calcext:value-type="float">
            <text:p>50.658</text:p>
          </table:table-cell>
          <table:table-cell office:value-type="float" office:value="42.6920615084506" calcext:value-type="float">
            <text:p>42.6920615085</text:p>
          </table:table-cell>
          <table:table-cell office:value-type="float" office:value="52.0857" calcext:value-type="float">
            <text:p>52.0857</text:p>
          </table:table-cell>
          <table:table-cell office:value-type="float" office:value="31.1565002007287" calcext:value-type="float">
            <text:p>31.1565002007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51.6547" calcext:value-type="float">
            <text:p>51.65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5.825" calcext:value-type="float">
            <text:p>55.825</text:p>
          </table:table-cell>
          <table:table-cell office:value-type="float" office:value="46.7088243748203" calcext:value-type="float">
            <text:p>46.7088243748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42.4177423533536" calcext:value-type="float">
            <text:p>42.4177423534</text:p>
          </table:table-cell>
          <table:table-cell office:value-type="float" office:value="52.355" calcext:value-type="float">
            <text:p>52.355</text:p>
          </table:table-cell>
          <table:table-cell office:value-type="float" office:value="30.986070186867" calcext:value-type="float">
            <text:p>30.9860701869</text:p>
          </table:table-cell>
          <table:table-cell office:value-type="float" office:value="56.8421" calcext:value-type="float">
            <text:p>56.8421</text:p>
          </table:table-cell>
          <table:table-cell office:value-type="float" office:value="22.8856625723214" calcext:value-type="float">
            <text:p>22.8856625723</text:p>
          </table:table-cell>
        </table:table-row>
        <table:table-row table:style-name="ro1">
          <table:table-cell office:value-type="float" office:value="52.1047" calcext:value-type="float">
            <text:p>52.10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6.0154" calcext:value-type="float">
            <text:p>56.0154</text:p>
          </table:table-cell>
          <table:table-cell office:value-type="float" office:value="46.7088243748203" calcext:value-type="float">
            <text:p>46.7088243748</text:p>
          </table:table-cell>
          <table:table-cell office:value-type="float" office:value="51.1403" calcext:value-type="float">
            <text:p>51.1403</text:p>
          </table:table-cell>
          <table:table-cell office:value-type="float" office:value="42.4710821890669" calcext:value-type="float">
            <text:p>42.4710821891</text:p>
          </table:table-cell>
          <table:table-cell office:value-type="float" office:value="52.6062" calcext:value-type="float">
            <text:p>52.6062</text:p>
          </table:table-cell>
          <table:table-cell office:value-type="float" office:value="30.7637537021186" calcext:value-type="float">
            <text:p>30.7637537021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21.0903901488196" calcext:value-type="float">
            <text:p>21.0903901488</text:p>
          </table:table-cell>
        </table:table-row>
        <table:table-row table:style-name="ro1">
          <table:table-cell office:value-type="float" office:value="52.3047" calcext:value-type="float">
            <text:p>52.30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6.3316" calcext:value-type="float">
            <text:p>56.3316</text:p>
          </table:table-cell>
          <table:table-cell office:value-type="float" office:value="46.7076746191434" calcext:value-type="float">
            <text:p>46.7076746191</text:p>
          </table:table-cell>
          <table:table-cell office:value-type="float" office:value="51.4413" calcext:value-type="float">
            <text:p>51.4413</text:p>
          </table:table-cell>
          <table:table-cell office:value-type="float" office:value="40.8175472819544" calcext:value-type="float">
            <text:p>40.817547282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30.4039570061885" calcext:value-type="float">
            <text:p>30.4039570062</text:p>
          </table:table-cell>
          <table:table-cell office:value-type="float" office:value="57.6921" calcext:value-type="float">
            <text:p>57.6921</text:p>
          </table:table-cell>
          <table:table-cell office:value-type="float" office:value="20.4375638130008" calcext:value-type="float">
            <text:p>20.437563813</text:p>
          </table:table-cell>
        </table:table-row>
        <table:table-row table:style-name="ro1">
          <table:table-cell office:value-type="float" office:value="52.6047" calcext:value-type="float">
            <text:p>52.6047</text:p>
          </table:table-cell>
          <table:table-cell office:value-type="float" office:value="47.6892017450953" calcext:value-type="float">
            <text:p>47.6892017451</text:p>
          </table:table-cell>
          <table:table-cell office:value-type="float" office:value="56.6408" calcext:value-type="float">
            <text:p>56.6408</text:p>
          </table:table-cell>
          <table:table-cell office:value-type="float" office:value="46.2680846986682" calcext:value-type="float">
            <text:p>46.2680846987</text:p>
          </table:table-cell>
          <table:table-cell office:value-type="float" office:value="51.6718" calcext:value-type="float">
            <text:p>51.6718</text:p>
          </table:table-cell>
          <table:table-cell office:value-type="float" office:value="39.9229620372769" calcext:value-type="float">
            <text:p>39.9229620373</text:p>
          </table:table-cell>
          <table:table-cell office:value-type="float" office:value="53.0812" calcext:value-type="float">
            <text:p>53.0812</text:p>
          </table:table-cell>
          <table:table-cell office:value-type="float" office:value="30.1615676531408" calcext:value-type="float">
            <text:p>30.1615676531</text:p>
          </table:table-cell>
          <table:table-cell office:value-type="float" office:value="57.8921" calcext:value-type="float">
            <text:p>57.8921</text:p>
          </table:table-cell>
          <table:table-cell office:value-type="float" office:value="19.3798149809721" calcext:value-type="float">
            <text:p>19.379814981</text:p>
          </table:table-cell>
        </table:table-row>
        <table:table-row table:style-name="ro1">
          <table:table-cell office:value-type="float" office:value="52.9139" calcext:value-type="float">
            <text:p>52.9139</text:p>
          </table:table-cell>
          <table:table-cell office:value-type="float" office:value="46.7466820630666" calcext:value-type="float">
            <text:p>46.7466820631</text:p>
          </table:table-cell>
          <table:table-cell office:value-type="float" office:value="56.9101" calcext:value-type="float">
            <text:p>56.9101</text:p>
          </table:table-cell>
          <table:table-cell office:value-type="float" office:value="45.9028456453004" calcext:value-type="float">
            <text:p>45.9028456453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39.2314491671366" calcext:value-type="float">
            <text:p>39.2314491671</text:p>
          </table:table-cell>
          <table:table-cell office:value-type="float" office:value="53.4072" calcext:value-type="float">
            <text:p>53.4072</text:p>
          </table:table-cell>
          <table:table-cell office:value-type="float" office:value="29.7987410902976" calcext:value-type="float">
            <text:p>29.7987410903</text:p>
          </table:table-cell>
          <table:table-cell office:value-type="float" office:value="58.3921" calcext:value-type="float">
            <text:p>58.3921</text:p>
          </table:table-cell>
          <table:table-cell office:value-type="float" office:value="16.961882367501" calcext:value-type="float">
            <text:p>16.9618823675</text:p>
          </table:table-cell>
        </table:table-row>
        <table:table-row table:style-name="ro1">
          <table:table-cell office:value-type="float" office:value="53.1275" calcext:value-type="float">
            <text:p>53.1275</text:p>
          </table:table-cell>
          <table:table-cell office:value-type="float" office:value="46.7512703941759" calcext:value-type="float">
            <text:p>46.7512703942</text:p>
          </table:table-cell>
          <table:table-cell office:value-type="float" office:value="57.3101" calcext:value-type="float">
            <text:p>57.3101</text:p>
          </table:table-cell>
          <table:table-cell office:value-type="float" office:value="45.4544409313021" calcext:value-type="float">
            <text:p>45.4544409313</text:p>
          </table:table-cell>
          <table:table-cell office:value-type="float" office:value="52.1769" calcext:value-type="float">
            <text:p>52.1769</text:p>
          </table:table-cell>
          <table:table-cell office:value-type="float" office:value="38.5685112089855" calcext:value-type="float">
            <text:p>38.568511209</text:p>
          </table:table-cell>
          <table:table-cell office:value-type="float" office:value="53.6322" calcext:value-type="float">
            <text:p>53.6322</text:p>
          </table:table-cell>
          <table:table-cell office:value-type="float" office:value="29.79987729039" calcext:value-type="float">
            <text:p>29.7998772904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14.1792487856193" calcext:value-type="float">
            <text:p>14.1792487856</text:p>
          </table:table-cell>
        </table:table-row>
        <table:table-row table:style-name="ro1">
          <table:table-cell office:value-type="float" office:value="53.3775" calcext:value-type="float">
            <text:p>53.3775</text:p>
          </table:table-cell>
          <table:table-cell office:value-type="float" office:value="46.6090321297886" calcext:value-type="float">
            <text:p>46.6090321298</text:p>
          </table:table-cell>
          <table:table-cell office:value-type="float" office:value="57.5601" calcext:value-type="float">
            <text:p>57.5601</text:p>
          </table:table-cell>
          <table:table-cell office:value-type="float" office:value="45.1823320877647" calcext:value-type="float">
            <text:p>45.1823320878</text:p>
          </table:table-cell>
          <table:table-cell office:value-type="float" office:value="52.4597" calcext:value-type="float">
            <text:p>52.4597</text:p>
          </table:table-cell>
          <table:table-cell office:value-type="float" office:value="38.2077053202676" calcext:value-type="float">
            <text:p>38.2077053203</text:p>
          </table:table-cell>
          <table:table-cell office:value-type="float" office:value="53.9117" calcext:value-type="float">
            <text:p>53.9117</text:p>
          </table:table-cell>
          <table:table-cell office:value-type="float" office:value="28.1323142880949" calcext:value-type="float">
            <text:p>28.1323142881</text:p>
          </table:table-cell>
          <table:table-cell office:value-type="float" office:value="59.2428" calcext:value-type="float">
            <text:p>59.2428</text:p>
          </table:table-cell>
          <table:table-cell office:value-type="float" office:value="12.1399399771047" calcext:value-type="float">
            <text:p>12.1399399771</text:p>
          </table:table-cell>
        </table:table-row>
        <table:table-row table:style-name="ro1">
          <table:table-cell office:value-type="float" office:value="53.6275" calcext:value-type="float">
            <text:p>53.6275</text:p>
          </table:table-cell>
          <table:table-cell office:value-type="float" office:value="46.2706427104801" calcext:value-type="float">
            <text:p>46.2706427105</text:p>
          </table:table-cell>
          <table:table-cell office:value-type="float" office:value="58.0101" calcext:value-type="float">
            <text:p>58.0101</text:p>
          </table:table-cell>
          <table:table-cell office:value-type="float" office:value="45.0807703363035" calcext:value-type="float">
            <text:p>45.0807703363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37.8076565524178" calcext:value-type="float">
            <text:p>37.8076565524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59.6428" calcext:value-type="float">
            <text:p>59.6428</text:p>
          </table:table-cell>
          <table:table-cell office:value-type="float" office:value="11.2484916927075" calcext:value-type="float">
            <text:p>11.2484916927</text:p>
          </table:table-cell>
        </table:table-row>
        <table:table-row table:style-name="ro1">
          <table:table-cell office:value-type="float" office:value="53.9438" calcext:value-type="float">
            <text:p>53.9438</text:p>
          </table:table-cell>
          <table:table-cell office:value-type="float" office:value="46.2694956277028" calcext:value-type="float">
            <text:p>46.2694956277</text:p>
          </table:table-cell>
          <table:table-cell office:value-type="float" office:value="58.2601" calcext:value-type="float">
            <text:p>58.2601</text:p>
          </table:table-cell>
          <table:table-cell office:value-type="float" office:value="44.6994347034589" calcext:value-type="float">
            <text:p>44.6994347035</text:p>
          </table:table-cell>
          <table:table-cell office:value-type="float" office:value="53.0618" calcext:value-type="float">
            <text:p>53.0618</text:p>
          </table:table-cell>
          <table:table-cell office:value-type="float" office:value="37.4647576085466" calcext:value-type="float">
            <text:p>37.4647576085</text:p>
          </table:table-cell>
          <table:table-cell office:value-type="float" office:value="54.3983" calcext:value-type="float">
            <text:p>54.398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60.0678" calcext:value-type="float">
            <text:p>60.0678</text:p>
          </table:table-cell>
          <table:table-cell office:value-type="float" office:value="11.2631880201726" calcext:value-type="float">
            <text:p>11.2631880202</text:p>
          </table:table-cell>
        </table:table-row>
        <table:table-row table:style-name="ro1">
          <table:table-cell office:value-type="float" office:value="54.3507" calcext:value-type="float">
            <text:p>54.3507</text:p>
          </table:table-cell>
          <table:table-cell office:value-type="float" office:value="46.2733192369605" calcext:value-type="float">
            <text:p>46.273319237</text:p>
          </table:table-cell>
          <table:table-cell office:value-type="float" office:value="58.6101" calcext:value-type="float">
            <text:p>58.6101</text:p>
          </table:table-cell>
          <table:table-cell office:value-type="float" office:value="44.6764395899205" calcext:value-type="float">
            <text:p>44.6764395899</text:p>
          </table:table-cell>
          <table:table-cell office:value-type="float" office:value="53.366" calcext:value-type="float">
            <text:p>53.366</text:p>
          </table:table-cell>
          <table:table-cell office:value-type="float" office:value="37.2494932715607" calcext:value-type="float">
            <text:p>37.2494932716</text:p>
          </table:table-cell>
          <table:table-cell office:value-type="float" office:value="54.6833" calcext:value-type="float">
            <text:p>54.683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60.5178" calcext:value-type="float">
            <text:p>60.5178</text:p>
          </table:table-cell>
          <table:table-cell office:value-type="float" office:value="11.2658952383899" calcext:value-type="float">
            <text:p>11.2658952384</text:p>
          </table:table-cell>
        </table:table-row>
        <table:table-row table:style-name="ro1">
          <table:table-cell office:value-type="float" office:value="54.6118" calcext:value-type="float">
            <text:p>54.611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58.9601" calcext:value-type="float">
            <text:p>58.9601</text:p>
          </table:table-cell>
          <table:table-cell office:value-type="float" office:value="43.9176008431542" calcext:value-type="float">
            <text:p>43.9176008432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36.7980096621302" calcext:value-type="float">
            <text:p>36.7980096621</text:p>
          </table:table-cell>
          <table:table-cell office:value-type="float" office:value="54.9296" calcext:value-type="float">
            <text:p>54.9296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0.7835" calcext:value-type="float">
            <text:p>60.7835</text:p>
          </table:table-cell>
          <table:table-cell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54.858" calcext:value-type="float">
            <text:p>54.85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59.2964" calcext:value-type="float">
            <text:p>59.2964</text:p>
          </table:table-cell>
          <table:table-cell office:value-type="float" office:value="43.9264156366772" calcext:value-type="float">
            <text:p>43.9264156367</text:p>
          </table:table-cell>
          <table:table-cell office:value-type="float" office:value="53.9004" calcext:value-type="float">
            <text:p>53.9004</text:p>
          </table:table-cell>
          <table:table-cell office:value-type="float" office:value="36.3949129036683" calcext:value-type="float">
            <text:p>36.3949129037</text:p>
          </table:table-cell>
          <table:table-cell office:value-type="float" office:value="55.2555" calcext:value-type="float">
            <text:p>55.255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014" calcext:value-type="float">
            <text:p>61.014</text:p>
          </table:table-cell>
          <table:table-cell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55.208" calcext:value-type="float">
            <text:p>55.20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59.7471" calcext:value-type="float">
            <text:p>59.7471</text:p>
          </table:table-cell>
          <table:table-cell office:value-type="float" office:value="42.8820542301428" calcext:value-type="float">
            <text:p>42.8820542301</text:p>
          </table:table-cell>
          <table:table-cell office:value-type="float" office:value="54.2254" calcext:value-type="float">
            <text:p>54.2254</text:p>
          </table:table-cell>
          <table:table-cell office:value-type="float" office:value="35.9262843470442" calcext:value-type="float">
            <text:p>35.926284347</text:p>
          </table:table-cell>
          <table:table-cell office:value-type="float" office:value="55.5805" calcext:value-type="float">
            <text:p>55.580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4029" calcext:value-type="float">
            <text:p>61.4029</text:p>
          </table:table-cell>
          <table:table-cell office:value-type="float" office:value="11.2573868382785" calcext:value-type="float">
            <text:p>11.2573868383</text:p>
          </table:table-cell>
        </table:table-row>
        <table:table-row table:style-name="ro1">
          <table:table-cell office:value-type="float" office:value="55.508" calcext:value-type="float">
            <text:p>55.508</text:p>
          </table:table-cell>
          <table:table-cell office:value-type="float" office:value="46.2687309058513" calcext:value-type="float">
            <text:p>46.2687309059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43.0851777330651" calcext:value-type="float">
            <text:p>43.0851777331</text:p>
          </table:table-cell>
          <table:table-cell office:value-type="float" office:value="54.4518" calcext:value-type="float">
            <text:p>54.4518</text:p>
          </table:table-cell>
          <table:table-cell office:value-type="float" office:value="35.4378438514409" calcext:value-type="float">
            <text:p>35.4378438514</text:p>
          </table:table-cell>
          <table:table-cell office:value-type="float" office:value="55.9055" calcext:value-type="float">
            <text:p>55.905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7071" calcext:value-type="float">
            <text:p>61.7071</text:p>
          </table:table-cell>
          <table:table-cell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55.833" calcext:value-type="float">
            <text:p>55.833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3772" calcext:value-type="float">
            <text:p>60.3772</text:p>
          </table:table-cell>
          <table:table-cell office:value-type="float" office:value="42.4547283702213" calcext:value-type="float">
            <text:p>42.4547283702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1206" calcext:value-type="float">
            <text:p>56.1206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2.1071" calcext:value-type="float">
            <text:p>62.1071</text:p>
          </table:table-cell>
          <table:table-cell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56.083" calcext:value-type="float">
            <text:p>56.083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7772" calcext:value-type="float">
            <text:p>60.7772</text:p>
          </table:table-cell>
          <table:table-cell office:value-type="float" office:value="42.4087381431446" calcext:value-type="float">
            <text:p>42.4087381431</text:p>
          </table:table-cell>
          <table:table-cell office:value-type="float" office:value="55.0128" calcext:value-type="float">
            <text:p>55.012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3442" calcext:value-type="float">
            <text:p>56.3442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2.3071" calcext:value-type="float">
            <text:p>62.3071</text:p>
          </table:table-cell>
          <table:table-cell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56.4383" calcext:value-type="float">
            <text:p>56.438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1.2272" calcext:value-type="float">
            <text:p>61.2272</text:p>
          </table:table-cell>
          <table:table-cell office:value-type="float" office:value="42.5965315703746" calcext:value-type="float">
            <text:p>42.5965315704</text:p>
          </table:table-cell>
          <table:table-cell office:value-type="float" office:value="55.3464" calcext:value-type="float">
            <text:p>55.346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2.6272" calcext:value-type="float">
            <text:p>62.6272</text:p>
          </table:table-cell>
          <table:table-cell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56.6203" calcext:value-type="float">
            <text:p>56.620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1.7022" calcext:value-type="float">
            <text:p>61.7022</text:p>
          </table:table-cell>
          <table:table-cell office:value-type="float" office:value="42.2159624413146" calcext:value-type="float">
            <text:p>42.2159624413</text:p>
          </table:table-cell>
          <table:table-cell office:value-type="float" office:value="55.6799" calcext:value-type="float">
            <text:p>55.67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853" calcext:value-type="float">
            <text:p>56.853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0022" calcext:value-type="float">
            <text:p>63.0022</text:p>
          </table:table-cell>
          <table:table-cell office:value-type="float" office:value="10.6443952847994" calcext:value-type="float">
            <text:p>10.6443952848</text:p>
          </table:table-cell>
        </table:table-row>
        <table:table-row table:style-name="ro1">
          <table:table-cell office:value-type="float" office:value="56.6203" calcext:value-type="float">
            <text:p>56.620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2.0522" calcext:value-type="float">
            <text:p>62.0522</text:p>
          </table:table-cell>
          <table:table-cell office:value-type="float" office:value="42.0070901600077" calcext:value-type="float">
            <text:p>42.00709016</text:p>
          </table:table-cell>
          <table:table-cell office:value-type="float" office:value="56.0299" calcext:value-type="float">
            <text:p>56.02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0845" calcext:value-type="float">
            <text:p>57.0845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4022" calcext:value-type="float">
            <text:p>63.4022</text:p>
          </table:table-cell>
          <table:table-cell office:value-type="float" office:value="9.96565700318677" calcext:value-type="float">
            <text:p>9.9656570032</text:p>
          </table:table-cell>
        </table:table-row>
        <table:table-row table:style-name="ro1">
          <table:table-cell office:value-type="float" office:value="57.1185" calcext:value-type="float">
            <text:p>57.1185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3782" calcext:value-type="float">
            <text:p>62.3782</text:p>
          </table:table-cell>
          <table:table-cell office:value-type="float" office:value="42.0063236562231" calcext:value-type="float">
            <text:p>42.0063236562</text:p>
          </table:table-cell>
          <table:table-cell office:value-type="float" office:value="56.2799" calcext:value-type="float">
            <text:p>56.27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2813" calcext:value-type="float">
            <text:p>57.2813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7522" calcext:value-type="float">
            <text:p>63.7522</text:p>
          </table:table-cell>
          <table:table-cell office:value-type="float" office:value="10.107592586863" calcext:value-type="float">
            <text:p>10.1075925869</text:p>
          </table:table-cell>
        </table:table-row>
        <table:table-row table:style-name="ro1">
          <table:table-cell office:value-type="float" office:value="57.3448" calcext:value-type="float">
            <text:p>57.3448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5782" calcext:value-type="float">
            <text:p>62.5782</text:p>
          </table:table-cell>
          <table:table-cell office:value-type="float" office:value="42.0032576410846" calcext:value-type="float">
            <text:p>42.0032576411</text:p>
          </table:table-cell>
          <table:table-cell office:value-type="float" office:value="56.5961" calcext:value-type="float">
            <text:p>56.5961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5506" calcext:value-type="float">
            <text:p>57.5506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4.1022" calcext:value-type="float">
            <text:p>64.1022</text:p>
          </table:table-cell>
          <table:table-cell office:value-type="float" office:value="9.60288976207419" calcext:value-type="float">
            <text:p>9.6028897621</text:p>
          </table:table-cell>
        </table:table-row>
        <table:table-row table:style-name="ro1">
          <table:table-cell office:value-type="float" office:value="57.5464" calcext:value-type="float">
            <text:p>57.546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8532" calcext:value-type="float">
            <text:p>62.8532</text:p>
          </table:table-cell>
          <table:table-cell office:value-type="float" office:value="42.0044073967615" calcext:value-type="float">
            <text:p>42.0044073968</text:p>
          </table:table-cell>
          <table:table-cell office:value-type="float" office:value="56.8711" calcext:value-type="float">
            <text:p>56.8711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7858" calcext:value-type="float">
            <text:p>57.7858</text:p>
          </table:table-cell>
          <table:table-cell office:value-type="float" office:value="27.795241594013" calcext:value-type="float">
            <text:p>27.795241594</text:p>
          </table:table-cell>
          <table:table-cell office:value-type="float" office:value="64.5022" calcext:value-type="float">
            <text:p>64.5022</text:p>
          </table:table-cell>
          <table:table-cell office:value-type="float" office:value="9.64156430803502" calcext:value-type="float">
            <text:p>9.641564308</text:p>
          </table:table-cell>
        </table:table-row>
        <table:table-row table:style-name="ro1">
          <table:table-cell office:value-type="float" office:value="57.8214" calcext:value-type="float">
            <text:p>57.821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2172" calcext:value-type="float">
            <text:p>63.2172</text:p>
          </table:table-cell>
          <table:table-cell office:value-type="float" office:value="41.8518731436236" calcext:value-type="float">
            <text:p>41.8518731436</text:p>
          </table:table-cell>
          <table:table-cell office:value-type="float" office:value="57.1224" calcext:value-type="float">
            <text:p>57.122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134" calcext:value-type="float">
            <text:p>58.134</text:p>
          </table:table-cell>
          <table:table-cell office:value-type="float" office:value="27.7944841272847" calcext:value-type="float">
            <text:p>27.7944841273</text:p>
          </table:table-cell>
          <table:table-cell office:value-type="float" office:value="64.8772" calcext:value-type="float">
            <text:p>64.8772</text:p>
          </table:table-cell>
          <table:table-cell office:value-type="float" office:value="9.40680981405278" calcext:value-type="float">
            <text:p>9.4068098141</text:p>
          </table:table-cell>
        </table:table-row>
        <table:table-row table:style-name="ro1">
          <table:table-cell office:value-type="float" office:value="58.1284" calcext:value-type="float">
            <text:p>58.128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3922" calcext:value-type="float">
            <text:p>63.3922</text:p>
          </table:table-cell>
          <table:table-cell office:value-type="float" office:value="41.8518731436236" calcext:value-type="float">
            <text:p>41.8518731436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4381" calcext:value-type="float">
            <text:p>58.4381</text:p>
          </table:table-cell>
          <table:table-cell office:value-type="float" office:value="27.7963777941054" calcext:value-type="float">
            <text:p>27.7963777941</text:p>
          </table:table-cell>
          <table:table-cell office:value-type="float" office:value="65.2272" calcext:value-type="float">
            <text:p>65.2272</text:p>
          </table:table-cell>
          <table:table-cell office:value-type="float" office:value="9.41454472324495" calcext:value-type="float">
            <text:p>9.4145447232</text:p>
          </table:table-cell>
        </table:table-row>
        <table:table-row table:style-name="ro1">
          <table:table-cell office:value-type="float" office:value="58.4863" calcext:value-type="float">
            <text:p>58.4863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6672" calcext:value-type="float">
            <text:p>63.6672</text:p>
          </table:table-cell>
          <table:table-cell office:value-type="float" office:value="41.8518731436236" calcext:value-type="float">
            <text:p>41.8518731436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6881" calcext:value-type="float">
            <text:p>58.6881</text:p>
          </table:table-cell>
          <table:table-cell office:value-type="float" office:value="27.510434104182" calcext:value-type="float">
            <text:p>27.5104341042</text:p>
          </table:table-cell>
          <table:table-cell office:value-type="float" office:value="65.6272" calcext:value-type="float">
            <text:p>65.6272</text:p>
          </table:table-cell>
          <table:table-cell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58.7222" calcext:value-type="float">
            <text:p>58.7222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9765" calcext:value-type="float">
            <text:p>63.9765</text:p>
          </table:table-cell>
          <table:table-cell office:value-type="float" office:value="41.0232825524576" calcext:value-type="float">
            <text:p>41.0232825525</text:p>
          </table:table-cell>
          <table:table-cell office:value-type="float" office:value="57.9498" calcext:value-type="float">
            <text:p>57.949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9676" calcext:value-type="float">
            <text:p>58.9676</text:p>
          </table:table-cell>
          <table:table-cell office:value-type="float" office:value="27.510434104182" calcext:value-type="float">
            <text:p>27.5104341042</text:p>
          </table:table-cell>
          <table:table-cell office:value-type="float" office:value="66.0772" calcext:value-type="float">
            <text:p>66.0772</text:p>
          </table:table-cell>
          <table:table-cell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59.0585" calcext:value-type="float">
            <text:p>59.0585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4.4265" calcext:value-type="float">
            <text:p>64.4265</text:p>
          </table:table-cell>
          <table:table-cell office:value-type="float" office:value="41.0278815751653" calcext:value-type="float">
            <text:p>41.0278815752</text:p>
          </table:table-cell>
          <table:table-cell office:value-type="float" office:value="58.2998" calcext:value-type="float">
            <text:p>58.299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2226" calcext:value-type="float">
            <text:p>59.2226</text:p>
          </table:table-cell>
          <table:table-cell office:value-type="float" office:value="26.9802073943902" calcext:value-type="float">
            <text:p>26.9802073944</text:p>
          </table:table-cell>
          <table:table-cell office:value-type="float" office:value="66.5272" calcext:value-type="float">
            <text:p>66.5272</text:p>
          </table:table-cell>
          <table:table-cell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59.2422" calcext:value-type="float">
            <text:p>59.2422</text:p>
          </table:table-cell>
          <table:table-cell office:value-type="float" office:value="46.2197887073524" calcext:value-type="float">
            <text:p>46.2197887074</text:p>
          </table:table-cell>
          <table:table-cell office:value-type="float" office:value="64.8515" calcext:value-type="float">
            <text:p>64.8515</text:p>
          </table:table-cell>
          <table:table-cell office:value-type="float" office:value="40.8458369263198" calcext:value-type="float">
            <text:p>40.8458369263</text:p>
          </table:table-cell>
          <table:table-cell office:value-type="float" office:value="58.5848" calcext:value-type="float">
            <text:p>58.584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4738" calcext:value-type="float">
            <text:p>59.4738</text:p>
          </table:table-cell>
          <table:table-cell office:value-type="float" office:value="26.7756913777562" calcext:value-type="float">
            <text:p>26.7756913778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59.4688" calcext:value-type="float">
            <text:p>59.4688</text:p>
          </table:table-cell>
          <table:table-cell office:value-type="float" office:value="46.2981726971357" calcext:value-type="float">
            <text:p>46.2981726971</text:p>
          </table:table-cell>
          <table:table-cell office:value-type="float" office:value="65.2765" calcext:value-type="float">
            <text:p>65.2765</text:p>
          </table:table-cell>
          <table:table-cell office:value-type="float" office:value="39.2189326434799" calcext:value-type="float">
            <text:p>39.2189326435</text:p>
          </table:table-cell>
          <table:table-cell office:value-type="float" office:value="58.8153" calcext:value-type="float">
            <text:p>58.8153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7738" calcext:value-type="float">
            <text:p>59.7738</text:p>
          </table:table-cell>
          <table:table-cell office:value-type="float" office:value="26.4442996841364" calcext:value-type="float">
            <text:p>26.4442996841</text:p>
          </table:table-cell>
          <table:table-cell office:value-type="float" office:value="67.2522" calcext:value-type="float">
            <text:p>67.2522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59.7299" calcext:value-type="float">
            <text:p>59.7299</text:p>
          </table:table-cell>
          <table:table-cell office:value-type="float" office:value="46.3012315845419" calcext:value-type="float">
            <text:p>46.3012315845</text:p>
          </table:table-cell>
          <table:table-cell office:value-type="float" office:value="65.6515" calcext:value-type="float">
            <text:p>65.6515</text:p>
          </table:table-cell>
          <table:table-cell office:value-type="float" office:value="37.8277282744084" calcext:value-type="float">
            <text:p>37.8277282744</text:p>
          </table:table-cell>
          <table:table-cell office:value-type="float" office:value="59.0389" calcext:value-type="float">
            <text:p>59.038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0488" calcext:value-type="float">
            <text:p>60.0488</text:p>
          </table:table-cell>
          <table:table-cell office:value-type="float" office:value="26.266295002992" calcext:value-type="float">
            <text:p>26.266295003</text:p>
          </table:table-cell>
          <table:table-cell office:value-type="float" office:value="67.4827" calcext:value-type="float">
            <text:p>67.4827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59.9848" calcext:value-type="float">
            <text:p>59.9848</text:p>
          </table:table-cell>
          <table:table-cell office:value-type="float" office:value="46.3459678128573" calcext:value-type="float">
            <text:p>46.3459678129</text:p>
          </table:table-cell>
          <table:table-cell office:value-type="float" office:value="66.0015" calcext:value-type="float">
            <text:p>66.0015</text:p>
          </table:table-cell>
          <table:table-cell office:value-type="float" office:value="37.1647025007186" calcext:value-type="float">
            <text:p>37.1647025007</text:p>
          </table:table-cell>
          <table:table-cell office:value-type="float" office:value="59.2939" calcext:value-type="float">
            <text:p>59.293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3738" calcext:value-type="float">
            <text:p>60.3738</text:p>
          </table:table-cell>
          <table:table-cell office:value-type="float" office:value="25.9716404456934" calcext:value-type="float">
            <text:p>25.9716404457</text:p>
          </table:table-cell>
          <table:table-cell office:value-type="float" office:value="67.6577" calcext:value-type="float">
            <text:p>67.6577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60.2606" calcext:value-type="float">
            <text:p>60.26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6.3765" calcext:value-type="float">
            <text:p>66.3765</text:p>
          </table:table-cell>
          <table:table-cell office:value-type="float" office:value="36.1310721471687" calcext:value-type="float">
            <text:p>36.1310721472</text:p>
          </table:table-cell>
          <table:table-cell office:value-type="float" office:value="59.5689" calcext:value-type="float">
            <text:p>59.568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6251" calcext:value-type="float">
            <text:p>60.6251</text:p>
          </table:table-cell>
          <table:table-cell office:value-type="float" office:value="25.8163597663973" calcext:value-type="float">
            <text:p>25.8163597664</text:p>
          </table:table-cell>
          <table:table-cell office:value-type="float" office:value="68.1077" calcext:value-type="float">
            <text:p>68.1077</text:p>
          </table:table-cell>
          <table:table-cell office:value-type="float" office:value="5.41830388911234" calcext:value-type="float">
            <text:p>5.4183038891</text:p>
          </table:table-cell>
        </table:table-row>
        <table:table-row table:style-name="ro1">
          <table:table-cell office:value-type="float" office:value="60.5606" calcext:value-type="float">
            <text:p>60.56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6.7765" calcext:value-type="float">
            <text:p>66.7765</text:p>
          </table:table-cell>
          <table:table-cell office:value-type="float" office:value="35.3358244706333" calcext:value-type="float">
            <text:p>35.3358244706</text:p>
          </table:table-cell>
          <table:table-cell office:value-type="float" office:value="59.8238" calcext:value-type="float">
            <text:p>59.823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8943" calcext:value-type="float">
            <text:p>60.8943</text:p>
          </table:table-cell>
          <table:table-cell office:value-type="float" office:value="25.0107939008779" calcext:value-type="float">
            <text:p>25.0107939009</text:p>
          </table:table-cell>
          <table:table-cell office:value-type="float" office:value="68.5577" calcext:value-type="float">
            <text:p>68.5577</text:p>
          </table:table-cell>
          <table:table-cell office:value-type="float" office:value="5.13404597630023" calcext:value-type="float">
            <text:p>5.1340459763</text:p>
          </table:table-cell>
        </table:table-row>
        <table:table-row table:style-name="ro1">
          <table:table-cell office:value-type="float" office:value="61.0106" calcext:value-type="float">
            <text:p>61.01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7.1765" calcext:value-type="float">
            <text:p>67.1765</text:p>
          </table:table-cell>
          <table:table-cell office:value-type="float" office:value="32.5752610903516" calcext:value-type="float">
            <text:p>32.5752610904</text:p>
          </table:table-cell>
          <table:table-cell office:value-type="float" office:value="60.0788" calcext:value-type="float">
            <text:p>60.078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1.1636" calcext:value-type="float">
            <text:p>61.1636</text:p>
          </table:table-cell>
          <table:table-cell office:value-type="float" office:value="24.6831895408994" calcext:value-type="float">
            <text:p>24.6831895409</text:p>
          </table:table-cell>
          <table:table-cell office:value-type="float" office:value="69.0077" calcext:value-type="float">
            <text:p>69.0077</text:p>
          </table:table-cell>
          <table:table-cell office:value-type="float" office:value="5.0025525200334" calcext:value-type="float">
            <text:p>5.00255252</text:p>
          </table:table-cell>
        </table:table-row>
        <table:table-row table:style-name="ro1">
          <table:table-cell office:value-type="float" office:value="61.253" calcext:value-type="float">
            <text:p>61.253</text:p>
          </table:table-cell>
          <table:table-cell office:value-type="float" office:value="46.3765566869191" calcext:value-type="float">
            <text:p>46.3765566869</text:p>
          </table:table-cell>
          <table:table-cell office:value-type="float" office:value="67.5765" calcext:value-type="float">
            <text:p>67.5765</text:p>
          </table:table-cell>
          <table:table-cell office:value-type="float" office:value="31.2357957267414" calcext:value-type="float">
            <text:p>31.2357957267</text:p>
          </table:table-cell>
          <table:table-cell office:value-type="float" office:value="60.3788" calcext:value-type="float">
            <text:p>60.3788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1.5136" calcext:value-type="float">
            <text:p>61.5136</text:p>
          </table:table-cell>
          <table:table-cell office:value-type="float" office:value="24.5695695316583" calcext:value-type="float">
            <text:p>24.5695695317</text:p>
          </table:table-cell>
          <table:table-cell office:value-type="float" office:value="69.4077" calcext:value-type="float">
            <text:p>69.4077</text:p>
          </table:table-cell>
          <table:table-cell office:value-type="float" office:value="5.0017790291142" calcext:value-type="float">
            <text:p>5.0017790291</text:p>
          </table:table-cell>
        </table:table-row>
        <table:table-row table:style-name="ro1">
          <table:table-cell office:value-type="float" office:value="61.503" calcext:value-type="float">
            <text:p>61.503</text:p>
          </table:table-cell>
          <table:table-cell office:value-type="float" office:value="46.3777037696964" calcext:value-type="float">
            <text:p>46.3777037697</text:p>
          </table:table-cell>
          <table:table-cell office:value-type="float" office:value="68.0015" calcext:value-type="float">
            <text:p>68.0015</text:p>
          </table:table-cell>
          <table:table-cell office:value-type="float" office:value="30.7253042061895" calcext:value-type="float">
            <text:p>30.7253042062</text:p>
          </table:table-cell>
          <table:table-cell office:value-type="float" office:value="60.63" calcext:value-type="float">
            <text:p>60.63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1.8228" calcext:value-type="float">
            <text:p>61.8228</text:p>
          </table:table-cell>
          <table:table-cell office:value-type="float" office:value="24.5695695316583" calcext:value-type="float">
            <text:p>24.5695695317</text:p>
          </table:table-cell>
          <table:table-cell office:value-type="float" office:value="69.7613" calcext:value-type="float">
            <text:p>69.7613</text:p>
          </table:table-cell>
          <table:table-cell office:value-type="float" office:value="5.00371275641224" calcext:value-type="float">
            <text:p>5.0037127564</text:p>
          </table:table-cell>
        </table:table-row>
        <table:table-row table:style-name="ro1">
          <table:table-cell office:value-type="float" office:value="61.753" calcext:value-type="float">
            <text:p>61.753</text:p>
          </table:table-cell>
          <table:table-cell office:value-type="float" office:value="46.3784684915479" calcext:value-type="float">
            <text:p>46.3784684915</text:p>
          </table:table-cell>
          <table:table-cell office:value-type="float" office:value="68.4015" calcext:value-type="float">
            <text:p>68.4015</text:p>
          </table:table-cell>
          <table:table-cell office:value-type="float" office:value="30.6199099358053" calcext:value-type="float">
            <text:p>30.6199099358</text:p>
          </table:table-cell>
          <table:table-cell office:value-type="float" office:value="60.905" calcext:value-type="float">
            <text:p>60.90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1516" calcext:value-type="float">
            <text:p>62.1516</text:p>
          </table:table-cell>
          <table:table-cell office:value-type="float" office:value="24.361266181383" calcext:value-type="float">
            <text:p>24.3612661814</text:p>
          </table:table-cell>
          <table:table-cell office:value-type="float" office:value="70.0613" calcext:value-type="float">
            <text:p>70.0613</text:p>
          </table:table-cell>
          <table:table-cell office:value-type="float" office:value="4.81884842671946" calcext:value-type="float">
            <text:p>4.8188484267</text:p>
          </table:table-cell>
        </table:table-row>
        <table:table-row table:style-name="ro1">
          <table:table-cell office:value-type="float" office:value="62.0789" calcext:value-type="float">
            <text:p>62.0789</text:p>
          </table:table-cell>
          <table:table-cell office:value-type="float" office:value="46.0909330753672" calcext:value-type="float">
            <text:p>46.0909330754</text:p>
          </table:table-cell>
          <table:table-cell office:value-type="float" office:value="68.7197" calcext:value-type="float">
            <text:p>68.7197</text:p>
          </table:table-cell>
          <table:table-cell office:value-type="float" office:value="30.5152821692057" calcext:value-type="float">
            <text:p>30.5152821692</text:p>
          </table:table-cell>
          <table:table-cell office:value-type="float" office:value="61.16" calcext:value-type="float">
            <text:p>61.16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24.3620236481113" calcext:value-type="float">
            <text:p>24.3620236481</text:p>
          </table:table-cell>
          <table:table-cell office:value-type="float" office:value="70.4613" calcext:value-type="float">
            <text:p>70.4613</text:p>
          </table:table-cell>
          <table:table-cell office:value-type="float" office:value="4.82774357229045" calcext:value-type="float">
            <text:p>4.8277435723</text:p>
          </table:table-cell>
        </table:table-row>
        <table:table-row table:style-name="ro1">
          <table:table-cell office:value-type="float" office:value="62.448" calcext:value-type="float">
            <text:p>62.448</text:p>
          </table:table-cell>
          <table:table-cell office:value-type="float" office:value="45.9724011883778" calcext:value-type="float">
            <text:p>45.9724011884</text:p>
          </table:table-cell>
          <table:table-cell office:value-type="float" office:value="68.9555" calcext:value-type="float">
            <text:p>68.9555</text:p>
          </table:table-cell>
          <table:table-cell office:value-type="float" office:value="30.1741879850532" calcext:value-type="float">
            <text:p>30.1741879851</text:p>
          </table:table-cell>
          <table:table-cell office:value-type="float" office:value="61.5135" calcext:value-type="float">
            <text:p>61.513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7141" calcext:value-type="float">
            <text:p>62.7141</text:p>
          </table:table-cell>
          <table:table-cell office:value-type="float" office:value="24.2552208394246" calcext:value-type="float">
            <text:p>24.2552208394</text:p>
          </table:table-cell>
          <table:table-cell office:value-type="float" office:value="70.6613" calcext:value-type="float">
            <text:p>70.6613</text:p>
          </table:table-cell>
          <table:table-cell office:value-type="float" office:value="4.69238266142755" calcext:value-type="float">
            <text:p>4.6923826614</text:p>
          </table:table-cell>
        </table:table-row>
        <table:table-row table:style-name="ro1">
          <table:table-cell office:value-type="float" office:value="62.598" calcext:value-type="float">
            <text:p>62.598</text:p>
          </table:table-cell>
          <table:table-cell office:value-type="float" office:value="45.9724011883778" calcext:value-type="float">
            <text:p>45.9724011884</text:p>
          </table:table-cell>
          <table:table-cell office:value-type="float" office:value="69.346" calcext:value-type="float">
            <text:p>69.346</text:p>
          </table:table-cell>
          <table:table-cell office:value-type="float" office:value="30.3313212608987" calcext:value-type="float">
            <text:p>30.3313212609</text:p>
          </table:table-cell>
          <table:table-cell office:value-type="float" office:value="61.8135" calcext:value-type="float">
            <text:p>61.813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9499" calcext:value-type="float">
            <text:p>62.9499</text:p>
          </table:table-cell>
          <table:table-cell office:value-type="float" office:value="24.2627955067074" calcext:value-type="float">
            <text:p>24.2627955067</text:p>
          </table:table-cell>
          <table:table-cell office:value-type="float" office:value="71.112" calcext:value-type="float">
            <text:p>71.112</text:p>
          </table:table-cell>
          <table:table-cell office:value-type="float" office:value="4.53961820488226" calcext:value-type="float">
            <text:p>4.5396182049</text:p>
          </table:table-cell>
        </table:table-row>
        <table:table-row table:style-name="ro1">
          <table:table-cell office:value-type="float" office:value="62.9381" calcext:value-type="float">
            <text:p>62.9381</text:p>
          </table:table-cell>
          <table:table-cell office:value-type="float" office:value="46.0125490855839" calcext:value-type="float">
            <text:p>46.0125490856</text:p>
          </table:table-cell>
          <table:table-cell office:value-type="float" office:value="69.7491" calcext:value-type="float">
            <text:p>69.7491</text:p>
          </table:table-cell>
          <table:table-cell office:value-type="float" office:value="30.3382197949602" calcext:value-type="float">
            <text:p>30.338219795</text:p>
          </table:table-cell>
          <table:table-cell office:value-type="float" office:value="62.0648" calcext:value-type="float">
            <text:p>62.0648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3.1962" calcext:value-type="float">
            <text:p>63.1962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1.452" calcext:value-type="float">
            <text:p>71.452</text:p>
          </table:table-cell>
          <table:table-cell office:value-type="float" office:value="4.06469478048327" calcext:value-type="float">
            <text:p>4.0646947805</text:p>
          </table:table-cell>
        </table:table-row>
        <table:table-row table:style-name="ro1">
          <table:table-cell office:value-type="float" office:value="63.2881" calcext:value-type="float">
            <text:p>63.2881</text:p>
          </table:table-cell>
          <table:table-cell office:value-type="float" office:value="45.9303414865428" calcext:value-type="float">
            <text:p>45.9303414865</text:p>
          </table:table-cell>
          <table:table-cell office:value-type="float" office:value="70.1491" calcext:value-type="float">
            <text:p>70.1491</text:p>
          </table:table-cell>
          <table:table-cell office:value-type="float" office:value="30.2585034013605" calcext:value-type="float">
            <text:p>30.2585034014</text:p>
          </table:table-cell>
          <table:table-cell office:value-type="float" office:value="62.3268" calcext:value-type="float">
            <text:p>62.3268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3.4462" calcext:value-type="float">
            <text:p>63.4462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1.6995" calcext:value-type="float">
            <text:p>71.6995</text:p>
          </table:table-cell>
          <table:table-cell office:value-type="float" office:value="4.06276105318523" calcext:value-type="float">
            <text:p>4.0627610532</text:p>
          </table:table-cell>
        </table:table-row>
        <table:table-row table:style-name="ro1">
          <table:table-cell office:value-type="float" office:value="63.5381" calcext:value-type="float">
            <text:p>63.5381</text:p>
          </table:table-cell>
          <table:table-cell office:value-type="float" office:value="45.9005173343326" calcext:value-type="float">
            <text:p>45.9005173343</text:p>
          </table:table-cell>
          <table:table-cell office:value-type="float" office:value="70.5491" calcext:value-type="float">
            <text:p>70.5491</text:p>
          </table:table-cell>
          <table:table-cell office:value-type="float" office:value="29.7487783845933" calcext:value-type="float">
            <text:p>29.7487783846</text:p>
          </table:table-cell>
          <table:table-cell office:value-type="float" office:value="62.5768" calcext:value-type="float">
            <text:p>62.5768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3.7468" calcext:value-type="float">
            <text:p>63.7468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2.0711" calcext:value-type="float">
            <text:p>72.0711</text:p>
          </table:table-cell>
          <table:table-cell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63.9197" calcext:value-type="float">
            <text:p>63.9197</text:p>
          </table:table-cell>
          <table:table-cell office:value-type="float" office:value="44.9197615597267" calcext:value-type="float">
            <text:p>44.9197615597</text:p>
          </table:table-cell>
          <table:table-cell office:value-type="float" office:value="70.7991" calcext:value-type="float">
            <text:p>70.7991</text:p>
          </table:table-cell>
          <table:table-cell office:value-type="float" office:value="29.1298265785187" calcext:value-type="float">
            <text:p>29.1298265785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4.0278" calcext:value-type="float">
            <text:p>64.0278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3211" calcext:value-type="float">
            <text:p>72.3211</text:p>
          </table:table-cell>
          <table:table-cell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64.1697" calcext:value-type="float">
            <text:p>64.1697</text:p>
          </table:table-cell>
          <table:table-cell office:value-type="float" office:value="44.7840234310775" calcext:value-type="float">
            <text:p>44.7840234311</text:p>
          </table:table-cell>
          <table:table-cell office:value-type="float" office:value="71.1991" calcext:value-type="float">
            <text:p>71.1991</text:p>
          </table:table-cell>
          <table:table-cell office:value-type="float" office:value="27.9819871610616" calcext:value-type="float">
            <text:p>27.9819871611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4.2852" calcext:value-type="float">
            <text:p>64.2852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3.27302682466508" calcext:value-type="float">
            <text:p>3.2730268247</text:p>
          </table:table-cell>
        </table:table-row>
        <table:table-row table:style-name="ro1">
          <table:table-cell office:value-type="float" office:value="64.5197" calcext:value-type="float">
            <text:p>64.5197</text:p>
          </table:table-cell>
          <table:table-cell office:value-type="float" office:value="44.1982464927944" calcext:value-type="float">
            <text:p>44.1982464928</text:p>
          </table:table-cell>
          <table:table-cell office:value-type="float" office:value="71.5491" calcext:value-type="float">
            <text:p>71.5491</text:p>
          </table:table-cell>
          <table:table-cell office:value-type="float" office:value="27.0499185589729" calcext:value-type="float">
            <text:p>27.049918559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7711" calcext:value-type="float">
            <text:p>72.7711</text:p>
          </table:table-cell>
          <table:table-cell office:value-type="float" office:value="1.86024566071593" calcext:value-type="float">
            <text:p>1.8602456607</text:p>
          </table:table-cell>
        </table:table-row>
        <table:table-row table:style-name="ro1">
          <table:table-cell office:value-type="float" office:value="64.8697" calcext:value-type="float">
            <text:p>64.8697</text:p>
          </table:table-cell>
          <table:table-cell office:value-type="float" office:value="43.762355037414" calcext:value-type="float">
            <text:p>43.7623550374</text:p>
          </table:table-cell>
          <table:table-cell office:value-type="float" office:value="71.7491" calcext:value-type="float">
            <text:p>71.7491</text:p>
          </table:table-cell>
          <table:table-cell office:value-type="float" office:value="26.8609753760659" calcext:value-type="float">
            <text:p>26.8609753761</text:p>
          </table:table-cell>
          <table:table-cell office:value-type="float" office:value="63.7287" calcext:value-type="float">
            <text:p>63.7287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4.8446" calcext:value-type="float">
            <text:p>64.8446</text:p>
          </table:table-cell>
          <table:table-cell office:value-type="float" office:value="24.2874131753763" calcext:value-type="float">
            <text:p>24.2874131754</text:p>
          </table:table-cell>
          <table:table-cell office:value-type="float" office:value="73.1902" calcext:value-type="float">
            <text:p>73.1902</text:p>
          </table:table-cell>
          <table:table-cell office:value-type="float" office:value="1.7279787135299" calcext:value-type="float">
            <text:p>1.7279787135</text:p>
          </table:table-cell>
        </table:table-row>
        <table:table-row table:style-name="ro1">
          <table:table-cell office:value-type="float" office:value="65.1197" calcext:value-type="float">
            <text:p>65.1197</text:p>
          </table:table-cell>
          <table:table-cell office:value-type="float" office:value="43.7325308852038" calcext:value-type="float">
            <text:p>43.7325308852</text:p>
          </table:table-cell>
          <table:table-cell office:value-type="float" office:value="71.9491" calcext:value-type="float">
            <text:p>71.9491</text:p>
          </table:table-cell>
          <table:table-cell office:value-type="float" office:value="26.563188655744" calcext:value-type="float">
            <text:p>26.5631886557</text:p>
          </table:table-cell>
          <table:table-cell office:value-type="float" office:value="63.9799" calcext:value-type="float">
            <text:p>63.97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1196" calcext:value-type="float">
            <text:p>65.1196</text:p>
          </table:table-cell>
          <table:table-cell office:value-type="float" office:value="24.2881706421046" calcext:value-type="float">
            <text:p>24.2881706421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1.57212029330776" calcext:value-type="float">
            <text:p>1.5721202933</text:p>
          </table:table-cell>
        </table:table-row>
        <table:table-row table:style-name="ro1">
          <table:table-cell office:value-type="float" office:value="65.5697" calcext:value-type="float">
            <text:p>65.5697</text:p>
          </table:table-cell>
          <table:table-cell office:value-type="float" office:value="43.5031143297404" calcext:value-type="float">
            <text:p>43.5031143297</text:p>
          </table:table-cell>
          <table:table-cell office:value-type="float" office:value="72.3491" calcext:value-type="float">
            <text:p>72.3491</text:p>
          </table:table-cell>
          <table:table-cell office:value-type="float" office:value="25.6414678547475" calcext:value-type="float">
            <text:p>25.6414678547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155" calcext:value-type="float">
            <text:p>65.155</text:p>
          </table:table-cell>
          <table:table-cell office:value-type="float" office:value="24.2881706421046" calcext:value-type="float">
            <text:p>24.2881706421</text:p>
          </table:table-cell>
          <table:table-cell office:value-type="float" office:value="73.8093" calcext:value-type="float">
            <text:p>73.8093</text:p>
          </table:table-cell>
          <table:table-cell office:value-type="float" office:value="1.57985520249991" calcext:value-type="float">
            <text:p>1.5798552025</text:p>
          </table:table-cell>
        </table:table-row>
        <table:table-row table:style-name="ro1">
          <table:table-cell office:value-type="float" office:value="65.9197" calcext:value-type="float">
            <text:p>65.9197</text:p>
          </table:table-cell>
          <table:table-cell office:value-type="float" office:value="43.0385458049271" calcext:value-type="float">
            <text:p>43.0385458049</text:p>
          </table:table-cell>
          <table:table-cell office:value-type="float" office:value="72.6991" calcext:value-type="float">
            <text:p>72.6991</text:p>
          </table:table-cell>
          <table:table-cell office:value-type="float" office:value="25.2486346651337" calcext:value-type="float">
            <text:p>25.2486346651</text:p>
          </table:table-cell>
          <table:table-cell office:value-type="float" office:value="64.5799" calcext:value-type="float">
            <text:p>64.57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2109" calcext:value-type="float">
            <text:p>65.2109</text:p>
          </table:table-cell>
          <table:table-cell office:value-type="float" office:value="24.289306842197" calcext:value-type="float">
            <text:p>24.2893068422</text:p>
          </table:table-cell>
          <table:table-cell office:value-type="float" office:value="74.0093" calcext:value-type="float">
            <text:p>74.0093</text:p>
          </table:table-cell>
          <table:table-cell office:value-type="float" office:value="1.56245165681755" calcext:value-type="float">
            <text:p>1.5624516568</text:p>
          </table:table-cell>
        </table:table-row>
        <table:table-row table:style-name="ro1">
          <table:table-cell office:value-type="float" office:value="66.3697" calcext:value-type="float">
            <text:p>66.3697</text:p>
          </table:table-cell>
          <table:table-cell office:value-type="float" office:value="43.1907254533845" calcext:value-type="float">
            <text:p>43.1907254534</text:p>
          </table:table-cell>
          <table:table-cell office:value-type="float" office:value="73.0991" calcext:value-type="float">
            <text:p>73.0991</text:p>
          </table:table-cell>
          <table:table-cell office:value-type="float" office:value="24.19277570183" calcext:value-type="float">
            <text:p>24.1927757018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5.3877" calcext:value-type="float">
            <text:p>65.3877</text:p>
          </table:table-cell>
          <table:table-cell office:value-type="float" office:value="24.2874131753763" calcext:value-type="float">
            <text:p>24.2874131754</text:p>
          </table:table-cell>
          <table:table-cell office:value-type="float" office:value="74.3093" calcext:value-type="float">
            <text:p>74.3093</text:p>
          </table:table-cell>
          <table:table-cell office:value-type="float" office:value="1.44062683704093" calcext:value-type="float">
            <text:p>1.440626837</text:p>
          </table:table-cell>
        </table:table-row>
        <table:table-row table:style-name="ro1">
          <table:table-cell office:value-type="float" office:value="66.8204" calcext:value-type="float">
            <text:p>66.8204</text:p>
          </table:table-cell>
          <table:table-cell office:value-type="float" office:value="42.9249846099727" calcext:value-type="float">
            <text:p>42.92498461</text:p>
          </table:table-cell>
          <table:table-cell office:value-type="float" office:value="73.3696" calcext:value-type="float">
            <text:p>73.3696</text:p>
          </table:table-cell>
          <table:table-cell office:value-type="float" office:value="24.2119382964453" calcext:value-type="float">
            <text:p>24.2119382964</text:p>
          </table:table-cell>
          <table:table-cell office:value-type="float" office:value="65.1312" calcext:value-type="float">
            <text:p>65.1312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5.724" calcext:value-type="float">
            <text:p>65.724</text:p>
          </table:table-cell>
          <table:table-cell office:value-type="float" office:value="24.3953521841553" calcext:value-type="float">
            <text:p>24.3953521842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1.20007116116456" calcext:value-type="float">
            <text:p>1.2000711612</text:p>
          </table:table-cell>
        </table:table-row>
        <table:table-row table:style-name="ro1">
          <table:table-cell office:value-type="float" office:value="67.0753" calcext:value-type="float">
            <text:p>67.0753</text:p>
          </table:table-cell>
          <table:table-cell office:value-type="float" office:value="42.6018896276952" calcext:value-type="float">
            <text:p>42.6018896277</text:p>
          </table:table-cell>
          <table:table-cell office:value-type="float" office:value="73.6696" calcext:value-type="float">
            <text:p>73.6696</text:p>
          </table:table-cell>
          <table:table-cell office:value-type="float" office:value="23.9885024432308" calcext:value-type="float">
            <text:p>23.9885024432</text:p>
          </table:table-cell>
          <table:table-cell office:value-type="float" office:value="65.3824" calcext:value-type="float">
            <text:p>65.3824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6.0069" calcext:value-type="float">
            <text:p>66.0069</text:p>
          </table:table-cell>
          <table:table-cell office:value-type="float" office:value="24.2324968375764" calcext:value-type="float">
            <text:p>24.2324968376</text:p>
          </table:table-cell>
          <table:table-cell office:value-type="float" office:value="74.876" calcext:value-type="float">
            <text:p>74.876</text:p>
          </table:table-cell>
          <table:table-cell office:value-type="float" office:value="1.23294452523127" calcext:value-type="float">
            <text:p>1.2329445252</text:p>
          </table:table-cell>
        </table:table-row>
        <table:table-row table:style-name="ro1">
          <table:table-cell office:value-type="float" office:value="67.5253" calcext:value-type="float">
            <text:p>67.5253</text:p>
          </table:table-cell>
          <table:table-cell office:value-type="float" office:value="42.2738239533826" calcext:value-type="float">
            <text:p>42.2738239534</text:p>
          </table:table-cell>
          <table:table-cell office:value-type="float" office:value="74.1196" calcext:value-type="float">
            <text:p>74.1196</text:p>
          </table:table-cell>
          <table:table-cell office:value-type="float" office:value="23.1587620963879" calcext:value-type="float">
            <text:p>23.1587620964</text:p>
          </table:table-cell>
          <table:table-cell office:value-type="float" office:value="65.6824" calcext:value-type="float">
            <text:p>65.6824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6.2305" calcext:value-type="float">
            <text:p>66.2305</text:p>
          </table:table-cell>
          <table:table-cell office:value-type="float" office:value="24.2370416379461" calcext:value-type="float">
            <text:p>24.2370416379</text:p>
          </table:table-cell>
          <table:table-cell office:value-type="float" office:value="75.151" calcext:value-type="float">
            <text:p>75.151</text:p>
          </table:table-cell>
          <table:table-cell office:value-type="float" office:value="1.05001392283654" calcext:value-type="float">
            <text:p>1.0500139228</text:p>
          </table:table-cell>
        </table:table-row>
        <table:table-row table:style-name="ro1">
          <table:table-cell office:value-type="float" office:value="67.9253" calcext:value-type="float">
            <text:p>67.9253</text:p>
          </table:table-cell>
          <table:table-cell office:value-type="float" office:value="42.3495314166855" calcext:value-type="float">
            <text:p>42.3495314167</text:p>
          </table:table-cell>
          <table:table-cell office:value-type="float" office:value="74.5695" calcext:value-type="float">
            <text:p>74.5695</text:p>
          </table:table-cell>
          <table:table-cell office:value-type="float" office:value="22.5332950081441" calcext:value-type="float">
            <text:p>22.5332950081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32.3136534739473" calcext:value-type="float">
            <text:p>32.3136534739</text:p>
          </table:table-cell>
          <table:table-cell office:value-type="float" office:value="66.4366" calcext:value-type="float">
            <text:p>66.4366</text:p>
          </table:table-cell>
          <table:table-cell office:value-type="float" office:value="23.9889712844363" calcext:value-type="float">
            <text:p>23.9889712844</text:p>
          </table:table-cell>
          <table:table-cell office:value-type="float" office:value="75.501" calcext:value-type="float">
            <text:p>75.501</text:p>
          </table:table-cell>
          <table:table-cell office:value-type="float" office:value="0.602549426069735" calcext:value-type="float">
            <text:p>0.6025494261</text:p>
          </table:table-cell>
        </table:table-row>
        <table:table-row table:style-name="ro1">
          <table:table-cell office:value-type="float" office:value="68.1558" calcext:value-type="float">
            <text:p>68.1558</text:p>
          </table:table-cell>
          <table:table-cell office:value-type="float" office:value="42.2195287019229" calcext:value-type="float">
            <text:p>42.2195287019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22.553224106544" calcext:value-type="float">
            <text:p>22.5532241065</text:p>
          </table:table-cell>
          <table:table-cell office:value-type="float" office:value="66.2324" calcext:value-type="float">
            <text:p>66.2324</text:p>
          </table:table-cell>
          <table:table-cell office:value-type="float" office:value="31.9238916744136" calcext:value-type="float">
            <text:p>31.9238916744</text:p>
          </table:table-cell>
          <table:table-cell office:value-type="float" office:value="66.6828" calcext:value-type="float">
            <text:p>66.6828</text:p>
          </table:table-cell>
          <table:table-cell office:value-type="float" office:value="23.7325687969156" calcext:value-type="float">
            <text:p>23.7325687969</text:p>
          </table:table-cell>
          <table:table-cell office:value-type="float" office:value="75.901" calcext:value-type="float">
            <text:p>75.901</text:p>
          </table:table-cell>
          <table:table-cell office:value-type="float" office:value="0.749512700720889" calcext:value-type="float">
            <text:p>0.7495127007</text:p>
          </table:table-cell>
        </table:table-row>
        <table:table-row table:style-name="ro1">
          <table:table-cell office:value-type="float" office:value="68.4484" calcext:value-type="float">
            <text:p>68.4484</text:p>
          </table:table-cell>
          <table:table-cell office:value-type="float" office:value="41.9786413186864" calcext:value-type="float">
            <text:p>41.9786413187</text:p>
          </table:table-cell>
          <table:table-cell office:value-type="float" office:value="75.2888" calcext:value-type="float">
            <text:p>75.2888</text:p>
          </table:table-cell>
          <table:table-cell office:value-type="float" office:value="22.1193829644534" calcext:value-type="float">
            <text:p>22.1193829645</text:p>
          </table:table-cell>
          <table:table-cell office:value-type="float" office:value="66.434" calcext:value-type="float">
            <text:p>66.434</text:p>
          </table:table-cell>
          <table:table-cell office:value-type="float" office:value="31.9277016626789" calcext:value-type="float">
            <text:p>31.9277016627</text:p>
          </table:table-cell>
          <table:table-cell office:value-type="float" office:value="66.9727" calcext:value-type="float">
            <text:p>66.9727</text:p>
          </table:table-cell>
          <table:table-cell office:value-type="float" office:value="23.6897719267681" calcext:value-type="float">
            <text:p>23.6897719268</text:p>
          </table:table-cell>
          <table:table-cell office:value-type="float" office:value="76.151" calcext:value-type="float">
            <text:p>76.151</text:p>
          </table:table-cell>
          <table:table-cell office:value-type="float" office:value="0.409950187184803" calcext:value-type="float">
            <text:p>0.4099501872</text:p>
          </table:table-cell>
        </table:table-row>
        <table:table-row table:style-name="ro1">
          <table:table-cell office:value-type="float" office:value="68.6734" calcext:value-type="float">
            <text:p>68.6734</text:p>
          </table:table-cell>
          <table:table-cell office:value-type="float" office:value="41.8188144517135" calcext:value-type="float">
            <text:p>41.8188144517</text:p>
          </table:table-cell>
          <table:table-cell office:value-type="float" office:value="75.6468" calcext:value-type="float">
            <text:p>75.6468</text:p>
          </table:table-cell>
          <table:table-cell office:value-type="float" office:value="21.719651240778" calcext:value-type="float">
            <text:p>21.7196512408</text:p>
          </table:table-cell>
          <table:table-cell office:value-type="float" office:value="66.684" calcext:value-type="float">
            <text:p>66.684</text:p>
          </table:table-cell>
          <table:table-cell office:value-type="float" office:value="31.493363000442" calcext:value-type="float">
            <text:p>31.4933630004</text:p>
          </table:table-cell>
          <table:table-cell office:value-type="float" office:value="67.2578" calcext:value-type="float">
            <text:p>67.2578</text:p>
          </table:table-cell>
          <table:table-cell office:value-type="float" office:value="23.5659261166953" calcext:value-type="float">
            <text:p>23.5659261167</text:p>
          </table:table-cell>
          <table:table-cell office:value-type="float" office:value="76.651" calcext:value-type="float">
            <text:p>76.651</text:p>
          </table:table-cell>
          <table:table-cell office:value-type="float" office:value="0.411110423563623" calcext:value-type="float">
            <text:p>0.4111104236</text:p>
          </table:table-cell>
        </table:table-row>
        <table:table-row table:style-name="ro1">
          <table:table-cell office:value-type="float" office:value="68.9734" calcext:value-type="float">
            <text:p>68.9734</text:p>
          </table:table-cell>
          <table:table-cell office:value-type="float" office:value="38.2640049248087" calcext:value-type="float">
            <text:p>38.2640049248</text:p>
          </table:table-cell>
          <table:table-cell office:value-type="float" office:value="75.8839" calcext:value-type="float">
            <text:p>75.8839</text:p>
          </table:table-cell>
          <table:table-cell office:value-type="float" office:value="21.719651240778" calcext:value-type="float">
            <text:p>21.7196512408</text:p>
          </table:table-cell>
          <table:table-cell office:value-type="float" office:value="66.9532" calcext:value-type="float">
            <text:p>66.9532</text:p>
          </table:table-cell>
          <table:table-cell office:value-type="float" office:value="31.2792416599357" calcext:value-type="float">
            <text:p>31.2792416599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23.5628962497822" calcext:value-type="float">
            <text:p>23.5628962498</text:p>
          </table:table-cell>
          <table:table-cell office:value-type="float" office:value="77.001" calcext:value-type="float">
            <text:p>77.001</text:p>
          </table:table-cell>
          <table:table-cell office:value-type="float" office:value="0.556139970916737" calcext:value-type="float">
            <text:p>0.5561399709</text:p>
          </table:table-cell>
        </table:table-row>
        <table:table-row table:style-name="ro1">
          <table:table-cell office:value-type="float" office:value="69.2734" calcext:value-type="float">
            <text:p>69.2734</text:p>
          </table:table-cell>
          <table:table-cell office:value-type="float" office:value="36.7467967713443" calcext:value-type="float">
            <text:p>36.7467967713</text:p>
          </table:table-cell>
          <table:table-cell office:value-type="float" office:value="76.1839" calcext:value-type="float">
            <text:p>76.1839</text:p>
          </table:table-cell>
          <table:table-cell office:value-type="float" office:value="21.1708345309955" calcext:value-type="float">
            <text:p>21.170834531</text:p>
          </table:table-cell>
          <table:table-cell office:value-type="float" office:value="67.2225" calcext:value-type="float">
            <text:p>67.2225</text:p>
          </table:table-cell>
          <table:table-cell office:value-type="float" office:value="31.0677873112151" calcext:value-type="float">
            <text:p>31.0677873112</text:p>
          </table:table-cell>
          <table:table-cell office:value-type="float" office:value="67.8409" calcext:value-type="float">
            <text:p>67.8409</text:p>
          </table:table-cell>
          <table:table-cell office:value-type="float" office:value="23.5628962497822" calcext:value-type="float">
            <text:p>23.5628962498</text:p>
          </table:table-cell>
          <table:table-cell office:value-type="float" office:value="77.401" calcext:value-type="float">
            <text:p>77.401</text:p>
          </table:table-cell>
          <table:table-cell office:value-type="float" office:value="0.143095820055074" calcext:value-type="float">
            <text:p>0.1430958201</text:p>
          </table:table-cell>
        </table:table-row>
        <table:table-row table:style-name="ro1">
          <table:table-cell office:value-type="float" office:value="69.4998" calcext:value-type="float">
            <text:p>69.4998</text:p>
          </table:table-cell>
          <table:table-cell office:value-type="float" office:value="36.1017538895665" calcext:value-type="float">
            <text:p>36.1017538896</text:p>
          </table:table-cell>
          <table:table-cell office:value-type="float" office:value="76.524" calcext:value-type="float">
            <text:p>76.524</text:p>
          </table:table-cell>
          <table:table-cell office:value-type="float" office:value="20.8266743317045" calcext:value-type="float">
            <text:p>20.8266743317</text:p>
          </table:table-cell>
          <table:table-cell office:value-type="float" office:value="67.4775" calcext:value-type="float">
            <text:p>67.4775</text:p>
          </table:table-cell>
          <table:table-cell office:value-type="float" office:value="30.8334730329031" calcext:value-type="float">
            <text:p>30.8334730329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0.154698183843313" calcext:value-type="float">
            <text:p>0.1546981838</text:p>
          </table:table-cell>
        </table:table-row>
        <table:table-row table:style-name="ro1">
          <table:table-cell office:value-type="float" office:value="69.8399" calcext:value-type="float">
            <text:p>69.8399</text:p>
          </table:table-cell>
          <table:table-cell office:value-type="float" office:value="35.6199791230935" calcext:value-type="float">
            <text:p>35.6199791231</text:p>
          </table:table-cell>
          <table:table-cell office:value-type="float" office:value="76.924" calcext:value-type="float">
            <text:p>76.924</text:p>
          </table:table-cell>
          <table:table-cell office:value-type="float" office:value="20.3583405193063" calcext:value-type="float">
            <text:p>20.3583405193</text:p>
          </table:table-cell>
          <table:table-cell office:value-type="float" office:value="67.7275" calcext:value-type="float">
            <text:p>67.7275</text:p>
          </table:table-cell>
          <table:table-cell office:value-type="float" office:value="30.6582135727022" calcext:value-type="float">
            <text:p>30.6582135727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7.8888" calcext:value-type="float">
            <text:p>77.8888</text:p>
          </table:table-cell>
          <table:table-cell office:value-type="float" office:value="0.0618792735373383" calcext:value-type="float">
            <text:p>0.0618792735</text:p>
          </table:table-cell>
        </table:table-row>
        <table:table-row table:style-name="ro1">
          <table:table-cell office:value-type="float" office:value="70.1934" calcext:value-type="float">
            <text:p>70.1934</text:p>
          </table:table-cell>
          <table:table-cell office:value-type="float" office:value="34.6028990605392" calcext:value-type="float">
            <text:p>34.6028990605</text:p>
          </table:table-cell>
          <table:table-cell office:value-type="float" office:value="77.124" calcext:value-type="float">
            <text:p>77.124</text:p>
          </table:table-cell>
          <table:table-cell office:value-type="float" office:value="20.3591070230909" calcext:value-type="float">
            <text:p>20.3591070231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30.4951460749501" calcext:value-type="float">
            <text:p>30.495146075</text:p>
          </table:table-cell>
          <table:table-cell office:value-type="float" office:value="68.4181" calcext:value-type="float">
            <text:p>68.4181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8.1981" calcext:value-type="float">
            <text:p>78.1981</text:p>
          </table:table-cell>
          <table:table-cell office:value-type="float" office:value="0.0425420005569187" calcext:value-type="float">
            <text:p>0.0425420006</text:p>
          </table:table-cell>
        </table:table-row>
        <table:table-row table:style-name="ro1">
          <table:table-cell office:value-type="float" office:value="70.5334" calcext:value-type="float">
            <text:p>70.5334</text:p>
          </table:table-cell>
          <table:table-cell office:value-type="float" office:value="33.8305299904792" calcext:value-type="float">
            <text:p>33.8305299905</text:p>
          </table:table-cell>
          <table:table-cell office:value-type="float" office:value="77.574" calcext:value-type="float">
            <text:p>77.574</text:p>
          </table:table-cell>
          <table:table-cell office:value-type="float" office:value="19.6117658330938" calcext:value-type="float">
            <text:p>19.6117658331</text:p>
          </table:table-cell>
          <table:table-cell office:value-type="float" office:value="68.2775" calcext:value-type="float">
            <text:p>68.2775</text:p>
          </table:table-cell>
          <table:table-cell office:value-type="float" office:value="30.2048249691391" calcext:value-type="float">
            <text:p>30.2048249691</text:p>
          </table:table-cell>
          <table:table-cell office:value-type="float" office:value="69.0482" calcext:value-type="float">
            <text:p>69.0482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8.4685" calcext:value-type="float">
            <text:p>78.4685</text:p>
          </table:table-cell>
          <table:table-cell office:value-type="float" office:value="0.0413817641780993" calcext:value-type="float">
            <text:p>0.0413817642</text:p>
          </table:table-cell>
        </table:table-row>
        <table:table-row table:style-name="ro1">
          <table:table-cell office:value-type="float" office:value="70.7102" calcext:value-type="float">
            <text:p>70.7102</text:p>
          </table:table-cell>
          <table:table-cell office:value-type="float" office:value="32.1087587417267" calcext:value-type="float">
            <text:p>32.1087587417</text:p>
          </table:table-cell>
          <table:table-cell office:value-type="float" office:value="77.7739" calcext:value-type="float">
            <text:p>77.7739</text:p>
          </table:table-cell>
          <table:table-cell office:value-type="float" office:value="19.3772156750024" calcext:value-type="float">
            <text:p>19.377215675</text:p>
          </table:table-cell>
          <table:table-cell office:value-type="float" office:value="68.5785" calcext:value-type="float">
            <text:p>68.5785</text:p>
          </table:table-cell>
          <table:table-cell office:value-type="float" office:value="29.6455186918024" calcext:value-type="float">
            <text:p>29.6455186918</text:p>
          </table:table-cell>
          <table:table-cell office:value-type="float" office:value="69.3533" calcext:value-type="float">
            <text:p>69.3533</text:p>
          </table:table-cell>
          <table:table-cell office:value-type="float" office:value="23.3697422340724" calcext:value-type="float">
            <text:p>23.3697422341</text:p>
          </table:table-cell>
          <table:table-cell office:value-type="float" office:value="78.7695" calcext:value-type="float">
            <text:p>78.7695</text:p>
          </table:table-cell>
          <table:table-cell office:value-type="float" office:value="0.000773490919220302" calcext:value-type="float">
            <text:p>0.0007734909</text:p>
          </table:table-cell>
        </table:table-row>
        <table:table-row table:style-name="ro1">
          <table:table-cell office:value-type="float" office:value="71.1602" calcext:value-type="float">
            <text:p>71.1602</text:p>
          </table:table-cell>
          <table:table-cell office:value-type="float" office:value="29.1160197757071" calcext:value-type="float">
            <text:p>29.1160197757</text:p>
          </table:table-cell>
          <table:table-cell office:value-type="float" office:value="78.0239" calcext:value-type="float">
            <text:p>78.0239</text:p>
          </table:table-cell>
          <table:table-cell office:value-type="float" office:value="19.067548146019" calcext:value-type="float">
            <text:p>19.067548146</text:p>
          </table:table-cell>
          <table:table-cell office:value-type="float" office:value="68.8285" calcext:value-type="float">
            <text:p>68.8285</text:p>
          </table:table-cell>
          <table:table-cell office:value-type="float" office:value="29.6512336742003" calcext:value-type="float">
            <text:p>29.6512336742</text:p>
          </table:table-cell>
          <table:table-cell office:value-type="float" office:value="69.6046" calcext:value-type="float">
            <text:p>69.6046</text:p>
          </table:table-cell>
          <table:table-cell office:value-type="float" office:value="23.3708784341648" calcext:value-type="float">
            <text:p>23.3708784342</text:p>
          </table:table-cell>
          <table:table-cell office:value-type="float" office:value="79.0388" calcext:value-type="float">
            <text:p>79.0388</text:p>
          </table:table-cell>
          <table:table-cell office:value-type="float" office:value="0.00502769097489899" calcext:value-type="float">
            <text:p>0.005027691</text:p>
          </table:table-cell>
        </table:table-row>
        <table:table-row table:style-name="ro1">
          <table:table-cell office:value-type="float" office:value="71.5852" calcext:value-type="float">
            <text:p>71.5852</text:p>
          </table:table-cell>
          <table:table-cell office:value-type="float" office:value="27.4745443213667" calcext:value-type="float">
            <text:p>27.4745443214</text:p>
          </table:table-cell>
          <table:table-cell office:value-type="float" office:value="78.4739" calcext:value-type="float">
            <text:p>78.4739</text:p>
          </table:table-cell>
          <table:table-cell office:value-type="float" office:value="18.5263964740826" calcext:value-type="float">
            <text:p>18.5263964741</text:p>
          </table:table-cell>
          <table:table-cell office:value-type="float" office:value="69.1535" calcext:value-type="float">
            <text:p>69.1535</text:p>
          </table:table-cell>
          <table:table-cell office:value-type="float" office:value="27.9900787905573" calcext:value-type="float">
            <text:p>27.9900787906</text:p>
          </table:table-cell>
          <table:table-cell office:value-type="float" office:value="69.8558" calcext:value-type="float">
            <text:p>69.8558</text:p>
          </table:table-cell>
          <table:table-cell office:value-type="float" office:value="23.3716359008931" calcext:value-type="float">
            <text:p>23.3716359009</text:p>
          </table:table-cell>
          <table:table-cell office:value-type="float" office:value="79.2888" calcext:value-type="float">
            <text:p>79.2888</text:p>
          </table:table-cell>
          <table:table-cell office:value-type="float" office:value="0.00696141827293875" calcext:value-type="float">
            <text:p>0.0069614183</text:p>
          </table:table-cell>
        </table:table-row>
        <table:table-row table:style-name="ro1">
          <table:table-cell office:value-type="float" office:value="71.8352" calcext:value-type="float">
            <text:p>71.8352</text:p>
          </table:table-cell>
          <table:table-cell office:value-type="float" office:value="27.4936623676553" calcext:value-type="float">
            <text:p>27.4936623677</text:p>
          </table:table-cell>
          <table:table-cell office:value-type="float" office:value="78.6739" calcext:value-type="float">
            <text:p>78.6739</text:p>
          </table:table-cell>
          <table:table-cell office:value-type="float" office:value="18.2416403180991" calcext:value-type="float">
            <text:p>18.2416403181</text:p>
          </table:table-cell>
          <table:table-cell office:value-type="float" office:value="69.4545" calcext:value-type="float">
            <text:p>69.4545</text:p>
          </table:table-cell>
          <table:table-cell office:value-type="float" office:value="27.2577990459789" calcext:value-type="float">
            <text:p>27.257799046</text:p>
          </table:table-cell>
          <table:table-cell office:value-type="float" office:value="70.132" calcext:value-type="float">
            <text:p>70.132</text:p>
          </table:table-cell>
          <table:table-cell office:value-type="float" office:value="23.3716359008931" calcext:value-type="float">
            <text:p>23.3716359009</text:p>
          </table:table-cell>
          <table:table-cell office:value-type="float" office:value="79.6397" calcext:value-type="float">
            <text:p>79.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852" calcext:value-type="float">
            <text:p>72.0852</text:p>
          </table:table-cell>
          <table:table-cell office:value-type="float" office:value="27.4661323809997" calcext:value-type="float">
            <text:p>27.466132381</text:p>
          </table:table-cell>
          <table:table-cell office:value-type="float" office:value="79.1239" calcext:value-type="float">
            <text:p>79.1239</text:p>
          </table:table-cell>
          <table:table-cell office:value-type="float" office:value="15.9804541534924" calcext:value-type="float">
            <text:p>15.9804541535</text:p>
          </table:table-cell>
          <table:table-cell office:value-type="float" office:value="69.7307" calcext:value-type="float">
            <text:p>69.7307</text:p>
          </table:table-cell>
          <table:table-cell office:value-type="float" office:value="26.6546779035921" calcext:value-type="float">
            <text:p>26.6546779036</text:p>
          </table:table-cell>
          <table:table-cell office:value-type="float" office:value="70.3869" calcext:value-type="float">
            <text:p>70.3869</text:p>
          </table:table-cell>
          <table:table-cell office:value-type="float" office:value="23.0307758731698" calcext:value-type="float">
            <text:p>23.0307758732</text:p>
          </table:table-cell>
          <table:table-cell office:value-type="float" office:value="80.0654" calcext:value-type="float">
            <text:p>8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2852" calcext:value-type="float">
            <text:p>72.2852</text:p>
          </table:table-cell>
          <table:table-cell office:value-type="float" office:value="27.0264173163616" calcext:value-type="float">
            <text:p>27.0264173164</text:p>
          </table:table-cell>
          <table:table-cell office:value-type="float" office:value="79.3239" calcext:value-type="float">
            <text:p>79.3239</text:p>
          </table:table-cell>
          <table:table-cell office:value-type="float" office:value="15.5684583692632" calcext:value-type="float">
            <text:p>15.5684583693</text:p>
          </table:table-cell>
          <table:table-cell office:value-type="float" office:value="70.0317" calcext:value-type="float">
            <text:p>70.0317</text:p>
          </table:table-cell>
          <table:table-cell office:value-type="float" office:value="26.1879543411006" calcext:value-type="float">
            <text:p>26.1879543411</text:p>
          </table:table-cell>
          <table:table-cell office:value-type="float" office:value="70.6419" calcext:value-type="float">
            <text:p>70.6419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2.5894" calcext:value-type="float">
            <text:p>72.5894</text:p>
          </table:table-cell>
          <table:table-cell office:value-type="float" office:value="27.3254235603155" calcext:value-type="float">
            <text:p>27.3254235603</text:p>
          </table:table-cell>
          <table:table-cell office:value-type="float" office:value="79.6239" calcext:value-type="float">
            <text:p>79.6239</text:p>
          </table:table-cell>
          <table:table-cell office:value-type="float" office:value="14.912331129635" calcext:value-type="float">
            <text:p>14.9123311296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25.8317204383011" calcext:value-type="float">
            <text:p>25.8317204383</text:p>
          </table:table-cell>
          <table:table-cell office:value-type="float" office:value="70.9029" calcext:value-type="float">
            <text:p>70.9029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2.8198" calcext:value-type="float">
            <text:p>72.8198</text:p>
          </table:table-cell>
          <table:table-cell office:value-type="float" office:value="26.9002382108568" calcext:value-type="float">
            <text:p>26.9002382109</text:p>
          </table:table-cell>
          <table:table-cell office:value-type="float" office:value="79.9239" calcext:value-type="float">
            <text:p>79.9239</text:p>
          </table:table-cell>
          <table:table-cell office:value-type="float" office:value="14.1343297882533" calcext:value-type="float">
            <text:p>14.1343297883</text:p>
          </table:table-cell>
          <table:table-cell office:value-type="float" office:value="70.5932" calcext:value-type="float">
            <text:p>70.5932</text:p>
          </table:table-cell>
          <table:table-cell office:value-type="float" office:value="25.4754865355015" calcext:value-type="float">
            <text:p>25.4754865355</text:p>
          </table:table-cell>
          <table:table-cell office:value-type="float" office:value="71.1721" calcext:value-type="float">
            <text:p>71.1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0809" calcext:value-type="float">
            <text:p>73.0809</text:p>
          </table:table-cell>
          <table:table-cell office:value-type="float" office:value="26.9231798664031" calcext:value-type="float">
            <text:p>26.9231798664</text:p>
          </table:table-cell>
          <table:table-cell office:value-type="float" office:value="80.1739" calcext:value-type="float">
            <text:p>80.1739</text:p>
          </table:table-cell>
          <table:table-cell office:value-type="float" office:value="13.7556769186548" calcext:value-type="float">
            <text:p>13.7556769187</text:p>
          </table:table-cell>
          <table:table-cell office:value-type="float" office:value="70.7948" calcext:value-type="float">
            <text:p>70.7948</text:p>
          </table:table-cell>
          <table:table-cell office:value-type="float" office:value="25.4754865355015" calcext:value-type="float">
            <text:p>25.4754865355</text:p>
          </table:table-cell>
          <table:table-cell office:value-type="float" office:value="71.4721" calcext:value-type="float">
            <text:p>71.4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2809" calcext:value-type="float">
            <text:p>73.2809</text:p>
          </table:table-cell>
          <table:table-cell office:value-type="float" office:value="26.9277681975124" calcext:value-type="float">
            <text:p>26.9277681975</text:p>
          </table:table-cell>
          <table:table-cell office:value-type="float" office:value="80.4739" calcext:value-type="float">
            <text:p>80.4739</text:p>
          </table:table-cell>
          <table:table-cell office:value-type="float" office:value="13.1079812206573" calcext:value-type="float">
            <text:p>13.1079812207</text:p>
          </table:table-cell>
          <table:table-cell office:value-type="float" office:value="71.1448" calcext:value-type="float">
            <text:p>71.1448</text:p>
          </table:table-cell>
          <table:table-cell office:value-type="float" office:value="25.1470655470381" calcext:value-type="float">
            <text:p>25.147065547</text:p>
          </table:table-cell>
          <table:table-cell office:value-type="float" office:value="71.7721" calcext:value-type="float">
            <text:p>71.7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684" calcext:value-type="float">
            <text:p>73.684</text:p>
          </table:table-cell>
          <table:table-cell office:value-type="float" office:value="26.6000848841255" calcext:value-type="float">
            <text:p>26.6000848841</text:p>
          </table:table-cell>
          <table:table-cell office:value-type="float" office:value="80.775" calcext:value-type="float">
            <text:p>80.775</text:p>
          </table:table-cell>
          <table:table-cell office:value-type="float" office:value="12.8025294624892" calcext:value-type="float">
            <text:p>12.8025294625</text:p>
          </table:table-cell>
          <table:table-cell office:value-type="float" office:value="71.396" calcext:value-type="float">
            <text:p>71.396</text:p>
          </table:table-cell>
          <table:table-cell office:value-type="float" office:value="24.9497081548989" calcext:value-type="float">
            <text:p>24.9497081549</text:p>
          </table:table-cell>
          <table:table-cell office:value-type="float" office:value="72.0234" calcext:value-type="float">
            <text:p>72.023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9532" calcext:value-type="float">
            <text:p>73.9532</text:p>
          </table:table-cell>
          <table:table-cell office:value-type="float" office:value="26.4173163616064" calcext:value-type="float">
            <text:p>26.4173163616</text:p>
          </table:table-cell>
          <table:table-cell office:value-type="float" office:value="81.0578" calcext:value-type="float">
            <text:p>81.0578</text:p>
          </table:table-cell>
          <table:table-cell office:value-type="float" office:value="12.8121107597969" calcext:value-type="float">
            <text:p>12.8121107598</text:p>
          </table:table-cell>
          <table:table-cell office:value-type="float" office:value="71.646" calcext:value-type="float">
            <text:p>71.646</text:p>
          </table:table-cell>
          <table:table-cell office:value-type="float" office:value="24.1229407013426" calcext:value-type="float">
            <text:p>24.1229407013</text:p>
          </table:table-cell>
          <table:table-cell office:value-type="float" office:value="72.3244" calcext:value-type="float">
            <text:p>72.324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2032" calcext:value-type="float">
            <text:p>74.2032</text:p>
          </table:table-cell>
          <table:table-cell office:value-type="float" office:value="26.4184634443837" calcext:value-type="float">
            <text:p>26.4184634444</text:p>
          </table:table-cell>
          <table:table-cell office:value-type="float" office:value="81.3236" calcext:value-type="float">
            <text:p>81.3236</text:p>
          </table:table-cell>
          <table:table-cell office:value-type="float" office:value="12.5388521605825" calcext:value-type="float">
            <text:p>12.5388521606</text:p>
          </table:table-cell>
          <table:table-cell office:value-type="float" office:value="71.896" calcext:value-type="float">
            <text:p>71.896</text:p>
          </table:table-cell>
          <table:table-cell office:value-type="float" office:value="23.8650044957861" calcext:value-type="float">
            <text:p>23.8650044958</text:p>
          </table:table-cell>
          <table:table-cell office:value-type="float" office:value="72.5794" calcext:value-type="float">
            <text:p>72.579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5321" calcext:value-type="float">
            <text:p>74.5321</text:p>
          </table:table-cell>
          <table:table-cell office:value-type="float" office:value="26.2196357629821" calcext:value-type="float">
            <text:p>26.219635763</text:p>
          </table:table-cell>
          <table:table-cell office:value-type="float" office:value="81.7486" calcext:value-type="float">
            <text:p>81.748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2.271" calcext:value-type="float">
            <text:p>72.271</text:p>
          </table:table-cell>
          <table:table-cell office:value-type="float" office:value="23.8745294664492" calcext:value-type="float">
            <text:p>23.8745294664</text:p>
          </table:table-cell>
          <table:table-cell office:value-type="float" office:value="72.9053" calcext:value-type="float">
            <text:p>72.9053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7471" calcext:value-type="float">
            <text:p>74.7471</text:p>
          </table:table-cell>
          <table:table-cell office:value-type="float" office:value="26.2234593722398" calcext:value-type="float">
            <text:p>26.2234593722</text:p>
          </table:table-cell>
          <table:table-cell office:value-type="float" office:value="82.1486" calcext:value-type="float">
            <text:p>82.148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2.5506" calcext:value-type="float">
            <text:p>72.5506</text:p>
          </table:table-cell>
          <table:table-cell office:value-type="float" office:value="23.8745294664492" calcext:value-type="float">
            <text:p>23.8745294664</text:p>
          </table:table-cell>
          <table:table-cell office:value-type="float" office:value="73.2313" calcext:value-type="float">
            <text:p>73.2313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5.0721" calcext:value-type="float">
            <text:p>75.0721</text:p>
          </table:table-cell>
          <table:table-cell office:value-type="float" office:value="25.6162702221135" calcext:value-type="float">
            <text:p>25.6162702221</text:p>
          </table:table-cell>
          <table:table-cell office:value-type="float" office:value="82.5486" calcext:value-type="float">
            <text:p>82.548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2.7877" calcext:value-type="float">
            <text:p>72.7877</text:p>
          </table:table-cell>
          <table:table-cell office:value-type="float" office:value="23.7152719569624" calcext:value-type="float">
            <text:p>23.715271957</text:p>
          </table:table-cell>
          <table:table-cell office:value-type="float" office:value="73.5813" calcext:value-type="float">
            <text:p>73.5813</text:p>
          </table:table-cell>
          <table:table-cell office:value-type="float" office:value="22.8898870617108" calcext:value-type="float">
            <text:p>22.8898870617</text:p>
          </table:table-cell>
          <table:table-cell table:number-columns-repeated="2"/>
        </table:table-row>
        <table:table-row table:style-name="ro1">
          <table:table-cell office:value-type="float" office:value="75.3221" calcext:value-type="float">
            <text:p>75.3221</text:p>
          </table:table-cell>
          <table:table-cell office:value-type="float" office:value="25.407118795716" calcext:value-type="float">
            <text:p>25.4071187957</text:p>
          </table:table-cell>
          <table:table-cell office:value-type="float" office:value="82.9486" calcext:value-type="float">
            <text:p>82.948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3.104" calcext:value-type="float">
            <text:p>73.104</text:p>
          </table:table-cell>
          <table:table-cell office:value-type="float" office:value="21.9169574957709" calcext:value-type="float">
            <text:p>21.9169574958</text:p>
          </table:table-cell>
          <table:table-cell office:value-type="float" office:value="73.9073" calcext:value-type="float">
            <text:p>73.9073</text:p>
          </table:table-cell>
          <table:table-cell office:value-type="float" office:value="22.8925381952598" calcext:value-type="float">
            <text:p>22.8925381953</text:p>
          </table:table-cell>
          <table:table-cell table:number-columns-repeated="2"/>
        </table:table-row>
        <table:table-row table:style-name="ro1">
          <table:table-cell office:value-type="float" office:value="75.6221" calcext:value-type="float">
            <text:p>75.6221</text:p>
          </table:table-cell>
          <table:table-cell office:value-type="float" office:value="25.2874398259493" calcext:value-type="float">
            <text:p>25.2874398259</text:p>
          </table:table-cell>
          <table:table-cell office:value-type="float" office:value="83.2995" calcext:value-type="float">
            <text:p>83.2995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3.4823" calcext:value-type="float">
            <text:p>73.4823</text:p>
          </table:table-cell>
          <table:table-cell office:value-type="float" office:value="21.54662663639" calcext:value-type="float">
            <text:p>21.5466266364</text:p>
          </table:table-cell>
          <table:table-cell office:value-type="float" office:value="74.2831" calcext:value-type="float">
            <text:p>74.2831</text:p>
          </table:table-cell>
          <table:table-cell office:value-type="float" office:value="22.8936743953522" calcext:value-type="float">
            <text:p>22.8936743954</text:p>
          </table:table-cell>
          <table:table-cell table:number-columns-repeated="2"/>
        </table:table-row>
        <table:table-row table:style-name="ro1">
          <table:table-cell office:value-type="float" office:value="75.8721" calcext:value-type="float">
            <text:p>75.8721</text:p>
          </table:table-cell>
          <table:table-cell office:value-type="float" office:value="25.0362286977169" calcext:value-type="float">
            <text:p>25.0362286977</text:p>
          </table:table-cell>
          <table:table-cell office:value-type="float" office:value="83.5056" calcext:value-type="float">
            <text:p>83.505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3.7864" calcext:value-type="float">
            <text:p>73.7864</text:p>
          </table:table-cell>
          <table:table-cell office:value-type="float" office:value="20.5979395583462" calcext:value-type="float">
            <text:p>20.5979395583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1221" calcext:value-type="float">
            <text:p>76.1221</text:p>
          </table:table-cell>
          <table:table-cell office:value-type="float" office:value="25.0457877208612" calcext:value-type="float">
            <text:p>25.0457877209</text:p>
          </table:table-cell>
          <table:table-cell office:value-type="float" office:value="83.9056" calcext:value-type="float">
            <text:p>83.9056</text:p>
          </table:table-cell>
          <table:table-cell office:value-type="float" office:value="11.9179840950465" calcext:value-type="float">
            <text:p>11.917984095</text:p>
          </table:table-cell>
          <table:table-cell office:value-type="float" office:value="74.0474" calcext:value-type="float">
            <text:p>74.0474</text:p>
          </table:table-cell>
          <table:table-cell office:value-type="float" office:value="20.4463020253898" calcext:value-type="float">
            <text:p>20.4463020254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3971" calcext:value-type="float">
            <text:p>76.3971</text:p>
          </table:table-cell>
          <table:table-cell office:value-type="float" office:value="25.0381405023458" calcext:value-type="float">
            <text:p>25.0381405023</text:p>
          </table:table-cell>
          <table:table-cell office:value-type="float" office:value="84.3056" calcext:value-type="float">
            <text:p>84.3056</text:p>
          </table:table-cell>
          <table:table-cell office:value-type="float" office:value="11.9313979112772" calcext:value-type="float">
            <text:p>11.9313979113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0.1548379230992" calcext:value-type="float">
            <text:p>20.1548379231</text:p>
          </table:table-cell>
          <table:table-cell office:value-type="float" office:value="75.1364" calcext:value-type="float">
            <text:p>75.1364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7221" calcext:value-type="float">
            <text:p>76.7221</text:p>
          </table:table-cell>
          <table:table-cell office:value-type="float" office:value="25.0408170288262" calcext:value-type="float">
            <text:p>25.0408170288</text:p>
          </table:table-cell>
          <table:table-cell office:value-type="float" office:value="84.6056" calcext:value-type="float">
            <text:p>84.6056</text:p>
          </table:table-cell>
          <table:table-cell office:value-type="float" office:value="11.9325476669541" calcext:value-type="float">
            <text:p>11.932547667</text:p>
          </table:table-cell>
          <table:table-cell office:value-type="float" office:value="74.6432" calcext:value-type="float">
            <text:p>74.6432</text:p>
          </table:table-cell>
          <table:table-cell office:value-type="float" office:value="20.1967477940168" calcext:value-type="float">
            <text:p>20.196747794</text:p>
          </table:table-cell>
          <table:table-cell office:value-type="float" office:value="75.7025" calcext:value-type="float">
            <text:p>75.7025</text:p>
          </table:table-cell>
          <table:table-cell office:value-type="float" office:value="23.5602451162333" calcext:value-type="float">
            <text:p>23.5602451162</text:p>
          </table:table-cell>
          <table:table-cell table:number-columns-repeated="2"/>
        </table:table-row>
        <table:table-row table:style-name="ro1">
          <table:table-cell office:value-type="float" office:value="76.9471" calcext:value-type="float">
            <text:p>76.9471</text:p>
          </table:table-cell>
          <table:table-cell office:value-type="float" office:value="25.0419641116035" calcext:value-type="float">
            <text:p>25.0419641116</text:p>
          </table:table-cell>
          <table:table-cell office:value-type="float" office:value="84.9556" calcext:value-type="float">
            <text:p>84.9556</text:p>
          </table:table-cell>
          <table:table-cell office:value-type="float" office:value="11.9333141707387" calcext:value-type="float">
            <text:p>11.9333141707</text:p>
          </table:table-cell>
          <table:table-cell office:value-type="float" office:value="74.9594" calcext:value-type="float">
            <text:p>74.9594</text:p>
          </table:table-cell>
          <table:table-cell office:value-type="float" office:value="19.9186186506546" calcext:value-type="float">
            <text:p>19.9186186507</text:p>
          </table:table-cell>
          <table:table-cell office:value-type="float" office:value="75.9288" calcext:value-type="float">
            <text:p>75.9288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1971" calcext:value-type="float">
            <text:p>77.1971</text:p>
          </table:table-cell>
          <table:table-cell office:value-type="float" office:value="25.0515231347478" calcext:value-type="float">
            <text:p>25.0515231347</text:p>
          </table:table-cell>
          <table:table-cell office:value-type="float" office:value="85.2556" calcext:value-type="float">
            <text:p>85.2556</text:p>
          </table:table-cell>
          <table:table-cell office:value-type="float" office:value="11.9363801858772" calcext:value-type="float">
            <text:p>11.9363801859</text:p>
          </table:table-cell>
          <table:table-cell office:value-type="float" office:value="75.2604" calcext:value-type="float">
            <text:p>75.2604</text:p>
          </table:table-cell>
          <table:table-cell office:value-type="float" office:value="19.8062239968301" calcext:value-type="float">
            <text:p>19.8062239968</text:p>
          </table:table-cell>
          <table:table-cell office:value-type="float" office:value="76.1899" calcext:value-type="float">
            <text:p>76.1899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5721" calcext:value-type="float">
            <text:p>77.5721</text:p>
          </table:table-cell>
          <table:table-cell office:value-type="float" office:value="25.0534349393767" calcext:value-type="float">
            <text:p>25.0534349394</text:p>
          </table:table-cell>
          <table:table-cell office:value-type="float" office:value="85.6806" calcext:value-type="float">
            <text:p>85.6806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5.5117" calcext:value-type="float">
            <text:p>75.5117</text:p>
          </table:table-cell>
          <table:table-cell office:value-type="float" office:value="19.627154548364" calcext:value-type="float">
            <text:p>19.6271545484</text:p>
          </table:table-cell>
          <table:table-cell office:value-type="float" office:value="76.4694" calcext:value-type="float">
            <text:p>76.4694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8971" calcext:value-type="float">
            <text:p>77.8971</text:p>
          </table:table-cell>
          <table:table-cell office:value-type="float" office:value="25.0534349393767" calcext:value-type="float">
            <text:p>25.0534349394</text:p>
          </table:table-cell>
          <table:table-cell office:value-type="float" office:value="86.0306" calcext:value-type="float">
            <text:p>86.0306</text:p>
          </table:table-cell>
          <table:table-cell office:value-type="float" office:value="11.9390629491233" calcext:value-type="float">
            <text:p>11.9390629491</text:p>
          </table:table-cell>
          <table:table-cell office:value-type="float" office:value="75.7617" calcext:value-type="float">
            <text:p>75.7617</text:p>
          </table:table-cell>
          <table:table-cell office:value-type="float" office:value="19.3795053111236" calcext:value-type="float">
            <text:p>19.3795053111</text:p>
          </table:table-cell>
          <table:table-cell office:value-type="float" office:value="76.7704" calcext:value-type="float">
            <text:p>76.7704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8.1721" calcext:value-type="float">
            <text:p>78.1721</text:p>
          </table:table-cell>
          <table:table-cell office:value-type="float" office:value="25.0553467440055" calcext:value-type="float">
            <text:p>25.055346744</text:p>
          </table:table-cell>
          <table:table-cell office:value-type="float" office:value="86.3806" calcext:value-type="float">
            <text:p>86.3806</text:p>
          </table:table-cell>
          <table:table-cell office:value-type="float" office:value="11.9382964453387" calcext:value-type="float">
            <text:p>11.9382964453</text:p>
          </table:table-cell>
          <table:table-cell office:value-type="float" office:value="76.0227" calcext:value-type="float">
            <text:p>76.0227</text:p>
          </table:table-cell>
          <table:table-cell office:value-type="float" office:value="19.3806483076032" calcext:value-type="float">
            <text:p>19.3806483076</text:p>
          </table:table-cell>
          <table:table-cell office:value-type="float" office:value="77.0992" calcext:value-type="float">
            <text:p>77.0992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8.4471" calcext:value-type="float">
            <text:p>78.4471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86.6306" calcext:value-type="float">
            <text:p>86.6306</text:p>
          </table:table-cell>
          <table:table-cell office:value-type="float" office:value="11.9382964453387" calcext:value-type="float">
            <text:p>11.9382964453</text:p>
          </table:table-cell>
          <table:table-cell office:value-type="float" office:value="76.2776" calcext:value-type="float">
            <text:p>76.2776</text:p>
          </table:table-cell>
          <table:table-cell office:value-type="float" office:value="19.3806483076032" calcext:value-type="float">
            <text:p>19.3806483076</text:p>
          </table:table-cell>
          <table:table-cell office:value-type="float" office:value="77.4501" calcext:value-type="float">
            <text:p>77.4501</text:p>
          </table:table-cell>
          <table:table-cell office:value-type="float" office:value="22.8141403888834" calcext:value-type="float">
            <text:p>22.8141403889</text:p>
          </table:table-cell>
          <table:table-cell table:number-columns-repeated="2"/>
        </table:table-row>
        <table:table-row table:style-name="ro1">
          <table:table-cell office:value-type="float" office:value="78.7321" calcext:value-type="float">
            <text:p>78.7321</text:p>
          </table:table-cell>
          <table:table-cell office:value-type="float" office:value="25.0580232704859" calcext:value-type="float">
            <text:p>25.0580232705</text:p>
          </table:table-cell>
          <table:table-cell office:value-type="float" office:value="86.8856" calcext:value-type="float">
            <text:p>86.8856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6.5276" calcext:value-type="float">
            <text:p>76.5276</text:p>
          </table:table-cell>
          <table:table-cell office:value-type="float" office:value="19.2492037124526" calcext:value-type="float">
            <text:p>19.2492037125</text:p>
          </table:table-cell>
          <table:table-cell office:value-type="float" office:value="77.7751" calcext:value-type="float">
            <text:p>77.7751</text:p>
          </table:table-cell>
          <table:table-cell office:value-type="float" office:value="21.9154061157864" calcext:value-type="float">
            <text:p>21.9154061158</text:p>
          </table:table-cell>
          <table:table-cell table:number-columns-repeated="2"/>
        </table:table-row>
        <table:table-row table:style-name="ro1">
          <table:table-cell office:value-type="float" office:value="79.0821" calcext:value-type="float">
            <text:p>79.08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7.2392" calcext:value-type="float">
            <text:p>87.2392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6.7886" calcext:value-type="float">
            <text:p>76.7886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1287" calcext:value-type="float">
            <text:p>78.1287</text:p>
          </table:table-cell>
          <table:table-cell office:value-type="float" office:value="21.3700300714291" calcext:value-type="float">
            <text:p>21.3700300714</text:p>
          </table:table-cell>
          <table:table-cell table:number-columns-repeated="2"/>
        </table:table-row>
        <table:table-row table:style-name="ro1">
          <table:table-cell office:value-type="float" office:value="79.5321" calcext:value-type="float">
            <text:p>79.5321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87.4941" calcext:value-type="float">
            <text:p>87.4941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7.1136" calcext:value-type="float">
            <text:p>77.1136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3897" calcext:value-type="float">
            <text:p>78.3897</text:p>
          </table:table-cell>
          <table:table-cell office:value-type="float" office:value="20.9647853718025" calcext:value-type="float">
            <text:p>20.9647853718</text:p>
          </table:table-cell>
          <table:table-cell table:number-columns-repeated="2"/>
        </table:table-row>
        <table:table-row table:style-name="ro1">
          <table:table-cell office:value-type="float" office:value="79.8821" calcext:value-type="float">
            <text:p>79.88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7.7077" calcext:value-type="float">
            <text:p>87.7077</text:p>
          </table:table-cell>
          <table:table-cell office:value-type="float" office:value="11.9363801858772" calcext:value-type="float">
            <text:p>11.9363801859</text:p>
          </table:table-cell>
          <table:table-cell office:value-type="float" office:value="77.3649" calcext:value-type="float">
            <text:p>77.36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6446" calcext:value-type="float">
            <text:p>78.6446</text:p>
          </table:table-cell>
          <table:table-cell office:value-type="float" office:value="19.998257826525" calcext:value-type="float">
            <text:p>19.9982578265</text:p>
          </table:table-cell>
          <table:table-cell table:number-columns-repeated="2"/>
        </table:table-row>
        <table:table-row table:style-name="ro1">
          <table:table-cell office:value-type="float" office:value="80.2321" calcext:value-type="float">
            <text:p>80.23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7.9382" calcext:value-type="float">
            <text:p>87.9382</text:p>
          </table:table-cell>
          <table:table-cell office:value-type="float" office:value="11.9363801858772" calcext:value-type="float">
            <text:p>11.9363801859</text:p>
          </table:table-cell>
          <table:table-cell office:value-type="float" office:value="77.6149" calcext:value-type="float">
            <text:p>77.61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9104" calcext:value-type="float">
            <text:p>78.9104</text:p>
          </table:table-cell>
          <table:table-cell office:value-type="float" office:value="19.6127072618335" calcext:value-type="float">
            <text:p>19.6127072618</text:p>
          </table:table-cell>
          <table:table-cell table:number-columns-repeated="2"/>
        </table:table-row>
        <table:table-row table:style-name="ro1">
          <table:table-cell office:value-type="float" office:value="80.4337" calcext:value-type="float">
            <text:p>80.433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7.9382" calcext:value-type="float">
            <text:p>87.9382</text:p>
          </table:table-cell>
          <table:table-cell office:value-type="float" office:value="11.9352304302003" calcext:value-type="float">
            <text:p>11.9352304302</text:p>
          </table:table-cell>
          <table:table-cell office:value-type="float" office:value="77.9149" calcext:value-type="float">
            <text:p>77.91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2266" calcext:value-type="float">
            <text:p>79.2266</text:p>
          </table:table-cell>
          <table:table-cell office:value-type="float" office:value="19.1828448935381" calcext:value-type="float">
            <text:p>19.1828448935</text:p>
          </table:table-cell>
          <table:table-cell table:number-columns-repeated="2"/>
        </table:table-row>
        <table:table-row table:style-name="ro1">
          <table:table-cell office:value-type="float" office:value="80.6994" calcext:value-type="float">
            <text:p>80.6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8.5245" calcext:value-type="float">
            <text:p>88.5245</text:p>
          </table:table-cell>
          <table:table-cell office:value-type="float" office:value="11.9382964453387" calcext:value-type="float">
            <text:p>11.9382964453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5061" calcext:value-type="float">
            <text:p>79.5061</text:p>
          </table:table-cell>
          <table:table-cell office:value-type="float" office:value="18.6973087207145" calcext:value-type="float">
            <text:p>18.6973087207</text:p>
          </table:table-cell>
          <table:table-cell table:number-columns-repeated="2"/>
        </table:table-row>
        <table:table-row table:style-name="ro1">
          <table:table-cell office:value-type="float" office:value="81.0494" calcext:value-type="float">
            <text:p>81.04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8.5245" calcext:value-type="float">
            <text:p>88.5245</text:p>
          </table:table-cell>
          <table:table-cell office:value-type="float" office:value="11.9382964453387" calcext:value-type="float">
            <text:p>11.9382964453</text:p>
          </table:table-cell>
          <table:table-cell office:value-type="float" office:value="78.469" calcext:value-type="float">
            <text:p>78.46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7823" calcext:value-type="float">
            <text:p>79.7823</text:p>
          </table:table-cell>
          <table:table-cell office:value-type="float" office:value="18.3003961550989" calcext:value-type="float">
            <text:p>18.3003961551</text:p>
          </table:table-cell>
          <table:table-cell table:number-columns-repeated="2"/>
        </table:table-row>
        <table:table-row table:style-name="ro1">
          <table:table-cell office:value-type="float" office:value="81.3994" calcext:value-type="float">
            <text:p>81.3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9.3127" calcext:value-type="float">
            <text:p>89.3127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8.7732" calcext:value-type="float">
            <text:p>78.7732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80.0087" calcext:value-type="float">
            <text:p>80.0087</text:p>
          </table:table-cell>
          <table:table-cell office:value-type="float" office:value="17.9860474628652" calcext:value-type="float">
            <text:p>17.9860474629</text:p>
          </table:table-cell>
          <table:table-cell table:number-columns-repeated="2"/>
        </table:table-row>
        <table:table-row table:style-name="ro1">
          <table:table-cell office:value-type="float" office:value="81.6994" calcext:value-type="float">
            <text:p>81.6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9.5126" calcext:value-type="float">
            <text:p>89.5126</text:p>
          </table:table-cell>
          <table:table-cell office:value-type="float" office:value="11.9371466896618" calcext:value-type="float">
            <text:p>11.9371466897</text:p>
          </table:table-cell>
          <table:table-cell office:value-type="float" office:value="79.1067" calcext:value-type="float">
            <text:p>79.1067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80.3097" calcext:value-type="float">
            <text:p>80.3097</text:p>
          </table:table-cell>
          <table:table-cell office:value-type="float" office:value="17.5933009642551" calcext:value-type="float">
            <text:p>17.5933009643</text:p>
          </table:table-cell>
          <table:table-cell table:number-columns-repeated="2"/>
        </table:table-row>
        <table:table-row table:style-name="ro1">
          <table:table-cell office:value-type="float" office:value="82.053" calcext:value-type="float">
            <text:p>82.053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89.9127" calcext:value-type="float">
            <text:p>89.9127</text:p>
          </table:table-cell>
          <table:table-cell office:value-type="float" office:value="11.9352304302003" calcext:value-type="float">
            <text:p>11.9352304302</text:p>
          </table:table-cell>
          <table:table-cell office:value-type="float" office:value="79.3567" calcext:value-type="float">
            <text:p>79.3567</text:p>
          </table:table-cell>
          <table:table-cell office:value-type="float" office:value="19.0206044165384" calcext:value-type="float">
            <text:p>19.0206044165</text:p>
          </table:table-cell>
          <table:table-cell office:value-type="float" office:value="80.4678" calcext:value-type="float">
            <text:p>80.4678</text:p>
          </table:table-cell>
          <table:table-cell office:value-type="float" office:value="17.3175830751634" calcext:value-type="float">
            <text:p>17.3175830752</text:p>
          </table:table-cell>
          <table:table-cell table:number-columns-repeated="2"/>
        </table:table-row>
        <table:table-row table:style-name="ro1">
          <table:table-cell office:value-type="float" office:value="82.3358" calcext:value-type="float">
            <text:p>82.3358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90.3127" calcext:value-type="float">
            <text:p>90.3127</text:p>
          </table:table-cell>
          <table:table-cell office:value-type="float" office:value="11.9344639264156" calcext:value-type="float">
            <text:p>11.934463926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19.0213664141914" calcext:value-type="float">
            <text:p>19.0213664142</text:p>
          </table:table-cell>
          <table:table-cell office:value-type="float" office:value="80.7529" calcext:value-type="float">
            <text:p>80.7529</text:p>
          </table:table-cell>
          <table:table-cell office:value-type="float" office:value="17.0145963838538" calcext:value-type="float">
            <text:p>17.0145963839</text:p>
          </table:table-cell>
          <table:table-cell table:number-columns-repeated="2"/>
        </table:table-row>
        <table:table-row table:style-name="ro1">
          <table:table-cell office:value-type="float" office:value="82.6867" calcext:value-type="float">
            <text:p>82.686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0.7877" calcext:value-type="float">
            <text:p>90.7877</text:p>
          </table:table-cell>
          <table:table-cell office:value-type="float" office:value="11.9344639264156" calcext:value-type="float">
            <text:p>11.934463926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19.0213664141914" calcext:value-type="float">
            <text:p>19.0213664142</text:p>
          </table:table-cell>
          <table:table-cell office:value-type="float" office:value="80.843" calcext:value-type="float">
            <text:p>80.843</text:p>
          </table:table-cell>
          <table:table-cell office:value-type="float" office:value="17.0145963838538" calcext:value-type="float">
            <text:p>17.0145963839</text:p>
          </table:table-cell>
          <table:table-cell table:number-columns-repeated="2"/>
        </table:table-row>
        <table:table-row table:style-name="ro1">
          <table:table-cell office:value-type="float" office:value="83.0117" calcext:value-type="float">
            <text:p>83.011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1.1627" calcext:value-type="float">
            <text:p>91.1627</text:p>
          </table:table-cell>
          <table:table-cell office:value-type="float" office:value="11.9352304302003" calcext:value-type="float">
            <text:p>11.9352304302</text:p>
          </table:table-cell>
          <table:table-cell office:value-type="float" office:value="80.1591" calcext:value-type="float">
            <text:p>80.1591</text:p>
          </table:table-cell>
          <table:table-cell office:value-type="float" office:value="18.7824801499612" calcext:value-type="float">
            <text:p>18.78248015</text:p>
          </table:table-cell>
          <table:table-cell office:value-type="float" office:value="81.0198" calcext:value-type="float">
            <text:p>81.0198</text:p>
          </table:table-cell>
          <table:table-cell office:value-type="float" office:value="15.2970405774926" calcext:value-type="float">
            <text:p>15.2970405775</text:p>
          </table:table-cell>
          <table:table-cell table:number-columns-repeated="2"/>
        </table:table-row>
        <table:table-row table:style-name="ro1">
          <table:table-cell office:value-type="float" office:value="83.3319" calcext:value-type="float">
            <text:p>83.3319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1.4627" calcext:value-type="float">
            <text:p>91.4627</text:p>
          </table:table-cell>
          <table:table-cell office:value-type="float" office:value="11.9344639264156" calcext:value-type="float">
            <text:p>11.9344639264</text:p>
          </table:table-cell>
          <table:table-cell office:value-type="float" office:value="80.5766" calcext:value-type="float">
            <text:p>80.5766</text:p>
          </table:table-cell>
          <table:table-cell office:value-type="float" office:value="20.0797811542741" calcext:value-type="float">
            <text:p>20.0797811543</text:p>
          </table:table-cell>
          <table:table-cell office:value-type="float" office:value="81.3448" calcext:value-type="float">
            <text:p>81.3448</text:p>
          </table:table-cell>
          <table:table-cell office:value-type="float" office:value="14.1222096819397" calcext:value-type="float">
            <text:p>14.1222096819</text:p>
          </table:table-cell>
          <table:table-cell table:number-columns-repeated="2"/>
        </table:table-row>
        <table:table-row table:style-name="ro1">
          <table:table-cell office:value-type="float" office:value="83.5691" calcext:value-type="float">
            <text:p>83.569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1.7477" calcext:value-type="float">
            <text:p>91.7477</text:p>
          </table:table-cell>
          <table:table-cell office:value-type="float" office:value="11.9344639264156" calcext:value-type="float">
            <text:p>11.9344639264</text:p>
          </table:table-cell>
          <table:table-cell office:value-type="float" office:value="80.8578" calcext:value-type="float">
            <text:p>80.8578</text:p>
          </table:table-cell>
          <table:table-cell office:value-type="float" office:value="19.8549918466251" calcext:value-type="float">
            <text:p>19.8549918466</text:p>
          </table:table-cell>
          <table:table-cell office:value-type="float" office:value="81.6243" calcext:value-type="float">
            <text:p>81.6243</text:p>
          </table:table-cell>
          <table:table-cell office:value-type="float" office:value="13.6071323067134" calcext:value-type="float">
            <text:p>13.6071323067</text:p>
          </table:table-cell>
          <table:table-cell table:number-columns-repeated="2"/>
        </table:table-row>
        <table:table-row table:style-name="ro1">
          <table:table-cell office:value-type="float" office:value="83.8606" calcext:value-type="float">
            <text:p>83.8606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2.0477" calcext:value-type="float">
            <text:p>92.0477</text:p>
          </table:table-cell>
          <table:table-cell office:value-type="float" office:value="11.9459614831848" calcext:value-type="float">
            <text:p>11.9459614832</text:p>
          </table:table-cell>
          <table:table-cell office:value-type="float" office:value="81.1824" calcext:value-type="float">
            <text:p>81.1824</text:p>
          </table:table-cell>
          <table:table-cell office:value-type="float" office:value="19.8340369111663" calcext:value-type="float">
            <text:p>19.8340369112</text:p>
          </table:table-cell>
          <table:table-cell office:value-type="float" office:value="81.9004" calcext:value-type="float">
            <text:p>81.9004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1299" calcext:value-type="float">
            <text:p>84.1299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92.4756" calcext:value-type="float">
            <text:p>92.4756</text:p>
          </table:table-cell>
          <table:table-cell office:value-type="float" office:value="11.7551020408163" calcext:value-type="float">
            <text:p>11.7551020408</text:p>
          </table:table-cell>
          <table:table-cell office:value-type="float" office:value="81.3841" calcext:value-type="float">
            <text:p>81.3841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336" calcext:value-type="float">
            <text:p>84.336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92.7808" calcext:value-type="float">
            <text:p>92.7808</text:p>
          </table:table-cell>
          <table:table-cell office:value-type="float" office:value="11.4055763150331" calcext:value-type="float">
            <text:p>11.405576315</text:p>
          </table:table-cell>
          <table:table-cell office:value-type="float" office:value="81.7377" calcext:value-type="float">
            <text:p>81.7377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4777" calcext:value-type="float">
            <text:p>82.4777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5934" calcext:value-type="float">
            <text:p>84.5934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93.0308" calcext:value-type="float">
            <text:p>93.0308</text:p>
          </table:table-cell>
          <table:table-cell office:value-type="float" office:value="11.095142282265" calcext:value-type="float">
            <text:p>11.0951422823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7469" calcext:value-type="float">
            <text:p>82.7469</text:p>
          </table:table-cell>
          <table:table-cell office:value-type="float" office:value="13.1609844037601" calcext:value-type="float">
            <text:p>13.1609844038</text:p>
          </table:table-cell>
          <table:table-cell table:number-columns-repeated="2"/>
        </table:table-row>
        <table:table-row table:style-name="ro1">
          <table:table-cell office:value-type="float" office:value="84.9692" calcext:value-type="float">
            <text:p>84.9692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93.3308" calcext:value-type="float">
            <text:p>93.3308</text:p>
          </table:table-cell>
          <table:table-cell office:value-type="float" office:value="10.4416978058829" calcext:value-type="float">
            <text:p>10.4416978059</text:p>
          </table:table-cell>
          <table:table-cell office:value-type="float" office:value="82.2889" calcext:value-type="float">
            <text:p>82.2889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3.0469" calcext:value-type="float">
            <text:p>83.0469</text:p>
          </table:table-cell>
          <table:table-cell office:value-type="float" office:value="13.1609844037601" calcext:value-type="float">
            <text:p>13.1609844038</text:p>
          </table:table-cell>
          <table:table-cell table:number-columns-repeated="2"/>
        </table:table-row>
        <table:table-row table:style-name="ro1">
          <table:table-cell office:value-type="float" office:value="85.2692" calcext:value-type="float">
            <text:p>85.269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3.7058" calcext:value-type="float">
            <text:p>93.7058</text:p>
          </table:table-cell>
          <table:table-cell office:value-type="float" office:value="9.64721663313214" calcext:value-type="float">
            <text:p>9.6472166331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3.2931" calcext:value-type="float">
            <text:p>83.2931</text:p>
          </table:table-cell>
          <table:table-cell office:value-type="float" office:value="12.9583620539468" calcext:value-type="float">
            <text:p>12.9583620539</text:p>
          </table:table-cell>
          <table:table-cell table:number-columns-repeated="2"/>
        </table:table-row>
        <table:table-row table:style-name="ro1">
          <table:table-cell office:value-type="float" office:value="85.4692" calcext:value-type="float">
            <text:p>85.469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3.9853" calcext:value-type="float">
            <text:p>93.9853</text:p>
          </table:table-cell>
          <table:table-cell office:value-type="float" office:value="9.12024528121109" calcext:value-type="float">
            <text:p>9.1202452812</text:p>
          </table:table-cell>
          <table:table-cell office:value-type="float" office:value="82.84" calcext:value-type="float">
            <text:p>82.84</text:p>
          </table:table-cell>
          <table:table-cell office:value-type="float" office:value="19.6549674627002" calcext:value-type="float">
            <text:p>19.6549674627</text:p>
          </table:table-cell>
          <table:table-cell office:value-type="float" office:value="83.5481" calcext:value-type="float">
            <text:p>83.5481</text:p>
          </table:table-cell>
          <table:table-cell office:value-type="float" office:value="12.9583620539468" calcext:value-type="float">
            <text:p>12.9583620539</text:p>
          </table:table-cell>
          <table:table-cell table:number-columns-repeated="2"/>
        </table:table-row>
        <table:table-row table:style-name="ro1">
          <table:table-cell office:value-type="float" office:value="85.9442" calcext:value-type="float">
            <text:p>85.944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4.3015" calcext:value-type="float">
            <text:p>94.3015</text:p>
          </table:table-cell>
          <table:table-cell office:value-type="float" office:value="5.62422151959376" calcext:value-type="float">
            <text:p>5.6242215196</text:p>
          </table:table-cell>
          <table:table-cell office:value-type="float" office:value="83.1441" calcext:value-type="float">
            <text:p>83.1441</text:p>
          </table:table-cell>
          <table:table-cell office:value-type="float" office:value="19.3204504930125" calcext:value-type="float">
            <text:p>19.320450493</text:p>
          </table:table-cell>
          <table:table-cell office:value-type="float" office:value="83.7993" calcext:value-type="float">
            <text:p>83.7993</text:p>
          </table:table-cell>
          <table:table-cell office:value-type="float" office:value="11.764594490187" calcext:value-type="float">
            <text:p>11.7645944902</text:p>
          </table:table-cell>
          <table:table-cell table:number-columns-repeated="2"/>
        </table:table-row>
        <table:table-row table:style-name="ro1">
          <table:table-cell office:value-type="float" office:value="86.2605" calcext:value-type="float">
            <text:p>86.2605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4.7265" calcext:value-type="float">
            <text:p>94.7265</text:p>
          </table:table-cell>
          <table:table-cell office:value-type="float" office:value="3.54201398869408" calcext:value-type="float">
            <text:p>3.5420139887</text:p>
          </table:table-cell>
          <table:table-cell office:value-type="float" office:value="83.3457" calcext:value-type="float">
            <text:p>83.3457</text:p>
          </table:table-cell>
          <table:table-cell office:value-type="float" office:value="19.3452154167365" calcext:value-type="float">
            <text:p>19.3452154167</text:p>
          </table:table-cell>
          <table:table-cell office:value-type="float" office:value="84.1156" calcext:value-type="float">
            <text:p>84.1156</text:p>
          </table:table-cell>
          <table:table-cell office:value-type="float" office:value="11.3771502586749" calcext:value-type="float">
            <text:p>11.3771502587</text:p>
          </table:table-cell>
          <table:table-cell table:number-columns-repeated="2"/>
        </table:table-row>
        <table:table-row table:style-name="ro1">
          <table:table-cell office:value-type="float" office:value="86.6355" calcext:value-type="float">
            <text:p>86.6355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5.0358" calcext:value-type="float">
            <text:p>95.0358</text:p>
          </table:table-cell>
          <table:table-cell office:value-type="float" office:value="2.70959087860497" calcext:value-type="float">
            <text:p>2.7095908786</text:p>
          </table:table-cell>
          <table:table-cell office:value-type="float" office:value="83.6478" calcext:value-type="float">
            <text:p>83.6478</text:p>
          </table:table-cell>
          <table:table-cell office:value-type="float" office:value="18.7748601734307" calcext:value-type="float">
            <text:p>18.7748601734</text:p>
          </table:table-cell>
          <table:table-cell office:value-type="float" office:value="84.4197" calcext:value-type="float">
            <text:p>84.4197</text:p>
          </table:table-cell>
          <table:table-cell office:value-type="float" office:value="10.9465304236511" calcext:value-type="float">
            <text:p>10.9465304237</text:p>
          </table:table-cell>
          <table:table-cell table:number-columns-repeated="2"/>
        </table:table-row>
        <table:table-row table:style-name="ro1">
          <table:table-cell office:value-type="float" office:value="86.837" calcext:value-type="float">
            <text:p>86.83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5.3858" calcext:value-type="float">
            <text:p>95.3858</text:p>
          </table:table-cell>
          <table:table-cell office:value-type="float" office:value="2.55514036600556" calcext:value-type="float">
            <text:p>2.555140366</text:p>
          </table:table-cell>
          <table:table-cell office:value-type="float" office:value="83.9404" calcext:value-type="float">
            <text:p>83.9404</text:p>
          </table:table-cell>
          <table:table-cell office:value-type="float" office:value="18.5443558833839" calcext:value-type="float">
            <text:p>18.5443558834</text:p>
          </table:table-cell>
          <table:table-cell office:value-type="float" office:value="84.6855" calcext:value-type="float">
            <text:p>84.6855</text:p>
          </table:table-cell>
          <table:table-cell office:value-type="float" office:value="10.5458305243942" calcext:value-type="float">
            <text:p>10.5458305244</text:p>
          </table:table-cell>
          <table:table-cell table:number-columns-repeated="2"/>
        </table:table-row>
        <table:table-row table:style-name="ro1">
          <table:table-cell office:value-type="float" office:value="87.137" calcext:value-type="float">
            <text:p>87.13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2.37884449554471" calcext:value-type="float">
            <text:p>2.3788444955</text:p>
          </table:table-cell>
          <table:table-cell office:value-type="float" office:value="84.1709" calcext:value-type="float">
            <text:p>84.1709</text:p>
          </table:table-cell>
          <table:table-cell office:value-type="float" office:value="18.3622384443056" calcext:value-type="float">
            <text:p>18.3622384443</text:p>
          </table:table-cell>
          <table:table-cell office:value-type="float" office:value="84.9781" calcext:value-type="float">
            <text:p>84.9781</text:p>
          </table:table-cell>
          <table:table-cell office:value-type="float" office:value="8.9089449245942" calcext:value-type="float">
            <text:p>8.9089449246</text:p>
          </table:table-cell>
          <table:table-cell table:number-columns-repeated="2"/>
        </table:table-row>
        <table:table-row table:style-name="ro1">
          <table:table-cell office:value-type="float" office:value="87.487" calcext:value-type="float">
            <text:p>87.48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5.975" calcext:value-type="float">
            <text:p>95.975</text:p>
          </table:table-cell>
          <table:table-cell office:value-type="float" office:value="2.15004311583789" calcext:value-type="float">
            <text:p>2.1500431158</text:p>
          </table:table-cell>
          <table:table-cell office:value-type="float" office:value="84.4258" calcext:value-type="float">
            <text:p>84.4258</text:p>
          </table:table-cell>
          <table:table-cell office:value-type="float" office:value="15.4342624624716" calcext:value-type="float">
            <text:p>15.4342624625</text:p>
          </table:table-cell>
          <table:table-cell office:value-type="float" office:value="85.233" calcext:value-type="float">
            <text:p>85.233</text:p>
          </table:table-cell>
          <table:table-cell office:value-type="float" office:value="8.1685211977064" calcext:value-type="float">
            <text:p>8.1685211977</text:p>
          </table:table-cell>
          <table:table-cell table:number-columns-repeated="2"/>
        </table:table-row>
        <table:table-row table:style-name="ro1">
          <table:table-cell office:value-type="float" office:value="87.7471" calcext:value-type="float">
            <text:p>87.7471</text:p>
          </table:table-cell>
          <table:table-cell office:value-type="float" office:value="25.0121399593933" calcext:value-type="float">
            <text:p>25.0121399594</text:p>
          </table:table-cell>
          <table:table-cell office:value-type="float" office:value="96.3113" calcext:value-type="float">
            <text:p>96.3113</text:p>
          </table:table-cell>
          <table:table-cell office:value-type="float" office:value="1.98332854268468" calcext:value-type="float">
            <text:p>1.9833285427</text:p>
          </table:table-cell>
          <table:table-cell office:value-type="float" office:value="84.7269" calcext:value-type="float">
            <text:p>84.7269</text:p>
          </table:table-cell>
          <table:table-cell office:value-type="float" office:value="14.0352347714769" calcext:value-type="float">
            <text:p>14.0352347715</text:p>
          </table:table-cell>
          <table:table-cell office:value-type="float" office:value="85.5341" calcext:value-type="float">
            <text:p>85.5341</text:p>
          </table:table-cell>
          <table:table-cell office:value-type="float" office:value="7.49513327627085" calcext:value-type="float">
            <text:p>7.4951332763</text:p>
          </table:table-cell>
          <table:table-cell table:number-columns-repeated="2"/>
        </table:table-row>
        <table:table-row table:style-name="ro1">
          <table:table-cell office:value-type="float" office:value="88.1935" calcext:value-type="float">
            <text:p>88.1935</text:p>
          </table:table-cell>
          <table:table-cell office:value-type="float" office:value="24.93375596961" calcext:value-type="float">
            <text:p>24.9337559696</text:p>
          </table:table-cell>
          <table:table-cell office:value-type="float" office:value="96.6692" calcext:value-type="float">
            <text:p>96.6692</text:p>
          </table:table-cell>
          <table:table-cell office:value-type="float" office:value="1.56941649899397" calcext:value-type="float">
            <text:p>1.569416499</text:p>
          </table:table-cell>
          <table:table-cell office:value-type="float" office:value="84.9879" calcext:value-type="float">
            <text:p>84.9879</text:p>
          </table:table-cell>
          <table:table-cell office:value-type="float" office:value="13.1292195620038" calcext:value-type="float">
            <text:p>13.129219562</text:p>
          </table:table-cell>
          <table:table-cell office:value-type="float" office:value="85.8102" calcext:value-type="float">
            <text:p>85.8102</text:p>
          </table:table-cell>
          <table:table-cell office:value-type="float" office:value="6.95733189919633" calcext:value-type="float">
            <text:p>6.9573318992</text:p>
          </table:table-cell>
          <table:table-cell table:number-columns-repeated="2"/>
        </table:table-row>
        <table:table-row table:style-name="ro1">
          <table:table-cell office:value-type="float" office:value="88.5712" calcext:value-type="float">
            <text:p>88.5712</text:p>
          </table:table-cell>
          <table:table-cell office:value-type="float" office:value="25.007551628284" calcext:value-type="float">
            <text:p>25.0075516283</text:p>
          </table:table-cell>
          <table:table-cell office:value-type="float" office:value="96.9192" calcext:value-type="float">
            <text:p>96.9192</text:p>
          </table:table-cell>
          <table:table-cell office:value-type="float" office:value="1.62115550445531" calcext:value-type="float">
            <text:p>1.6211555045</text:p>
          </table:table-cell>
          <table:table-cell office:value-type="float" office:value="85.2428" calcext:value-type="float">
            <text:p>85.2428</text:p>
          </table:table-cell>
          <table:table-cell office:value-type="float" office:value="12.5474343539022" calcext:value-type="float">
            <text:p>12.5474343539</text:p>
          </table:table-cell>
          <table:table-cell office:value-type="float" office:value="86.0712" calcext:value-type="float">
            <text:p>86.0712</text:p>
          </table:table-cell>
          <table:table-cell office:value-type="float" office:value="6.60245873699999" calcext:value-type="float">
            <text:p>6.602458737</text:p>
          </table:table-cell>
          <table:table-cell table:number-columns-repeated="2"/>
        </table:table-row>
        <table:table-row table:style-name="ro1">
          <table:table-cell office:value-type="float" office:value="88.8805" calcext:value-type="float">
            <text:p>88.8805</text:p>
          </table:table-cell>
          <table:table-cell office:value-type="float" office:value="24.869901695006" calcext:value-type="float">
            <text:p>24.869901695</text:p>
          </table:table-cell>
          <table:table-cell office:value-type="float" office:value="97.2692" calcext:value-type="float">
            <text:p>97.2692</text:p>
          </table:table-cell>
          <table:table-cell office:value-type="float" office:value="1.25591645108747" calcext:value-type="float">
            <text:p>1.2559164511</text:p>
          </table:table-cell>
          <table:table-cell office:value-type="float" office:value="85.4978" calcext:value-type="float">
            <text:p>85.4978</text:p>
          </table:table-cell>
          <table:table-cell office:value-type="float" office:value="12.0007010378408" calcext:value-type="float">
            <text:p>12.0007010378</text:p>
          </table:table-cell>
          <table:table-cell office:value-type="float" office:value="86.3416" calcext:value-type="float">
            <text:p>86.3416</text:p>
          </table:table-cell>
          <table:table-cell office:value-type="float" office:value="6.60700353736963" calcext:value-type="float">
            <text:p>6.6070035374</text:p>
          </table:table-cell>
          <table:table-cell table:number-columns-repeated="2"/>
        </table:table-row>
        <table:table-row table:style-name="ro1">
          <table:table-cell office:value-type="float" office:value="89.1462" calcext:value-type="float">
            <text:p>89.1462</text:p>
          </table:table-cell>
          <table:table-cell office:value-type="float" office:value="24.869901695006" calcext:value-type="float">
            <text:p>24.869901695</text:p>
          </table:table-cell>
          <table:table-cell office:value-type="float" office:value="97.5192" calcext:value-type="float">
            <text:p>97.5192</text:p>
          </table:table-cell>
          <table:table-cell office:value-type="float" office:value="1.29040912139504" calcext:value-type="float">
            <text:p>1.2904091214</text:p>
          </table:table-cell>
          <table:table-cell office:value-type="float" office:value="85.7988" calcext:value-type="float">
            <text:p>85.7988</text:p>
          </table:table-cell>
          <table:table-cell office:value-type="float" office:value="11.5092125516254" calcext:value-type="float">
            <text:p>11.5092125516</text:p>
          </table:table-cell>
          <table:table-cell office:value-type="float" office:value="86.6458" calcext:value-type="float">
            <text:p>86.645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89.4187" calcext:value-type="float">
            <text:p>89.4187</text:p>
          </table:table-cell>
          <table:table-cell office:value-type="float" office:value="24.9501974894182" calcext:value-type="float">
            <text:p>24.9501974894</text:p>
          </table:table-cell>
          <table:table-cell office:value-type="float" office:value="97.7942" calcext:value-type="float">
            <text:p>97.7942</text:p>
          </table:table-cell>
          <table:table-cell office:value-type="float" office:value="0.999137683242322" calcext:value-type="float">
            <text:p>0.9991376832</text:p>
          </table:table-cell>
          <table:table-cell office:value-type="float" office:value="86.0488" calcext:value-type="float">
            <text:p>86.0488</text:p>
          </table:table-cell>
          <table:table-cell office:value-type="float" office:value="11.092780834235" calcext:value-type="float">
            <text:p>11.0927808342</text:p>
          </table:table-cell>
          <table:table-cell office:value-type="float" office:value="86.8958" calcext:value-type="float">
            <text:p>86.895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89.7418" calcext:value-type="float">
            <text:p>89.7418</text:p>
          </table:table-cell>
          <table:table-cell office:value-type="float" office:value="24.9788745588511" calcext:value-type="float">
            <text:p>24.9788745589</text:p>
          </table:table-cell>
          <table:table-cell office:value-type="float" office:value="98.1942" calcext:value-type="float">
            <text:p>98.1942</text:p>
          </table:table-cell>
          <table:table-cell office:value-type="float" office:value="1.01561751461149" calcext:value-type="float">
            <text:p>1.0156175146</text:p>
          </table:table-cell>
          <table:table-cell office:value-type="float" office:value="86.3001" calcext:value-type="float">
            <text:p>86.3001</text:p>
          </table:table-cell>
          <table:table-cell office:value-type="float" office:value="10.6565371778655" calcext:value-type="float">
            <text:p>10.6565371779</text:p>
          </table:table-cell>
          <table:table-cell office:value-type="float" office:value="87.147" calcext:value-type="float">
            <text:p>87.14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0361" calcext:value-type="float">
            <text:p>90.0361</text:p>
          </table:table-cell>
          <table:table-cell office:value-type="float" office:value="24.9731391449645" calcext:value-type="float">
            <text:p>24.973139145</text:p>
          </table:table-cell>
          <table:table-cell office:value-type="float" office:value="98.1942" calcext:value-type="float">
            <text:p>98.1942</text:p>
          </table:table-cell>
          <table:table-cell office:value-type="float" office:value="0.679122353166615" calcext:value-type="float">
            <text:p>0.6791223532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10.2907783044028" calcext:value-type="float">
            <text:p>10.2907783044</text:p>
          </table:table-cell>
          <table:table-cell office:value-type="float" office:value="87.397" calcext:value-type="float">
            <text:p>87.39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2935" calcext:value-type="float">
            <text:p>90.29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8.7806" calcext:value-type="float">
            <text:p>98.7806</text:p>
          </table:table-cell>
          <table:table-cell office:value-type="float" office:value="0.509725016767264" calcext:value-type="float">
            <text:p>0.5097250168</text:p>
          </table:table-cell>
          <table:table-cell office:value-type="float" office:value="86.8013" calcext:value-type="float">
            <text:p>86.8013</text:p>
          </table:table-cell>
          <table:table-cell office:value-type="float" office:value="9.84691467150282" calcext:value-type="float">
            <text:p>9.8469146715</text:p>
          </table:table-cell>
          <table:table-cell office:value-type="float" office:value="87.6765" calcext:value-type="float">
            <text:p>87.6765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6435" calcext:value-type="float">
            <text:p>90.64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9.0806" calcext:value-type="float">
            <text:p>99.0806</text:p>
          </table:table-cell>
          <table:table-cell office:value-type="float" office:value="0.518156558398019" calcext:value-type="float">
            <text:p>0.5181565584</text:p>
          </table:table-cell>
          <table:table-cell office:value-type="float" office:value="87.1023" calcext:value-type="float">
            <text:p>87.1023</text:p>
          </table:table-cell>
          <table:table-cell office:value-type="float" office:value="9.34894920523645" calcext:value-type="float">
            <text:p>9.3489492052</text:p>
          </table:table-cell>
          <table:table-cell office:value-type="float" office:value="87.9278" calcext:value-type="float">
            <text:p>87.927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8435" calcext:value-type="float">
            <text:p>90.84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9.4056" calcext:value-type="float">
            <text:p>99.4056</text:p>
          </table:table-cell>
          <table:table-cell office:value-type="float" office:value="0.295870460860397" calcext:value-type="float">
            <text:p>0.2958704609</text:p>
          </table:table-cell>
          <table:table-cell office:value-type="float" office:value="87.3273" calcext:value-type="float">
            <text:p>87.3273</text:p>
          </table:table-cell>
          <table:table-cell office:value-type="float" office:value="7.30298550680464" calcext:value-type="float">
            <text:p>7.3029855068</text:p>
          </table:table-cell>
          <table:table-cell office:value-type="float" office:value="88.1827" calcext:value-type="float">
            <text:p>88.182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1435" calcext:value-type="float">
            <text:p>91.1435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9.6806" calcext:value-type="float">
            <text:p>99.6806</text:p>
          </table:table-cell>
          <table:table-cell office:value-type="float" office:value="0.295870460860397" calcext:value-type="float">
            <text:p>0.2958704609</text:p>
          </table:table-cell>
          <table:table-cell office:value-type="float" office:value="87.6068" calcext:value-type="float">
            <text:p>87.6068</text:p>
          </table:table-cell>
          <table:table-cell office:value-type="float" office:value="5.27683374735207" calcext:value-type="float">
            <text:p>5.2768337474</text:p>
          </table:table-cell>
          <table:table-cell office:value-type="float" office:value="88.4437" calcext:value-type="float">
            <text:p>88.443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4435" calcext:value-type="float">
            <text:p>91.4435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0.006" calcext:value-type="float">
            <text:p>100.006</text:p>
          </table:table-cell>
          <table:table-cell office:value-type="float" office:value="0.136054421768714" calcext:value-type="float">
            <text:p>0.1360544218</text:p>
          </table:table-cell>
          <table:table-cell office:value-type="float" office:value="87.8679" calcext:value-type="float">
            <text:p>87.8679</text:p>
          </table:table-cell>
          <table:table-cell office:value-type="float" office:value="4.39786945456208" calcext:value-type="float">
            <text:p>4.3978694546</text:p>
          </table:table-cell>
          <table:table-cell office:value-type="float" office:value="88.6499" calcext:value-type="float">
            <text:p>88.6499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7935" calcext:value-type="float">
            <text:p>91.79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100.281" calcext:value-type="float">
            <text:p>100.281</text:p>
          </table:table-cell>
          <table:table-cell office:value-type="float" office:value="0.136054421768714" calcext:value-type="float">
            <text:p>0.1360544218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4.04430254354817" calcext:value-type="float">
            <text:p>4.0443025435</text:p>
          </table:table-cell>
          <table:table-cell office:value-type="float" office:value="88.8804" calcext:value-type="float">
            <text:p>88.880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0545" calcext:value-type="float">
            <text:p>92.054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100.433" calcext:value-type="float">
            <text:p>100.433</text:p>
          </table:table-cell>
          <table:table-cell office:value-type="float" office:value="0.136054421768714" calcext:value-type="float">
            <text:p>0.1360544218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3.58443695993417" calcext:value-type="float">
            <text:p>3.5844369599</text:p>
          </table:table-cell>
          <table:table-cell office:value-type="float" office:value="89.1292" calcext:value-type="float">
            <text:p>89.1292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4735" calcext:value-type="float">
            <text:p>92.47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100.458" calcext:value-type="float">
            <text:p>100.458</text:p>
          </table:table-cell>
          <table:table-cell office:value-type="float" office:value="0.136054421768714" calcext:value-type="float">
            <text:p>0.1360544218</text:p>
          </table:table-cell>
          <table:table-cell office:value-type="float" office:value="88.6591" calcext:value-type="float">
            <text:p>88.6591</text:p>
          </table:table-cell>
          <table:table-cell office:value-type="float" office:value="3.22134507825716" calcext:value-type="float">
            <text:p>3.2213450783</text:p>
          </table:table-cell>
          <table:table-cell office:value-type="float" office:value="89.3663" calcext:value-type="float">
            <text:p>89.3663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8235" calcext:value-type="float">
            <text:p>92.82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100.458" calcext:value-type="float">
            <text:p>100.458</text:p>
          </table:table-cell>
          <table:table-cell office:value-type="float" office:value="0.18396090830697" calcext:value-type="float">
            <text:p>0.1839609083</text:p>
          </table:table-cell>
          <table:table-cell office:value-type="float" office:value="88.9284" calcext:value-type="float">
            <text:p>88.9284</text:p>
          </table:table-cell>
          <table:table-cell office:value-type="float" office:value="2.09473154822683" calcext:value-type="float">
            <text:p>2.0947315482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1495" calcext:value-type="float">
            <text:p>93.1495</text:p>
          </table:table-cell>
          <table:table-cell office:value-type="float" office:value="24.9731391449645" calcext:value-type="float">
            <text:p>24.973139145</text:p>
          </table:table-cell>
          <table:table-cell office:value-type="float" office:value="101.008" calcext:value-type="float">
            <text:p>101.008</text:p>
          </table:table-cell>
          <table:table-cell office:value-type="float" office:value="0.341094184152529" calcext:value-type="float">
            <text:p>0.3410941842</text:p>
          </table:table-cell>
          <table:table-cell office:value-type="float" office:value="89.1299" calcext:value-type="float">
            <text:p>89.1299</text:p>
          </table:table-cell>
          <table:table-cell office:value-type="float" office:value="1.64324793879637" calcext:value-type="float">
            <text:p>1.6432479388</text:p>
          </table:table-cell>
          <table:table-cell office:value-type="float" office:value="89.9284" calcext:value-type="float">
            <text:p>89.928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4007" calcext:value-type="float">
            <text:p>93.4007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101.333" calcext:value-type="float">
            <text:p>101.333</text:p>
          </table:table-cell>
          <table:table-cell office:value-type="float" office:value="0.341094184152529" calcext:value-type="float">
            <text:p>0.3410941842</text:p>
          </table:table-cell>
          <table:table-cell office:value-type="float" office:value="89.4782" calcext:value-type="float">
            <text:p>89.4782</text:p>
          </table:table-cell>
          <table:table-cell office:value-type="float" office:value="0.919350168401485" calcext:value-type="float">
            <text:p>0.9193501684</text:p>
          </table:table-cell>
          <table:table-cell office:value-type="float" office:value="90.1188" calcext:value-type="float">
            <text:p>90.118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7832" calcext:value-type="float">
            <text:p>93.78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0.341094184152529" calcext:value-type="float">
            <text:p>0.3410941842</text:p>
          </table:table-cell>
          <table:table-cell office:value-type="float" office:value="89.7792" calcext:value-type="float">
            <text:p>89.7792</text:p>
          </table:table-cell>
          <table:table-cell office:value-type="float" office:value="0.739137723455811" calcext:value-type="float">
            <text:p>0.7391377235</text:p>
          </table:table-cell>
          <table:table-cell office:value-type="float" office:value="90.4188" calcext:value-type="float">
            <text:p>90.418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1332" calcext:value-type="float">
            <text:p>94.13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1.983" calcext:value-type="float">
            <text:p>101.983</text:p>
          </table:table-cell>
          <table:table-cell office:value-type="float" office:value="0.341094184152529" calcext:value-type="float">
            <text:p>0.3410941842</text:p>
          </table:table-cell>
          <table:table-cell office:value-type="float" office:value="90.0884" calcext:value-type="float">
            <text:p>90.0884</text:p>
          </table:table-cell>
          <table:table-cell office:value-type="float" office:value="0.742947711721065" calcext:value-type="float">
            <text:p>0.7429477117</text:p>
          </table:table-cell>
          <table:table-cell office:value-type="float" office:value="90.7438" calcext:value-type="float">
            <text:p>90.743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3832" calcext:value-type="float">
            <text:p>94.38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2.284" calcext:value-type="float">
            <text:p>102.284</text:p>
          </table:table-cell>
          <table:table-cell office:value-type="float" office:value="0.341094184152529" calcext:value-type="float">
            <text:p>0.3410941842</text:p>
          </table:table-cell>
          <table:table-cell office:value-type="float" office:value="90.302" calcext:value-type="float">
            <text:p>90.302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0.8959" calcext:value-type="float">
            <text:p>90.8959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7411" calcext:value-type="float">
            <text:p>94.7411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2.684" calcext:value-type="float">
            <text:p>102.684</text:p>
          </table:table-cell>
          <table:table-cell office:value-type="float" office:value="0.476382102136627" calcext:value-type="float">
            <text:p>0.4763821021</text:p>
          </table:table-cell>
          <table:table-cell office:value-type="float" office:value="90.5782" calcext:value-type="float">
            <text:p>90.5782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2872" calcext:value-type="float">
            <text:p>91.2872</text:p>
          </table:table-cell>
          <table:table-cell office:value-type="float" office:value="6.2994720456904" calcext:value-type="float">
            <text:p>6.2994720457</text:p>
          </table:table-cell>
          <table:table-cell table:number-columns-repeated="2"/>
        </table:table-row>
        <table:table-row table:style-name="ro1">
          <table:table-cell office:value-type="float" office:value="94.9562" calcext:value-type="float">
            <text:p>94.956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2.967" calcext:value-type="float">
            <text:p>102.967</text:p>
          </table:table-cell>
          <table:table-cell office:value-type="float" office:value="0.475232346459714" calcext:value-type="float">
            <text:p>0.4752323465</text:p>
          </table:table-cell>
          <table:table-cell office:value-type="float" office:value="90.814" calcext:value-type="float">
            <text:p>90.814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6235" calcext:value-type="float">
            <text:p>91.6235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5.2821" calcext:value-type="float">
            <text:p>95.2821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3.32" calcext:value-type="float">
            <text:p>103.32</text:p>
          </table:table-cell>
          <table:table-cell office:value-type="float" office:value="0.474465842675098" calcext:value-type="float">
            <text:p>0.4744658427</text:p>
          </table:table-cell>
          <table:table-cell office:value-type="float" office:value="91.0935" calcext:value-type="float">
            <text:p>91.0935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8785" calcext:value-type="float">
            <text:p>91.8785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5.6023" calcext:value-type="float">
            <text:p>95.6023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3.472" calcext:value-type="float">
            <text:p>103.472</text:p>
          </table:table-cell>
          <table:table-cell office:value-type="float" office:value="0.474465842675098" calcext:value-type="float">
            <text:p>0.4744658427</text:p>
          </table:table-cell>
          <table:table-cell office:value-type="float" office:value="91.3307" calcext:value-type="float">
            <text:p>91.3307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0921" calcext:value-type="float">
            <text:p>92.0921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0023" calcext:value-type="float">
            <text:p>96.0023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3.864" calcext:value-type="float">
            <text:p>103.864</text:p>
          </table:table-cell>
          <table:table-cell office:value-type="float" office:value="0.799080195458457" calcext:value-type="float">
            <text:p>0.7990801955</text:p>
          </table:table-cell>
          <table:table-cell office:value-type="float" office:value="91.6102" calcext:value-type="float">
            <text:p>91.6102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3941" calcext:value-type="float">
            <text:p>92.3941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3064" calcext:value-type="float">
            <text:p>96.3064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4.094" calcext:value-type="float">
            <text:p>104.094</text:p>
          </table:table-cell>
          <table:table-cell office:value-type="float" office:value="0.797163935996928" calcext:value-type="float">
            <text:p>0.797163936</text:p>
          </table:table-cell>
          <table:table-cell office:value-type="float" office:value="91.8614" calcext:value-type="float">
            <text:p>91.8614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7104" calcext:value-type="float">
            <text:p>92.7104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6465" calcext:value-type="float">
            <text:p>96.6465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4.444" calcext:value-type="float">
            <text:p>104.444</text:p>
          </table:table-cell>
          <table:table-cell office:value-type="float" office:value="0.940116891827144" calcext:value-type="float">
            <text:p>0.9401168918</text:p>
          </table:table-cell>
          <table:table-cell office:value-type="float" office:value="92.1874" calcext:value-type="float">
            <text:p>92.1874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3.0639" calcext:value-type="float">
            <text:p>93.0639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9465" calcext:value-type="float">
            <text:p>96.9465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4.757" calcext:value-type="float">
            <text:p>104.757</text:p>
          </table:table-cell>
          <table:table-cell office:value-type="float" office:value="0.940116891827144" calcext:value-type="float">
            <text:p>0.9401168918</text:p>
          </table:table-cell>
          <table:table-cell office:value-type="float" office:value="92.4138" calcext:value-type="float">
            <text:p>92.4138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4139" calcext:value-type="float">
            <text:p>93.4139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7.226" calcext:value-type="float">
            <text:p>97.226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4.757" calcext:value-type="float">
            <text:p>104.757</text:p>
          </table:table-cell>
          <table:table-cell office:value-type="float" office:value="0.940116891827144" calcext:value-type="float">
            <text:p>0.9401168918</text:p>
          </table:table-cell>
          <table:table-cell office:value-type="float" office:value="92.665" calcext:value-type="float">
            <text:p>92.665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6934" calcext:value-type="float">
            <text:p>93.6934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7.487" calcext:value-type="float">
            <text:p>97.487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5.257" calcext:value-type="float">
            <text:p>105.257</text:p>
          </table:table-cell>
          <table:table-cell office:value-type="float" office:value="0.940116891827144" calcext:value-type="float">
            <text:p>0.9401168918</text:p>
          </table:table-cell>
          <table:table-cell office:value-type="float" office:value="92.9661" calcext:value-type="float">
            <text:p>92.9661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9592" calcext:value-type="float">
            <text:p>93.9592</text:p>
          </table:table-cell>
          <table:table-cell office:value-type="float" office:value="5.67266832804369" calcext:value-type="float">
            <text:p>5.672668328</text:p>
          </table:table-cell>
          <table:table-cell table:number-columns-repeated="2"/>
        </table:table-row>
        <table:table-row table:style-name="ro1">
          <table:table-cell office:value-type="float" office:value="97.8129" calcext:value-type="float">
            <text:p>97.81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5.607" calcext:value-type="float">
            <text:p>105.607</text:p>
          </table:table-cell>
          <table:table-cell office:value-type="float" office:value="0.940116891827144" calcext:value-type="float">
            <text:p>0.9401168918</text:p>
          </table:table-cell>
          <table:table-cell office:value-type="float" office:value="93.2456" calcext:value-type="float">
            <text:p>93.2456</text:p>
          </table:table-cell>
          <table:table-cell office:value-type="float" office:value="0.763902647179845" calcext:value-type="float">
            <text:p>0.7639026472</text:p>
          </table:table-cell>
          <table:table-cell office:value-type="float" office:value="94.1856" calcext:value-type="float">
            <text:p>94.1856</text:p>
          </table:table-cell>
          <table:table-cell office:value-type="float" office:value="5.6840303289678" calcext:value-type="float">
            <text:p>5.684030329</text:p>
          </table:table-cell>
          <table:table-cell table:number-columns-repeated="2"/>
        </table:table-row>
        <table:table-row table:style-name="ro1">
          <table:table-cell office:value-type="float" office:value="98.0629" calcext:value-type="float">
            <text:p>98.0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5.957" calcext:value-type="float">
            <text:p>105.957</text:p>
          </table:table-cell>
          <table:table-cell office:value-type="float" office:value="1.07617131359586" calcext:value-type="float">
            <text:p>1.0761713136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0.425956688053399" calcext:value-type="float">
            <text:p>0.4259566881</text:p>
          </table:table-cell>
          <table:table-cell office:value-type="float" office:value="94.5672" calcext:value-type="float">
            <text:p>94.5672</text:p>
          </table:table-cell>
          <table:table-cell office:value-type="float" office:value="5.6840303289678" calcext:value-type="float">
            <text:p>5.684030329</text:p>
          </table:table-cell>
          <table:table-cell table:number-columns-repeated="2"/>
        </table:table-row>
        <table:table-row table:style-name="ro1">
          <table:table-cell office:value-type="float" office:value="98.3629" calcext:value-type="float">
            <text:p>98.3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6.283" calcext:value-type="float">
            <text:p>106.283</text:p>
          </table:table-cell>
          <table:table-cell office:value-type="float" office:value="1.07617131359586" calcext:value-type="float">
            <text:p>1.0761713136</text:p>
          </table:table-cell>
          <table:table-cell office:value-type="float" office:value="93.7468" calcext:value-type="float">
            <text:p>93.7468</text:p>
          </table:table-cell>
          <table:table-cell office:value-type="float" office:value="0.425956688053399" calcext:value-type="float">
            <text:p>0.4259566881</text:p>
          </table:table-cell>
          <table:table-cell office:value-type="float" office:value="95.1801" calcext:value-type="float">
            <text:p>95.1801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8.6629" calcext:value-type="float">
            <text:p>98.6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6.485" calcext:value-type="float">
            <text:p>106.485</text:p>
          </table:table-cell>
          <table:table-cell office:value-type="float" office:value="1.07617131359586" calcext:value-type="float">
            <text:p>1.0761713136</text:p>
          </table:table-cell>
          <table:table-cell office:value-type="float" office:value="94.0468" calcext:value-type="float">
            <text:p>94.0468</text:p>
          </table:table-cell>
          <table:table-cell office:value-type="float" office:value="0.26403218678088" calcext:value-type="float">
            <text:p>0.2640321868</text:p>
          </table:table-cell>
          <table:table-cell office:value-type="float" office:value="95.2861" calcext:value-type="float">
            <text:p>95.2861</text:p>
          </table:table-cell>
          <table:table-cell office:value-type="float" office:value="5.67834932850575" calcext:value-type="float">
            <text:p>5.6783493285</text:p>
          </table:table-cell>
          <table:table-cell table:number-columns-repeated="2"/>
        </table:table-row>
        <table:table-row table:style-name="ro1">
          <table:table-cell office:value-type="float" office:value="98.6629" calcext:value-type="float">
            <text:p>98.6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6.785" calcext:value-type="float">
            <text:p>106.7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4.351" calcext:value-type="float">
            <text:p>94.351</text:p>
          </table:table-cell>
          <table:table-cell office:value-type="float" office:value="0.079247755916922" calcext:value-type="float">
            <text:p>0.0792477559</text:p>
          </table:table-cell>
          <table:table-cell office:value-type="float" office:value="95.5386" calcext:value-type="float">
            <text:p>95.5386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99.338" calcext:value-type="float">
            <text:p>99.338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7.135" calcext:value-type="float">
            <text:p>107.13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4.6059" calcext:value-type="float">
            <text:p>94.6059</text:p>
          </table:table-cell>
          <table:table-cell office:value-type="float" office:value="0.0811527500495383" calcext:value-type="float">
            <text:p>0.08115275</text:p>
          </table:table-cell>
          <table:table-cell office:value-type="float" office:value="95.8079" calcext:value-type="float">
            <text:p>95.8079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99.688" calcext:value-type="float">
            <text:p>99.688</text:p>
          </table:table-cell>
          <table:table-cell office:value-type="float" office:value="24.4596284216523" calcext:value-type="float">
            <text:p>24.4596284217</text:p>
          </table:table-cell>
          <table:table-cell office:value-type="float" office:value="107.385" calcext:value-type="float">
            <text:p>107.3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4.907" calcext:value-type="float">
            <text:p>94.907</text:p>
          </table:table-cell>
          <table:table-cell office:value-type="float" office:value="0.0541018333663517" calcext:value-type="float">
            <text:p>0.0541018334</text:p>
          </table:table-cell>
          <table:table-cell office:value-type="float" office:value="96.1089" calcext:value-type="float">
            <text:p>96.1089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100.001" calcext:value-type="float">
            <text:p>100.001</text:p>
          </table:table-cell>
          <table:table-cell office:value-type="float" office:value="24.4596284216523" calcext:value-type="float">
            <text:p>24.4596284217</text:p>
          </table:table-cell>
          <table:table-cell office:value-type="float" office:value="107.785" calcext:value-type="float">
            <text:p>107.7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5.1619" calcext:value-type="float">
            <text:p>95.1619</text:p>
          </table:table-cell>
          <table:table-cell office:value-type="float" office:value="0.0533398357133008" calcext:value-type="float">
            <text:p>0.0533398357</text:p>
          </table:table-cell>
          <table:table-cell office:value-type="float" office:value="96.1839" calcext:value-type="float">
            <text:p>96.1839</text:p>
          </table:table-cell>
          <table:table-cell office:value-type="float" office:value="5.68857512933745" calcext:value-type="float">
            <text:p>5.6885751293</text:p>
          </table:table-cell>
          <table:table-cell table:number-columns-repeated="2"/>
        </table:table-row>
        <table:table-row table:style-name="ro1">
          <table:table-cell office:value-type="float" office:value="100.326" calcext:value-type="float">
            <text:p>100.3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7.985" calcext:value-type="float">
            <text:p>107.9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5.4119" calcext:value-type="float">
            <text:p>95.4119</text:p>
          </table:table-cell>
          <table:table-cell office:value-type="float" office:value="0.0541018333663517" calcext:value-type="float">
            <text:p>0.0541018334</text:p>
          </table:table-cell>
          <table:table-cell office:value-type="float" office:value="96.2398" calcext:value-type="float">
            <text:p>96.2398</text:p>
          </table:table-cell>
          <table:table-cell office:value-type="float" office:value="5.68857512933745" calcext:value-type="float">
            <text:p>5.6885751293</text:p>
          </table:table-cell>
          <table:table-cell table:number-columns-repeated="2"/>
        </table:table-row>
        <table:table-row table:style-name="ro1">
          <table:table-cell office:value-type="float" office:value="100.626" calcext:value-type="float">
            <text:p>100.6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8.385" calcext:value-type="float">
            <text:p>108.3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5.6632" calcext:value-type="float">
            <text:p>95.6632</text:p>
          </table:table-cell>
          <table:table-cell office:value-type="float" office:value="0.0533398357133008" calcext:value-type="float">
            <text:p>0.0533398357</text:p>
          </table:table-cell>
          <table:table-cell office:value-type="float" office:value="96.5248" calcext:value-type="float">
            <text:p>96.524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0.626" calcext:value-type="float">
            <text:p>100.6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8.585" calcext:value-type="float">
            <text:p>108.585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5.9632" calcext:value-type="float">
            <text:p>95.9632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6.7748" calcext:value-type="float">
            <text:p>96.774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226" calcext:value-type="float">
            <text:p>101.2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8.997" calcext:value-type="float">
            <text:p>108.997</text:p>
          </table:table-cell>
          <table:table-cell office:value-type="float" office:value="1.21874101753378" calcext:value-type="float">
            <text:p>1.2187410175</text:p>
          </table:table-cell>
          <table:table-cell office:value-type="float" office:value="96.2724" calcext:value-type="float">
            <text:p>96.2724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7.0498" calcext:value-type="float">
            <text:p>97.049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607" calcext:value-type="float">
            <text:p>101.607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9.972" calcext:value-type="float">
            <text:p>109.972</text:p>
          </table:table-cell>
          <table:table-cell office:value-type="float" office:value="0" calcext:value-type="float">
            <text:p>0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7.3011" calcext:value-type="float">
            <text:p>97.3011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958" calcext:value-type="float">
            <text:p>101.958</text:p>
          </table:table-cell>
          <table:table-cell office:value-type="float" office:value="24.2703597633951" calcext:value-type="float">
            <text:p>24.27035976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.704" calcext:value-type="float">
            <text:p>96.704</text:p>
          </table:table-cell>
          <table:table-cell office:value-type="float" office:value="0.379093832390998" calcext:value-type="float">
            <text:p>0.3790938324</text:p>
          </table:table-cell>
          <table:table-cell office:value-type="float" office:value="97.4915" calcext:value-type="float">
            <text:p>97.4915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2.228" calcext:value-type="float">
            <text:p>102.228</text:p>
          </table:table-cell>
          <table:table-cell office:value-type="float" office:value="24.2703597633951" calcext:value-type="float">
            <text:p>24.27035976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.704" calcext:value-type="float">
            <text:p>96.70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97.7956" calcext:value-type="float">
            <text:p>97.7956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2.586" calcext:value-type="float">
            <text:p>102.586</text:p>
          </table:table-cell>
          <table:table-cell office:value-type="float" office:value="24.0937090156883" calcext:value-type="float">
            <text:p>24.0937090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.2589" calcext:value-type="float">
            <text:p>97.258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0469" calcext:value-type="float">
            <text:p>98.0469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2.886" calcext:value-type="float">
            <text:p>102.886</text:p>
          </table:table-cell>
          <table:table-cell office:value-type="float" office:value="24.0937090156883" calcext:value-type="float">
            <text:p>24.0937090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.6339" calcext:value-type="float">
            <text:p>97.633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2605" calcext:value-type="float">
            <text:p>98.2605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255" calcext:value-type="float">
            <text:p>103.255</text:p>
          </table:table-cell>
          <table:table-cell office:value-type="float" office:value="24.0937090156883" calcext:value-type="float">
            <text:p>24.0937090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.8589" calcext:value-type="float">
            <text:p>97.858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3164" calcext:value-type="float">
            <text:p>98.3164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469" calcext:value-type="float">
            <text:p>103.469</text:p>
          </table:table-cell>
          <table:table-cell office:value-type="float" office:value="24.0937090156883" calcext:value-type="float">
            <text:p>24.0937090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5774" calcext:value-type="float">
            <text:p>98.5774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823" calcext:value-type="float">
            <text:p>103.823</text:p>
          </table:table-cell>
          <table:table-cell office:value-type="float" office:value="24.0937090156883" calcext:value-type="float">
            <text:p>24.0937090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7835" calcext:value-type="float">
            <text:p>98.7835</text:p>
          </table:table-cell>
          <table:table-cell office:value-type="float" office:value="5.55033745142745" calcext:value-type="float">
            <text:p>5.5503374514</text:p>
          </table:table-cell>
          <table:table-cell table:number-columns-repeated="2"/>
        </table:table-row>
        <table:table-row table:style-name="ro1">
          <table:table-cell office:value-type="float" office:value="104.123" calcext:value-type="float">
            <text:p>104.123</text:p>
          </table:table-cell>
          <table:table-cell office:value-type="float" office:value="23.9407646453794" calcext:value-type="float">
            <text:p>23.94076464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9851" calcext:value-type="float">
            <text:p>98.9851</text:p>
          </table:table-cell>
          <table:table-cell office:value-type="float" office:value="5.55033745142745" calcext:value-type="float">
            <text:p>5.5503374514</text:p>
          </table:table-cell>
          <table:table-cell table:number-columns-repeated="2"/>
        </table:table-row>
        <table:table-row table:style-name="ro1">
          <table:table-cell office:value-type="float" office:value="104.336" calcext:value-type="float">
            <text:p>104.336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8602" calcext:value-type="float">
            <text:p>98.86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9.24" calcext:value-type="float">
            <text:p>99.24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736" calcext:value-type="float">
            <text:p>104.736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1602" calcext:value-type="float">
            <text:p>99.16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9.501" calcext:value-type="float">
            <text:p>99.501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938" calcext:value-type="float">
            <text:p>104.938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99.8021" calcext:value-type="float">
            <text:p>99.8021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938" calcext:value-type="float">
            <text:p>104.938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7268" calcext:value-type="float">
            <text:p>99.726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5.653" calcext:value-type="float">
            <text:p>105.653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071" calcext:value-type="float">
            <text:p>99.9071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484" calcext:value-type="float">
            <text:p>100.484</text:p>
          </table:table-cell>
          <table:table-cell office:value-type="float" office:value="5.2333376256448" calcext:value-type="float">
            <text:p>5.2333376256</text:p>
          </table:table-cell>
          <table:table-cell table:number-columns-repeated="2"/>
        </table:table-row>
        <table:table-row table:style-name="ro1">
          <table:table-cell office:value-type="float" office:value="106.01" calcext:value-type="float">
            <text:p>106.01</text:p>
          </table:table-cell>
          <table:table-cell office:value-type="float" office:value="23.9415293672309" calcext:value-type="float">
            <text:p>23.9415293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.207" calcext:value-type="float">
            <text:p>100.2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5.23409509237308" calcext:value-type="float">
            <text:p>5.2340950924</text:p>
          </table:table-cell>
          <table:table-cell table:number-columns-repeated="2"/>
        </table:table-row>
        <table:table-row table:style-name="ro1">
          <table:table-cell office:value-type="float" office:value="106.311" calcext:value-type="float">
            <text:p>106.311</text:p>
          </table:table-cell>
          <table:table-cell office:value-type="float" office:value="23.9407646453794" calcext:value-type="float">
            <text:p>23.94076464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.607" calcext:value-type="float">
            <text:p>100.6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5.23409509237308" calcext:value-type="float">
            <text:p>5.2340950924</text:p>
          </table:table-cell>
          <table:table-cell table:number-columns-repeated="2"/>
        </table:table-row>
        <table:table-row table:style-name="ro1">
          <table:table-cell office:value-type="float" office:value="106.611" calcext:value-type="float">
            <text:p>106.611</text:p>
          </table:table-cell>
          <table:table-cell office:value-type="float" office:value="23.9426764500082" calcext:value-type="float">
            <text:p>23.942676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175" calcext:value-type="float">
            <text:p>101.175</text:p>
          </table:table-cell>
          <table:table-cell office:value-type="float" office:value="5.23220142555238" calcext:value-type="float">
            <text:p>5.2322014256</text:p>
          </table:table-cell>
          <table:table-cell table:number-columns-repeated="2"/>
        </table:table-row>
        <table:table-row table:style-name="ro1">
          <table:table-cell office:value-type="float" office:value="106.874" calcext:value-type="float">
            <text:p>106.874</text:p>
          </table:table-cell>
          <table:table-cell office:value-type="float" office:value="24.2409179721106" calcext:value-type="float">
            <text:p>24.24091797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532" calcext:value-type="float">
            <text:p>101.532</text:p>
          </table:table-cell>
          <table:table-cell office:value-type="float" office:value="5.21705209098691" calcext:value-type="float">
            <text:p>5.217052091</text:p>
          </table:table-cell>
          <table:table-cell table:number-columns-repeated="2"/>
        </table:table-row>
        <table:table-row table:style-name="ro1">
          <table:table-cell office:value-type="float" office:value="107.224" calcext:value-type="float">
            <text:p>107.224</text:p>
          </table:table-cell>
          <table:table-cell office:value-type="float" office:value="24.1632987041788" calcext:value-type="float">
            <text:p>24.16329870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5.23144395882411" calcext:value-type="float">
            <text:p>5.2314439588</text:p>
          </table:table-cell>
          <table:table-cell table:number-columns-repeated="2"/>
        </table:table-row>
        <table:table-row table:style-name="ro1">
          <table:table-cell office:value-type="float" office:value="107.451" calcext:value-type="float">
            <text:p>107.451</text:p>
          </table:table-cell>
          <table:table-cell office:value-type="float" office:value="24.2034466013849" calcext:value-type="float">
            <text:p>24.20344660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5.23144395882411" calcext:value-type="float">
            <text:p>5.2314439588</text:p>
          </table:table-cell>
          <table:table-cell table:number-columns-repeated="2"/>
        </table:table-row>
        <table:table-row table:style-name="ro1">
          <table:table-cell office:value-type="float" office:value="107.451" calcext:value-type="float">
            <text:p>107.451</text:p>
          </table:table-cell>
          <table:table-cell office:value-type="float" office:value="24.3020957202342" calcext:value-type="float">
            <text:p>24.3020957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47" calcext:value-type="float">
            <text:p>102.47</text:p>
          </table:table-cell>
          <table:table-cell office:value-type="float" office:value="5.23598875919376" calcext:value-type="float">
            <text:p>5.2359887592</text:p>
          </table:table-cell>
          <table:table-cell table:number-columns-repeated="2"/>
        </table:table-row>
        <table:table-row table:style-name="ro1">
          <table:table-cell office:value-type="float" office:value="108.081" calcext:value-type="float">
            <text:p>108.081</text:p>
          </table:table-cell>
          <table:table-cell office:value-type="float" office:value="24.3020957202342" calcext:value-type="float">
            <text:p>24.3020957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47" calcext:value-type="float">
            <text:p>102.47</text:p>
          </table:table-cell>
          <table:table-cell office:value-type="float" office:value="5.23788242601444" calcext:value-type="float">
            <text:p>5.237882426</text:p>
          </table:table-cell>
          <table:table-cell table:number-columns-repeated="2"/>
        </table:table-row>
        <table:table-row table:style-name="ro1">
          <table:table-cell office:value-type="float" office:value="108.081" calcext:value-type="float">
            <text:p>108.081</text:p>
          </table:table-cell>
          <table:table-cell office:value-type="float" office:value="24.3020957202342" calcext:value-type="float">
            <text:p>24.3020957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3.053" calcext:value-type="float">
            <text:p>103.053</text:p>
          </table:table-cell>
          <table:table-cell office:value-type="float" office:value="5.23788242601444" calcext:value-type="float">
            <text:p>5.237882426</text:p>
          </table:table-cell>
          <table:table-cell table:number-columns-repeated="2"/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24.2925366970899" calcext:value-type="float">
            <text:p>24.29253669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3.388" calcext:value-type="float">
            <text:p>103.388</text:p>
          </table:table-cell>
          <table:table-cell office:value-type="float" office:value="5.23901862610685" calcext:value-type="float">
            <text:p>5.2390186261</text:p>
          </table:table-cell>
          <table:table-cell table:number-columns-repeated="2"/>
        </table:table-row>
        <table:table-row table:style-name="ro1">
          <table:table-cell office:value-type="float" office:value="108.725" calcext:value-type="float">
            <text:p>108.725</text:p>
          </table:table-cell>
          <table:table-cell office:value-type="float" office:value="24.5418360206934" calcext:value-type="float">
            <text:p>24.54183602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0.535303351265668" calcext:value-type="float">
            <text:p>0.5353033513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377" calcext:value-type="float">
            <text:p>109.377</text:p>
          </table:table-cell>
          <table:table-cell office:value-type="float" office:value="24.5303651929202" calcext:value-type="float">
            <text:p>24.53036519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3.598" calcext:value-type="float">
            <text:p>103.598</text:p>
          </table:table-cell>
          <table:table-cell office:value-type="float" office:value="0.532255360653486" calcext:value-type="float">
            <text:p>0.5322553607</text:p>
          </table:table-cell>
          <table:table-cell office:value-type="float" office:value="103.91" calcext:value-type="float">
            <text:p>103.91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678" calcext:value-type="float">
            <text:p>109.678</text:p>
          </table:table-cell>
          <table:table-cell office:value-type="float" office:value="24.5276886664398" calcext:value-type="float">
            <text:p>24.5276886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3.822" calcext:value-type="float">
            <text:p>103.822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3.91" calcext:value-type="float">
            <text:p>103.91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893" calcext:value-type="float">
            <text:p>109.893</text:p>
          </table:table-cell>
          <table:table-cell office:value-type="float" office:value="24.5265415836625" calcext:value-type="float">
            <text:p>24.52654158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.088" calcext:value-type="float">
            <text:p>104.08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54" calcext:value-type="float">
            <text:p>104.54</text:p>
          </table:table-cell>
          <table:table-cell office:value-type="float" office:value="5.24356342647649" calcext:value-type="float">
            <text:p>5.2435634265</text:p>
          </table:table-cell>
          <table:table-cell table:number-columns-repeated="2"/>
        </table:table-row>
        <table:table-row table:style-name="ro1">
          <table:table-cell office:value-type="float" office:value="110.093" calcext:value-type="float">
            <text:p>110.093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.338" calcext:value-type="float">
            <text:p>104.33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5.24469962656891" calcext:value-type="float">
            <text:p>5.2446996266</text:p>
          </table:table-cell>
          <table:table-cell table:number-columns-repeated="2"/>
        </table:table-row>
        <table:table-row table:style-name="ro1">
          <table:table-cell office:value-type="float" office:value="110.465" calcext:value-type="float">
            <text:p>110.465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0.799" calcext:value-type="float">
            <text:p>110.799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0.520825395857766" calcext:value-type="float">
            <text:p>0.5208253959</text:p>
          </table:table-cell>
          <table:table-cell office:value-type="float" office:value="105.377" calcext:value-type="float">
            <text:p>105.377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069" calcext:value-type="float">
            <text:p>111.069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5.629" calcext:value-type="float">
            <text:p>105.629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371" calcext:value-type="float">
            <text:p>111.371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0.536065348918718" calcext:value-type="float">
            <text:p>0.5360653489</text:p>
          </table:table-cell>
          <table:table-cell office:value-type="float" office:value="105.88" calcext:value-type="float">
            <text:p>105.88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571" calcext:value-type="float">
            <text:p>111.571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0.541018333663517" calcext:value-type="float">
            <text:p>0.5410183337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5.06101394496247" calcext:value-type="float">
            <text:p>5.061013945</text:p>
          </table:table-cell>
          <table:table-cell table:number-columns-repeated="2"/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0.730374750445758" calcext:value-type="float">
            <text:p>0.7303747504</text:p>
          </table:table-cell>
          <table:table-cell office:value-type="float" office:value="106.382" calcext:value-type="float">
            <text:p>106.382</text:p>
          </table:table-cell>
          <table:table-cell office:value-type="float" office:value="5.07237594588658" calcext:value-type="float">
            <text:p>5.0723759459</text:p>
          </table:table-cell>
          <table:table-cell table:number-columns-repeated="2"/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0.725802764527475" calcext:value-type="float">
            <text:p>0.7258027645</text:p>
          </table:table-cell>
          <table:table-cell office:value-type="float" office:value="106.682" calcext:value-type="float">
            <text:p>106.682</text:p>
          </table:table-cell>
          <table:table-cell office:value-type="float" office:value="5.08563161363137" calcext:value-type="float">
            <text:p>5.0856316136</text:p>
          </table:table-cell>
          <table:table-cell table:number-columns-repeated="2"/>
        </table:table-row>
        <table:table-row table:style-name="ro1">
          <table:table-cell office:value-type="float" office:value="112.475" calcext:value-type="float">
            <text:p>112.475</text:p>
          </table:table-cell>
          <table:table-cell office:value-type="float" office:value="24.5238650571821" calcext:value-type="float">
            <text:p>24.5238650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6.556" calcext:value-type="float">
            <text:p>106.556</text:p>
          </table:table-cell>
          <table:table-cell office:value-type="float" office:value="0.725802764527475" calcext:value-type="float">
            <text:p>0.7258027645</text:p>
          </table:table-cell>
          <table:table-cell office:value-type="float" office:value="106.992" calcext:value-type="float">
            <text:p>106.992</text:p>
          </table:table-cell>
          <table:table-cell office:value-type="float" office:value="5.14698641862156" calcext:value-type="float">
            <text:p>5.1469864186</text:p>
          </table:table-cell>
          <table:table-cell table:number-columns-repeated="2"/>
        </table:table-row>
        <table:table-row table:style-name="ro1">
          <table:table-cell office:value-type="float" office:value="112.705" calcext:value-type="float">
            <text:p>112.705</text:p>
          </table:table-cell>
          <table:table-cell office:value-type="float" office:value="24.0677084727358" calcext:value-type="float">
            <text:p>24.0677084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0.427480683359479" calcext:value-type="float">
            <text:p>0.4274806834</text:p>
          </table:table-cell>
          <table:table-cell office:value-type="float" office:value="107.253" calcext:value-type="float">
            <text:p>107.253</text:p>
          </table:table-cell>
          <table:table-cell office:value-type="float" office:value="5.15190995235535" calcext:value-type="float">
            <text:p>5.1519099524</text:p>
          </table:table-cell>
          <table:table-cell table:number-columns-repeated="2"/>
        </table:table-row>
        <table:table-row table:style-name="ro1">
          <table:table-cell office:value-type="float" office:value="113.03" calcext:value-type="float">
            <text:p>113.03</text:p>
          </table:table-cell>
          <table:table-cell office:value-type="float" office:value="24.0677084727358" calcext:value-type="float">
            <text:p>24.0677084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7.126" calcext:value-type="float">
            <text:p>107.126</text:p>
          </table:table-cell>
          <table:table-cell office:value-type="float" office:value="0.440815642287815" calcext:value-type="float">
            <text:p>0.4408156423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243" calcext:value-type="float">
            <text:p>113.243</text:p>
          </table:table-cell>
          <table:table-cell office:value-type="float" office:value="24.0677084727358" calcext:value-type="float">
            <text:p>24.0677084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0.446530624685664" calcext:value-type="float">
            <text:p>0.4465306247</text:p>
          </table:table-cell>
          <table:table-cell office:value-type="float" office:value="107.778" calcext:value-type="float">
            <text:p>107.778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566" calcext:value-type="float">
            <text:p>113.566</text:p>
          </table:table-cell>
          <table:table-cell office:value-type="float" office:value="23.9465000592659" calcext:value-type="float">
            <text:p>23.9465000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0.44843561881828" calcext:value-type="float">
            <text:p>0.4484356188</text:p>
          </table:table-cell>
          <table:table-cell office:value-type="float" office:value="108.15" calcext:value-type="float">
            <text:p>108.15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816" calcext:value-type="float">
            <text:p>113.816</text:p>
          </table:table-cell>
          <table:table-cell office:value-type="float" office:value="23.9465000592659" calcext:value-type="float">
            <text:p>23.9465000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8.178" calcext:value-type="float">
            <text:p>108.178</text:p>
          </table:table-cell>
          <table:table-cell office:value-type="float" office:value="0.4533886035631" calcext:value-type="float">
            <text:p>0.4533886036</text:p>
          </table:table-cell>
          <table:table-cell office:value-type="float" office:value="108.587" calcext:value-type="float">
            <text:p>108.587</text:p>
          </table:table-cell>
          <table:table-cell office:value-type="float" office:value="5.01177860762466" calcext:value-type="float">
            <text:p>5.0117786076</text:p>
          </table:table-cell>
          <table:table-cell table:number-columns-repeated="2"/>
        </table:table-row>
        <table:table-row table:style-name="ro1">
          <table:table-cell office:value-type="float" office:value="114.166" calcext:value-type="float">
            <text:p>114.166</text:p>
          </table:table-cell>
          <table:table-cell office:value-type="float" office:value="23.9472647811175" calcext:value-type="float">
            <text:p>23.94726478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0.42671868570645" calcext:value-type="float">
            <text:p>0.4267186857</text:p>
          </table:table-cell>
          <table:table-cell office:value-type="float" office:value="109.001" calcext:value-type="float">
            <text:p>109.001</text:p>
          </table:table-cell>
          <table:table-cell office:value-type="float" office:value="4.71712405032609" calcext:value-type="float">
            <text:p>4.7171240503</text:p>
          </table:table-cell>
          <table:table-cell table:number-columns-repeated="2"/>
        </table:table-row>
        <table:table-row table:style-name="ro1">
          <table:table-cell office:value-type="float" office:value="114.503" calcext:value-type="float">
            <text:p>114.503</text:p>
          </table:table-cell>
          <table:table-cell office:value-type="float" office:value="23.9484118638948" calcext:value-type="float">
            <text:p>23.94841186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0.360043891064813" calcext:value-type="float">
            <text:p>0.3600438911</text:p>
          </table:table-cell>
          <table:table-cell office:value-type="float" office:value="109.501" calcext:value-type="float">
            <text:p>109.501</text:p>
          </table:table-cell>
          <table:table-cell office:value-type="float" office:value="1.51606965664033" calcext:value-type="float">
            <text:p>1.5160696566</text:p>
          </table:table-cell>
          <table:table-cell table:number-columns-repeated="2"/>
        </table:table-row>
        <table:table-row table:style-name="ro1">
          <table:table-cell office:value-type="float" office:value="114.803" calcext:value-type="float">
            <text:p>114.803</text:p>
          </table:table-cell>
          <table:table-cell office:value-type="float" office:value="23.9484118638948" calcext:value-type="float">
            <text:p>23.94841186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0.18287943673132" calcext:value-type="float">
            <text:p>0.1828794367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0.36169036275081" calcext:value-type="float">
            <text:p>0.3616903628</text:p>
          </table:table-cell>
          <table:table-cell table:number-columns-repeated="2"/>
        </table:table-row>
        <table:table-row table:style-name="ro1">
          <table:table-cell office:value-type="float" office:value="115.009" calcext:value-type="float">
            <text:p>115.009</text:p>
          </table:table-cell>
          <table:table-cell office:value-type="float" office:value="23.9510883903752" calcext:value-type="float">
            <text:p>23.9510883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0.0285749119892884" calcext:value-type="float">
            <text:p>0.028574912</text:p>
          </table:table-cell>
          <table:table-cell office:value-type="float" office:value="110.14" calcext:value-type="float">
            <text:p>110.14</text:p>
          </table:table-cell>
          <table:table-cell office:value-type="float" office:value="0.379869564229386" calcext:value-type="float">
            <text:p>0.3798695642</text:p>
          </table:table-cell>
          <table:table-cell table:number-columns-repeated="2"/>
        </table:table-row>
        <table:table-row table:style-name="ro1">
          <table:table-cell office:value-type="float" office:value="115.31" calcext:value-type="float">
            <text:p>115.31</text:p>
          </table:table-cell>
          <table:table-cell office:value-type="float" office:value="23.9522354731525" calcext:value-type="float">
            <text:p>23.9522354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0.0285749119892884" calcext:value-type="float">
            <text:p>0.028574912</text:p>
          </table:table-cell>
          <table:table-cell office:value-type="float" office:value="110.54" calcext:value-type="float">
            <text:p>110.54</text:p>
          </table:table-cell>
          <table:table-cell office:value-type="float" office:value="0.425317567925825" calcext:value-type="float">
            <text:p>0.4253175679</text:p>
          </table:table-cell>
          <table:table-cell table:number-columns-repeated="2"/>
        </table:table-row>
        <table:table-row table:style-name="ro1">
          <table:table-cell office:value-type="float" office:value="115.623" calcext:value-type="float">
            <text:p>115.623</text:p>
          </table:table-cell>
          <table:table-cell office:value-type="float" office:value="23.9522354731525" calcext:value-type="float">
            <text:p>23.9522354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0.0240029260710049" calcext:value-type="float">
            <text:p>0.0240029261</text:p>
          </table:table-cell>
          <table:table-cell office:value-type="float" office:value="111.144" calcext:value-type="float">
            <text:p>111.144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5.829" calcext:value-type="float">
            <text:p>115.829</text:p>
          </table:table-cell>
          <table:table-cell office:value-type="float" office:value="23.9522354731525" calcext:value-type="float">
            <text:p>23.9522354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0.0152399530609524" calcext:value-type="float">
            <text:p>0.0152399531</text:p>
          </table:table-cell>
          <table:table-cell office:value-type="float" office:value="111.533" calcext:value-type="float">
            <text:p>111.533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163" calcext:value-type="float">
            <text:p>116.163</text:p>
          </table:table-cell>
          <table:table-cell office:value-type="float" office:value="24.2359472800756" calcext:value-type="float">
            <text:p>24.23594728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0.0438148650502191" calcext:value-type="float">
            <text:p>0.0438148651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386" calcext:value-type="float">
            <text:p>116.386</text:p>
          </table:table-cell>
          <table:table-cell office:value-type="float" office:value="24.2447415813683" calcext:value-type="float">
            <text:p>24.2447415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0.0114299647957197" calcext:value-type="float">
            <text:p>0.0114299648</text:p>
          </table:table-cell>
          <table:table-cell office:value-type="float" office:value="111.96" calcext:value-type="float">
            <text:p>111.96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786" calcext:value-type="float">
            <text:p>116.786</text:p>
          </table:table-cell>
          <table:table-cell office:value-type="float" office:value="24.2447415813683" calcext:value-type="float">
            <text:p>24.2447415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0" calcext:value-type="float">
            <text:p>0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7.066" calcext:value-type="float">
            <text:p>117.066</text:p>
          </table:table-cell>
          <table:table-cell office:value-type="float" office:value="24.2447415813683" calcext:value-type="float">
            <text:p>24.244741581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2.215" calcext:value-type="float">
            <text:p>112.215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7.191" calcext:value-type="float">
            <text:p>117.191</text:p>
          </table:table-cell>
          <table:table-cell office:value-type="float" office:value="24.2455063032199" calcext:value-type="float">
            <text:p>24.24550630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2.467" calcext:value-type="float">
            <text:p>112.467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4.2455063032199" calcext:value-type="float">
            <text:p>24.24550630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3.023" calcext:value-type="float">
            <text:p>113.023</text:p>
          </table:table-cell>
          <table:table-cell office:value-type="float" office:value="0.442360569311995" calcext:value-type="float">
            <text:p>0.4423605693</text:p>
          </table:table-cell>
          <table:table-cell table:number-columns-repeated="2"/>
        </table:table-row>
        <table:table-row table:style-name="ro1">
          <table:table-cell office:value-type="float" office:value="117.825" calcext:value-type="float">
            <text:p>117.825</text:p>
          </table:table-cell>
          <table:table-cell office:value-type="float" office:value="24.2428297767395" calcext:value-type="float">
            <text:p>24.242829776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3.023" calcext:value-type="float">
            <text:p>113.023</text:p>
          </table:table-cell>
          <table:table-cell office:value-type="float" office:value="0.442360569311995" calcext:value-type="float">
            <text:p>0.4423605693</text:p>
          </table:table-cell>
          <table:table-cell table:number-columns-repeated="2"/>
        </table:table-row>
        <table:table-row table:style-name="ro1">
          <table:table-cell office:value-type="float" office:value="118.025" calcext:value-type="float">
            <text:p>118.025</text:p>
          </table:table-cell>
          <table:table-cell office:value-type="float" office:value="24.2390061674817" calcext:value-type="float">
            <text:p>24.239006167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3.549" calcext:value-type="float">
            <text:p>113.549</text:p>
          </table:table-cell>
          <table:table-cell office:value-type="float" office:value="0.285186223195141" calcext:value-type="float">
            <text:p>0.2851862232</text:p>
          </table:table-cell>
          <table:table-cell table:number-columns-repeated="2"/>
        </table:table-row>
        <table:table-row table:style-name="ro1">
          <table:table-cell office:value-type="float" office:value="118.326" calcext:value-type="float">
            <text:p>118.326</text:p>
          </table:table-cell>
          <table:table-cell office:value-type="float" office:value="24.2409179721106" calcext:value-type="float">
            <text:p>24.240917972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3.824" calcext:value-type="float">
            <text:p>113.824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18.63" calcext:value-type="float">
            <text:p>118.63</text:p>
          </table:table-cell>
          <table:table-cell office:value-type="float" office:value="24.2428297767395" calcext:value-type="float">
            <text:p>24.242829776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4.104" calcext:value-type="float">
            <text:p>114.104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18.98" calcext:value-type="float">
            <text:p>118.98</text:p>
          </table:table-cell>
          <table:table-cell office:value-type="float" office:value="24.2428297767395" calcext:value-type="float">
            <text:p>24.242829776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4.379" calcext:value-type="float">
            <text:p>114.379</text:p>
          </table:table-cell>
          <table:table-cell office:value-type="float" office:value="0.057567471348816" calcext:value-type="float">
            <text:p>0.0575674713</text:p>
          </table:table-cell>
          <table:table-cell table:number-columns-repeated="2"/>
        </table:table-row>
        <table:table-row table:style-name="ro1">
          <table:table-cell office:value-type="float" office:value="119.23" calcext:value-type="float">
            <text:p>119.23</text:p>
          </table:table-cell>
          <table:table-cell office:value-type="float" office:value="24.2428297767395" calcext:value-type="float">
            <text:p>24.242829776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4.379" calcext:value-type="float">
            <text:p>114.379</text:p>
          </table:table-cell>
          <table:table-cell office:value-type="float" office:value="0.057567471348816" calcext:value-type="float">
            <text:p>0.0575674713</text:p>
          </table:table-cell>
          <table:table-cell table:number-columns-repeated="2"/>
        </table:table-row>
        <table:table-row table:style-name="ro1">
          <table:table-cell office:value-type="float" office:value="119.23" calcext:value-type="float">
            <text:p>119.23</text:p>
          </table:table-cell>
          <table:table-cell office:value-type="float" office:value="24.2416826939621" calcext:value-type="float">
            <text:p>24.2416826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4.931" calcext:value-type="float">
            <text:p>114.931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19.675" calcext:value-type="float">
            <text:p>119.675</text:p>
          </table:table-cell>
          <table:table-cell office:value-type="float" office:value="24.243594498591" calcext:value-type="float">
            <text:p>24.243594498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5.186" calcext:value-type="float">
            <text:p>115.186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.2416826939621" calcext:value-type="float">
            <text:p>24.2416826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5.436" calcext:value-type="float">
            <text:p>115.436</text:p>
          </table:table-cell>
          <table:table-cell office:value-type="float" office:value="0.062491005082588" calcext:value-type="float">
            <text:p>0.0624910051</text:p>
          </table:table-cell>
          <table:table-cell table:number-columns-repeated="2"/>
        </table:table-row>
        <table:table-row table:style-name="ro1">
          <table:table-cell office:value-type="float" office:value="120.25" calcext:value-type="float">
            <text:p>120.25</text:p>
          </table:table-cell>
          <table:table-cell office:value-type="float" office:value="24.2370943628529" calcext:value-type="float">
            <text:p>24.23709436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5.686" calcext:value-type="float">
            <text:p>115.68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0.608" calcext:value-type="float">
            <text:p>120.608</text:p>
          </table:table-cell>
          <table:table-cell office:value-type="float" office:value="24.2370943628529" calcext:value-type="float">
            <text:p>24.23709436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5.986" calcext:value-type="float">
            <text:p>115.98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0.909" calcext:value-type="float">
            <text:p>120.909</text:p>
          </table:table-cell>
          <table:table-cell office:value-type="float" office:value="24.2340354754467" calcext:value-type="float">
            <text:p>24.234035475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6.237" calcext:value-type="float">
            <text:p>116.237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184" calcext:value-type="float">
            <text:p>121.184</text:p>
          </table:table-cell>
          <table:table-cell office:value-type="float" office:value="24.2332707535951" calcext:value-type="float">
            <text:p>24.233270753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6.463" calcext:value-type="float">
            <text:p>116.463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51" calcext:value-type="float">
            <text:p>121.51</text:p>
          </table:table-cell>
          <table:table-cell office:value-type="float" office:value="24.2531535217353" calcext:value-type="float">
            <text:p>24.253153521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6.69" calcext:value-type="float">
            <text:p>116.6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91" calcext:value-type="float">
            <text:p>121.91</text:p>
          </table:table-cell>
          <table:table-cell office:value-type="float" office:value="24.2531535217353" calcext:value-type="float">
            <text:p>24.253153521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6.969" calcext:value-type="float">
            <text:p>116.96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285" calcext:value-type="float">
            <text:p>122.285</text:p>
          </table:table-cell>
          <table:table-cell office:value-type="float" office:value="24.2512417171064" calcext:value-type="float">
            <text:p>24.251241717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7.219" calcext:value-type="float">
            <text:p>117.21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536" calcext:value-type="float">
            <text:p>122.536</text:p>
          </table:table-cell>
          <table:table-cell office:value-type="float" office:value="24.2504769952549" calcext:value-type="float">
            <text:p>24.250476995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7.396" calcext:value-type="float">
            <text:p>117.39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908" calcext:value-type="float">
            <text:p>122.908</text:p>
          </table:table-cell>
          <table:table-cell office:value-type="float" office:value="24.2493299124776" calcext:value-type="float">
            <text:p>24.2493299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7.647" calcext:value-type="float">
            <text:p>117.647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3.145" calcext:value-type="float">
            <text:p>123.145</text:p>
          </table:table-cell>
          <table:table-cell office:value-type="float" office:value="24.248565190626" calcext:value-type="float">
            <text:p>24.248565190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7.899" calcext:value-type="float">
            <text:p>117.89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3.454" calcext:value-type="float">
            <text:p>123.454</text:p>
          </table:table-cell>
          <table:table-cell office:value-type="float" office:value="24.248565190626" calcext:value-type="float">
            <text:p>24.248565190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8.105" calcext:value-type="float">
            <text:p>118.105</text:p>
          </table:table-cell>
          <table:table-cell office:value-type="float" office:value="0.250721487058672" calcext:value-type="float">
            <text:p>0.2507214871</text:p>
          </table:table-cell>
          <table:table-cell table:number-columns-repeated="2"/>
        </table:table-row>
        <table:table-row table:style-name="ro1">
          <table:table-cell office:value-type="float" office:value="123.755" calcext:value-type="float">
            <text:p>123.755</text:p>
          </table:table-cell>
          <table:table-cell office:value-type="float" office:value="24.248565190626" calcext:value-type="float">
            <text:p>24.248565190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8.28" calcext:value-type="float">
            <text:p>118.28</text:p>
          </table:table-cell>
          <table:table-cell office:value-type="float" office:value="0.365477696392176" calcext:value-type="float">
            <text:p>0.3654776964</text:p>
          </table:table-cell>
          <table:table-cell table:number-columns-repeated="2"/>
        </table:table-row>
        <table:table-row table:style-name="ro1">
          <table:table-cell office:value-type="float" office:value="124.04" calcext:value-type="float">
            <text:p>124.04</text:p>
          </table:table-cell>
          <table:table-cell office:value-type="float" office:value="24.2455063032199" calcext:value-type="float">
            <text:p>24.24550630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8.53" calcext:value-type="float">
            <text:p>118.53</text:p>
          </table:table-cell>
          <table:table-cell office:value-type="float" office:value="0.697626856740312" calcext:value-type="float">
            <text:p>0.6976268567</text:p>
          </table:table-cell>
          <table:table-cell table:number-columns-repeated="2"/>
        </table:table-row>
        <table:table-row table:style-name="ro1">
          <table:table-cell office:value-type="float" office:value="124.267" calcext:value-type="float">
            <text:p>124.267</text:p>
          </table:table-cell>
          <table:table-cell office:value-type="float" office:value="24.2416826939621" calcext:value-type="float">
            <text:p>24.2416826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8.731" calcext:value-type="float">
            <text:p>118.731</text:p>
          </table:table-cell>
          <table:table-cell office:value-type="float" office:value="0.592717714874373" calcext:value-type="float">
            <text:p>0.5927177149</text:p>
          </table:table-cell>
          <table:table-cell table:number-columns-repeated="2"/>
        </table:table-row>
        <table:table-row table:style-name="ro1">
          <table:table-cell office:value-type="float" office:value="124.419" calcext:value-type="float">
            <text:p>124.419</text:p>
          </table:table-cell>
          <table:table-cell office:value-type="float" office:value="24.2416826939621" calcext:value-type="float">
            <text:p>24.2416826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9.007" calcext:value-type="float">
            <text:p>119.007</text:p>
          </table:table-cell>
          <table:table-cell office:value-type="float" office:value="0.575674713488203" calcext:value-type="float">
            <text:p>0.5756747135</text:p>
          </table:table-cell>
          <table:table-cell table:number-columns-repeated="2"/>
        </table:table-row>
        <table:table-row table:style-name="ro1">
          <table:table-cell office:value-type="float" office:value="124.544" calcext:value-type="float">
            <text:p>124.544</text:p>
          </table:table-cell>
          <table:table-cell office:value-type="float" office:value="24.2390061674817" calcext:value-type="float">
            <text:p>24.239006167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9.259" calcext:value-type="float">
            <text:p>119.259</text:p>
          </table:table-cell>
          <table:table-cell office:value-type="float" office:value="0.977889546201681" calcext:value-type="float">
            <text:p>0.9778895462</text:p>
          </table:table-cell>
          <table:table-cell table:number-columns-repeated="2"/>
        </table:table-row>
        <table:table-row table:style-name="ro1">
          <table:table-cell office:value-type="float" office:value="124.544" calcext:value-type="float">
            <text:p>124.544</text:p>
          </table:table-cell>
          <table:table-cell office:value-type="float" office:value="24.2378590847044" calcext:value-type="float">
            <text:p>24.23785908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9.484" calcext:value-type="float">
            <text:p>119.484</text:p>
          </table:table-cell>
          <table:table-cell office:value-type="float" office:value="1.07446655405661" calcext:value-type="float">
            <text:p>1.0744665541</text:p>
          </table:table-cell>
          <table:table-cell table:number-columns-repeated="2"/>
        </table:table-row>
        <table:table-row table:style-name="ro1">
          <table:table-cell office:value-type="float" office:value="125.078" calcext:value-type="float">
            <text:p>125.078</text:p>
          </table:table-cell>
          <table:table-cell office:value-type="float" office:value="24.2359472800756" calcext:value-type="float">
            <text:p>24.23594728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9.735" calcext:value-type="float">
            <text:p>119.735</text:p>
          </table:table-cell>
          <table:table-cell office:value-type="float" office:value="0.8029147319704" calcext:value-type="float">
            <text:p>0.802914732</text:p>
          </table:table-cell>
          <table:table-cell table:number-columns-repeated="2"/>
        </table:table-row>
        <table:table-row table:style-name="ro1">
          <table:table-cell office:value-type="float" office:value="125.378" calcext:value-type="float">
            <text:p>125.378</text:p>
          </table:table-cell>
          <table:table-cell office:value-type="float" office:value="24.2332707535951" calcext:value-type="float">
            <text:p>24.233270753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9.961" calcext:value-type="float">
            <text:p>119.961</text:p>
          </table:table-cell>
          <table:table-cell office:value-type="float" office:value="0.905172740287378" calcext:value-type="float">
            <text:p>0.9051727403</text:p>
          </table:table-cell>
          <table:table-cell table:number-columns-repeated="2"/>
        </table:table-row>
        <table:table-row table:style-name="ro1">
          <table:table-cell office:value-type="float" office:value="125.378" calcext:value-type="float">
            <text:p>125.378</text:p>
          </table:table-cell>
          <table:table-cell office:value-type="float" office:value="24.2294471443374" calcext:value-type="float">
            <text:p>24.229447144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0.241" calcext:value-type="float">
            <text:p>120.241</text:p>
          </table:table-cell>
          <table:table-cell office:value-type="float" office:value="1.05174255220839" calcext:value-type="float">
            <text:p>1.0517425522</text:p>
          </table:table-cell>
          <table:table-cell table:number-columns-repeated="2"/>
        </table:table-row>
        <table:table-row table:style-name="ro1">
          <table:table-cell office:value-type="float" office:value="126.02" calcext:value-type="float">
            <text:p>126.02</text:p>
          </table:table-cell>
          <table:table-cell office:value-type="float" office:value="24.2263882569313" calcext:value-type="float">
            <text:p>24.22638825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0.471" calcext:value-type="float">
            <text:p>120.471</text:p>
          </table:table-cell>
          <table:table-cell office:value-type="float" office:value="0.651421386315595" calcext:value-type="float">
            <text:p>0.6514213863</text:p>
          </table:table-cell>
          <table:table-cell table:number-columns-repeated="2"/>
        </table:table-row>
        <table:table-row table:style-name="ro1">
          <table:table-cell office:value-type="float" office:value="126.329" calcext:value-type="float">
            <text:p>126.329</text:p>
          </table:table-cell>
          <table:table-cell office:value-type="float" office:value="24.2198881211931" calcext:value-type="float">
            <text:p>24.21988812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0.772" calcext:value-type="float">
            <text:p>120.772</text:p>
          </table:table-cell>
          <table:table-cell office:value-type="float" office:value="0.642710518940457" calcext:value-type="float">
            <text:p>0.6427105189</text:p>
          </table:table-cell>
          <table:table-cell table:number-columns-repeated="2"/>
        </table:table-row>
        <table:table-row table:style-name="ro1">
          <table:table-cell office:value-type="float" office:value="126.329" calcext:value-type="float">
            <text:p>126.329</text:p>
          </table:table-cell>
          <table:table-cell office:value-type="float" office:value="24.2103290980488" calcext:value-type="float">
            <text:p>24.21032909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1.048" calcext:value-type="float">
            <text:p>121.048</text:p>
          </table:table-cell>
          <table:table-cell office:value-type="float" office:value="1.22406623289071" calcext:value-type="float">
            <text:p>1.2240662329</text:p>
          </table:table-cell>
          <table:table-cell table:number-columns-repeated="2"/>
        </table:table-row>
        <table:table-row table:style-name="ro1">
          <table:table-cell office:value-type="float" office:value="126.929" calcext:value-type="float">
            <text:p>126.929</text:p>
          </table:table-cell>
          <table:table-cell office:value-type="float" office:value="24.2007700749045" calcext:value-type="float">
            <text:p>24.200770074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1.591" calcext:value-type="float">
            <text:p>121.591</text:p>
          </table:table-cell>
          <table:table-cell office:value-type="float" office:value="0.0897598073004516" calcext:value-type="float">
            <text:p>0.0897598073</text:p>
          </table:table-cell>
          <table:table-cell table:number-columns-repeated="2"/>
        </table:table-row>
        <table:table-row table:style-name="ro1">
          <table:table-cell office:value-type="float" office:value="127.229" calcext:value-type="float">
            <text:p>127.229</text:p>
          </table:table-cell>
          <table:table-cell office:value-type="float" office:value="24.1957993828695" calcext:value-type="float">
            <text:p>24.19579938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1.838" calcext:value-type="float">
            <text:p>121.838</text:p>
          </table:table-cell>
          <table:table-cell office:value-type="float" office:value="0.0462054704247169" calcext:value-type="float">
            <text:p>0.0462054704</text:p>
          </table:table-cell>
          <table:table-cell table:number-columns-repeated="2"/>
        </table:table-row>
        <table:table-row table:style-name="ro1">
          <table:table-cell office:value-type="float" office:value="127.229" calcext:value-type="float">
            <text:p>127.229</text:p>
          </table:table-cell>
          <table:table-cell office:value-type="float" office:value="24.1900639689829" calcext:value-type="float">
            <text:p>24.1900639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2.064" calcext:value-type="float">
            <text:p>122.064</text:p>
          </table:table-cell>
          <table:table-cell office:value-type="float" office:value="0.480233905725702" calcext:value-type="float">
            <text:p>0.4802339057</text:p>
          </table:table-cell>
          <table:table-cell table:number-columns-repeated="2"/>
        </table:table-row>
        <table:table-row table:style-name="ro1">
          <table:table-cell office:value-type="float" office:value="127.529" calcext:value-type="float">
            <text:p>127.529</text:p>
          </table:table-cell>
          <table:table-cell office:value-type="float" office:value="24.1900639689829" calcext:value-type="float">
            <text:p>24.1900639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2.364" calcext:value-type="float">
            <text:p>122.364</text:p>
          </table:table-cell>
          <table:table-cell office:value-type="float" office:value="0.265113354895882" calcext:value-type="float">
            <text:p>0.2651133549</text:p>
          </table:table-cell>
          <table:table-cell table:number-columns-repeated="2"/>
        </table:table-row>
        <table:table-row table:style-name="ro1">
          <table:table-cell office:value-type="float" office:value="128.144" calcext:value-type="float">
            <text:p>128.144</text:p>
          </table:table-cell>
          <table:table-cell office:value-type="float" office:value="23.9273820129773" calcext:value-type="float">
            <text:p>23.92738201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2.591" calcext:value-type="float">
            <text:p>122.591</text:p>
          </table:table-cell>
          <table:table-cell office:value-type="float" office:value="0.179140881236797" calcext:value-type="float">
            <text:p>0.1791408812</text:p>
          </table:table-cell>
          <table:table-cell table:number-columns-repeated="2"/>
        </table:table-row>
        <table:table-row table:style-name="ro1">
          <table:table-cell office:value-type="float" office:value="128.495" calcext:value-type="float">
            <text:p>128.495</text:p>
          </table:table-cell>
          <table:table-cell office:value-type="float" office:value="23.9281467348289" calcext:value-type="float">
            <text:p>23.928146734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2.916" calcext:value-type="float">
            <text:p>122.916</text:p>
          </table:table-cell>
          <table:table-cell office:value-type="float" office:value="0.2037585499057" calcext:value-type="float">
            <text:p>0.2037585499</text:p>
          </table:table-cell>
          <table:table-cell table:number-columns-repeated="2"/>
        </table:table-row>
        <table:table-row table:style-name="ro1">
          <table:table-cell office:value-type="float" office:value="128.495" calcext:value-type="float">
            <text:p>128.495</text:p>
          </table:table-cell>
          <table:table-cell office:value-type="float" office:value="23.9281467348289" calcext:value-type="float">
            <text:p>23.928146734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3.192" calcext:value-type="float">
            <text:p>123.192</text:p>
          </table:table-cell>
          <table:table-cell office:value-type="float" office:value="0.886993538808802" calcext:value-type="float">
            <text:p>0.8869935388</text:p>
          </table:table-cell>
          <table:table-cell table:number-columns-repeated="2"/>
        </table:table-row>
        <table:table-row table:style-name="ro1">
          <table:table-cell office:value-type="float" office:value="129.085" calcext:value-type="float">
            <text:p>129.085</text:p>
          </table:table-cell>
          <table:table-cell office:value-type="float" office:value="23.9281467348289" calcext:value-type="float">
            <text:p>23.928146734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3.443" calcext:value-type="float">
            <text:p>123.443</text:p>
          </table:table-cell>
          <table:table-cell office:value-type="float" office:value="0.221559018020126" calcext:value-type="float">
            <text:p>0.221559018</text:p>
          </table:table-cell>
          <table:table-cell table:number-columns-repeated="2"/>
        </table:table-row>
        <table:table-row table:style-name="ro1">
          <table:table-cell office:value-type="float" office:value="129.364" calcext:value-type="float">
            <text:p>129.364</text:p>
          </table:table-cell>
          <table:table-cell office:value-type="float" office:value="23.9292938176062" calcext:value-type="float">
            <text:p>23.929293817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3.718" calcext:value-type="float">
            <text:p>123.718</text:p>
          </table:table-cell>
          <table:table-cell office:value-type="float" office:value="0.0435543368757562" calcext:value-type="float">
            <text:p>0.0435543369</text:p>
          </table:table-cell>
          <table:table-cell table:number-columns-repeated="2"/>
        </table:table-row>
        <table:table-row table:style-name="ro1">
          <table:table-cell office:value-type="float" office:value="129.94" calcext:value-type="float">
            <text:p>129.94</text:p>
          </table:table-cell>
          <table:table-cell office:value-type="float" office:value="23.8822634237362" calcext:value-type="float">
            <text:p>23.882263423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3.968" calcext:value-type="float">
            <text:p>123.968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117" calcext:value-type="float">
            <text:p>130.117</text:p>
          </table:table-cell>
          <table:table-cell office:value-type="float" office:value="23.9503236685237" calcext:value-type="float">
            <text:p>23.95032366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4.11" calcext:value-type="float">
            <text:p>124.11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342" calcext:value-type="float">
            <text:p>130.342</text:p>
          </table:table-cell>
          <table:table-cell office:value-type="float" office:value="23.97326532407" calcext:value-type="float">
            <text:p>23.973265324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4.323" calcext:value-type="float">
            <text:p>124.323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567" calcext:value-type="float">
            <text:p>130.567</text:p>
          </table:table-cell>
          <table:table-cell office:value-type="float" office:value="23.9874126783236" calcext:value-type="float">
            <text:p>23.987412678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4.584" calcext:value-type="float">
            <text:p>124.584</text:p>
          </table:table-cell>
          <table:table-cell office:value-type="float" office:value="0.000757466728277577" calcext:value-type="float">
            <text:p>0.0007574667</text:p>
          </table:table-cell>
          <table:table-cell table:number-columns-repeated="2"/>
        </table:table-row>
        <table:table-row table:style-name="ro1">
          <table:table-cell office:value-type="float" office:value="130.767" calcext:value-type="float">
            <text:p>130.767</text:p>
          </table:table-cell>
          <table:table-cell office:value-type="float" office:value="23.9893244829524" calcext:value-type="float">
            <text:p>23.98932448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4.864" calcext:value-type="float">
            <text:p>124.864</text:p>
          </table:table-cell>
          <table:table-cell office:value-type="float" office:value="0.0011362000924056" calcext:value-type="float">
            <text:p>0.0011362001</text:p>
          </table:table-cell>
          <table:table-cell table:number-columns-repeated="2"/>
        </table:table-row>
        <table:table-row table:style-name="ro1">
          <table:table-cell office:value-type="float" office:value="131.167" calcext:value-type="float">
            <text:p>131.167</text:p>
          </table:table-cell>
          <table:table-cell office:value-type="float" office:value="23.9893244829524" calcext:value-type="float">
            <text:p>23.98932448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.115" calcext:value-type="float">
            <text:p>125.115</text:p>
          </table:table-cell>
          <table:table-cell office:value-type="float" office:value="0.00189366682068318" calcext:value-type="float">
            <text:p>0.0018936668</text:p>
          </table:table-cell>
          <table:table-cell table:number-columns-repeated="2"/>
        </table:table-row>
        <table:table-row table:style-name="ro1">
          <table:table-cell office:value-type="float" office:value="131.367" calcext:value-type="float">
            <text:p>131.367</text:p>
          </table:table-cell>
          <table:table-cell office:value-type="float" office:value="23.4999024979639" calcext:value-type="float">
            <text:p>23.49990249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.366" calcext:value-type="float">
            <text:p>125.366</text:p>
          </table:table-cell>
          <table:table-cell office:value-type="float" office:value="0.00302986691311031" calcext:value-type="float">
            <text:p>0.0030298669</text:p>
          </table:table-cell>
          <table:table-cell table:number-columns-repeated="2"/>
        </table:table-row>
        <table:table-row table:style-name="ro1">
          <table:table-cell office:value-type="float" office:value="131.667" calcext:value-type="float">
            <text:p>131.667</text:p>
          </table:table-cell>
          <table:table-cell office:value-type="float" office:value="23.3641643693148" calcext:value-type="float">
            <text:p>23.36416436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.616" calcext:value-type="float">
            <text:p>125.616</text:p>
          </table:table-cell>
          <table:table-cell office:value-type="float" office:value="0.00302986691311031" calcext:value-type="float">
            <text:p>0.0030298669</text:p>
          </table:table-cell>
          <table:table-cell table:number-columns-repeated="2"/>
        </table:table-row>
        <table:table-row table:style-name="ro1">
          <table:table-cell office:value-type="float" office:value="131.667" calcext:value-type="float">
            <text:p>131.667</text:p>
          </table:table-cell>
          <table:table-cell office:value-type="float" office:value="23.3641643693148" calcext:value-type="float">
            <text:p>23.36416436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.616" calcext:value-type="float">
            <text:p>125.6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.118" calcext:value-type="float">
            <text:p>132.118</text:p>
          </table:table-cell>
          <table:table-cell office:value-type="float" office:value="23.1251887907071" calcext:value-type="float">
            <text:p>23.125188790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2.118" calcext:value-type="float">
            <text:p>132.118</text:p>
          </table:table-cell>
          <table:table-cell office:value-type="float" office:value="23.1263358734844" calcext:value-type="float">
            <text:p>23.126335873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2.743" calcext:value-type="float">
            <text:p>132.743</text:p>
          </table:table-cell>
          <table:table-cell office:value-type="float" office:value="22.4044384456264" calcext:value-type="float">
            <text:p>22.404438445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3.093" calcext:value-type="float">
            <text:p>133.093</text:p>
          </table:table-cell>
          <table:table-cell office:value-type="float" office:value="22.415144551548" calcext:value-type="float">
            <text:p>22.41514455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3.343" calcext:value-type="float">
            <text:p>133.343</text:p>
          </table:table-cell>
          <table:table-cell office:value-type="float" office:value="22.1845809133073" calcext:value-type="float">
            <text:p>22.184580913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3.679" calcext:value-type="float">
            <text:p>133.679</text:p>
          </table:table-cell>
          <table:table-cell office:value-type="float" office:value="22.1845809133073" calcext:value-type="float">
            <text:p>22.184580913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3.94" calcext:value-type="float">
            <text:p>133.94</text:p>
          </table:table-cell>
          <table:table-cell office:value-type="float" office:value="22.0327836257757" calcext:value-type="float">
            <text:p>22.032783625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4.153" calcext:value-type="float">
            <text:p>134.153</text:p>
          </table:table-cell>
          <table:table-cell office:value-type="float" office:value="22.0335483476273" calcext:value-type="float">
            <text:p>22.033548347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4.445" calcext:value-type="float">
            <text:p>134.445</text:p>
          </table:table-cell>
          <table:table-cell office:value-type="float" office:value="22.0366072350334" calcext:value-type="float">
            <text:p>22.03660723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4.445" calcext:value-type="float">
            <text:p>134.445</text:p>
          </table:table-cell>
          <table:table-cell office:value-type="float" office:value="22.7114742690215" calcext:value-type="float">
            <text:p>22.7114742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5.623" calcext:value-type="float">
            <text:p>135.623</text:p>
          </table:table-cell>
          <table:table-cell office:value-type="float" office:value="22.8204471328666" calcext:value-type="float">
            <text:p>22.820447132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6.059" calcext:value-type="float">
            <text:p>136.059</text:p>
          </table:table-cell>
          <table:table-cell office:value-type="float" office:value="22.3692612404553" calcext:value-type="float">
            <text:p>22.36926124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6.384" calcext:value-type="float">
            <text:p>136.384</text:p>
          </table:table-cell>
          <table:table-cell office:value-type="float" office:value="21.8951336924977" calcext:value-type="float">
            <text:p>21.89513369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6.734" calcext:value-type="float">
            <text:p>136.734</text:p>
          </table:table-cell>
          <table:table-cell office:value-type="float" office:value="21.2133841618457" calcext:value-type="float">
            <text:p>21.213384161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7.009" calcext:value-type="float">
            <text:p>137.009</text:p>
          </table:table-cell>
          <table:table-cell office:value-type="float" office:value="20.7220503722284" calcext:value-type="float">
            <text:p>20.72205037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7.335" calcext:value-type="float">
            <text:p>137.335</text:p>
          </table:table-cell>
          <table:table-cell office:value-type="float" office:value="20.3205714001675" calcext:value-type="float">
            <text:p>20.320571400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7.585" calcext:value-type="float">
            <text:p>137.585</text:p>
          </table:table-cell>
          <table:table-cell office:value-type="float" office:value="19.9814172590075" calcext:value-type="float">
            <text:p>19.98141725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7.985" calcext:value-type="float">
            <text:p>137.985</text:p>
          </table:table-cell>
          <table:table-cell office:value-type="float" office:value="19.3589336718502" calcext:value-type="float">
            <text:p>19.35893367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8.36" calcext:value-type="float">
            <text:p>138.36</text:p>
          </table:table-cell>
          <table:table-cell office:value-type="float" office:value="18.9096595840678" calcext:value-type="float">
            <text:p>18.909659584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8.71" calcext:value-type="float">
            <text:p>138.71</text:p>
          </table:table-cell>
          <table:table-cell office:value-type="float" office:value="18.4347673142586" calcext:value-type="float">
            <text:p>18.4347673143</text:p>
          </table:table-cell>
          <table:table-cell table:number-columns-repeated="8"/>
        </table:table-row>
        <table:table-row table:style-name="ro1">
          <table:table-cell office:value-type="float" office:value="139.06" calcext:value-type="float">
            <text:p>139.06</text:p>
          </table:table-cell>
          <table:table-cell office:value-type="float" office:value="17.9568161570433" calcext:value-type="float">
            <text:p>17.956816157</text:p>
          </table:table-cell>
          <table:table-cell table:number-columns-repeated="8"/>
        </table:table-row>
        <table:table-row table:style-name="ro1">
          <table:table-cell office:value-type="float" office:value="139.237" calcext:value-type="float">
            <text:p>139.237</text:p>
          </table:table-cell>
          <table:table-cell office:value-type="float" office:value="17.7579884756417" calcext:value-type="float">
            <text:p>17.7579884756</text:p>
          </table:table-cell>
          <table:table-cell table:number-columns-repeated="8"/>
        </table:table-row>
        <table:table-row table:style-name="ro1">
          <table:table-cell office:value-type="float" office:value="139.34" calcext:value-type="float">
            <text:p>139.34</text:p>
          </table:table-cell>
          <table:table-cell office:value-type="float" office:value="15.8480956514092" calcext:value-type="float">
            <text:p>15.8480956514</text:p>
          </table:table-cell>
          <table:table-cell table:number-columns-repeated="8"/>
        </table:table-row>
        <table:table-row table:style-name="ro1">
          <table:table-cell office:value-type="float" office:value="139.69" calcext:value-type="float">
            <text:p>139.69</text:p>
          </table:table-cell>
          <table:table-cell office:value-type="float" office:value="14.7660142314737" calcext:value-type="float">
            <text:p>14.7660142315</text:p>
          </table:table-cell>
          <table:table-cell table:number-columns-repeated="8"/>
        </table:table-row>
        <table:table-row table:style-name="ro1">
          <table:table-cell office:value-type="float" office:value="140.04" calcext:value-type="float">
            <text:p>140.04</text:p>
          </table:table-cell>
          <table:table-cell office:value-type="float" office:value="14.4226541201302" calcext:value-type="float">
            <text:p>14.4226541201</text:p>
          </table:table-cell>
          <table:table-cell table:number-columns-repeated="8"/>
        </table:table-row>
        <table:table-row table:style-name="ro1">
          <table:table-cell office:value-type="float" office:value="140.39" calcext:value-type="float">
            <text:p>140.39</text:p>
          </table:table-cell>
          <table:table-cell office:value-type="float" office:value="14.4238012029075" calcext:value-type="float">
            <text:p>14.4238012029</text:p>
          </table:table-cell>
          <table:table-cell table:number-columns-repeated="8"/>
        </table:table-row>
        <table:table-row table:style-name="ro1">
          <table:table-cell office:value-type="float" office:value="140.765" calcext:value-type="float">
            <text:p>140.765</text:p>
          </table:table-cell>
          <table:table-cell office:value-type="float" office:value="14.2995339020315" calcext:value-type="float">
            <text:p>14.299533902</text:p>
          </table:table-cell>
          <table:table-cell table:number-columns-repeated="8"/>
        </table:table-row>
        <table:table-row table:style-name="ro1">
          <table:table-cell office:value-type="float" office:value="141.115" calcext:value-type="float">
            <text:p>141.115</text:p>
          </table:table-cell>
          <table:table-cell office:value-type="float" office:value="14.1052945517392" calcext:value-type="float">
            <text:p>14.1052945517</text:p>
          </table:table-cell>
          <table:table-cell table:number-columns-repeated="8"/>
        </table:table-row>
        <table:table-row table:style-name="ro1">
          <table:table-cell office:value-type="float" office:value="141.465" calcext:value-type="float">
            <text:p>141.465</text:p>
          </table:table-cell>
          <table:table-cell office:value-type="float" office:value="14.1091181609969" calcext:value-type="float">
            <text:p>14.109118161</text:p>
          </table:table-cell>
          <table:table-cell table:number-columns-repeated="8"/>
        </table:table-row>
        <table:table-row table:style-name="ro1">
          <table:table-cell office:value-type="float" office:value="141.769" calcext:value-type="float">
            <text:p>141.769</text:p>
          </table:table-cell>
          <table:table-cell office:value-type="float" office:value="14.1064416345165" calcext:value-type="float">
            <text:p>14.1064416345</text:p>
          </table:table-cell>
          <table:table-cell table:number-columns-repeated="8"/>
        </table:table-row>
        <table:table-row table:style-name="ro1">
          <table:table-cell office:value-type="float" office:value="142.267" calcext:value-type="float">
            <text:p>142.267</text:p>
          </table:table-cell>
          <table:table-cell office:value-type="float" office:value="13.9026432610799" calcext:value-type="float">
            <text:p>13.9026432611</text:p>
          </table:table-cell>
          <table:table-cell table:number-columns-repeated="8"/>
        </table:table-row>
        <table:table-row table:style-name="ro1">
          <table:table-cell office:value-type="float" office:value="142.668" calcext:value-type="float">
            <text:p>142.668</text:p>
          </table:table-cell>
          <table:table-cell office:value-type="float" office:value="13.5233412227138" calcext:value-type="float">
            <text:p>13.5233412227</text:p>
          </table:table-cell>
          <table:table-cell table:number-columns-repeated="8"/>
        </table:table-row>
        <table:table-row table:style-name="ro1">
          <table:table-cell office:value-type="float" office:value="142.968" calcext:value-type="float">
            <text:p>142.968</text:p>
          </table:table-cell>
          <table:table-cell office:value-type="float" office:value="13.2985129983597" calcext:value-type="float">
            <text:p>13.2985129984</text:p>
          </table:table-cell>
          <table:table-cell table:number-columns-repeated="8"/>
        </table:table-row>
        <table:table-row table:style-name="ro1">
          <table:table-cell office:value-type="float" office:value="143.326" calcext:value-type="float">
            <text:p>143.326</text:p>
          </table:table-cell>
          <table:table-cell office:value-type="float" office:value="11.9308079668723" calcext:value-type="float">
            <text:p>11.9308079669</text:p>
          </table:table-cell>
          <table:table-cell table:number-columns-repeated="8"/>
        </table:table-row>
        <table:table-row table:style-name="ro1">
          <table:table-cell office:value-type="float" office:value="143.701" calcext:value-type="float">
            <text:p>143.701</text:p>
          </table:table-cell>
          <table:table-cell office:value-type="float" office:value="11.189027770874" calcext:value-type="float">
            <text:p>11.1890277709</text:p>
          </table:table-cell>
          <table:table-cell table:number-columns-repeated="8"/>
        </table:table-row>
        <table:table-row table:style-name="ro1">
          <table:table-cell office:value-type="float" office:value="144.001" calcext:value-type="float">
            <text:p>144.001</text:p>
          </table:table-cell>
          <table:table-cell office:value-type="float" office:value="10.0828576126149" calcext:value-type="float">
            <text:p>10.0828576126</text:p>
          </table:table-cell>
          <table:table-cell table:number-columns-repeated="8"/>
        </table:table-row>
        <table:table-row table:style-name="ro1">
          <table:table-cell office:value-type="float" office:value="144.401" calcext:value-type="float">
            <text:p>144.401</text:p>
          </table:table-cell>
          <table:table-cell office:value-type="float" office:value="5.77479706193865" calcext:value-type="float">
            <text:p>5.7747970619</text:p>
          </table:table-cell>
          <table:table-cell table:number-columns-repeated="8"/>
        </table:table-row>
        <table:table-row table:style-name="ro1">
          <table:table-cell office:value-type="float" office:value="144.701" calcext:value-type="float">
            <text:p>144.701</text:p>
          </table:table-cell>
          <table:table-cell office:value-type="float" office:value="4.28550125605565" calcext:value-type="float">
            <text:p>4.2855012561</text:p>
          </table:table-cell>
          <table:table-cell table:number-columns-repeated="8"/>
        </table:table-row>
        <table:table-row table:style-name="ro1">
          <table:table-cell office:value-type="float" office:value="145.126" calcext:value-type="float">
            <text:p>145.126</text:p>
          </table:table-cell>
          <table:table-cell office:value-type="float" office:value="2.93003177419294" calcext:value-type="float">
            <text:p>2.9300317742</text:p>
          </table:table-cell>
          <table:table-cell table:number-columns-repeated="8"/>
        </table:table-row>
        <table:table-row table:style-name="ro1">
          <table:table-cell office:value-type="float" office:value="145.476" calcext:value-type="float">
            <text:p>145.47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5.826" calcext:value-type="float">
            <text:p>145.82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6.176" calcext:value-type="float">
            <text:p>146.176</text:p>
          </table:table-cell>
          <table:table-cell office:value-type="float" office:value="2.33928414387478" calcext:value-type="float">
            <text:p>2.3392841439</text:p>
          </table:table-cell>
          <table:table-cell table:number-columns-repeated="8"/>
        </table:table-row>
        <table:table-row table:style-name="ro1">
          <table:table-cell office:value-type="float" office:value="146.621" calcext:value-type="float">
            <text:p>146.621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6.996" calcext:value-type="float">
            <text:p>146.99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7.396" calcext:value-type="float">
            <text:p>147.396</text:p>
          </table:table-cell>
          <table:table-cell office:value-type="float" office:value="2.33048984258202" calcext:value-type="float">
            <text:p>2.3304898426</text:p>
          </table:table-cell>
          <table:table-cell table:number-columns-repeated="8"/>
        </table:table-row>
        <table:table-row table:style-name="ro1">
          <table:table-cell office:value-type="float" office:value="147.746" calcext:value-type="float">
            <text:p>147.746</text:p>
          </table:table-cell>
          <table:table-cell office:value-type="float" office:value="2.33163692535933" calcext:value-type="float">
            <text:p>2.3316369254</text:p>
          </table:table-cell>
          <table:table-cell table:number-columns-repeated="8"/>
        </table:table-row>
        <table:table-row table:style-name="ro1">
          <table:table-cell office:value-type="float" office:value="148.048" calcext:value-type="float">
            <text:p>148.048</text:p>
          </table:table-cell>
          <table:table-cell office:value-type="float" office:value="2.33048984258202" calcext:value-type="float">
            <text:p>2.3304898426</text:p>
          </table:table-cell>
          <table:table-cell table:number-columns-repeated="8"/>
        </table:table-row>
        <table:table-row table:style-name="ro1">
          <table:table-cell office:value-type="float" office:value="148.402" calcext:value-type="float">
            <text:p>148.402</text:p>
          </table:table-cell>
          <table:table-cell office:value-type="float" office:value="2.07239621768573" calcext:value-type="float">
            <text:p>2.0723962177</text:p>
          </table:table-cell>
          <table:table-cell table:number-columns-repeated="8"/>
        </table:table-row>
        <table:table-row table:style-name="ro1">
          <table:table-cell office:value-type="float" office:value="148.854" calcext:value-type="float">
            <text:p>148.854</text:p>
          </table:table-cell>
          <table:table-cell office:value-type="float" office:value="2.16416283987108" calcext:value-type="float">
            <text:p>2.1641628399</text:p>
          </table:table-cell>
          <table:table-cell table:number-columns-repeated="8"/>
        </table:table-row>
        <table:table-row table:style-name="ro1">
          <table:table-cell office:value-type="float" office:value="149.204" calcext:value-type="float">
            <text:p>149.204</text:p>
          </table:table-cell>
          <table:table-cell office:value-type="float" office:value="1.85750937740171" calcext:value-type="float">
            <text:p>1.8575093774</text:p>
          </table:table-cell>
          <table:table-cell table:number-columns-repeated="8"/>
        </table:table-row>
        <table:table-row table:style-name="ro1">
          <table:table-cell office:value-type="float" office:value="149.505" calcext:value-type="float">
            <text:p>149.505</text:p>
          </table:table-cell>
          <table:table-cell office:value-type="float" office:value="1.72253597060409" calcext:value-type="float">
            <text:p>1.7225359706</text:p>
          </table:table-cell>
          <table:table-cell table:number-columns-repeated="8"/>
        </table:table-row>
        <table:table-row table:style-name="ro1">
          <table:table-cell office:value-type="float" office:value="149.81" calcext:value-type="float">
            <text:p>149.81</text:p>
          </table:table-cell>
          <table:table-cell office:value-type="float" office:value="1.59253325584153" calcext:value-type="float">
            <text:p>1.5925332558</text:p>
          </table:table-cell>
          <table:table-cell table:number-columns-repeated="8"/>
        </table:table-row>
        <table:table-row table:style-name="ro1">
          <table:table-cell office:value-type="float" office:value="150.16" calcext:value-type="float">
            <text:p>150.16</text:p>
          </table:table-cell>
          <table:table-cell office:value-type="float" office:value="0.742927278775543" calcext:value-type="float">
            <text:p>0.7429272788</text:p>
          </table:table-cell>
          <table:table-cell table:number-columns-repeated="8"/>
        </table:table-row>
        <table:table-row table:style-name="ro1">
          <table:table-cell office:value-type="float" office:value="150.51" calcext:value-type="float">
            <text:p>150.51</text:p>
          </table:table-cell>
          <table:table-cell office:value-type="float" office:value="0.742927278775543" calcext:value-type="float">
            <text:p>0.7429272788</text:p>
          </table:table-cell>
          <table:table-cell table:number-columns-repeated="8"/>
        </table:table-row>
        <table:table-row table:style-name="ro1">
          <table:table-cell office:value-type="float" office:value="150.86" calcext:value-type="float">
            <text:p>150.86</text:p>
          </table:table-cell>
          <table:table-cell office:value-type="float" office:value="0.744839083404402" calcext:value-type="float">
            <text:p>0.7448390834</text:p>
          </table:table-cell>
          <table:table-cell table:number-columns-repeated="8"/>
        </table:table-row>
        <table:table-row table:style-name="ro1">
          <table:table-cell office:value-type="float" office:value="151.235" calcext:value-type="float">
            <text:p>151.235</text:p>
          </table:table-cell>
          <table:table-cell office:value-type="float" office:value="0.745603805255929" calcext:value-type="float">
            <text:p>0.7456038053</text:p>
          </table:table-cell>
          <table:table-cell table:number-columns-repeated="8"/>
        </table:table-row>
        <table:table-row table:style-name="ro1">
          <table:table-cell office:value-type="float" office:value="151.585" calcext:value-type="float">
            <text:p>151.585</text:p>
          </table:table-cell>
          <table:table-cell office:value-type="float" office:value="0.75630991117756" calcext:value-type="float">
            <text:p>0.7563099112</text:p>
          </table:table-cell>
          <table:table-cell table:number-columns-repeated="8"/>
        </table:table-row>
        <table:table-row table:style-name="ro1">
          <table:table-cell office:value-type="float" office:value="151.935" calcext:value-type="float">
            <text:p>151.935</text:p>
          </table:table-cell>
          <table:table-cell office:value-type="float" office:value="0.75822171580642" calcext:value-type="float">
            <text:p>0.7582217158</text:p>
          </table:table-cell>
          <table:table-cell table:number-columns-repeated="8"/>
        </table:table-row>
        <table:table-row table:style-name="ro1">
          <table:table-cell office:value-type="float" office:value="152.235" calcext:value-type="float">
            <text:p>152.235</text:p>
          </table:table-cell>
          <table:table-cell office:value-type="float" office:value="0.758986437657968" calcext:value-type="float">
            <text:p>0.7589864377</text:p>
          </table:table-cell>
          <table:table-cell table:number-columns-repeated="8"/>
        </table:table-row>
        <table:table-row table:style-name="ro1">
          <table:table-cell office:value-type="float" office:value="152.635" calcext:value-type="float">
            <text:p>152.635</text:p>
          </table:table-cell>
          <table:table-cell office:value-type="float" office:value="0.757074633029108" calcext:value-type="float">
            <text:p>0.757074633</text:p>
          </table:table-cell>
          <table:table-cell table:number-columns-repeated="8"/>
        </table:table-row>
        <table:table-row table:style-name="ro1">
          <table:table-cell office:value-type="float" office:value="152.914" calcext:value-type="float">
            <text:p>152.914</text:p>
          </table:table-cell>
          <table:table-cell office:value-type="float" office:value="0.75822171580642" calcext:value-type="float">
            <text:p>0.7582217158</text:p>
          </table:table-cell>
          <table:table-cell table:number-columns-repeated="8"/>
        </table:table-row>
        <table:table-row table:style-name="ro1">
          <table:table-cell office:value-type="float" office:value="153.039" calcext:value-type="float">
            <text:p>153.039</text:p>
          </table:table-cell>
          <table:table-cell office:value-type="float" office:value="0.76013352043528" calcext:value-type="float">
            <text:p>0.7601335204</text:p>
          </table:table-cell>
          <table:table-cell table:number-columns-repeated="8"/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0.777339762095038" calcext:value-type="float">
            <text:p>0.7773397621</text:p>
          </table:table-cell>
          <table:table-cell table:number-columns-repeated="8"/>
        </table:table-row>
        <table:table-row table:style-name="ro1">
          <table:table-cell office:value-type="float" office:value="153.675" calcext:value-type="float">
            <text:p>153.675</text:p>
          </table:table-cell>
          <table:table-cell office:value-type="float" office:value="0.780016288575446" calcext:value-type="float">
            <text:p>0.7800162886</text:p>
          </table:table-cell>
          <table:table-cell table:number-columns-repeated="8"/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0.780016288575446" calcext:value-type="float">
            <text:p>0.7800162886</text:p>
          </table:table-cell>
          <table:table-cell table:number-columns-repeated="8"/>
        </table:table-row>
        <table:table-row table:style-name="ro1">
          <table:table-cell office:value-type="float" office:value="154.45" calcext:value-type="float">
            <text:p>154.45</text:p>
          </table:table-cell>
          <table:table-cell office:value-type="float" office:value="0.802193222270235" calcext:value-type="float">
            <text:p>0.8021932223</text:p>
          </table:table-cell>
          <table:table-cell table:number-columns-repeated="8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813664050043414" calcext:value-type="float">
            <text:p>0.81366405</text:p>
          </table:table-cell>
          <table:table-cell table:number-columns-repeated="8"/>
        </table:table-row>
        <table:table-row table:style-name="ro1">
          <table:table-cell office:value-type="float" office:value="155.15" calcext:value-type="float">
            <text:p>155.15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0.815575854672274" calcext:value-type="float">
            <text:p>0.8155758547</text:p>
          </table:table-cell>
          <table:table-cell table:number-columns-repeated="8"/>
        </table:table-row>
        <table:table-row table:style-name="ro1">
          <table:table-cell office:value-type="float" office:value="156.55" calcext:value-type="float">
            <text:p>156.55</text:p>
          </table:table-cell>
          <table:table-cell office:value-type="float" office:value="0.815575854672274" calcext:value-type="float">
            <text:p>0.8155758547</text:p>
          </table:table-cell>
          <table:table-cell table:number-columns-repeated="8"/>
        </table:table-row>
        <table:table-row table:style-name="ro1">
          <table:table-cell office:value-type="float" office:value="156.85" calcext:value-type="float">
            <text:p>156.85</text:p>
          </table:table-cell>
          <table:table-cell office:value-type="float" office:value="0.572776666806862" calcext:value-type="float">
            <text:p>0.5727766668</text:p>
          </table:table-cell>
          <table:table-cell table:number-columns-repeated="8"/>
        </table:table-row>
        <table:table-row table:style-name="ro1">
          <table:table-cell office:value-type="float" office:value="156.85" calcext:value-type="float">
            <text:p>156.85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7.533" calcext:value-type="float">
            <text:p>157.53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7.833" calcext:value-type="float">
            <text:p>157.83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223" calcext:value-type="float">
            <text:p>158.22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612" calcext:value-type="float">
            <text:p>158.612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966" calcext:value-type="float">
            <text:p>158.9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266" calcext:value-type="float">
            <text:p>159.2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566" calcext:value-type="float">
            <text:p>159.5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879" calcext:value-type="float">
            <text:p>159.879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093" calcext:value-type="float">
            <text:p>160.09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283" calcext:value-type="float">
            <text:p>160.28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283" calcext:value-type="float">
            <text:p>160.28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739" calcext:value-type="float">
            <text:p>160.739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0.953" calcext:value-type="float">
            <text:p>160.953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08" calcext:value-type="float">
            <text:p>161.08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294" calcext:value-type="float">
            <text:p>161.294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519" calcext:value-type="float">
            <text:p>161.519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73" calcext:value-type="float">
            <text:p>161.7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1.981" calcext:value-type="float">
            <text:p>161.981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224" calcext:value-type="float">
            <text:p>162.224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549" calcext:value-type="float">
            <text:p>162.5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949" calcext:value-type="float">
            <text:p>162.9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249" calcext:value-type="float">
            <text:p>163.2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499" calcext:value-type="float">
            <text:p>163.49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76" calcext:value-type="float">
            <text:p>163.76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996" calcext:value-type="float">
            <text:p>163.996</text:p>
          </table:table-cell>
          <table:table-cell office:value-type="float" office:value="0.402626054838203" calcext:value-type="float">
            <text:p>0.4026260548</text:p>
          </table:table-cell>
          <table:table-cell table:number-columns-repeated="8"/>
        </table:table-row>
        <table:table-row table:style-name="ro1">
          <table:table-cell office:value-type="float" office:value="164.242" calcext:value-type="float">
            <text:p>164.242</text:p>
          </table:table-cell>
          <table:table-cell office:value-type="float" office:value="0.402626054838203" calcext:value-type="float">
            <text:p>0.4026260548</text:p>
          </table:table-cell>
          <table:table-cell table:number-columns-repeated="8"/>
        </table:table-row>
        <table:table-row table:style-name="ro1">
          <table:table-cell office:value-type="float" office:value="164.479" calcext:value-type="float">
            <text:p>164.47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4.67" calcext:value-type="float">
            <text:p>164.67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4.949" calcext:value-type="float">
            <text:p>164.949</text:p>
          </table:table-cell>
          <table:table-cell office:value-type="float" office:value="0.227504750834513" calcext:value-type="float">
            <text:p>0.2275047508</text:p>
          </table:table-cell>
          <table:table-cell table:number-columns-repeated="8"/>
        </table:table-row>
        <table:table-row table:style-name="ro1">
          <table:table-cell office:value-type="float" office:value="165.279" calcext:value-type="float">
            <text:p>165.279</text:p>
          </table:table-cell>
          <table:table-cell office:value-type="float" office:value="0.229416555463373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65.555" calcext:value-type="float">
            <text:p>165.555</text:p>
          </table:table-cell>
          <table:table-cell office:value-type="float" office:value="0.233240164721092" calcext:value-type="float">
            <text:p>0.2332401647</text:p>
          </table:table-cell>
          <table:table-cell table:number-columns-repeated="8"/>
        </table:table-row>
        <table:table-row table:style-name="ro1">
          <table:table-cell office:value-type="float" office:value="165.905" calcext:value-type="float">
            <text:p>165.90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155" calcext:value-type="float">
            <text:p>166.1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155" calcext:value-type="float">
            <text:p>166.1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755" calcext:value-type="float">
            <text:p>166.7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7.305" calcext:value-type="float">
            <text:p>167.305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7.655" calcext:value-type="float">
            <text:p>167.655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7.959" calcext:value-type="float">
            <text:p>167.959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8.313" calcext:value-type="float">
            <text:p>168.313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8.579" calcext:value-type="float">
            <text:p>168.579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8.706" calcext:value-type="float">
            <text:p>168.706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078" calcext:value-type="float">
            <text:p>169.07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418" calcext:value-type="float">
            <text:p>169.41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668" calcext:value-type="float">
            <text:p>169.66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021" calcext:value-type="float">
            <text:p>170.021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358" calcext:value-type="float">
            <text:p>170.3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662" calcext:value-type="float">
            <text:p>170.662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158" calcext:value-type="float">
            <text:p>171.1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158" calcext:value-type="float">
            <text:p>171.1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778" calcext:value-type="float">
            <text:p>171.77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2.058" calcext:value-type="float">
            <text:p>172.0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2.85" calcext:value-type="float">
            <text:p>172.85</text:p>
          </table:table-cell>
          <table:table-cell office:value-type="float" office:value="0.199974764178908" calcext:value-type="float">
            <text:p>0.1999747642</text:p>
          </table:table-cell>
          <table:table-cell table:number-columns-repeated="8"/>
        </table:table-row>
        <table:table-row table:style-name="ro1">
          <table:table-cell office:value-type="float" office:value="173.225" calcext:value-type="float">
            <text:p>173.225</text:p>
          </table:table-cell>
          <table:table-cell office:value-type="float" office:value="0.198062959550049" calcext:value-type="float">
            <text:p>0.1980629596</text:p>
          </table:table-cell>
          <table:table-cell table:number-columns-repeated="8"/>
        </table:table-row>
        <table:table-row table:style-name="ro1">
          <table:table-cell office:value-type="float" office:value="173.471" calcext:value-type="float">
            <text:p>173.471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3.826" calcext:value-type="float">
            <text:p>173.826</text:p>
          </table:table-cell>
          <table:table-cell office:value-type="float" office:value="0.196915876772737" calcext:value-type="float">
            <text:p>0.1969158768</text:p>
          </table:table-cell>
          <table:table-cell table:number-columns-repeated="8"/>
        </table:table-row>
        <table:table-row table:style-name="ro1">
          <table:table-cell office:value-type="float" office:value="174.327" calcext:value-type="float">
            <text:p>174.3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4.927" calcext:value-type="float">
            <text:p>174.9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5.427" calcext:value-type="float">
            <text:p>175.4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5.852" calcext:value-type="float">
            <text:p>175.852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6.122" calcext:value-type="float">
            <text:p>176.122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6.122" calcext:value-type="float">
            <text:p>176.122</text:p>
          </table:table-cell>
          <table:table-cell office:value-type="float" office:value="0.00382360925771926" calcext:value-type="float">
            <text:p>0.0038236093</text:p>
          </table:table-cell>
          <table:table-cell table:number-columns-repeated="8"/>
        </table:table-row>
        <table:table-row table:style-name="ro1">
          <table:table-cell office:value-type="float" office:value="176.734" calcext:value-type="float">
            <text:p>176.734</text:p>
          </table:table-cell>
          <table:table-cell office:value-type="float" office:value="0.114708277731686" calcext:value-type="float">
            <text:p>0.1147082777</text:p>
          </table:table-cell>
          <table:table-cell table:number-columns-repeated="8"/>
        </table:table-row>
        <table:table-row table:style-name="ro1">
          <table:table-cell office:value-type="float" office:value="177.039" calcext:value-type="float">
            <text:p>177.039</text:p>
          </table:table-cell>
          <table:table-cell office:value-type="float" office:value="0.115855360508998" calcext:value-type="float">
            <text:p>0.1158553605</text:p>
          </table:table-cell>
          <table:table-cell table:number-columns-repeated="8"/>
        </table:table-row>
        <table:table-row table:style-name="ro1">
          <table:table-cell office:value-type="float" office:value="177.414" calcext:value-type="float">
            <text:p>177.414</text:p>
          </table:table-cell>
          <table:table-cell office:value-type="float" office:value="0.114708277731686" calcext:value-type="float">
            <text:p>0.1147082777</text:p>
          </table:table-cell>
          <table:table-cell table:number-columns-repeated="8"/>
        </table:table-row>
        <table:table-row table:style-name="ro1">
          <table:table-cell office:value-type="float" office:value="177.714" calcext:value-type="float">
            <text:p>177.714</text:p>
          </table:table-cell>
          <table:table-cell office:value-type="float" office:value="0.110884668473967" calcext:value-type="float">
            <text:p>0.1108846685</text:p>
          </table:table-cell>
          <table:table-cell table:number-columns-repeated="8"/>
        </table:table-row>
        <table:table-row table:style-name="ro1">
          <table:table-cell office:value-type="float" office:value="178.114" calcext:value-type="float">
            <text:p>178.114</text:p>
          </table:table-cell>
          <table:table-cell office:value-type="float" office:value="0.0370890097999029" calcext:value-type="float">
            <text:p>0.0370890098</text:p>
          </table:table-cell>
          <table:table-cell table:number-columns-repeated="8"/>
        </table:table-row>
        <table:table-row table:style-name="ro1">
          <table:table-cell office:value-type="float" office:value="178.464" calcext:value-type="float">
            <text:p>178.464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8.714" calcext:value-type="float">
            <text:p>178.714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9.239" calcext:value-type="float">
            <text:p>179.239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9.651" calcext:value-type="float">
            <text:p>179.651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151" calcext:value-type="float">
            <text:p>180.151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382" calcext:value-type="float">
            <text:p>180.38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732" calcext:value-type="float">
            <text:p>180.73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932" calcext:value-type="float">
            <text:p>180.93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1.282" calcext:value-type="float">
            <text:p>181.28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432" calcext:value-type="float">
            <text:p>181.43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782" calcext:value-type="float">
            <text:p>181.78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782" calcext:value-type="float">
            <text:p>181.782</text:p>
          </table:table-cell>
          <table:table-cell office:value-type="float" office:value="0.327683313386827" calcext:value-type="float">
            <text:p>0.3276833134</text:p>
          </table:table-cell>
          <table:table-cell table:number-columns-repeated="8"/>
        </table:table-row>
        <table:table-row table:style-name="ro1">
          <table:table-cell office:value-type="float" office:value="182.133" calcext:value-type="float">
            <text:p>182.133</text:p>
          </table:table-cell>
          <table:table-cell office:value-type="float" office:value="0.327683313386827" calcext:value-type="float">
            <text:p>0.3276833134</text:p>
          </table:table-cell>
          <table:table-cell table:number-columns-repeated="8"/>
        </table:table-row>
        <table:table-row table:style-name="ro1">
          <table:table-cell office:value-type="float" office:value="182.813" calcext:value-type="float">
            <text:p>182.813</text:p>
          </table:table-cell>
          <table:table-cell office:value-type="float" office:value="0.795310725606323" calcext:value-type="float">
            <text:p>0.7953107256</text:p>
          </table:table-cell>
          <table:table-cell table:number-columns-repeated="8"/>
        </table:table-row>
        <table:table-row table:style-name="ro1">
          <table:table-cell office:value-type="float" office:value="183.117" calcext:value-type="float">
            <text:p>183.117</text:p>
          </table:table-cell>
          <table:table-cell office:value-type="float" office:value="0.794163642829011" calcext:value-type="float">
            <text:p>0.7941636428</text:p>
          </table:table-cell>
          <table:table-cell table:number-columns-repeated="8"/>
        </table:table-row>
        <table:table-row table:style-name="ro1">
          <table:table-cell office:value-type="float" office:value="183.367" calcext:value-type="float">
            <text:p>183.367</text:p>
          </table:table-cell>
          <table:table-cell office:value-type="float" office:value="0.96813786405539" calcext:value-type="float">
            <text:p>0.9681378641</text:p>
          </table:table-cell>
          <table:table-cell table:number-columns-repeated="8"/>
        </table:table-row>
        <table:table-row table:style-name="ro1">
          <table:table-cell office:value-type="float" office:value="183.806" calcext:value-type="float">
            <text:p>183.806</text:p>
          </table:table-cell>
          <table:table-cell office:value-type="float" office:value="0.0573541388658323" calcext:value-type="float">
            <text:p>0.0573541389</text:p>
          </table:table-cell>
          <table:table-cell table:number-columns-repeated="8"/>
        </table:table-row>
        <table:table-row table:style-name="ro1">
          <table:table-cell office:value-type="float" office:value="184.187" calcext:value-type="float">
            <text:p>184.187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378" calcext:value-type="float">
            <text:p>184.378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731" calcext:value-type="float">
            <text:p>184.731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731" calcext:value-type="float">
            <text:p>184.731</text:p>
          </table:table-cell>
          <table:table-cell office:value-type="float" office:value="0.059265943494692" calcext:value-type="float">
            <text:p>0.0592659435</text:p>
          </table:table-cell>
          <table:table-cell table:number-columns-repeated="8"/>
        </table:table-row>
        <table:table-row table:style-name="ro1">
          <table:table-cell office:value-type="float" office:value="185.335" calcext:value-type="float">
            <text:p>185.335</text:p>
          </table:table-cell>
          <table:table-cell office:value-type="float" office:value="0.0581188607173805" calcext:value-type="float">
            <text:p>0.0581188607</text:p>
          </table:table-cell>
          <table:table-cell table:number-columns-repeated="8"/>
        </table:table-row>
        <table:table-row table:style-name="ro1">
          <table:table-cell office:value-type="float" office:value="185.61" calcext:value-type="float">
            <text:p>185.61</text:p>
          </table:table-cell>
          <table:table-cell office:value-type="float" office:value="0.0573541388658323" calcext:value-type="float">
            <text:p>0.0573541389</text:p>
          </table:table-cell>
          <table:table-cell table:number-columns-repeated="8"/>
        </table:table-row>
        <table:table-row table:style-name="ro1">
          <table:table-cell office:value-type="float" office:value="185.61" calcext:value-type="float">
            <text:p>185.61</text:p>
          </table:table-cell>
          <table:table-cell office:value-type="float" office:value="0.229416555463351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86.36" calcext:value-type="float">
            <text:p>186.36</text:p>
          </table:table-cell>
          <table:table-cell office:value-type="float" office:value="0.229416555463351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86.71" calcext:value-type="float">
            <text:p>186.71</text:p>
          </table:table-cell>
          <table:table-cell office:value-type="float" office:value="0.208386704545873" calcext:value-type="float">
            <text:p>0.2083867045</text:p>
          </table:table-cell>
          <table:table-cell table:number-columns-repeated="8"/>
        </table:table-row>
        <table:table-row table:style-name="ro1">
          <table:table-cell office:value-type="float" office:value="187.012" calcext:value-type="float">
            <text:p>187.012</text:p>
          </table:table-cell>
          <table:table-cell office:value-type="float" office:value="0.206474899917014" calcext:value-type="float">
            <text:p>0.2064748999</text:p>
          </table:table-cell>
          <table:table-cell table:number-columns-repeated="8"/>
        </table:table-row>
        <table:table-row table:style-name="ro1">
          <table:table-cell office:value-type="float" office:value="187.012" calcext:value-type="float">
            <text:p>187.012</text:p>
          </table:table-cell>
          <table:table-cell office:value-type="float" office:value="0.204563095288154" calcext:value-type="float">
            <text:p>0.2045630953</text:p>
          </table:table-cell>
          <table:table-cell table:number-columns-repeated="8"/>
        </table:table-row>
        <table:table-row table:style-name="ro1">
          <table:table-cell office:value-type="float" office:value="187.312" calcext:value-type="float">
            <text:p>187.312</text:p>
          </table:table-cell>
          <table:table-cell office:value-type="float" office:value="0.0764721851544503" calcext:value-type="float">
            <text:p>0.0764721852</text:p>
          </table:table-cell>
          <table:table-cell table:number-columns-repeated="8"/>
        </table:table-row>
        <table:table-row table:style-name="ro1">
          <table:table-cell office:value-type="float" office:value="188.092" calcext:value-type="float">
            <text:p>188.092</text:p>
          </table:table-cell>
          <table:table-cell office:value-type="float" office:value="0.0726485758967311" calcext:value-type="float">
            <text:p>0.0726485759</text:p>
          </table:table-cell>
          <table:table-cell table:number-columns-repeated="8"/>
        </table:table-row>
        <table:table-row table:style-name="ro1">
          <table:table-cell office:value-type="float" office:value="188.338" calcext:value-type="float">
            <text:p>188.338</text:p>
          </table:table-cell>
          <table:table-cell office:value-type="float" office:value="0.046648032944201" calcext:value-type="float">
            <text:p>0.0466480329</text:p>
          </table:table-cell>
          <table:table-cell table:number-columns-repeated="8"/>
        </table:table-row>
        <table:table-row table:style-name="ro1">
          <table:table-cell office:value-type="float" office:value="188.727" calcext:value-type="float">
            <text:p>188.727</text:p>
          </table:table-cell>
          <table:table-cell office:value-type="float" office:value="0.0477951157215342" calcext:value-type="float">
            <text:p>0.0477951157</text:p>
          </table:table-cell>
          <table:table-cell table:number-columns-repeated="8"/>
        </table:table-row>
        <table:table-row table:style-name="ro1">
          <table:table-cell office:value-type="float" office:value="188.827" calcext:value-type="float">
            <text:p>188.827</text:p>
          </table:table-cell>
          <table:table-cell office:value-type="float" office:value="0.0477951157215342" calcext:value-type="float">
            <text:p>0.0477951157</text:p>
          </table:table-cell>
          <table:table-cell table:number-columns-repeated="8"/>
        </table:table-row>
        <table:table-row table:style-name="ro1">
          <table:table-cell office:value-type="float" office:value="189.093" calcext:value-type="float">
            <text:p>189.093</text:p>
          </table:table-cell>
          <table:table-cell office:value-type="float" office:value="0.0485598375730824" calcext:value-type="float">
            <text:p>0.0485598376</text:p>
          </table:table-cell>
          <table:table-cell table:number-columns-repeated="8"/>
        </table:table-row>
        <table:table-row table:style-name="ro1">
          <table:table-cell office:value-type="float" office:value="189.377" calcext:value-type="float">
            <text:p>189.37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89.537" calcext:value-type="float">
            <text:p>189.53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89.717" calcext:value-type="float">
            <text:p>189.71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90.03" calcext:value-type="float">
            <text:p>190.03</text:p>
          </table:table-cell>
          <table:table-cell office:value-type="float" office:value="0.100178562552336" calcext:value-type="float">
            <text:p>0.1001785626</text:p>
          </table:table-cell>
          <table:table-cell table:number-columns-repeated="8"/>
        </table:table-row>
        <table:table-row table:style-name="ro1">
          <table:table-cell office:value-type="float" office:value="190.53" calcext:value-type="float">
            <text:p>190.53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0.94" calcext:value-type="float">
            <text:p>190.94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1.065" calcext:value-type="float">
            <text:p>191.065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1.313" calcext:value-type="float">
            <text:p>191.313</text:p>
          </table:table-cell>
          <table:table-cell office:value-type="float" office:value="0.102090367181195" calcext:value-type="float">
            <text:p>0.1020903672</text:p>
          </table:table-cell>
          <table:table-cell table:number-columns-repeated="8"/>
        </table:table-row>
        <table:table-row table:style-name="ro1">
          <table:table-cell office:value-type="float" office:value="191.646" calcext:value-type="float">
            <text:p>191.646</text:p>
          </table:table-cell>
          <table:table-cell office:value-type="float" office:value="0.103237449958507" calcext:value-type="float">
            <text:p>0.10323745</text:p>
          </table:table-cell>
          <table:table-cell table:number-columns-repeated="8"/>
        </table:table-row>
        <table:table-row table:style-name="ro1">
          <table:table-cell office:value-type="float" office:value="191.948" calcext:value-type="float">
            <text:p>191.948</text:p>
          </table:table-cell>
          <table:table-cell office:value-type="float" office:value="0.103237449958507" calcext:value-type="float">
            <text:p>0.10323745</text:p>
          </table:table-cell>
          <table:table-cell table:number-columns-repeated="8"/>
        </table:table-row>
        <table:table-row table:style-name="ro1">
          <table:table-cell office:value-type="float" office:value="192.073" calcext:value-type="float">
            <text:p>192.073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152" calcext:value-type="float">
            <text:p>192.152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461" calcext:value-type="float">
            <text:p>192.461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661" calcext:value-type="float">
            <text:p>192.661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961" calcext:value-type="float">
            <text:p>192.96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3.311" calcext:value-type="float">
            <text:p>193.31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3.311" calcext:value-type="float">
            <text:p>193.31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4.015" calcext:value-type="float">
            <text:p>194.015</text:p>
          </table:table-cell>
          <table:table-cell office:value-type="float" office:value="0.105913976438915" calcext:value-type="float">
            <text:p>0.1059139764</text:p>
          </table:table-cell>
          <table:table-cell table:number-columns-repeated="8"/>
        </table:table-row>
        <table:table-row table:style-name="ro1">
          <table:table-cell office:value-type="float" office:value="194.015" calcext:value-type="float">
            <text:p>194.015</text:p>
          </table:table-cell>
          <table:table-cell office:value-type="float" office:value="0.107061059216226" calcext:value-type="float">
            <text:p>0.1070610592</text:p>
          </table:table-cell>
          <table:table-cell table:number-columns-repeated="8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0.107061059216226" calcext:value-type="float">
            <text:p>0.1070610592</text:p>
          </table:table-cell>
          <table:table-cell table:number-columns-repeated="8"/>
        </table:table-row>
        <table:table-row table:style-name="ro1">
          <table:table-cell office:value-type="float" office:value="194.909" calcext:value-type="float">
            <text:p>194.909</text:p>
          </table:table-cell>
          <table:table-cell office:value-type="float" office:value="0.107825781067774" calcext:value-type="float">
            <text:p>0.1078257811</text:p>
          </table:table-cell>
          <table:table-cell table:number-columns-repeated="8"/>
        </table:table-row>
        <table:table-row table:style-name="ro1">
          <table:table-cell office:value-type="float" office:value="195.235" calcext:value-type="float">
            <text:p>195.235</text:p>
          </table:table-cell>
          <table:table-cell office:value-type="float" office:value="0.107825781067774" calcext:value-type="float">
            <text:p>0.1078257811</text:p>
          </table:table-cell>
          <table:table-cell table:number-columns-repeated="8"/>
        </table:table-row>
        <table:table-row table:style-name="ro1">
          <table:table-cell office:value-type="float" office:value="195.544" calcext:value-type="float">
            <text:p>195.544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5.87" calcext:value-type="float">
            <text:p>195.8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07" calcext:value-type="float">
            <text:p>196.0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07" calcext:value-type="float">
            <text:p>196.0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62" calcext:value-type="float">
            <text:p>196.62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99" calcext:value-type="float">
            <text:p>196.99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314" calcext:value-type="float">
            <text:p>197.314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615" calcext:value-type="float">
            <text:p>197.6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915" calcext:value-type="float">
            <text:p>197.9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215" calcext:value-type="float">
            <text:p>198.2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465" calcext:value-type="float">
            <text:p>198.4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765" calcext:value-type="float">
            <text:p>198.7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765" calcext:value-type="float">
            <text:p>198.7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9.423" calcext:value-type="float">
            <text:p>199.423</text:p>
          </table:table-cell>
          <table:table-cell office:value-type="float" office:value="0.00382360925771926" calcext:value-type="float">
            <text:p>0.0038236093</text:p>
          </table:table-cell>
          <table:table-cell table:number-columns-repeated="8"/>
        </table:table-row>
        <table:table-row table:style-name="ro1">
          <table:table-cell office:value-type="float" office:value="199.746" calcext:value-type="float">
            <text:p>199.746</text:p>
          </table:table-cell>
          <table:table-cell office:value-type="float" office:value="0.0650013573812926" calcext:value-type="float">
            <text:p>0.0650013574</text:p>
          </table:table-cell>
          <table:table-cell table:number-columns-repeated="8"/>
        </table:table-row>
        <table:table-row table:style-name="ro1">
          <table:table-cell office:value-type="float" office:value="200.278" calcext:value-type="float">
            <text:p>200.2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078" calcext:value-type="float">
            <text:p>201.0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578" calcext:value-type="float">
            <text:p>201.5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972" calcext:value-type="float">
            <text:p>201.972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2.344" calcext:value-type="float">
            <text:p>202.344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3.144" calcext:value-type="float">
            <text:p>203.144</text:p>
          </table:table-cell>
          <table:table-cell office:value-type="float" office:value="0.00114708277733316" calcext:value-type="float">
            <text:p>0.0011470828</text:p>
          </table:table-cell>
          <table:table-cell table:number-columns-repeated="8"/>
        </table:table-row>
        <table:table-row table:style-name="ro1">
          <table:table-cell office:value-type="float" office:value="203.744" calcext:value-type="float">
            <text:p>203.744</text:p>
          </table:table-cell>
          <table:table-cell office:value-type="float" office:value="0.00114708277733316" calcext:value-type="float">
            <text:p>0.0011470828</text:p>
          </table:table-cell>
          <table:table-cell table:number-columns-repeated="8"/>
        </table:table-row>
        <table:table-row table:style-name="ro1">
          <table:table-cell office:value-type="float" office:value="203.944" calcext:value-type="float">
            <text:p>203.9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4.284" calcext:value-type="float">
            <text:p>204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4.284" calcext:value-type="float">
            <text:p>204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9:08:05.045983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2:55.920176641</meta:creation-date>
    <dc:date>2016-11-11T19:09:03.079326286</dc:date>
    <meta:editing-duration>PT1H7M11S</meta:editing-duration>
    <meta:editing-cycles>6</meta:editing-cycles>
    <meta:generator>LibreOffice/4.2.8.2$Linux_X86_64 LibreOffice_project/420m0$Build-2</meta:generator>
    <meta:document-statistic meta:table-count="1" meta:cell-count="4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ott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dash" draw:stroke-dash="Fine_20_Dotte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34cm" svg:y="0.316cm" chart:style-name="ch2">
          <text:p>Area Coverage</text:p>
        </chart:title>
        <chart:legend svg:x="10.508cm" svg:y="1.301cm" style:legend-expansion="custom" chartooo:width="4.891cm" chartooo:height="2.092cm" style:legend-expansion-aspect-ratio="2.33795411089866" chart:style-name="ch3"/>
        <chart:plot-area chart:style-name="ch4" table:cell-range-address="Sheet1.D3:Sheet1.D473 Sheet1.A3:Sheet1.B676 Sheet1.A1:Sheet1.A1 Sheet1.E1:Sheet1.E1 Sheet1.F3:Sheet1.F401 Sheet1.C1:Sheet1.C1 Sheet1.I1:Sheet1.I1 Sheet1.J3:Sheet1.J253" chart:data-source-has-labels="both" svg:x="1.33cm" svg:y="1.301cm" svg:width="14.349cm" svg:height="6.543cm">
          <chartooo:coordinate-region svg:x="2.137cm" svg:y="1.5cm" svg:width="13.262cm" svg:height="5.697cm"/>
          <chart:axis chart:dimension="x" chart:name="primary-x" chart:style-name="ch5" chartooo:axis-type="auto">
            <chart:title svg:x="7.534cm" svg:y="8.024cm" chart:style-name="ch6">
              <text:p>Distance (m)</text:p>
            </chart:title>
            <chart:categories table:cell-range-address="Sheet1.D3:Sheet1.D473"/>
          </chart:axis>
          <chart:axis chart:dimension="y" chart:name="primary-y" chart:style-name="ch7">
            <chart:title svg:x="0.451cm" svg:y="6.084cm" chart:style-name="ch8">
              <text:p>Remaining Area (%)</text:p>
            </chart:title>
            <chart:grid chart:style-name="ch9" chart:class="major"/>
          </chart:axis>
          <chart:series chart:style-name="ch10" chart:values-cell-range-address="Sheet1.B3:Sheet1.B676" chart:label-cell-address="Sheet1.A1:Sheet1.A1" chart:class="chart:scatter">
            <chart:domain table:cell-range-address="Sheet1.A3:Sheet1.A676"/>
            <chart:data-point chart:repeated="674"/>
          </chart:series>
          <chart:series chart:style-name="ch11" chart:values-cell-range-address="Sheet1.F3:Sheet1.F401" chart:label-cell-address="Sheet1.E1:Sheet1.E1" chart:class="chart:scatter">
            <chart:domain table:cell-range-address="Sheet1.E3:Sheet1.E676"/>
            <chart:data-point chart:repeated="674"/>
          </chart:series>
          <chart:series chart:style-name="ch12" chart:values-cell-range-address="Sheet1.D3:Sheet1.D473" chart:label-cell-address="Sheet1.C1:Sheet1.C1" chart:class="chart:scatter">
            <chart:domain table:cell-range-address="Sheet1.C3:Sheet1.C676"/>
            <chart:data-point chart:repeated="674"/>
          </chart:series>
          <chart:series chart:style-name="ch13" chart:values-cell-range-address="Sheet1.J3:Sheet1.J253" chart:label-cell-address="Sheet1.I1:Sheet1.I1" chart:class="chart:scatter">
            <chart:domain table:cell-range-address="Sheet1.I3:Sheet1.I676"/>
            <chart:data-point chart:repeated="67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ry's Path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roposed Algorithm</text:p>
                <draw:g>
                  <svg:desc>Sheet1.E1:Sheet1.E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PP Path</text:p>
                <draw:g>
                  <svg:desc>Sheet1.C1:Sheet1.C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TSP Path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3:Sheet1.D473</svg:desc>
                </draw:g>
              </table:table-cell>
              <table:table-cell office:value-type="float" office:value="0">
                <text:p>0</text:p>
                <draw:g>
                  <svg:desc>Sheet1.A3:Sheet1.A676</svg:desc>
                </draw:g>
              </table:table-cell>
              <table:table-cell office:value-type="float" office:value="100">
                <text:p>100</text:p>
                <draw:g>
                  <svg:desc>Sheet1.B3:Sheet1.B676</svg:desc>
                </draw:g>
              </table:table-cell>
              <table:table-cell office:value-type="float" office:value="0">
                <text:p>0</text:p>
                <draw:g>
                  <svg:desc>Sheet1.E3:Sheet1.E676</svg:desc>
                </draw:g>
              </table:table-cell>
              <table:table-cell office:value-type="float" office:value="100">
                <text:p>100</text:p>
                <draw:g>
                  <svg:desc>Sheet1.F3:Sheet1.F401</svg:desc>
                </draw:g>
              </table:table-cell>
              <table:table-cell office:value-type="float" office:value="0">
                <text:p>0</text:p>
                <draw:g>
                  <svg:desc>Sheet1.C3:Sheet1.C676</svg:desc>
                </draw:g>
              </table:table-cell>
              <table:table-cell office:value-type="float" office:value="100">
                <text:p>100</text:p>
                <draw:g>
                  <svg:desc>Sheet1.D3:Sheet1.D473</svg:desc>
                </draw:g>
              </table:table-cell>
              <table:table-cell office:value-type="float" office:value="0">
                <text:p>0</text:p>
                <draw:g>
                  <svg:desc>Sheet1.I3:Sheet1.I676</svg:desc>
                </draw:g>
              </table:table-cell>
              <table:table-cell office:value-type="float" office:value="100">
                <text:p>100</text:p>
                <draw:g>
                  <svg:desc>Sheet1.J3:Sheet1.J253</svg:desc>
                </draw:g>
              </table:table-cell>
            </table:table-row>
            <table:table-row>
              <table:table-cell office:value-type="float" office:value="96.7643958992047">
                <text:p>100</text:p>
              </table:table-cell>
              <table:table-cell office:value-type="float" office:value="0.457003">
                <text:p>0.457003</text:p>
              </table:table-cell>
              <table:table-cell office:value-type="float" office:value="94.9776892399812">
                <text:p>94.9776892399812</text:p>
              </table:table-cell>
              <table:table-cell office:value-type="float" office:value="0.550001">
                <text:p>0.550001</text:p>
              </table:table-cell>
              <table:table-cell office:value-type="float" office:value="96.7843699041407">
                <text:p>96.7843699041407</text:p>
              </table:table-cell>
              <table:table-cell office:value-type="float" office:value="0.525">
                <text:p>0.525</text:p>
              </table:table-cell>
              <table:table-cell office:value-type="float" office:value="96.7643958992047">
                <text:p>96.7643958992047</text:p>
              </table:table-cell>
              <table:table-cell office:value-type="float" office:value="0.475">
                <text:p>0.475</text:p>
              </table:table-cell>
              <table:table-cell office:value-type="float" office:value="96.7349014572569">
                <text:p>96.7349014572569</text:p>
              </table:table-cell>
            </table:table-row>
            <table:table-row>
              <table:table-cell office:value-type="float" office:value="96.7653540289355">
                <text:p>100</text:p>
              </table:table-cell>
              <table:table-cell office:value-type="float" office:value="0.670603">
                <text:p>0.670603</text:p>
              </table:table-cell>
              <table:table-cell office:value-type="float" office:value="94.4519429670443">
                <text:p>94.4519429670443</text:p>
              </table:table-cell>
              <table:table-cell office:value-type="float" office:value="0.75">
                <text:p>0.75</text:p>
              </table:table-cell>
              <table:table-cell office:value-type="float" office:value="94.8508008595334">
                <text:p>94.8508008595334</text:p>
              </table:table-cell>
              <table:table-cell office:value-type="float" office:value="0.85">
                <text:p>0.85</text:p>
              </table:table-cell>
              <table:table-cell office:value-type="float" office:value="96.7653540289355">
                <text:p>96.7653540289355</text:p>
              </table:table-cell>
              <table:table-cell office:value-type="float" office:value="0.875">
                <text:p>0.875</text:p>
              </table:table-cell>
              <table:table-cell office:value-type="float" office:value="96.7358683209059">
                <text:p>96.7358683209059</text:p>
              </table:table-cell>
            </table:table-row>
            <table:table-row>
              <table:table-cell office:value-type="float" office:value="96.7653540289355">
                <text:p>100</text:p>
              </table:table-cell>
              <table:table-cell office:value-type="float" office:value="0.916824">
                <text:p>0.916824</text:p>
              </table:table-cell>
              <table:table-cell office:value-type="float" office:value="94.4834877434205">
                <text:p>94.4834877434205</text:p>
              </table:table-cell>
              <table:table-cell office:value-type="float" office:value="1.025">
                <text:p>1.025</text:p>
              </table:table-cell>
              <table:table-cell office:value-type="float" office:value="94.4231296767606">
                <text:p>94.4231296767606</text:p>
              </table:table-cell>
              <table:table-cell office:value-type="float" office:value="1.15">
                <text:p>1.15</text:p>
              </table:table-cell>
              <table:table-cell office:value-type="float" office:value="96.7653540289355">
                <text:p>96.7653540289355</text:p>
              </table:table-cell>
              <table:table-cell office:value-type="float" office:value="1.225">
                <text:p>1.2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float" office:value="96.7653540289355">
                <text:p>100</text:p>
              </table:table-cell>
              <table:table-cell office:value-type="float" office:value="1.16305">
                <text:p>1.16305</text:p>
              </table:table-cell>
              <table:table-cell office:value-type="float" office:value="94.5427536869152">
                <text:p>94.5427536869152</text:p>
              </table:table-cell>
              <table:table-cell office:value-type="float" office:value="1.24861">
                <text:p>1.24861</text:p>
              </table:table-cell>
              <table:table-cell office:value-type="float" office:value="94.4374171327552">
                <text:p>94.4374171327552</text:p>
              </table:table-cell>
              <table:table-cell office:value-type="float" office:value="1.41926">
                <text:p>1.41926</text:p>
              </table:table-cell>
              <table:table-cell office:value-type="float" office:value="96.7653540289355">
                <text:p>96.7653540289355</text:p>
              </table:table-cell>
              <table:table-cell office:value-type="float" office:value="1.47625">
                <text:p>1.476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float" office:value="96.6264252179745">
                <text:p>100</text:p>
              </table:table-cell>
              <table:table-cell office:value-type="float" office:value="1.44255">
                <text:p>1.44255</text:p>
              </table:table-cell>
              <table:table-cell office:value-type="float" office:value="94.1154653523647">
                <text:p>94.1154653523647</text:p>
              </table:table-cell>
              <table:table-cell office:value-type="float" office:value="1.55068">
                <text:p>1.55068</text:p>
              </table:table-cell>
              <table:table-cell office:value-type="float" office:value="94.3126400170688">
                <text:p>94.3126400170688</text:p>
              </table:table-cell>
              <table:table-cell office:value-type="float" office:value="1.73549">
                <text:p>1.73549</text:p>
              </table:table-cell>
              <table:table-cell office:value-type="float" office:value="96.6264252179745">
                <text:p>96.6264252179745</text:p>
              </table:table-cell>
              <table:table-cell office:value-type="float" office:value="1.80221">
                <text:p>1.80221</text:p>
              </table:table-cell>
              <table:table-cell office:value-type="float" office:value="96.601474273692">
                <text:p>96.601474273692</text:p>
              </table:table-cell>
            </table:table-row>
            <table:table-row>
              <table:table-cell office:value-type="float" office:value="96.6273833477053">
                <text:p>100</text:p>
              </table:table-cell>
              <table:table-cell office:value-type="float" office:value="1.69995">
                <text:p>1.69995</text:p>
              </table:table-cell>
              <table:table-cell office:value-type="float" office:value="94.1173771569936">
                <text:p>94.1173771569936</text:p>
              </table:table-cell>
              <table:table-cell office:value-type="float" office:value="1.76428">
                <text:p>1.76428</text:p>
              </table:table-cell>
              <table:table-cell office:value-type="float" office:value="94.3126400170688">
                <text:p>94.3126400170688</text:p>
              </table:table-cell>
              <table:table-cell office:value-type="float" office:value="2.03549">
                <text:p>2.03549</text:p>
              </table:table-cell>
              <table:table-cell office:value-type="float" office:value="96.6273833477053">
                <text:p>96.6273833477053</text:p>
              </table:table-cell>
              <table:table-cell office:value-type="float" office:value="2.05221">
                <text:p>2.05221</text:p>
              </table:table-cell>
              <table:table-cell office:value-type="float" office:value="96.2949784969524">
                <text:p>96.2949784969524</text:p>
              </table:table-cell>
            </table:table-row>
            <table:table-row>
              <table:table-cell office:value-type="float" office:value="96.2029318769761">
                <text:p>100</text:p>
              </table:table-cell>
              <table:table-cell office:value-type="float" office:value="1.94385">
                <text:p>1.94385</text:p>
              </table:table-cell>
              <table:table-cell office:value-type="float" office:value="94.118333059308">
                <text:p>94.118333059308</text:p>
              </table:table-cell>
              <table:table-cell office:value-type="float" office:value="1.99067">
                <text:p>1.99067</text:p>
              </table:table-cell>
              <table:table-cell office:value-type="float" office:value="94.3297849642623">
                <text:p>94.3297849642623</text:p>
              </table:table-cell>
              <table:table-cell office:value-type="float" office:value="2.33549">
                <text:p>2.33549</text:p>
              </table:table-cell>
              <table:table-cell office:value-type="float" office:value="96.2029318769761">
                <text:p>96.2029318769761</text:p>
              </table:table-cell>
              <table:table-cell office:value-type="float" office:value="2.35221">
                <text:p>2.35221</text:p>
              </table:table-cell>
              <table:table-cell office:value-type="float" office:value="96.2011927229974">
                <text:p>96.2011927229974</text:p>
              </table:table-cell>
            </table:table-row>
            <table:table-row>
              <table:table-cell office:value-type="float" office:value="96.0496311200537">
                <text:p>100</text:p>
              </table:table-cell>
              <table:table-cell office:value-type="float" office:value="2.16817">
                <text:p>2.16817</text:p>
              </table:table-cell>
              <table:table-cell office:value-type="float" office:value="94.125024375509">
                <text:p>94.125024375509</text:p>
              </table:table-cell>
              <table:table-cell office:value-type="float" office:value="2.24067">
                <text:p>2.24067</text:p>
              </table:table-cell>
              <table:table-cell office:value-type="float" office:value="94.1897678955149">
                <text:p>94.1897678955149</text:p>
              </table:table-cell>
              <table:table-cell office:value-type="float" office:value="2.63549">
                <text:p>2.63549</text:p>
              </table:table-cell>
              <table:table-cell office:value-type="float" office:value="96.0496311200537">
                <text:p>96.0496311200537</text:p>
              </table:table-cell>
              <table:table-cell office:value-type="float" office:value="2.70221">
                <text:p>2.70221</text:p>
              </table:table-cell>
              <table:table-cell office:value-type="float" office:value="95.996217629405">
                <text:p>95.996217629405</text:p>
              </table:table-cell>
            </table:table-row>
            <table:table-row>
              <table:table-cell office:value-type="float" office:value="95.823512503593">
                <text:p>100</text:p>
              </table:table-cell>
              <table:table-cell office:value-type="float" office:value="2.41817">
                <text:p>2.41817</text:p>
              </table:table-cell>
              <table:table-cell office:value-type="float" office:value="94.125024375509">
                <text:p>94.125024375509</text:p>
              </table:table-cell>
              <table:table-cell office:value-type="float" office:value="2.51567">
                <text:p>2.51567</text:p>
              </table:table-cell>
              <table:table-cell office:value-type="float" office:value="94.2088178368411">
                <text:p>94.2088178368411</text:p>
              </table:table-cell>
              <table:table-cell office:value-type="float" office:value="2.98549">
                <text:p>2.98549</text:p>
              </table:table-cell>
              <table:table-cell office:value-type="float" office:value="95.823512503593">
                <text:p>95.823512503593</text:p>
              </table:table-cell>
              <table:table-cell office:value-type="float" office:value="3.00221">
                <text:p>3.00221</text:p>
              </table:table-cell>
              <table:table-cell office:value-type="float" office:value="95.806712354197">
                <text:p>95.806712354197</text:p>
              </table:table-cell>
            </table:table-row>
            <table:table-row>
              <table:table-cell office:value-type="float" office:value="95.6472166331321">
                <text:p>100</text:p>
              </table:table-cell>
              <table:table-cell office:value-type="float" office:value="2.66817">
                <text:p>2.66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2.81567">
                <text:p>2.81567</text:p>
              </table:table-cell>
              <table:table-cell office:value-type="float" office:value="94.1249980950059">
                <text:p>94.1249980950059</text:p>
              </table:table-cell>
              <table:table-cell office:value-type="float" office:value="3.28549">
                <text:p>3.28549</text:p>
              </table:table-cell>
              <table:table-cell office:value-type="float" office:value="95.6472166331321">
                <text:p>95.6472166331321</text:p>
              </table:table-cell>
              <table:table-cell office:value-type="float" office:value="3.25716">
                <text:p>3.25716</text:p>
              </table:table-cell>
              <table:table-cell office:value-type="float" office:value="95.6384780792674">
                <text:p>95.6384780792674</text:p>
              </table:table-cell>
            </table:table-row>
            <table:table-row>
              <table:table-cell office:value-type="float" office:value="95.2812110759797">
                <text:p>100</text:p>
              </table:table-cell>
              <table:table-cell office:value-type="float" office:value="2.91817">
                <text:p>2.91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3.31692">
                <text:p>3.31692</text:p>
              </table:table-cell>
              <table:table-cell office:value-type="float" office:value="93.4144352835393">
                <text:p>93.4144352835393</text:p>
              </table:table-cell>
              <table:table-cell office:value-type="float" office:value="3.58963">
                <text:p>3.58963</text:p>
              </table:table-cell>
              <table:table-cell office:value-type="float" office:value="95.2812110759797">
                <text:p>95.2812110759797</text:p>
              </table:table-cell>
              <table:table-cell office:value-type="float" office:value="3.52642">
                <text:p>3.52642</text:p>
              </table:table-cell>
              <table:table-cell office:value-type="float" office:value="95.4634757587946">
                <text:p>95.4634757587946</text:p>
              </table:table-cell>
            </table:table-row>
            <table:table-row>
              <table:table-cell office:value-type="float" office:value="95.2821692057104">
                <text:p>100</text:p>
              </table:table-cell>
              <table:table-cell office:value-type="float" office:value="3.16817">
                <text:p>3.16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3.67486">
                <text:p>3.67486</text:p>
              </table:table-cell>
              <table:table-cell office:value-type="float" office:value="91.3227517259247">
                <text:p>91.3227517259247</text:p>
              </table:table-cell>
              <table:table-cell office:value-type="float" office:value="3.76463">
                <text:p>3.76463</text:p>
              </table:table-cell>
              <table:table-cell office:value-type="float" office:value="95.2821692057104">
                <text:p>95.2821692057104</text:p>
              </table:table-cell>
              <table:table-cell office:value-type="float" office:value="3.82642">
                <text:p>3.82642</text:p>
              </table:table-cell>
              <table:table-cell office:value-type="float" office:value="95.1318415271805">
                <text:p>95.1318415271805</text:p>
              </table:table-cell>
            </table:table-row>
            <table:table-row>
              <table:table-cell office:value-type="float" office:value="94.8807128485197">
                <text:p>90</text:p>
              </table:table-cell>
              <table:table-cell office:value-type="float" office:value="3.41817">
                <text:p>3.41817</text:p>
              </table:table-cell>
              <table:table-cell office:value-type="float" office:value="94.1269361801379">
                <text:p>94.1269361801379</text:p>
              </table:table-cell>
              <table:table-cell office:value-type="float" office:value="4.01027">
                <text:p>4.01027</text:p>
              </table:table-cell>
              <table:table-cell office:value-type="float" office:value="90.7760184098633">
                <text:p>90.7760184098633</text:p>
              </table:table-cell>
              <table:table-cell office:value-type="float" office:value="4.06463">
                <text:p>4.06463</text:p>
              </table:table-cell>
              <table:table-cell office:value-type="float" office:value="94.8807128485197">
                <text:p>94.8807128485197</text:p>
              </table:table-cell>
              <table:table-cell office:value-type="float" office:value="4.12642">
                <text:p>4.12642</text:p>
              </table:table-cell>
              <table:table-cell office:value-type="float" office:value="94.8340475232821">
                <text:p>94.8340475232821</text:p>
              </table:table-cell>
            </table:table-row>
            <table:table-row>
              <table:table-cell office:value-type="float" office:value="94.6766312158666">
                <text:p>90</text:p>
              </table:table-cell>
              <table:table-cell office:value-type="float" office:value="3.71817">
                <text:p>3.71817</text:p>
              </table:table-cell>
              <table:table-cell office:value-type="float" office:value="93.9500942519682">
                <text:p>93.9500942519682</text:p>
              </table:table-cell>
              <table:table-cell office:value-type="float" office:value="4.32352">
                <text:p>4.32352</text:p>
              </table:table-cell>
              <table:table-cell office:value-type="float" office:value="90.0378331834738">
                <text:p>90.0378331834738</text:p>
              </table:table-cell>
              <table:table-cell office:value-type="float" office:value="4.31463">
                <text:p>4.31463</text:p>
              </table:table-cell>
              <table:table-cell office:value-type="float" office:value="94.6766312158666">
                <text:p>94.6766312158666</text:p>
              </table:table-cell>
              <table:table-cell office:value-type="float" office:value="4.40142">
                <text:p>4.40142</text:p>
              </table:table-cell>
              <table:table-cell office:value-type="float" office:value="94.6406747934779">
                <text:p>94.6406747934779</text:p>
              </table:table-cell>
            </table:table-row>
            <table:table-row>
              <table:table-cell office:value-type="float" office:value="94.4553032480598">
                <text:p>90</text:p>
              </table:table-cell>
              <table:table-cell office:value-type="float" office:value="3.99317">
                <text:p>3.99317</text:p>
              </table:table-cell>
              <table:table-cell office:value-type="float" office:value="93.6356023905205">
                <text:p>93.6356023905205</text:p>
              </table:table-cell>
              <table:table-cell office:value-type="float" office:value="4.57477">
                <text:p>4.57477</text:p>
              </table:table-cell>
              <table:table-cell office:value-type="float" office:value="88.8176844415319">
                <text:p>88.8176844415319</text:p>
              </table:table-cell>
              <table:table-cell office:value-type="float" office:value="4.57563">
                <text:p>4.57563</text:p>
              </table:table-cell>
              <table:table-cell office:value-type="float" office:value="94.4553032480598">
                <text:p>94.4553032480598</text:p>
              </table:table-cell>
              <table:table-cell office:value-type="float" office:value="4.70142">
                <text:p>4.70142</text:p>
              </table:table-cell>
              <table:table-cell office:value-type="float" office:value="92.1335973515671">
                <text:p>92.1335973515671</text:p>
              </table:table-cell>
            </table:table-row>
            <table:table-row>
              <table:table-cell office:value-type="float" office:value="94.025102998946">
                <text:p>90</text:p>
              </table:table-cell>
              <table:table-cell office:value-type="float" office:value="4.24317">
                <text:p>4.24317</text:p>
              </table:table-cell>
              <table:table-cell office:value-type="float" office:value="93.5381003544486">
                <text:p>93.5381003544486</text:p>
              </table:table-cell>
              <table:table-cell office:value-type="float" office:value="4.8509">
                <text:p>4.8509</text:p>
              </table:table-cell>
              <table:table-cell office:value-type="float" office:value="88.0213968940976">
                <text:p>88.0213968940976</text:p>
              </table:table-cell>
              <table:table-cell office:value-type="float" office:value="4.87563">
                <text:p>4.87563</text:p>
              </table:table-cell>
              <table:table-cell office:value-type="float" office:value="94.025102998946">
                <text:p>94.025102998946</text:p>
              </table:table-cell>
              <table:table-cell office:value-type="float" office:value="5.05231">
                <text:p>5.05231</text:p>
              </table:table-cell>
              <table:table-cell office:value-type="float" office:value="90.079978961047">
                <text:p>90.079978961047</text:p>
              </table:table-cell>
            </table:table-row>
            <table:table-row>
              <table:table-cell office:value-type="float" office:value="93.7089201877934">
                <text:p>90</text:p>
              </table:table-cell>
              <table:table-cell office:value-type="float" office:value="4.44317">
                <text:p>4.44317</text:p>
              </table:table-cell>
              <table:table-cell office:value-type="float" office:value="93.5658215215671">
                <text:p>93.5658215215671</text:p>
              </table:table-cell>
              <table:table-cell office:value-type="float" office:value="5.1759">
                <text:p>5.1759</text:p>
              </table:table-cell>
              <table:table-cell office:value-type="float" office:value="87.1003322309767">
                <text:p>87.1003322309767</text:p>
              </table:table-cell>
              <table:table-cell office:value-type="float" office:value="5.17563">
                <text:p>5.17563</text:p>
              </table:table-cell>
              <table:table-cell office:value-type="float" office:value="93.7089201877934">
                <text:p>93.7089201877934</text:p>
              </table:table-cell>
              <table:table-cell office:value-type="float" office:value="5.33182">
                <text:p>5.33182</text:p>
              </table:table-cell>
              <table:table-cell office:value-type="float" office:value="89.3567649515795">
                <text:p>89.3567649515795</text:p>
              </table:table-cell>
            </table:table-row>
            <table:table-row>
              <table:table-cell office:value-type="float" office:value="90.048864616269">
                <text:p>90</text:p>
              </table:table-cell>
              <table:table-cell office:value-type="float" office:value="4.78321">
                <text:p>4.78321</text:p>
              </table:table-cell>
              <table:table-cell office:value-type="float" office:value="93.2809626318667">
                <text:p>93.2809626318667</text:p>
              </table:table-cell>
              <table:table-cell office:value-type="float" office:value="5.53385">
                <text:p>5.53385</text:p>
              </table:table-cell>
              <table:table-cell office:value-type="float" office:value="86.4850191261411">
                <text:p>86.4850191261411</text:p>
              </table:table-cell>
              <table:table-cell office:value-type="float" office:value="5.47668">
                <text:p>5.47668</text:p>
              </table:table-cell>
              <table:table-cell office:value-type="float" office:value="90.048864616269">
                <text:p>90.048864616269</text:p>
              </table:table-cell>
              <table:table-cell office:value-type="float" office:value="5.63182">
                <text:p>5.63182</text:p>
              </table:table-cell>
              <table:table-cell office:value-type="float" office:value="88.0273274341759">
                <text:p>88.0273274341759</text:p>
              </table:table-cell>
            </table:table-row>
            <table:table-row>
              <table:table-cell office:value-type="float" office:value="86.0869981795535">
                <text:p>90</text:p>
              </table:table-cell>
              <table:table-cell office:value-type="float" office:value="5.06272">
                <text:p>5.06272</text:p>
              </table:table-cell>
              <table:table-cell office:value-type="float" office:value="93.008530472254">
                <text:p>93.008530472254</text:p>
              </table:table-cell>
              <table:table-cell office:value-type="float" office:value="5.79486">
                <text:p>5.79486</text:p>
              </table:table-cell>
              <table:table-cell office:value-type="float" office:value="86.0554429492357">
                <text:p>86.0554429492357</text:p>
              </table:table-cell>
              <table:table-cell office:value-type="float" office:value="5.73768">
                <text:p>5.73768</text:p>
              </table:table-cell>
              <table:table-cell office:value-type="float" office:value="86.0869981795535">
                <text:p>86.0869981795535</text:p>
              </table:table-cell>
              <table:table-cell office:value-type="float" office:value="5.93182">
                <text:p>5.93182</text:p>
              </table:table-cell>
              <table:table-cell office:value-type="float" office:value="85.2079530336314">
                <text:p>85.2079530336314</text:p>
              </table:table-cell>
            </table:table-row>
            <table:table-row>
              <table:table-cell office:value-type="float" office:value="84.0442655935614">
                <text:p>80</text:p>
              </table:table-cell>
              <table:table-cell office:value-type="float" office:value="5.41272">
                <text:p>5.41272</text:p>
              </table:table-cell>
              <table:table-cell office:value-type="float" office:value="92.6921268061774">
                <text:p>92.6921268061774</text:p>
              </table:table-cell>
              <table:table-cell office:value-type="float" office:value="6.099">
                <text:p>6.099</text:p>
              </table:table-cell>
              <table:table-cell office:value-type="float" office:value="85.6906365728394">
                <text:p>85.6906365728394</text:p>
              </table:table-cell>
              <table:table-cell office:value-type="float" office:value="6.01268">
                <text:p>6.01268</text:p>
              </table:table-cell>
              <table:table-cell office:value-type="float" office:value="84.0442655935614">
                <text:p>84.0442655935614</text:p>
              </table:table-cell>
              <table:table-cell office:value-type="float" office:value="6.23182">
                <text:p>6.23182</text:p>
              </table:table-cell>
              <table:table-cell office:value-type="float" office:value="82.4726957705517">
                <text:p>82.4726957705517</text:p>
              </table:table-cell>
            </table:table-row>
            <table:table-row>
              <table:table-cell office:value-type="float" office:value="82.5495832135671">
                <text:p>80</text:p>
              </table:table-cell>
              <table:table-cell office:value-type="float" office:value="5.71272">
                <text:p>5.71272</text:p>
              </table:table-cell>
              <table:table-cell office:value-type="float" office:value="92.4091797211059">
                <text:p>92.4091797211059</text:p>
              </table:table-cell>
              <table:table-cell office:value-type="float" office:value="6.42496">
                <text:p>6.42496</text:p>
              </table:table-cell>
              <table:table-cell office:value-type="float" office:value="85.3429751436366">
                <text:p>85.3429751436366</text:p>
              </table:table-cell>
              <table:table-cell office:value-type="float" office:value="6.31268">
                <text:p>6.31268</text:p>
              </table:table-cell>
              <table:table-cell office:value-type="float" office:value="82.5495832135671">
                <text:p>82.5495832135671</text:p>
              </table:table-cell>
              <table:table-cell office:value-type="float" office:value="6.55682">
                <text:p>6.55682</text:p>
              </table:table-cell>
              <table:table-cell office:value-type="float" office:value="80.9846926147087">
                <text:p>80.9846926147087</text:p>
              </table:table-cell>
            </table:table-row>
            <table:table-row>
              <table:table-cell office:value-type="float" office:value="81.7610424451471">
                <text:p>80</text:p>
              </table:table-cell>
              <table:table-cell office:value-type="float" office:value="6.06272">
                <text:p>6.06272</text:p>
              </table:table-cell>
              <table:table-cell office:value-type="float" office:value="92.0765257156841">
                <text:p>92.0765257156841</text:p>
              </table:table-cell>
              <table:table-cell office:value-type="float" office:value="6.67496">
                <text:p>6.67496</text:p>
              </table:table-cell>
              <table:table-cell office:value-type="float" office:value="84.9114939725986">
                <text:p>84.9114939725986</text:p>
              </table:table-cell>
              <table:table-cell office:value-type="float" office:value="6.61268">
                <text:p>6.61268</text:p>
              </table:table-cell>
              <table:table-cell office:value-type="float" office:value="81.7610424451471">
                <text:p>81.7610424451471</text:p>
              </table:table-cell>
              <table:table-cell office:value-type="float" office:value="6.88278">
                <text:p>6.88278</text:p>
              </table:table-cell>
              <table:table-cell office:value-type="float" office:value="79.8070526902014">
                <text:p>79.8070526902014</text:p>
              </table:table-cell>
            </table:table-row>
            <table:table-row>
              <table:table-cell office:value-type="float" office:value="80.9380090064195">
                <text:p>80</text:p>
              </table:table-cell>
              <table:table-cell office:value-type="float" office:value="6.33772">
                <text:p>6.33772</text:p>
              </table:table-cell>
              <table:table-cell office:value-type="float" office:value="88.8704293530835">
                <text:p>88.8704293530835</text:p>
              </table:table-cell>
              <table:table-cell office:value-type="float" office:value="6.9262">
                <text:p>6.9262</text:p>
              </table:table-cell>
              <table:table-cell office:value-type="float" office:value="83.9342319825655">
                <text:p>83.9342319825655</text:p>
              </table:table-cell>
              <table:table-cell office:value-type="float" office:value="6.96268">
                <text:p>6.96268</text:p>
              </table:table-cell>
              <table:table-cell office:value-type="float" office:value="80.9380090064195">
                <text:p>80.9380090064195</text:p>
              </table:table-cell>
              <table:table-cell office:value-type="float" office:value="7.27329">
                <text:p>7.2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80.4915205518827">
                <text:p>80</text:p>
              </table:table-cell>
              <table:table-cell office:value-type="float" office:value="6.71272">
                <text:p>6.71272</text:p>
              </table:table-cell>
              <table:table-cell office:value-type="float" office:value="87.1115690945311">
                <text:p>87.1115690945311</text:p>
              </table:table-cell>
              <table:table-cell office:value-type="float" office:value="7.23544">
                <text:p>7.23544</text:p>
              </table:table-cell>
              <table:table-cell office:value-type="float" office:value="83.9751893564168">
                <text:p>83.9751893564168</text:p>
              </table:table-cell>
              <table:table-cell office:value-type="float" office:value="7.26268">
                <text:p>7.26268</text:p>
              </table:table-cell>
              <table:table-cell office:value-type="float" office:value="80.4915205518827">
                <text:p>80.4915205518827</text:p>
              </table:table-cell>
              <table:table-cell office:value-type="float" office:value="7.57329">
                <text:p>7.5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80.1667145731532">
                <text:p>80</text:p>
              </table:table-cell>
              <table:table-cell office:value-type="float" office:value="7.06361">
                <text:p>7.06361</text:p>
              </table:table-cell>
              <table:table-cell office:value-type="float" office:value="86.285669494863">
                <text:p>86.285669494863</text:p>
              </table:table-cell>
              <table:table-cell office:value-type="float" office:value="7.56426">
                <text:p>7.56426</text:p>
              </table:table-cell>
              <table:table-cell office:value-type="float" office:value="83.7427800722374">
                <text:p>83.7427800722374</text:p>
              </table:table-cell>
              <table:table-cell office:value-type="float" office:value="7.57192">
                <text:p>7.57192</text:p>
              </table:table-cell>
              <table:table-cell office:value-type="float" office:value="80.1667145731532">
                <text:p>80.1667145731532</text:p>
              </table:table-cell>
              <table:table-cell office:value-type="float" office:value="7.92329">
                <text:p>7.92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80.1925840758839">
                <text:p>80</text:p>
              </table:table-cell>
              <table:table-cell office:value-type="float" office:value="7.36361">
                <text:p>7.36361</text:p>
              </table:table-cell>
              <table:table-cell office:value-type="float" office:value="85.4339605327052">
                <text:p>85.4339605327052</text:p>
              </table:table-cell>
              <table:table-cell office:value-type="float" office:value="7.77786">
                <text:p>7.77786</text:p>
              </table:table-cell>
              <table:table-cell office:value-type="float" office:value="83.5637106237713">
                <text:p>83.5637106237713</text:p>
              </table:table-cell>
              <table:table-cell office:value-type="float" office:value="7.82192">
                <text:p>7.82192</text:p>
              </table:table-cell>
              <table:table-cell office:value-type="float" office:value="80.1925840758839">
                <text:p>80.1925840758839</text:p>
              </table:table-cell>
              <table:table-cell office:value-type="float" office:value="8.2233">
                <text:p>8.2233</text:p>
              </table:table-cell>
              <table:table-cell office:value-type="float" office:value="79.3294220475852">
                <text:p>79.3294220475852</text:p>
              </table:table-cell>
            </table:table-row>
            <table:table-row>
              <table:table-cell office:value-type="float" office:value="80.1954584650762">
                <text:p>80</text:p>
              </table:table-cell>
              <table:table-cell office:value-type="float" office:value="7.67984">
                <text:p>7.67984</text:p>
              </table:table-cell>
              <table:table-cell office:value-type="float" office:value="84.7676966195471">
                <text:p>84.7676966195471</text:p>
              </table:table-cell>
              <table:table-cell office:value-type="float" office:value="8.10382">
                <text:p>8.10382</text:p>
              </table:table-cell>
              <table:table-cell office:value-type="float" office:value="83.575140588567">
                <text:p>83.575140588567</text:p>
              </table:table-cell>
              <table:table-cell office:value-type="float" office:value="8.17281">
                <text:p>8.17281</text:p>
              </table:table-cell>
              <table:table-cell office:value-type="float" office:value="80.1954584650762">
                <text:p>80.1954584650762</text:p>
              </table:table-cell>
              <table:table-cell office:value-type="float" office:value="8.5483">
                <text:p>8.5483</text:p>
              </table:table-cell>
              <table:table-cell office:value-type="float" office:value="79.3497261842146">
                <text:p>79.3497261842146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7.95935">
                <text:p>7.95935</text:p>
              </table:table-cell>
              <table:table-cell office:value-type="float" office:value="84.1951111332031">
                <text:p>84.1951111332031</text:p>
              </table:table-cell>
              <table:table-cell office:value-type="float" office:value="8.37308">
                <text:p>8.37308</text:p>
              </table:table-cell>
              <table:table-cell office:value-type="float" office:value="83.340826310255">
                <text:p>83.340826310255</text:p>
              </table:table-cell>
              <table:table-cell office:value-type="float" office:value="8.50915">
                <text:p>8.50915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8.8483">
                <text:p>8.8483</text:p>
              </table:table-cell>
              <table:table-cell office:value-type="float" office:value="79.3390906840754">
                <text:p>79.3390906840754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8.23435">
                <text:p>8.23435</text:p>
              </table:table-cell>
              <table:table-cell office:value-type="float" office:value="80.0445832839451">
                <text:p>80.0445832839451</text:p>
              </table:table-cell>
              <table:table-cell office:value-type="float" office:value="8.69808">
                <text:p>8.69808</text:p>
              </table:table-cell>
              <table:table-cell office:value-type="float" office:value="83.2455766036241">
                <text:p>83.2455766036241</text:p>
              </table:table-cell>
              <table:table-cell office:value-type="float" office:value="8.8627">
                <text:p>8.8627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9.17426">
                <text:p>9.17426</text:p>
              </table:table-cell>
              <table:table-cell office:value-type="float" office:value="79.3487593205656">
                <text:p>79.3487593205656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8.50935">
                <text:p>8.50935</text:p>
              </table:table-cell>
              <table:table-cell office:value-type="float" office:value="78.5629346965775">
                <text:p>78.5629346965775</text:p>
              </table:table-cell>
              <table:table-cell office:value-type="float" office:value="8.92308">
                <text:p>8.92308</text:p>
              </table:table-cell>
              <table:table-cell office:value-type="float" office:value="83.353208772117">
                <text:p>83.353208772117</text:p>
              </table:table-cell>
              <table:table-cell office:value-type="float" office:value="9.12846">
                <text:p>9.12846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9.5106">
                <text:p>9.5106</text:p>
              </table:table-cell>
              <table:table-cell office:value-type="float" office:value="78.8305204046904">
                <text:p>78.8305204046904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8.80935">
                <text:p>8.80935</text:p>
              </table:table-cell>
              <table:table-cell office:value-type="float" office:value="77.480853276642">
                <text:p>77.480853276642</text:p>
              </table:table-cell>
              <table:table-cell office:value-type="float" office:value="9.32308">
                <text:p>9.32308</text:p>
              </table:table-cell>
              <table:table-cell office:value-type="float" office:value="82.949350016002">
                <text:p>82.949350016002</text:p>
              </table:table-cell>
              <table:table-cell office:value-type="float" office:value="9.4648">
                <text:p>9.4648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9.88225">
                <text:p>9.88225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9.05935">
                <text:p>9.05935</text:p>
              </table:table-cell>
              <table:table-cell office:value-type="float" office:value="76.8576049676331">
                <text:p>76.8576049676331</text:p>
              </table:table-cell>
              <table:table-cell office:value-type="float" office:value="9.64904">
                <text:p>9.64904</text:p>
              </table:table-cell>
              <table:table-cell office:value-type="float" office:value="82.9750674367923">
                <text:p>82.9750674367923</text:p>
              </table:table-cell>
              <table:table-cell office:value-type="float" office:value="9.73406">
                <text:p>9.73406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10.2712">
                <text:p>10.271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80.1945003353454">
                <text:p>80</text:p>
              </table:table-cell>
              <table:table-cell office:value-type="float" office:value="9.36142">
                <text:p>9.36142</text:p>
              </table:table-cell>
              <table:table-cell office:value-type="float" office:value="76.4217135122528">
                <text:p>76.4217135122528</text:p>
              </table:table-cell>
              <table:table-cell office:value-type="float" office:value="9.89904">
                <text:p>9.89904</text:p>
              </table:table-cell>
              <table:table-cell office:value-type="float" office:value="82.4540515415212">
                <text:p>82.4540515415212</text:p>
              </table:table-cell>
              <table:table-cell office:value-type="float" office:value="9.98406">
                <text:p>9.98406</text:p>
              </table:table-cell>
              <table:table-cell office:value-type="float" office:value="80.1945003353454">
                <text:p>80.1945003353454</text:p>
              </table:table-cell>
              <table:table-cell office:value-type="float" office:value="10.6291">
                <text:p>10.6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9.6828590591166">
                <text:p>80</text:p>
              </table:table-cell>
              <table:table-cell office:value-type="float" office:value="9.61142">
                <text:p>9.61142</text:p>
              </table:table-cell>
              <table:table-cell office:value-type="float" office:value="75.99824878696">
                <text:p>75.99824878696</text:p>
              </table:table-cell>
              <table:table-cell office:value-type="float" office:value="10.124">
                <text:p>10.124</text:p>
              </table:table-cell>
              <table:table-cell office:value-type="float" office:value="82.5007238977704">
                <text:p>82.5007238977704</text:p>
              </table:table-cell>
              <table:table-cell office:value-type="float" office:value="10.2341">
                <text:p>10.2341</text:p>
              </table:table-cell>
              <table:table-cell office:value-type="float" office:value="79.6828590591166">
                <text:p>79.6828590591166</text:p>
              </table:table-cell>
              <table:table-cell office:value-type="float" office:value="10.9291">
                <text:p>10.9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9.3714668966178">
                <text:p>80</text:p>
              </table:table-cell>
              <table:table-cell office:value-type="float" office:value="9.91142">
                <text:p>9.91142</text:p>
              </table:table-cell>
              <table:table-cell office:value-type="float" office:value="75.7353756504915">
                <text:p>75.7353756504915</text:p>
              </table:table-cell>
              <table:table-cell office:value-type="float" office:value="10.4002">
                <text:p>10.4002</text:p>
              </table:table-cell>
              <table:table-cell office:value-type="float" office:value="82.4407165825929">
                <text:p>82.4407165825929</text:p>
              </table:table-cell>
              <table:table-cell office:value-type="float" office:value="10.4841">
                <text:p>10.4841</text:p>
              </table:table-cell>
              <table:table-cell office:value-type="float" office:value="79.3714668966178">
                <text:p>79.3714668966178</text:p>
              </table:table-cell>
              <table:table-cell office:value-type="float" office:value="11.28">
                <text:p>11.2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9.150138928811">
                <text:p>80</text:p>
              </table:table-cell>
              <table:table-cell office:value-type="float" office:value="10.1614">
                <text:p>10.1614</text:p>
              </table:table-cell>
              <table:table-cell office:value-type="float" office:value="75.7927297893574">
                <text:p>75.7927297893574</text:p>
              </table:table-cell>
              <table:table-cell office:value-type="float" office:value="10.7511">
                <text:p>10.7511</text:p>
              </table:table-cell>
              <table:table-cell office:value-type="float" office:value="82.1397275096393">
                <text:p>82.1397275096393</text:p>
              </table:table-cell>
              <table:table-cell office:value-type="float" office:value="10.7341">
                <text:p>10.7341</text:p>
              </table:table-cell>
              <table:table-cell office:value-type="float" office:value="79.150138928811">
                <text:p>79.150138928811</text:p>
              </table:table-cell>
              <table:table-cell office:value-type="float" office:value="11.63">
                <text:p>11.6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9.150138928811">
                <text:p>80</text:p>
              </table:table-cell>
              <table:table-cell office:value-type="float" office:value="10.4114">
                <text:p>10.4114</text:p>
              </table:table-cell>
              <table:table-cell office:value-type="float" office:value="75.7908179847285">
                <text:p>75.7908179847285</text:p>
              </table:table-cell>
              <table:table-cell office:value-type="float" office:value="11.0521">
                <text:p>11.0521</text:p>
              </table:table-cell>
              <table:table-cell office:value-type="float" office:value="81.9206531843882">
                <text:p>81.9206531843882</text:p>
              </table:table-cell>
              <table:table-cell office:value-type="float" office:value="11.0091">
                <text:p>11.0091</text:p>
              </table:table-cell>
              <table:table-cell office:value-type="float" office:value="79.150138928811">
                <text:p>79.150138928811</text:p>
              </table:table-cell>
              <table:table-cell office:value-type="float" office:value="11.88">
                <text:p>11.8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6911947877743">
                <text:p>80</text:p>
              </table:table-cell>
              <table:table-cell office:value-type="float" office:value="10.6614">
                <text:p>10.6614</text:p>
              </table:table-cell>
              <table:table-cell office:value-type="float" office:value="75.7927297893574">
                <text:p>75.7927297893574</text:p>
              </table:table-cell>
              <table:table-cell office:value-type="float" office:value="11.3809">
                <text:p>11.3809</text:p>
              </table:table-cell>
              <table:table-cell office:value-type="float" office:value="82.0073304174223">
                <text:p>82.0073304174223</text:p>
              </table:table-cell>
              <table:table-cell office:value-type="float" office:value="11.2591">
                <text:p>11.2591</text:p>
              </table:table-cell>
              <table:table-cell office:value-type="float" office:value="78.6911947877743">
                <text:p>78.6911947877743</text:p>
              </table:table-cell>
              <table:table-cell office:value-type="float" office:value="12.33">
                <text:p>12.3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6911947877743">
                <text:p>80</text:p>
              </table:table-cell>
              <table:table-cell office:value-type="float" office:value="10.9272">
                <text:p>10.9272</text:p>
              </table:table-cell>
              <table:table-cell office:value-type="float" office:value="75.7994211055584">
                <text:p>75.7994211055584</text:p>
              </table:table-cell>
              <table:table-cell office:value-type="float" office:value="11.6559">
                <text:p>11.6559</text:p>
              </table:table-cell>
              <table:table-cell office:value-type="float" office:value="81.4672645808251">
                <text:p>81.4672645808251</text:p>
              </table:table-cell>
              <table:table-cell office:value-type="float" office:value="11.5091">
                <text:p>11.5091</text:p>
              </table:table-cell>
              <table:table-cell office:value-type="float" office:value="78.6911947877743">
                <text:p>78.6911947877743</text:p>
              </table:table-cell>
              <table:table-cell office:value-type="float" office:value="12.6782">
                <text:p>12.6782</text:p>
              </table:table-cell>
              <table:table-cell office:value-type="float" office:value="78.3055134432722">
                <text:p>78.3055134432722</text:p>
              </table:table-cell>
            </table:table-row>
            <table:table-row>
              <table:table-cell office:value-type="float" office:value="78.3012359873527">
                <text:p>80</text:p>
              </table:table-cell>
              <table:table-cell office:value-type="float" office:value="11.1734">
                <text:p>11.1734</text:p>
              </table:table-cell>
              <table:table-cell office:value-type="float" office:value="75.7946415939862">
                <text:p>75.7946415939862</text:p>
              </table:table-cell>
              <table:table-cell office:value-type="float" office:value="11.9072">
                <text:p>11.9072</text:p>
              </table:table-cell>
              <table:table-cell office:value-type="float" office:value="81.1453205724126">
                <text:p>81.1453205724126</text:p>
              </table:table-cell>
              <table:table-cell office:value-type="float" office:value="11.7591">
                <text:p>11.7591</text:p>
              </table:table-cell>
              <table:table-cell office:value-type="float" office:value="78.3012359873527">
                <text:p>78.3012359873527</text:p>
              </table:table-cell>
              <table:table-cell office:value-type="float" office:value="12.9282">
                <text:p>12.9282</text:p>
              </table:table-cell>
              <table:table-cell office:value-type="float" office:value="78.3209832616565">
                <text:p>78.3209832616565</text:p>
              </table:table-cell>
            </table:table-row>
            <table:table-row>
              <table:table-cell office:value-type="float" office:value="78.3021941170834">
                <text:p>80</text:p>
              </table:table-cell>
              <table:table-cell office:value-type="float" office:value="11.3411">
                <text:p>11.3411</text:p>
              </table:table-cell>
              <table:table-cell office:value-type="float" office:value="75.7955974963006">
                <text:p>75.7955974963006</text:p>
              </table:table-cell>
              <table:table-cell office:value-type="float" office:value="12.1547">
                <text:p>12.1547</text:p>
              </table:table-cell>
              <table:table-cell office:value-type="float" office:value="79.8270646326409">
                <text:p>79.8270646326409</text:p>
              </table:table-cell>
              <table:table-cell office:value-type="float" office:value="12.0091">
                <text:p>12.0091</text:p>
              </table:table-cell>
              <table:table-cell office:value-type="float" office:value="78.3021941170834">
                <text:p>78.3021941170834</text:p>
              </table:table-cell>
              <table:table-cell office:value-type="float" office:value="13.2032">
                <text:p>13.2032</text:p>
              </table:table-cell>
              <table:table-cell office:value-type="float" office:value="78.3151820797624">
                <text:p>78.3151820797624</text:p>
              </table:table-cell>
            </table:table-row>
            <table:table-row>
              <table:table-cell office:value-type="float" office:value="78.0473316086998">
                <text:p>80</text:p>
              </table:table-cell>
              <table:table-cell office:value-type="float" office:value="11.6907">
                <text:p>11.6907</text:p>
              </table:table-cell>
              <table:table-cell office:value-type="float" office:value="75.6235350797031">
                <text:p>75.6235350797031</text:p>
              </table:table-cell>
              <table:table-cell office:value-type="float" office:value="12.4462">
                <text:p>12.4462</text:p>
              </table:table-cell>
              <table:table-cell office:value-type="float" office:value="79.9518417483274">
                <text:p>79.9518417483274</text:p>
              </table:table-cell>
              <table:table-cell office:value-type="float" office:value="12.2603">
                <text:p>12.2603</text:p>
              </table:table-cell>
              <table:table-cell office:value-type="float" office:value="78.0473316086998">
                <text:p>78.0473316086998</text:p>
              </table:table-cell>
              <table:table-cell office:value-type="float" office:value="13.5532">
                <text:p>13.5532</text:p>
              </table:table-cell>
              <table:table-cell office:value-type="float" office:value="77.9651774388169">
                <text:p>77.9651774388169</text:p>
              </table:table-cell>
            </table:table-row>
            <table:table-row>
              <table:table-cell office:value-type="float" office:value="78.0473316086998">
                <text:p>80</text:p>
              </table:table-cell>
              <table:table-cell office:value-type="float" office:value="11.941">
                <text:p>11.941</text:p>
              </table:table-cell>
              <table:table-cell office:value-type="float" office:value="75.6244909820176">
                <text:p>75.6244909820176</text:p>
              </table:table-cell>
              <table:table-cell office:value-type="float" office:value="12.5212">
                <text:p>12.5212</text:p>
              </table:table-cell>
              <table:table-cell office:value-type="float" office:value="79.8280171297072">
                <text:p>79.8280171297072</text:p>
              </table:table-cell>
              <table:table-cell office:value-type="float" office:value="12.5644">
                <text:p>12.5644</text:p>
              </table:table-cell>
              <table:table-cell office:value-type="float" office:value="78.0473316086998">
                <text:p>78.0473316086998</text:p>
              </table:table-cell>
              <table:table-cell office:value-type="float" office:value="13.8032">
                <text:p>13.803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float" office:value="77.7301906678164">
                <text:p>80</text:p>
              </table:table-cell>
              <table:table-cell office:value-type="float" office:value="12.2236">
                <text:p>12.223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2.8007">
                <text:p>12.8007</text:p>
              </table:table-cell>
              <table:table-cell office:value-type="float" office:value="79.8270646326409">
                <text:p>79.8270646326409</text:p>
              </table:table-cell>
              <table:table-cell office:value-type="float" office:value="12.8394">
                <text:p>12.8394</text:p>
              </table:table-cell>
              <table:table-cell office:value-type="float" office:value="77.7301906678164">
                <text:p>77.7301906678164</text:p>
              </table:table-cell>
              <table:table-cell office:value-type="float" office:value="14.1292">
                <text:p>14.12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float" office:value="77.7330650570087">
                <text:p>80</text:p>
              </table:table-cell>
              <table:table-cell office:value-type="float" office:value="12.5236">
                <text:p>12.523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0818">
                <text:p>13.0818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3.0894">
                <text:p>13.0894</text:p>
              </table:table-cell>
              <table:table-cell office:value-type="float" office:value="77.7330650570087">
                <text:p>77.7330650570087</text:p>
              </table:table-cell>
              <table:table-cell office:value-type="float" office:value="14.3792">
                <text:p>14.37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float" office:value="77.4015521701638">
                <text:p>80</text:p>
              </table:table-cell>
              <table:table-cell office:value-type="float" office:value="12.7986">
                <text:p>12.7986</text:p>
              </table:table-cell>
              <table:table-cell office:value-type="float" office:value="75.6378736144196">
                <text:p>75.6378736144196</text:p>
              </table:table-cell>
              <table:table-cell office:value-type="float" office:value="13.4229">
                <text:p>13.4229</text:p>
              </table:table-cell>
              <table:table-cell office:value-type="float" office:value="79.8508770592987">
                <text:p>79.8508770592987</text:p>
              </table:table-cell>
              <table:table-cell office:value-type="float" office:value="13.3394">
                <text:p>13.3394</text:p>
              </table:table-cell>
              <table:table-cell office:value-type="float" office:value="77.4015521701638">
                <text:p>77.4015521701638</text:p>
              </table:table-cell>
              <table:table-cell office:value-type="float" office:value="14.6292">
                <text:p>14.62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float" office:value="77.4015521701638">
                <text:p>80</text:p>
              </table:table-cell>
              <table:table-cell office:value-type="float" office:value="12.9586">
                <text:p>12.958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6815">
                <text:p>13.681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3.5894">
                <text:p>13.5894</text:p>
              </table:table-cell>
              <table:table-cell office:value-type="float" office:value="77.4015521701638">
                <text:p>77.4015521701638</text:p>
              </table:table-cell>
              <table:table-cell office:value-type="float" office:value="14.9042">
                <text:p>14.9042</text:p>
              </table:table-cell>
              <table:table-cell office:value-type="float" office:value="77.3106107484298">
                <text:p>77.3106107484298</text:p>
              </table:table-cell>
            </table:table-row>
            <table:table-row>
              <table:table-cell office:value-type="float" office:value="77.4015521701638">
                <text:p>80</text:p>
              </table:table-cell>
              <table:table-cell office:value-type="float" office:value="13.2788">
                <text:p>13.2788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9315">
                <text:p>13.931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3.8394">
                <text:p>13.8394</text:p>
              </table:table-cell>
              <table:table-cell office:value-type="float" office:value="77.4015521701638">
                <text:p>77.4015521701638</text:p>
              </table:table-cell>
              <table:table-cell office:value-type="float" office:value="15.2042">
                <text:p>15.2042</text:p>
              </table:table-cell>
              <table:table-cell office:value-type="float" office:value="77.32027938492">
                <text:p>77.32027938492</text:p>
              </table:table-cell>
            </table:table-row>
            <table:table-row>
              <table:table-cell office:value-type="float" office:value="77.0173421481269">
                <text:p>80</text:p>
              </table:table-cell>
              <table:table-cell office:value-type="float" office:value="13.595">
                <text:p>13.595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1565">
                <text:p>14.156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1487">
                <text:p>14.1487</text:p>
              </table:table-cell>
              <table:table-cell office:value-type="float" office:value="77.0173421481269">
                <text:p>77.0173421481269</text:p>
              </table:table-cell>
              <table:table-cell office:value-type="float" office:value="15.4542">
                <text:p>15.45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float" office:value="77.0211746670499">
                <text:p>80</text:p>
              </table:table-cell>
              <table:table-cell office:value-type="float" office:value="13.85">
                <text:p>13.85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4825">
                <text:p>14.482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3737">
                <text:p>14.3737</text:p>
              </table:table-cell>
              <table:table-cell office:value-type="float" office:value="77.0211746670499">
                <text:p>77.0211746670499</text:p>
              </table:table-cell>
              <table:table-cell office:value-type="float" office:value="15.7042">
                <text:p>15.70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float" office:value="77.0211746670499">
                <text:p>80</text:p>
              </table:table-cell>
              <table:table-cell office:value-type="float" office:value="14.1426">
                <text:p>14.142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7325">
                <text:p>14.732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6737">
                <text:p>14.6737</text:p>
              </table:table-cell>
              <table:table-cell office:value-type="float" office:value="77.0211746670499">
                <text:p>77.0211746670499</text:p>
              </table:table-cell>
              <table:table-cell office:value-type="float" office:value="15.9542">
                <text:p>15.9542</text:p>
              </table:table-cell>
              <table:table-cell office:value-type="float" office:value="76.762399059435">
                <text:p>76.762399059435</text:p>
              </table:table-cell>
            </table:table-row>
            <table:table-row>
              <table:table-cell office:value-type="float" office:value="76.6954105585896">
                <text:p>80</text:p>
              </table:table-cell>
              <table:table-cell office:value-type="float" office:value="14.3676">
                <text:p>14.3676</text:p>
              </table:table-cell>
              <table:table-cell office:value-type="float" office:value="75.6330941028475">
                <text:p>75.6330941028475</text:p>
              </table:table-cell>
              <table:table-cell office:value-type="float" office:value="15.0335">
                <text:p>15.0335</text:p>
              </table:table-cell>
              <table:table-cell office:value-type="float" office:value="79.8527820534313">
                <text:p>79.8527820534313</text:p>
              </table:table-cell>
              <table:table-cell office:value-type="float" office:value="14.9487">
                <text:p>14.9487</text:p>
              </table:table-cell>
              <table:table-cell office:value-type="float" office:value="76.6954105585896">
                <text:p>76.6954105585896</text:p>
              </table:table-cell>
              <table:table-cell office:value-type="float" office:value="16.2042">
                <text:p>16.2042</text:p>
              </table:table-cell>
              <table:table-cell office:value-type="float" office:value="76.7643327867331">
                <text:p>76.7643327867331</text:p>
              </table:table-cell>
            </table:table-row>
            <table:table-row>
              <table:table-cell office:value-type="float" office:value="76.6963686883204">
                <text:p>80</text:p>
              </table:table-cell>
              <table:table-cell office:value-type="float" office:value="14.5738">
                <text:p>14.5738</text:p>
              </table:table-cell>
              <table:table-cell office:value-type="float" office:value="75.3673532594357">
                <text:p>75.3673532594357</text:p>
              </table:table-cell>
              <table:table-cell office:value-type="float" office:value="15.2847">
                <text:p>15.2847</text:p>
              </table:table-cell>
              <table:table-cell office:value-type="float" office:value="79.8556395446302">
                <text:p>79.8556395446302</text:p>
              </table:table-cell>
              <table:table-cell office:value-type="float" office:value="15.2487">
                <text:p>15.2487</text:p>
              </table:table-cell>
              <table:table-cell office:value-type="float" office:value="76.6963686883204">
                <text:p>76.6963686883204</text:p>
              </table:table-cell>
              <table:table-cell office:value-type="float" office:value="16.4792">
                <text:p>16.4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float" office:value="76.3964740825908">
                <text:p>80</text:p>
              </table:table-cell>
              <table:table-cell office:value-type="float" office:value="14.8939">
                <text:p>14.8939</text:p>
              </table:table-cell>
              <table:table-cell office:value-type="float" office:value="75.0930092951941">
                <text:p>75.0930092951941</text:p>
              </table:table-cell>
              <table:table-cell office:value-type="float" office:value="15.5152">
                <text:p>15.5152</text:p>
              </table:table-cell>
              <table:table-cell office:value-type="float" office:value="79.7299099318774">
                <text:p>79.7299099318774</text:p>
              </table:table-cell>
              <table:table-cell office:value-type="float" office:value="15.4987">
                <text:p>15.4987</text:p>
              </table:table-cell>
              <table:table-cell office:value-type="float" office:value="76.3964740825908">
                <text:p>76.3964740825908</text:p>
              </table:table-cell>
              <table:table-cell office:value-type="float" office:value="16.7792">
                <text:p>16.7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float" office:value="76.3974322123215">
                <text:p>80</text:p>
              </table:table-cell>
              <table:table-cell office:value-type="float" office:value="15.2697">
                <text:p>15.2697</text:p>
              </table:table-cell>
              <table:table-cell office:value-type="float" office:value="74.8712399582462">
                <text:p>74.8712399582462</text:p>
              </table:table-cell>
              <table:table-cell office:value-type="float" office:value="15.7902">
                <text:p>15.7902</text:p>
              </table:table-cell>
              <table:table-cell office:value-type="float" office:value="79.5260755596873">
                <text:p>79.5260755596873</text:p>
              </table:table-cell>
              <table:table-cell office:value-type="float" office:value="15.7737">
                <text:p>15.7737</text:p>
              </table:table-cell>
              <table:table-cell office:value-type="float" office:value="76.3974322123215">
                <text:p>76.3974322123215</text:p>
              </table:table-cell>
              <table:table-cell office:value-type="float" office:value="17.0542">
                <text:p>17.0542</text:p>
              </table:table-cell>
              <table:table-cell office:value-type="float" office:value="76.248994461805">
                <text:p>76.248994461805</text:p>
              </table:table-cell>
            </table:table-row>
            <table:table-row>
              <table:table-cell office:value-type="float" office:value="76.1531091309763">
                <text:p>80</text:p>
              </table:table-cell>
              <table:table-cell office:value-type="float" office:value="15.5197">
                <text:p>15.5197</text:p>
              </table:table-cell>
              <table:table-cell office:value-type="float" office:value="74.6408675004684">
                <text:p>74.6408675004684</text:p>
              </table:table-cell>
              <table:table-cell office:value-type="float" office:value="16.0995">
                <text:p>16.0995</text:p>
              </table:table-cell>
              <table:table-cell office:value-type="float" office:value="79.5260755596873">
                <text:p>79.5260755596873</text:p>
              </table:table-cell>
              <table:table-cell office:value-type="float" office:value="16.1818">
                <text:p>16.1818</text:p>
              </table:table-cell>
              <table:table-cell office:value-type="float" office:value="76.1531091309763">
                <text:p>76.1531091309763</text:p>
              </table:table-cell>
              <table:table-cell office:value-type="float" office:value="17.3042">
                <text:p>17.3042</text:p>
              </table:table-cell>
              <table:table-cell office:value-type="float" office:value="76.249961325454">
                <text:p>76.249961325454</text:p>
              </table:table-cell>
            </table:table-row>
            <table:table-row>
              <table:table-cell office:value-type="float" office:value="75.4191817572099">
                <text:p>80</text:p>
              </table:table-cell>
              <table:table-cell office:value-type="float" office:value="15.836">
                <text:p>15.836</text:p>
              </table:table-cell>
              <table:table-cell office:value-type="float" office:value="74.4984380556182">
                <text:p>74.4984380556182</text:p>
              </table:table-cell>
              <table:table-cell office:value-type="float" office:value="16.379">
                <text:p>16.379</text:p>
              </table:table-cell>
              <table:table-cell office:value-type="float" office:value="79.380343508542">
                <text:p>79.380343508542</text:p>
              </table:table-cell>
              <table:table-cell office:value-type="float" office:value="16.3818">
                <text:p>16.3818</text:p>
              </table:table-cell>
              <table:table-cell office:value-type="float" office:value="75.4191817572099">
                <text:p>75.4191817572099</text:p>
              </table:table-cell>
              <table:table-cell office:value-type="float" office:value="17.5542">
                <text:p>17.5542</text:p>
              </table:table-cell>
              <table:table-cell office:value-type="float" office:value="76.2509281891031">
                <text:p>76.2509281891031</text:p>
              </table:table-cell>
            </table:table-row>
            <table:table-row>
              <table:table-cell office:value-type="float" office:value="74.9966465459423">
                <text:p>70</text:p>
              </table:table-cell>
              <table:table-cell office:value-type="float" office:value="16.1401">
                <text:p>16.1401</text:p>
              </table:table-cell>
              <table:table-cell office:value-type="float" office:value="74.5003498602471">
                <text:p>74.5003498602471</text:p>
              </table:table-cell>
              <table:table-cell office:value-type="float" office:value="16.68">
                <text:p>16.68</text:p>
              </table:table-cell>
              <table:table-cell office:value-type="float" office:value="79.380343508542">
                <text:p>79.380343508542</text:p>
              </table:table-cell>
              <table:table-cell office:value-type="float" office:value="16.5818">
                <text:p>16.5818</text:p>
              </table:table-cell>
              <table:table-cell office:value-type="float" office:value="74.9966465459423">
                <text:p>74.9966465459423</text:p>
              </table:table-cell>
              <table:table-cell office:value-type="float" office:value="17.8292">
                <text:p>17.8292</text:p>
              </table:table-cell>
              <table:table-cell office:value-type="float" office:value="75.9086584573497">
                <text:p>75.9086584573497</text:p>
              </table:table-cell>
            </table:table-row>
            <table:table-row>
              <table:table-cell office:value-type="float" office:value="74.5789019833286">
                <text:p>70</text:p>
              </table:table-cell>
              <table:table-cell office:value-type="float" office:value="16.4901">
                <text:p>16.4901</text:p>
              </table:table-cell>
              <table:table-cell office:value-type="float" office:value="74.315860713562">
                <text:p>74.315860713562</text:p>
              </table:table-cell>
              <table:table-cell office:value-type="float" office:value="17.006">
                <text:p>17.006</text:p>
              </table:table-cell>
              <table:table-cell office:value-type="float" office:value="79.3851059938735">
                <text:p>79.3851059938735</text:p>
              </table:table-cell>
              <table:table-cell office:value-type="float" office:value="17.0568">
                <text:p>17.0568</text:p>
              </table:table-cell>
              <table:table-cell office:value-type="float" office:value="74.5789019833286">
                <text:p>74.5789019833286</text:p>
              </table:table-cell>
              <table:table-cell office:value-type="float" office:value="17.9812">
                <text:p>17.9812</text:p>
              </table:table-cell>
              <table:table-cell office:value-type="float" office:value="75.920260821138">
                <text:p>75.920260821138</text:p>
              </table:table-cell>
            </table:table-row>
            <table:table-row>
              <table:table-cell office:value-type="float" office:value="74.1841525342531">
                <text:p>70</text:p>
              </table:table-cell>
              <table:table-cell office:value-type="float" office:value="16.6901">
                <text:p>16.6901</text:p>
              </table:table-cell>
              <table:table-cell office:value-type="float" office:value="74.3215961274485">
                <text:p>74.3215961274485</text:p>
              </table:table-cell>
              <table:table-cell office:value-type="float" office:value="17.356">
                <text:p>17.356</text:p>
              </table:table-cell>
              <table:table-cell office:value-type="float" office:value="79.3851059938735">
                <text:p>79.3851059938735</text:p>
              </table:table-cell>
              <table:table-cell office:value-type="float" office:value="17.4568">
                <text:p>17.4568</text:p>
              </table:table-cell>
              <table:table-cell office:value-type="float" office:value="74.1841525342531">
                <text:p>74.1841525342531</text:p>
              </table:table-cell>
              <table:table-cell office:value-type="float" office:value="18.2854">
                <text:p>18.2854</text:p>
              </table:table-cell>
              <table:table-cell office:value-type="float" office:value="75.7259212276848">
                <text:p>75.7259212276848</text:p>
              </table:table-cell>
            </table:table-row>
            <table:table-row>
              <table:table-cell office:value-type="float" office:value="72.8945099166427">
                <text:p>70</text:p>
              </table:table-cell>
              <table:table-cell office:value-type="float" office:value="16.9901">
                <text:p>16.9901</text:p>
              </table:table-cell>
              <table:table-cell office:value-type="float" office:value="74.1638722455675">
                <text:p>74.1638722455675</text:p>
              </table:table-cell>
              <table:table-cell office:value-type="float" office:value="17.706">
                <text:p>17.706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7.8068">
                <text:p>17.8068</text:p>
              </table:table-cell>
              <table:table-cell office:value-type="float" office:value="72.8945099166427">
                <text:p>72.8945099166427</text:p>
              </table:table-cell>
              <table:table-cell office:value-type="float" office:value="18.5354">
                <text:p>18.5354</text:p>
              </table:table-cell>
              <table:table-cell office:value-type="float" office:value="74.5598836669658">
                <text:p>74.5598836669658</text:p>
              </table:table-cell>
            </table:table-row>
            <table:table-row>
              <table:table-cell office:value-type="float" office:value="72.3828686404139">
                <text:p>70</text:p>
              </table:table-cell>
              <table:table-cell office:value-type="float" office:value="17.2901">
                <text:p>17.2901</text:p>
              </table:table-cell>
              <table:table-cell office:value-type="float" office:value="74.1686517571396">
                <text:p>74.1686517571396</text:p>
              </table:table-cell>
              <table:table-cell office:value-type="float" office:value="18.031">
                <text:p>18.031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8.1568">
                <text:p>18.1568</text:p>
              </table:table-cell>
              <table:table-cell office:value-type="float" office:value="72.3828686404139">
                <text:p>72.3828686404139</text:p>
              </table:table-cell>
              <table:table-cell office:value-type="float" office:value="18.7854">
                <text:p>18.7854</text:p>
              </table:table-cell>
              <table:table-cell office:value-type="float" office:value="74.2988304817302">
                <text:p>74.2988304817302</text:p>
              </table:table-cell>
            </table:table-row>
            <table:table-row>
              <table:table-cell office:value-type="float" office:value="72.2544792564913">
                <text:p>70</text:p>
              </table:table-cell>
              <table:table-cell office:value-type="float" office:value="17.4963">
                <text:p>17.4963</text:p>
              </table:table-cell>
              <table:table-cell office:value-type="float" office:value="73.9965893405421">
                <text:p>73.9965893405421</text:p>
              </table:table-cell>
              <table:table-cell office:value-type="float" office:value="18.381">
                <text:p>18.381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8.5068">
                <text:p>18.5068</text:p>
              </table:table-cell>
              <table:table-cell office:value-type="float" office:value="72.2544792564913">
                <text:p>72.2544792564913</text:p>
              </table:table-cell>
              <table:table-cell office:value-type="float" office:value="19.0604">
                <text:p>19.0604</text:p>
              </table:table-cell>
              <table:table-cell office:value-type="float" office:value="74.2997973453792">
                <text:p>74.2997973453792</text:p>
              </table:table-cell>
            </table:table-row>
            <table:table-row>
              <table:table-cell office:value-type="float" office:value="71.7313404234934">
                <text:p>70</text:p>
              </table:table-cell>
              <table:table-cell office:value-type="float" office:value="17.7463">
                <text:p>17.7463</text:p>
              </table:table-cell>
              <table:table-cell office:value-type="float" office:value="73.998501145171">
                <text:p>73.998501145171</text:p>
              </table:table-cell>
              <table:table-cell office:value-type="float" office:value="18.6605">
                <text:p>18.6605</text:p>
              </table:table-cell>
              <table:table-cell office:value-type="float" office:value="79.3879634850725">
                <text:p>79.3879634850725</text:p>
              </table:table-cell>
              <table:table-cell office:value-type="float" office:value="18.9068">
                <text:p>18.9068</text:p>
              </table:table-cell>
              <table:table-cell office:value-type="float" office:value="71.7313404234934">
                <text:p>71.7313404234934</text:p>
              </table:table-cell>
              <table:table-cell office:value-type="float" office:value="19.3104">
                <text:p>19.3104</text:p>
              </table:table-cell>
              <table:table-cell office:value-type="float" office:value="74.059048296773">
                <text:p>74.059048296773</text:p>
              </table:table-cell>
            </table:table-row>
            <table:table-row>
              <table:table-cell office:value-type="float" office:value="71.9315895372233">
                <text:p>70</text:p>
              </table:table-cell>
              <table:table-cell office:value-type="float" office:value="17.9463">
                <text:p>17.9463</text:p>
              </table:table-cell>
              <table:table-cell office:value-type="float" office:value="73.9994570474854">
                <text:p>73.9994570474854</text:p>
              </table:table-cell>
              <table:table-cell office:value-type="float" office:value="18.9117">
                <text:p>18.9117</text:p>
              </table:table-cell>
              <table:table-cell office:value-type="float" office:value="79.3993934498682">
                <text:p>79.3993934498682</text:p>
              </table:table-cell>
              <table:table-cell office:value-type="float" office:value="19.2568">
                <text:p>19.2568</text:p>
              </table:table-cell>
              <table:table-cell office:value-type="float" office:value="71.9315895372233">
                <text:p>71.9315895372233</text:p>
              </table:table-cell>
              <table:table-cell office:value-type="float" office:value="19.5604">
                <text:p>19.5604</text:p>
              </table:table-cell>
              <table:table-cell office:value-type="float" office:value="73.0622118746326">
                <text:p>73.0622118746326</text:p>
              </table:table-cell>
            </table:table-row>
            <table:table-row>
              <table:table-cell office:value-type="float" office:value="71.1765833093801">
                <text:p>70</text:p>
              </table:table-cell>
              <table:table-cell office:value-type="float" office:value="18.3279">
                <text:p>18.3279</text:p>
              </table:table-cell>
              <table:table-cell office:value-type="float" office:value="73.6046693916255">
                <text:p>73.6046693916255</text:p>
              </table:table-cell>
              <table:table-cell office:value-type="float" office:value="19.1867">
                <text:p>19.1867</text:p>
              </table:table-cell>
              <table:table-cell office:value-type="float" office:value="78.5792934757761">
                <text:p>78.5792934757761</text:p>
              </table:table-cell>
              <table:table-cell office:value-type="float" office:value="19.6068">
                <text:p>19.6068</text:p>
              </table:table-cell>
              <table:table-cell office:value-type="float" office:value="71.1765833093801">
                <text:p>71.1765833093801</text:p>
              </table:table-cell>
              <table:table-cell office:value-type="float" office:value="19.8104">
                <text:p>19.8104</text:p>
              </table:table-cell>
              <table:table-cell office:value-type="float" office:value="72.6464605055537">
                <text:p>72.6464605055537</text:p>
              </table:table-cell>
            </table:table-row>
            <table:table-row>
              <table:table-cell office:value-type="float" office:value="71.2541918175721">
                <text:p>70</text:p>
              </table:table-cell>
              <table:table-cell office:value-type="float" office:value="18.632">
                <text:p>18.632</text:p>
              </table:table-cell>
              <table:table-cell office:value-type="float" office:value="73.60562529394">
                <text:p>73.60562529394</text:p>
              </table:table-cell>
              <table:table-cell office:value-type="float" office:value="19.5117">
                <text:p>19.5117</text:p>
              </table:table-cell>
              <table:table-cell office:value-type="float" office:value="78.4021290214426">
                <text:p>78.4021290214426</text:p>
              </table:table-cell>
              <table:table-cell office:value-type="float" office:value="19.9328">
                <text:p>19.9328</text:p>
              </table:table-cell>
              <table:table-cell office:value-type="float" office:value="71.2541918175721">
                <text:p>71.2541918175721</text:p>
              </table:table-cell>
              <table:table-cell office:value-type="float" office:value="20.0604">
                <text:p>20.0604</text:p>
              </table:table-cell>
              <table:table-cell office:value-type="float" office:value="72.1108180439961">
                <text:p>72.1108180439961</text:p>
              </table:table-cell>
            </table:table-row>
            <table:table-row>
              <table:table-cell office:value-type="float" office:value="71.3164702500719">
                <text:p>70</text:p>
              </table:table-cell>
              <table:table-cell office:value-type="float" office:value="18.882">
                <text:p>18.882</text:p>
              </table:table-cell>
              <table:table-cell office:value-type="float" office:value="73.6065811962544">
                <text:p>73.6065811962544</text:p>
              </table:table-cell>
              <table:table-cell office:value-type="float" office:value="19.8128">
                <text:p>19.8128</text:p>
              </table:table-cell>
              <table:table-cell office:value-type="float" office:value="78.4468963835591">
                <text:p>78.4468963835591</text:p>
              </table:table-cell>
              <table:table-cell office:value-type="float" office:value="20.2156">
                <text:p>20.2156</text:p>
              </table:table-cell>
              <table:table-cell office:value-type="float" office:value="71.3164702500719">
                <text:p>71.3164702500719</text:p>
              </table:table-cell>
              <table:table-cell office:value-type="float" office:value="20.4104">
                <text:p>20.4104</text:p>
              </table:table-cell>
              <table:table-cell office:value-type="float" office:value="71.8014216763095">
                <text:p>71.8014216763095</text:p>
              </table:table-cell>
            </table:table-row>
            <table:table-row>
              <table:table-cell office:value-type="float" office:value="70.9600459902271">
                <text:p>70</text:p>
              </table:table-cell>
              <table:table-cell office:value-type="float" office:value="19.207">
                <text:p>19.207</text:p>
              </table:table-cell>
              <table:table-cell office:value-type="float" office:value="72.1526537760053">
                <text:p>72.1526537760053</text:p>
              </table:table-cell>
              <table:table-cell office:value-type="float" office:value="20.1637">
                <text:p>20.1637</text:p>
              </table:table-cell>
              <table:table-cell office:value-type="float" office:value="78.1925796668546">
                <text:p>78.1925796668546</text:p>
              </table:table-cell>
              <table:table-cell office:value-type="float" office:value="20.5665">
                <text:p>20.5665</text:p>
              </table:table-cell>
              <table:table-cell office:value-type="float" office:value="70.9600459902271">
                <text:p>70.9600459902271</text:p>
              </table:table-cell>
              <table:table-cell office:value-type="float" office:value="20.6354">
                <text:p>20.6354</text:p>
              </table:table-cell>
              <table:table-cell office:value-type="float" office:value="71.9058429504038">
                <text:p>71.9058429504038</text:p>
              </table:table-cell>
            </table:table-row>
            <table:table-row>
              <table:table-cell office:value-type="float" office:value="70.739676152151">
                <text:p>70</text:p>
              </table:table-cell>
              <table:table-cell office:value-type="float" office:value="19.482">
                <text:p>19.482</text:p>
              </table:table-cell>
              <table:table-cell office:value-type="float" office:value="72.1536096783198">
                <text:p>72.1536096783198</text:p>
              </table:table-cell>
              <table:table-cell office:value-type="float" office:value="20.4637">
                <text:p>20.4637</text:p>
              </table:table-cell>
              <table:table-cell office:value-type="float" office:value="78.2173445905787">
                <text:p>78.2173445905787</text:p>
              </table:table-cell>
              <table:table-cell office:value-type="float" office:value="20.9165">
                <text:p>20.9165</text:p>
              </table:table-cell>
              <table:table-cell office:value-type="float" office:value="70.739676152151">
                <text:p>70.739676152151</text:p>
              </table:table-cell>
              <table:table-cell office:value-type="float" office:value="21.0354">
                <text:p>21.0354</text:p>
              </table:table-cell>
              <table:table-cell office:value-type="float" office:value="71.5616394913524">
                <text:p>71.5616394913524</text:p>
              </table:table-cell>
            </table:table-row>
            <table:table-row>
              <table:table-cell office:value-type="float" office:value="70.4522372329213">
                <text:p>70</text:p>
              </table:table-cell>
              <table:table-cell office:value-type="float" office:value="19.782">
                <text:p>19.782</text:p>
              </table:table-cell>
              <table:table-cell office:value-type="float" office:value="71.9547819969182">
                <text:p>71.9547819969182</text:p>
              </table:table-cell>
              <table:table-cell office:value-type="float" office:value="20.6137">
                <text:p>20.6137</text:p>
              </table:table-cell>
              <table:table-cell office:value-type="float" office:value="78.2382995260375">
                <text:p>78.2382995260375</text:p>
              </table:table-cell>
              <table:table-cell office:value-type="float" office:value="21.2091">
                <text:p>21.2091</text:p>
              </table:table-cell>
              <table:table-cell office:value-type="float" office:value="70.4522372329213">
                <text:p>70.4522372329213</text:p>
              </table:table-cell>
              <table:table-cell office:value-type="float" office:value="21.3854">
                <text:p>21.3854</text:p>
              </table:table-cell>
              <table:table-cell office:value-type="float" office:value="71.1275177129421">
                <text:p>71.1275177129421</text:p>
              </table:table-cell>
            </table:table-row>
            <table:table-row>
              <table:table-cell office:value-type="float" office:value="70.4551116221136">
                <text:p>70</text:p>
              </table:table-cell>
              <table:table-cell office:value-type="float" office:value="19.9956">
                <text:p>19.9956</text:p>
              </table:table-cell>
              <table:table-cell office:value-type="float" office:value="71.9547819969182">
                <text:p>71.9547819969182</text:p>
              </table:table-cell>
              <table:table-cell office:value-type="float" office:value="20.9887">
                <text:p>20.9887</text:p>
              </table:table-cell>
              <table:table-cell office:value-type="float" office:value="77.7134736425012">
                <text:p>77.7134736425012</text:p>
              </table:table-cell>
              <table:table-cell office:value-type="float" office:value="21.6191">
                <text:p>21.6191</text:p>
              </table:table-cell>
              <table:table-cell office:value-type="float" office:value="70.4551116221136">
                <text:p>70.4551116221136</text:p>
              </table:table-cell>
              <table:table-cell office:value-type="float" office:value="21.757">
                <text:p>21.757</text:p>
              </table:table-cell>
              <table:table-cell office:value-type="float" office:value="70.7117663438631">
                <text:p>70.7117663438631</text:p>
              </table:table-cell>
            </table:table-row>
            <table:table-row>
              <table:table-cell office:value-type="float" office:value="70.3008527354604">
                <text:p>70</text:p>
              </table:table-cell>
              <table:table-cell office:value-type="float" office:value="20.2456">
                <text:p>20.2456</text:p>
              </table:table-cell>
              <table:table-cell office:value-type="float" office:value="70.8277731682044">
                <text:p>70.8277731682044</text:p>
              </table:table-cell>
              <table:table-cell office:value-type="float" office:value="21.2349">
                <text:p>21.2349</text:p>
              </table:table-cell>
              <table:table-cell office:value-type="float" office:value="76.2342456985233">
                <text:p>76.2342456985233</text:p>
              </table:table-cell>
              <table:table-cell office:value-type="float" office:value="21.8191">
                <text:p>21.8191</text:p>
              </table:table-cell>
              <table:table-cell office:value-type="float" office:value="70.3008527354604">
                <text:p>70.3008527354604</text:p>
              </table:table-cell>
              <table:table-cell office:value-type="float" office:value="22.0612">
                <text:p>22.0612</text:p>
              </table:table-cell>
              <table:table-cell office:value-type="float" office:value="70.8393923455339">
                <text:p>70.8393923455339</text:p>
              </table:table-cell>
            </table:table-row>
            <table:table-row>
              <table:table-cell office:value-type="float" office:value="69.2402031235029">
                <text:p>70</text:p>
              </table:table-cell>
              <table:table-cell office:value-type="float" office:value="20.4956">
                <text:p>20.4956</text:p>
              </table:table-cell>
              <table:table-cell office:value-type="float" office:value="70.4492358516899">
                <text:p>70.4492358516899</text:p>
              </table:table-cell>
              <table:table-cell office:value-type="float" office:value="21.6132">
                <text:p>21.6132</text:p>
              </table:table-cell>
              <table:table-cell office:value-type="float" office:value="75.2817486322142">
                <text:p>75.2817486322142</text:p>
              </table:table-cell>
              <table:table-cell office:value-type="float" office:value="22.1191">
                <text:p>22.1191</text:p>
              </table:table-cell>
              <table:table-cell office:value-type="float" office:value="69.2402031235029">
                <text:p>69.2402031235029</text:p>
              </table:table-cell>
              <table:table-cell office:value-type="float" office:value="22.4112">
                <text:p>22.4112</text:p>
              </table:table-cell>
              <table:table-cell office:value-type="float" office:value="70.6382847065375">
                <text:p>70.6382847065375</text:p>
              </table:table-cell>
            </table:table-row>
            <table:table-row>
              <table:table-cell office:value-type="float" office:value="69.247868161349">
                <text:p>70</text:p>
              </table:table-cell>
              <table:table-cell office:value-type="float" office:value="20.7456">
                <text:p>20.7456</text:p>
              </table:table-cell>
              <table:table-cell office:value-type="float" office:value="70.3287921600716">
                <text:p>70.3287921600716</text:p>
              </table:table-cell>
              <table:table-cell office:value-type="float" office:value="21.942">
                <text:p>21.942</text:p>
              </table:table-cell>
              <table:table-cell office:value-type="float" office:value="74.3206790923084">
                <text:p>74.3206790923084</text:p>
              </table:table-cell>
              <table:table-cell office:value-type="float" office:value="22.4191">
                <text:p>22.4191</text:p>
              </table:table-cell>
              <table:table-cell office:value-type="float" office:value="69.247868161349">
                <text:p>69.247868161349</text:p>
              </table:table-cell>
              <table:table-cell office:value-type="float" office:value="22.6722">
                <text:p>22.6722</text:p>
              </table:table-cell>
              <table:table-cell office:value-type="float" office:value="70.4797190680982">
                <text:p>70.4797190680982</text:p>
              </table:table-cell>
            </table:table-row>
            <table:table-row>
              <table:table-cell office:value-type="float" office:value="69.0869023665804">
                <text:p>70</text:p>
              </table:table-cell>
              <table:table-cell office:value-type="float" office:value="21.0456">
                <text:p>21.0456</text:p>
              </table:table-cell>
              <table:table-cell office:value-type="float" office:value="70.2446727564017">
                <text:p>70.2446727564017</text:p>
              </table:table-cell>
              <table:table-cell office:value-type="float" office:value="22.1725">
                <text:p>22.1725</text:p>
              </table:table-cell>
              <table:table-cell office:value-type="float" office:value="74.035882469482">
                <text:p>74.035882469482</text:p>
              </table:table-cell>
              <table:table-cell office:value-type="float" office:value="22.7191">
                <text:p>22.7191</text:p>
              </table:table-cell>
              <table:table-cell office:value-type="float" office:value="69.0869023665804">
                <text:p>69.0869023665804</text:p>
              </table:table-cell>
              <table:table-cell office:value-type="float" office:value="23.0222">
                <text:p>23.0222</text:p>
              </table:table-cell>
              <table:table-cell office:value-type="float" office:value="70.3559605210235">
                <text:p>70.3559605210235</text:p>
              </table:table-cell>
            </table:table-row>
            <table:table-row>
              <table:table-cell office:value-type="float" office:value="68.6710740634282">
                <text:p>70</text:p>
              </table:table-cell>
              <table:table-cell office:value-type="float" office:value="21.2956">
                <text:p>21.2956</text:p>
              </table:table-cell>
              <table:table-cell office:value-type="float" office:value="69.8269434449955">
                <text:p>69.8269434449955</text:p>
              </table:table-cell>
              <table:table-cell office:value-type="float" office:value="22.4767">
                <text:p>22.4767</text:p>
              </table:table-cell>
              <table:table-cell office:value-type="float" office:value="72.0146836947742">
                <text:p>72.0146836947742</text:p>
              </table:table-cell>
              <table:table-cell office:value-type="float" office:value="23.0233">
                <text:p>23.0233</text:p>
              </table:table-cell>
              <table:table-cell office:value-type="float" office:value="68.6710740634282">
                <text:p>68.6710740634282</text:p>
              </table:table-cell>
              <table:table-cell office:value-type="float" office:value="23.3722">
                <text:p>23.372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float" office:value="68.6710740634282">
                <text:p>70</text:p>
              </table:table-cell>
              <table:table-cell office:value-type="float" office:value="21.6206">
                <text:p>21.6206</text:p>
              </table:table-cell>
              <table:table-cell office:value-type="float" office:value="69.7523830644699">
                <text:p>69.7523830644699</text:p>
              </table:table-cell>
              <table:table-cell office:value-type="float" office:value="22.6517">
                <text:p>22.6517</text:p>
              </table:table-cell>
              <table:table-cell office:value-type="float" office:value="71.4593779051161">
                <text:p>71.4593779051161</text:p>
              </table:table-cell>
              <table:table-cell office:value-type="float" office:value="23.3233">
                <text:p>23.3233</text:p>
              </table:table-cell>
              <table:table-cell office:value-type="float" office:value="68.6710740634282">
                <text:p>68.6710740634282</text:p>
              </table:table-cell>
              <table:table-cell office:value-type="float" office:value="23.7792">
                <text:p>23.77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float" office:value="68.3089010251988">
                <text:p>70</text:p>
              </table:table-cell>
              <table:table-cell office:value-type="float" office:value="21.9715">
                <text:p>21.9715</text:p>
              </table:table-cell>
              <table:table-cell office:value-type="float" office:value="69.4273762775635">
                <text:p>69.4273762775635</text:p>
              </table:table-cell>
              <table:table-cell office:value-type="float" office:value="22.9367">
                <text:p>22.9367</text:p>
              </table:table-cell>
              <table:table-cell office:value-type="float" office:value="70.5668881539845">
                <text:p>70.5668881539845</text:p>
              </table:table-cell>
              <table:table-cell office:value-type="float" office:value="23.6733">
                <text:p>23.6733</text:p>
              </table:table-cell>
              <table:table-cell office:value-type="float" office:value="68.3089010251988">
                <text:p>68.3089010251988</text:p>
              </table:table-cell>
              <table:table-cell office:value-type="float" office:value="24.3492">
                <text:p>24.3492</text:p>
              </table:table-cell>
              <table:table-cell office:value-type="float" office:value="68.8118792735373">
                <text:p>68.8118792735373</text:p>
              </table:table-cell>
            </table:table-row>
            <table:table-row>
              <table:table-cell office:value-type="float" office:value="68.3089010251988">
                <text:p>70</text:p>
              </table:table-cell>
              <table:table-cell office:value-type="float" office:value="22.1951">
                <text:p>22.1951</text:p>
              </table:table-cell>
              <table:table-cell office:value-type="float" office:value="69.3862724780429">
                <text:p>69.3862724780429</text:p>
              </table:table-cell>
              <table:table-cell office:value-type="float" office:value="23.2529">
                <text:p>23.2529</text:p>
              </table:table-cell>
              <table:table-cell office:value-type="float" office:value="69.4905664690553">
                <text:p>69.4905664690553</text:p>
              </table:table-cell>
              <table:table-cell office:value-type="float" office:value="23.9733">
                <text:p>23.9733</text:p>
              </table:table-cell>
              <table:table-cell office:value-type="float" office:value="68.3089010251988">
                <text:p>68.3089010251988</text:p>
              </table:table-cell>
              <table:table-cell office:value-type="float" office:value="24.7317">
                <text:p>24.7317</text:p>
              </table:table-cell>
              <table:table-cell office:value-type="float" office:value="68.3100770396956">
                <text:p>68.3100770396956</text:p>
              </table:table-cell>
            </table:table-row>
            <table:table-row>
              <table:table-cell office:value-type="float" office:value="68.1124844303919">
                <text:p>70</text:p>
              </table:table-cell>
              <table:table-cell office:value-type="float" office:value="22.4451">
                <text:p>22.4451</text:p>
              </table:table-cell>
              <table:table-cell office:value-type="float" office:value="69.3279624368627">
                <text:p>69.3279624368627</text:p>
              </table:table-cell>
              <table:table-cell office:value-type="float" office:value="23.4834">
                <text:p>23.4834</text:p>
              </table:table-cell>
              <table:table-cell office:value-type="float" office:value="69.0743252510782">
                <text:p>69.0743252510782</text:p>
              </table:table-cell>
              <table:table-cell office:value-type="float" office:value="24.2865">
                <text:p>24.2865</text:p>
              </table:table-cell>
              <table:table-cell office:value-type="float" office:value="68.1124844303919">
                <text:p>68.1124844303919</text:p>
              </table:table-cell>
              <table:table-cell office:value-type="float" office:value="25.0368">
                <text:p>25.0368</text:p>
              </table:table-cell>
              <table:table-cell office:value-type="float" office:value="68.3236131307819">
                <text:p>68.3236131307819</text:p>
              </table:table-cell>
            </table:table-row>
            <table:table-row>
              <table:table-cell office:value-type="float" office:value="68.1124844303919">
                <text:p>70</text:p>
              </table:table-cell>
              <table:table-cell office:value-type="float" office:value="22.6451">
                <text:p>22.6451</text:p>
              </table:table-cell>
              <table:table-cell office:value-type="float" office:value="69.3336978507493">
                <text:p>69.3336978507493</text:p>
              </table:table-cell>
              <table:table-cell office:value-type="float" office:value="23.8122">
                <text:p>23.8122</text:p>
              </table:table-cell>
              <table:table-cell office:value-type="float" office:value="68.5323544203484">
                <text:p>68.5323544203484</text:p>
              </table:table-cell>
              <table:table-cell office:value-type="float" office:value="24.5907">
                <text:p>24.5907</text:p>
              </table:table-cell>
              <table:table-cell office:value-type="float" office:value="68.1124844303919">
                <text:p>68.1124844303919</text:p>
              </table:table-cell>
              <table:table-cell office:value-type="float" office:value="25.4091">
                <text:p>25.4091</text:p>
              </table:table-cell>
              <table:table-cell office:value-type="float" office:value="68.1283066736796">
                <text:p>68.1283066736796</text:p>
              </table:table-cell>
            </table:table-row>
            <table:table-row>
              <table:table-cell office:value-type="float" office:value="68.1220657276995">
                <text:p>70</text:p>
              </table:table-cell>
              <table:table-cell office:value-type="float" office:value="22.9633">
                <text:p>22.9633</text:p>
              </table:table-cell>
              <table:table-cell office:value-type="float" office:value="68.8060397731835">
                <text:p>68.8060397731835</text:p>
              </table:table-cell>
              <table:table-cell office:value-type="float" office:value="24.0358">
                <text:p>24.0358</text:p>
              </table:table-cell>
              <table:table-cell office:value-type="float" office:value="68.5361644086136">
                <text:p>68.5361644086136</text:p>
              </table:table-cell>
              <table:table-cell office:value-type="float" office:value="24.8702">
                <text:p>24.8702</text:p>
              </table:table-cell>
              <table:table-cell office:value-type="float" office:value="68.1220657276995">
                <text:p>68.1220657276995</text:p>
              </table:table-cell>
              <table:table-cell office:value-type="float" office:value="25.5549">
                <text:p>25.5549</text:p>
              </table:table-cell>
              <table:table-cell office:value-type="float" office:value="68.1389421738189">
                <text:p>68.1389421738189</text:p>
              </table:table-cell>
            </table:table-row>
            <table:table-row>
              <table:table-cell office:value-type="float" office:value="68.1220657276995">
                <text:p>70</text:p>
              </table:table-cell>
              <table:table-cell office:value-type="float" office:value="23.2795">
                <text:p>23.2795</text:p>
              </table:table-cell>
              <table:table-cell office:value-type="float" office:value="68.696111007024">
                <text:p>68.696111007024</text:p>
              </table:table-cell>
              <table:table-cell office:value-type="float" office:value="24.3187">
                <text:p>24.3187</text:p>
              </table:table-cell>
              <table:table-cell office:value-type="float" office:value="68.5333069174147">
                <text:p>68.5333069174147</text:p>
              </table:table-cell>
              <table:table-cell office:value-type="float" office:value="25.1202">
                <text:p>25.1202</text:p>
              </table:table-cell>
              <table:table-cell office:value-type="float" office:value="68.1220657276995">
                <text:p>68.1220657276995</text:p>
              </table:table-cell>
              <table:table-cell office:value-type="float" office:value="25.8159">
                <text:p>25.8159</text:p>
              </table:table-cell>
              <table:table-cell office:value-type="float" office:value="68.0354877633737">
                <text:p>68.0354877633737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3.5295">
                <text:p>23.5295</text:p>
              </table:table-cell>
              <table:table-cell office:value-type="float" office:value="68.7830981176372">
                <text:p>68.7830981176372</text:p>
              </table:table-cell>
              <table:table-cell office:value-type="float" office:value="24.5761">
                <text:p>24.5761</text:p>
              </table:table-cell>
              <table:table-cell office:value-type="float" office:value="68.5333069174147">
                <text:p>68.5333069174147</text:p>
              </table:table-cell>
              <table:table-cell office:value-type="float" office:value="25.4202">
                <text:p>25.4202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6.1159">
                <text:p>26.1159</text:p>
              </table:table-cell>
              <table:table-cell office:value-type="float" office:value="68.1611800377464">
                <text:p>68.1611800377464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3.8795">
                <text:p>23.8795</text:p>
              </table:table-cell>
              <table:table-cell office:value-type="float" office:value="68.4246347497257">
                <text:p>68.4246347497257</text:p>
              </table:table-cell>
              <table:table-cell office:value-type="float" office:value="24.934">
                <text:p>24.934</text:p>
              </table:table-cell>
              <table:table-cell office:value-type="float" office:value="68.5352119115473">
                <text:p>68.5352119115473</text:p>
              </table:table-cell>
              <table:table-cell office:value-type="float" office:value="25.8115">
                <text:p>25.8115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6.3909">
                <text:p>26.3909</text:p>
              </table:table-cell>
              <table:table-cell office:value-type="float" office:value="68.1805173107268">
                <text:p>68.1805173107268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4.1795">
                <text:p>24.1795</text:p>
              </table:table-cell>
              <table:table-cell office:value-type="float" office:value="68.5823586316067">
                <text:p>68.5823586316067</text:p>
              </table:table-cell>
              <table:table-cell office:value-type="float" office:value="25.2102">
                <text:p>25.2102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6.0487">
                <text:p>26.0487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6.6519">
                <text:p>26.6519</text:p>
              </table:table-cell>
              <table:table-cell office:value-type="float" office:value="68.2288604931778">
                <text:p>68.2288604931778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4.4295">
                <text:p>24.4295</text:p>
              </table:table-cell>
              <table:table-cell office:value-type="float" office:value="68.4944156186791">
                <text:p>68.4944156186791</text:p>
              </table:table-cell>
              <table:table-cell office:value-type="float" office:value="25.5611">
                <text:p>25.5611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6.3097">
                <text:p>26.3097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6.9269">
                <text:p>26.9269</text:p>
              </table:table-cell>
              <table:table-cell office:value-type="float" office:value="65.6086600043315">
                <text:p>65.6086600043315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4.6795">
                <text:p>24.6795</text:p>
              </table:table-cell>
              <table:table-cell office:value-type="float" office:value="68.068083186443">
                <text:p>68.068083186443</text:p>
              </table:table-cell>
              <table:table-cell office:value-type="float" office:value="25.8652">
                <text:p>25.8652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6.6347">
                <text:p>26.6347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7.1879">
                <text:p>27.1879</text:p>
              </table:table-cell>
              <table:table-cell office:value-type="float" office:value="64.4841975805204">
                <text:p>64.4841975805204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5.0295">
                <text:p>25.0295</text:p>
              </table:table-cell>
              <table:table-cell office:value-type="float" office:value="68.1426435669686">
                <text:p>68.1426435669686</text:p>
              </table:table-cell>
              <table:table-cell office:value-type="float" office:value="26.0667">
                <text:p>26.0667</text:p>
              </table:table-cell>
              <table:table-cell office:value-type="float" office:value="68.2142204002012">
                <text:p>68.2142204002012</text:p>
              </table:table-cell>
              <table:table-cell office:value-type="float" office:value="26.9347">
                <text:p>26.9347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7.4379">
                <text:p>27.4379</text:p>
              </table:table-cell>
              <table:table-cell office:value-type="float" office:value="63.3694037931995">
                <text:p>63.3694037931995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5.2795">
                <text:p>25.2795</text:p>
              </table:table-cell>
              <table:table-cell office:value-type="float" office:value="68.0833776234739">
                <text:p>68.0833776234739</text:p>
              </table:table-cell>
              <table:table-cell office:value-type="float" office:value="26.4167">
                <text:p>26.4167</text:p>
              </table:table-cell>
              <table:table-cell office:value-type="float" office:value="67.8170291235503">
                <text:p>67.8170291235503</text:p>
              </table:table-cell>
              <table:table-cell office:value-type="float" office:value="27.2347">
                <text:p>27.2347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7.6879">
                <text:p>27.6879</text:p>
              </table:table-cell>
              <table:table-cell office:value-type="float" office:value="62.3986726895826">
                <text:p>62.3986726895826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5.5888">
                <text:p>25.5888</text:p>
              </table:table-cell>
              <table:table-cell office:value-type="float" office:value="68.0862453304172">
                <text:p>68.0862453304172</text:p>
              </table:table-cell>
              <table:table-cell office:value-type="float" office:value="26.6717">
                <text:p>26.6717</text:p>
              </table:table-cell>
              <table:table-cell office:value-type="float" office:value="67.8265540942134">
                <text:p>67.8265540942134</text:p>
              </table:table-cell>
              <table:table-cell office:value-type="float" office:value="27.5479">
                <text:p>27.5479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7.9379">
                <text:p>27.9379</text:p>
              </table:table-cell>
              <table:table-cell office:value-type="float" office:value="62.0622041397234">
                <text:p>62.0622041397234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5.8498">
                <text:p>25.8498</text:p>
              </table:table-cell>
              <table:table-cell office:value-type="float" office:value="67.9476394948248">
                <text:p>67.9476394948248</text:p>
              </table:table-cell>
              <table:table-cell office:value-type="float" office:value="26.9512">
                <text:p>26.9512</text:p>
              </table:table-cell>
              <table:table-cell office:value-type="float" office:value="66.2368364905436">
                <text:p>66.2368364905436</text:p>
              </table:table-cell>
              <table:table-cell office:value-type="float" office:value="27.7729">
                <text:p>27.7729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8.1879">
                <text:p>28.1879</text:p>
              </table:table-cell>
              <table:table-cell office:value-type="float" office:value="62.043833730392">
                <text:p>62.043833730392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6.1998">
                <text:p>26.1998</text:p>
              </table:table-cell>
              <table:table-cell office:value-type="float" office:value="67.9466835925103">
                <text:p>67.9466835925103</text:p>
              </table:table-cell>
              <table:table-cell office:value-type="float" office:value="27.3012">
                <text:p>27.3012</text:p>
              </table:table-cell>
              <table:table-cell office:value-type="float" office:value="65.1338448877578">
                <text:p>65.1338448877578</text:p>
              </table:table-cell>
              <table:table-cell office:value-type="float" office:value="28.0862">
                <text:p>28.0862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8.4379">
                <text:p>28.4379</text:p>
              </table:table-cell>
              <table:table-cell office:value-type="float" office:value="61.7305699081093">
                <text:p>61.7305699081093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6.5498">
                <text:p>26.5498</text:p>
              </table:table-cell>
              <table:table-cell office:value-type="float" office:value="67.9505072017681">
                <text:p>67.9505072017681</text:p>
              </table:table-cell>
              <table:table-cell office:value-type="float" office:value="27.6012">
                <text:p>27.6012</text:p>
              </table:table-cell>
              <table:table-cell office:value-type="float" office:value="64.4118521114955">
                <text:p>64.4118521114955</text:p>
              </table:table-cell>
              <table:table-cell office:value-type="float" office:value="28.5862">
                <text:p>28.5862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8.6879">
                <text:p>28.6879</text:p>
              </table:table-cell>
              <table:table-cell office:value-type="float" office:value="61.8224219547663">
                <text:p>61.8224219547663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6.8498">
                <text:p>26.8498</text:p>
              </table:table-cell>
              <table:table-cell office:value-type="float" office:value="67.9476394948248">
                <text:p>67.9476394948248</text:p>
              </table:table-cell>
              <table:table-cell office:value-type="float" office:value="27.977">
                <text:p>27.977</text:p>
              </table:table-cell>
              <table:table-cell office:value-type="float" office:value="63.5984196168676">
                <text:p>63.5984196168676</text:p>
              </table:table-cell>
              <table:table-cell office:value-type="float" office:value="28.8712">
                <text:p>28.8712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8.9392">
                <text:p>28.9392</text:p>
              </table:table-cell>
              <table:table-cell office:value-type="float" office:value="61.5932752699483">
                <text:p>61.5932752699483</text:p>
              </table:table-cell>
            </table:table-row>
            <table:table-row>
              <table:table-cell office:value-type="float" office:value="67.9505605058925">
                <text:p>70</text:p>
              </table:table-cell>
              <table:table-cell office:value-type="float" office:value="27.0513">
                <text:p>27.0513</text:p>
              </table:table-cell>
              <table:table-cell office:value-type="float" office:value="67.9524190063969">
                <text:p>67.9524190063969</text:p>
              </table:table-cell>
              <table:table-cell office:value-type="float" office:value="28.3059">
                <text:p>28.3059</text:p>
              </table:table-cell>
              <table:table-cell office:value-type="float" office:value="63.0678787509335">
                <text:p>63.0678787509335</text:p>
              </table:table-cell>
              <table:table-cell office:value-type="float" office:value="29.0848">
                <text:p>29.0848</text:p>
              </table:table-cell>
              <table:table-cell office:value-type="float" office:value="67.9505605058925">
                <text:p>67.9505605058925</text:p>
              </table:table-cell>
              <table:table-cell office:value-type="float" office:value="29.1892">
                <text:p>29.1892</text:p>
              </table:table-cell>
              <table:table-cell office:value-type="float" office:value="61.5420314965502">
                <text:p>61.5420314965502</text:p>
              </table:table-cell>
            </table:table-row>
            <table:table-row>
              <table:table-cell office:value-type="float" office:value="67.9496023761617">
                <text:p>70</text:p>
              </table:table-cell>
              <table:table-cell office:value-type="float" office:value="27.3342">
                <text:p>27.3342</text:p>
              </table:table-cell>
              <table:table-cell office:value-type="float" office:value="67.7918274175725">
                <text:p>67.7918274175725</text:p>
              </table:table-cell>
              <table:table-cell office:value-type="float" office:value="28.5364">
                <text:p>28.5364</text:p>
              </table:table-cell>
              <table:table-cell office:value-type="float" office:value="62.8459469344835">
                <text:p>62.8459469344835</text:p>
              </table:table-cell>
              <table:table-cell office:value-type="float" office:value="29.3288">
                <text:p>29.3288</text:p>
              </table:table-cell>
              <table:table-cell office:value-type="float" office:value="67.9496023761617">
                <text:p>67.9496023761617</text:p>
              </table:table-cell>
              <table:table-cell office:value-type="float" office:value="29.4392">
                <text:p>29.4392</text:p>
              </table:table-cell>
              <table:table-cell office:value-type="float" office:value="61.6657900436249">
                <text:p>61.6657900436249</text:p>
              </table:table-cell>
            </table:table-row>
            <table:table-row>
              <table:table-cell office:value-type="float" office:value="67.7991760084316">
                <text:p>70</text:p>
              </table:table-cell>
              <table:table-cell office:value-type="float" office:value="27.6921">
                <text:p>27.69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8.8652">
                <text:p>28.8652</text:p>
              </table:table-cell>
              <table:table-cell office:value-type="float" office:value="61.6429431397351">
                <text:p>61.6429431397351</text:p>
              </table:table-cell>
              <table:table-cell office:value-type="float" office:value="29.6134">
                <text:p>29.6134</text:p>
              </table:table-cell>
              <table:table-cell office:value-type="float" office:value="67.7991760084316">
                <text:p>67.7991760084316</text:p>
              </table:table-cell>
              <table:table-cell office:value-type="float" office:value="29.4892">
                <text:p>29.4892</text:p>
              </table:table-cell>
              <table:table-cell office:value-type="float" office:value="61.2624145292534">
                <text:p>61.2624145292534</text:p>
              </table:table-cell>
            </table:table-row>
            <table:table-row>
              <table:table-cell office:value-type="float" office:value="67.8010922678931">
                <text:p>70</text:p>
              </table:table-cell>
              <table:table-cell office:value-type="float" office:value="28.0421">
                <text:p>28.0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1201">
                <text:p>29.1201</text:p>
              </table:table-cell>
              <table:table-cell office:value-type="float" office:value="61.309569166527">
                <text:p>61.309569166527</text:p>
              </table:table-cell>
              <table:table-cell office:value-type="float" office:value="29.8602">
                <text:p>29.8602</text:p>
              </table:table-cell>
              <table:table-cell office:value-type="float" office:value="67.8010922678931">
                <text:p>67.8010922678931</text:p>
              </table:table-cell>
              <table:table-cell office:value-type="float" office:value="29.6142">
                <text:p>29.6142</text:p>
              </table:table-cell>
              <table:table-cell office:value-type="float" office:value="61.1320813093654">
                <text:p>61.1320813093654</text:p>
              </table:table-cell>
            </table:table-row>
            <table:table-row>
              <table:table-cell office:value-type="float" office:value="67.813547954393">
                <text:p>70</text:p>
              </table:table-cell>
              <table:table-cell office:value-type="float" office:value="28.4421">
                <text:p>28.4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6307">
                <text:p>29.6307</text:p>
              </table:table-cell>
              <table:table-cell office:value-type="float" office:value="60.7666458387308">
                <text:p>60.7666458387308</text:p>
              </table:table-cell>
              <table:table-cell office:value-type="float" office:value="30.1102">
                <text:p>30.1102</text:p>
              </table:table-cell>
              <table:table-cell office:value-type="float" office:value="67.813547954393">
                <text:p>67.813547954393</text:p>
              </table:table-cell>
              <table:table-cell office:value-type="float" office:value="29.8992">
                <text:p>29.8992</text:p>
              </table:table-cell>
              <table:table-cell office:value-type="float" office:value="61.4743510411188">
                <text:p>61.4743510411188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28.6921">
                <text:p>28.69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8917">
                <text:p>29.8917</text:p>
              </table:table-cell>
              <table:table-cell office:value-type="float" office:value="60.50261365195">
                <text:p>60.50261365195</text:p>
              </table:table-cell>
              <table:table-cell office:value-type="float" office:value="30.3602">
                <text:p>30.360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0.2492">
                <text:p>30.2492</text:p>
              </table:table-cell>
              <table:table-cell office:value-type="float" office:value="61.7595758175799">
                <text:p>61.7595758175799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29.0421">
                <text:p>29.0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30.1429">
                <text:p>30.1429</text:p>
              </table:table-cell>
              <table:table-cell office:value-type="float" office:value="60.2256275050673">
                <text:p>60.2256275050673</text:p>
              </table:table-cell>
              <table:table-cell office:value-type="float" office:value="30.6602">
                <text:p>30.660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0.73">
                <text:p>30.73</text:p>
              </table:table-cell>
              <table:table-cell office:value-type="float" office:value="61.2160050741004">
                <text:p>61.2160050741004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29.2557">
                <text:p>29.2557</text:p>
              </table:table-cell>
              <table:table-cell office:value-type="float" office:value="67.8759468212425">
                <text:p>67.8759468212425</text:p>
              </table:table-cell>
              <table:table-cell office:value-type="float" office:value="30.4429">
                <text:p>30.4429</text:p>
              </table:table-cell>
              <table:table-cell office:value-type="float" office:value="59.9292104180319">
                <text:p>59.9292104180319</text:p>
              </table:table-cell>
              <table:table-cell office:value-type="float" office:value="30.9602">
                <text:p>30.960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1.119">
                <text:p>31.11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29.6197">
                <text:p>29.6197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0.7179">
                <text:p>30.7179</text:p>
              </table:table-cell>
              <table:table-cell office:value-type="float" office:value="59.6103144002317">
                <text:p>59.6103144002317</text:p>
              </table:table-cell>
              <table:table-cell office:value-type="float" office:value="31.2602">
                <text:p>31.260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1.5259">
                <text:p>31.5259</text:p>
              </table:table-cell>
              <table:table-cell office:value-type="float" office:value="60.927106215773">
                <text:p>60.927106215773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29.936">
                <text:p>29.93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0.9083">
                <text:p>30.9083</text:p>
              </table:table-cell>
              <table:table-cell office:value-type="float" office:value="59.2826554094213">
                <text:p>59.2826554094213</text:p>
              </table:table-cell>
              <table:table-cell office:value-type="float" office:value="31.6102">
                <text:p>31.610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1.7509">
                <text:p>31.750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0.2064">
                <text:p>30.2064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1442">
                <text:p>31.1442</text:p>
              </table:table-cell>
              <table:table-cell office:value-type="float" office:value="59.285322401207">
                <text:p>59.285322401207</text:p>
              </table:table-cell>
              <table:table-cell office:value-type="float" office:value="31.9742">
                <text:p>31.9742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1.7509">
                <text:p>31.7509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0.5196">
                <text:p>30.519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3706">
                <text:p>31.3706</text:p>
              </table:table-cell>
              <table:table-cell office:value-type="float" office:value="58.7683069936145">
                <text:p>58.7683069936145</text:p>
              </table:table-cell>
              <table:table-cell office:value-type="float" office:value="32.2783">
                <text:p>32.2783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2.4142">
                <text:p>32.4142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0.7501">
                <text:p>30.7501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5956">
                <text:p>31.5956</text:p>
              </table:table-cell>
              <table:table-cell office:value-type="float" office:value="58.5892375451484">
                <text:p>58.5892375451484</text:p>
              </table:table-cell>
              <table:table-cell office:value-type="float" office:value="32.6319">
                <text:p>32.6319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2.6846">
                <text:p>32.6846</text:p>
              </table:table-cell>
              <table:table-cell office:value-type="float" office:value="60.2684786980601">
                <text:p>60.2684786980601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8456">
                <text:p>31.8456</text:p>
              </table:table-cell>
              <table:table-cell office:value-type="float" office:value="58.341588307908">
                <text:p>58.341588307908</text:p>
              </table:table-cell>
              <table:table-cell office:value-type="float" office:value="32.8819">
                <text:p>32.8819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3.0346">
                <text:p>33.0346</text:p>
              </table:table-cell>
              <table:table-cell office:value-type="float" office:value="59.9629497849695">
                <text:p>59.9629497849695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2.0968">
                <text:p>32.0968</text:p>
              </table:table-cell>
              <table:table-cell office:value-type="float" office:value="58.1366109392383">
                <text:p>58.1366109392383</text:p>
              </table:table-cell>
              <table:table-cell office:value-type="float" office:value="33.2319">
                <text:p>33.2319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3.3846">
                <text:p>33.3846</text:p>
              </table:table-cell>
              <table:table-cell office:value-type="float" office:value="59.6438847807927">
                <text:p>59.6438847807927</text:p>
              </table:table-cell>
            </table:table-row>
            <table:table-row>
              <table:table-cell office:value-type="float" office:value="67.8384593273929">
                <text:p>70</text:p>
              </table:table-cell>
              <table:table-cell office:value-type="float" office:value="31.5128">
                <text:p>31.5128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2.3718">
                <text:p>32.3718</text:p>
              </table:table-cell>
              <table:table-cell office:value-type="float" office:value="58.0958440648003">
                <text:p>58.0958440648003</text:p>
              </table:table-cell>
              <table:table-cell office:value-type="float" office:value="33.5319">
                <text:p>33.5319</text:p>
              </table:table-cell>
              <table:table-cell office:value-type="float" office:value="67.8384593273929">
                <text:p>67.8384593273929</text:p>
              </table:table-cell>
              <table:table-cell office:value-type="float" office:value="33.7346">
                <text:p>33.7346</text:p>
              </table:table-cell>
              <table:table-cell office:value-type="float" office:value="59.3163113765044">
                <text:p>59.3163113765044</text:p>
              </table:table-cell>
            </table:table-row>
            <table:table-row>
              <table:table-cell office:value-type="float" office:value="67.8384593273929">
                <text:p>70</text:p>
              </table:table-cell>
              <table:table-cell office:value-type="float" office:value="31.9103">
                <text:p>31.9103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2.6479">
                <text:p>32.6479</text:p>
              </table:table-cell>
              <table:table-cell office:value-type="float" office:value="57.3357514058857">
                <text:p>57.3357514058857</text:p>
              </table:table-cell>
              <table:table-cell office:value-type="float" office:value="33.8819">
                <text:p>33.8819</text:p>
              </table:table-cell>
              <table:table-cell office:value-type="float" office:value="67.8384593273929">
                <text:p>67.8384593273929</text:p>
              </table:table-cell>
              <table:table-cell office:value-type="float" office:value="34.0846">
                <text:p>34.0846</text:p>
              </table:table-cell>
              <table:table-cell office:value-type="float" office:value="58.9245382259212">
                <text:p>58.9245382259212</text:p>
              </table:table-cell>
            </table:table-row>
            <table:table-row>
              <table:table-cell office:value-type="float" office:value="67.8375011976622">
                <text:p>70</text:p>
              </table:table-cell>
              <table:table-cell office:value-type="float" office:value="32.1239">
                <text:p>32.1239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0085">
                <text:p>33.0085</text:p>
              </table:table-cell>
              <table:table-cell office:value-type="float" office:value="56.9364646356889">
                <text:p>56.9364646356889</text:p>
              </table:table-cell>
              <table:table-cell office:value-type="float" office:value="34.2069">
                <text:p>34.2069</text:p>
              </table:table-cell>
              <table:table-cell office:value-type="float" office:value="67.8375011976622">
                <text:p>67.8375011976622</text:p>
              </table:table-cell>
              <table:table-cell office:value-type="float" office:value="34.4346">
                <text:p>34.4346</text:p>
              </table:table-cell>
              <table:table-cell office:value-type="float" office:value="56.9629652547879">
                <text:p>56.9629652547879</text:p>
              </table:table-cell>
            </table:table-row>
            <table:table-row>
              <table:table-cell office:value-type="float" office:value="67.8375011976622">
                <text:p>70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3439">
                <text:p>33.3439</text:p>
              </table:table-cell>
              <table:table-cell office:value-type="float" office:value="56.6240455979396">
                <text:p>56.6240455979396</text:p>
              </table:table-cell>
              <table:table-cell office:value-type="float" office:value="34.4531">
                <text:p>34.4531</text:p>
              </table:table-cell>
              <table:table-cell office:value-type="float" office:value="67.8375011976622">
                <text:p>67.8375011976622</text:p>
              </table:table-cell>
              <table:table-cell office:value-type="float" office:value="34.7846">
                <text:p>34.7846</text:p>
              </table:table-cell>
              <table:table-cell office:value-type="float" office:value="55.7814578756845">
                <text:p>55.7814578756845</text:p>
              </table:table-cell>
            </table:table-row>
            <table:table-row>
              <table:table-cell office:value-type="float" office:value="67.8375011976622">
                <text:p>70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5989">
                <text:p>33.5989</text:p>
              </table:table-cell>
              <table:table-cell office:value-type="float" office:value="55.7667982382614">
                <text:p>55.7667982382614</text:p>
              </table:table-cell>
              <table:table-cell office:value-type="float" office:value="34.7326">
                <text:p>34.7326</text:p>
              </table:table-cell>
              <table:table-cell office:value-type="float" office:value="67.8375011976622">
                <text:p>67.8375011976622</text:p>
              </table:table-cell>
              <table:table-cell office:value-type="float" office:value="35.1425">
                <text:p>35.1425</text:p>
              </table:table-cell>
              <table:table-cell office:value-type="float" office:value="55.524272145045">
                <text:p>55.524272145045</text:p>
              </table:table-cell>
            </table:table-row>
            <table:table-row>
              <table:table-cell office:value-type="float" office:value="67.8375011976622">
                <text:p>70</text:p>
              </table:table-cell>
              <table:table-cell office:value-type="float" office:value="32.9645">
                <text:p>32.9645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8489">
                <text:p>33.8489</text:p>
              </table:table-cell>
              <table:table-cell office:value-type="float" office:value="55.5762988249996">
                <text:p>55.5762988249996</text:p>
              </table:table-cell>
              <table:table-cell office:value-type="float" office:value="35.0326">
                <text:p>35.0326</text:p>
              </table:table-cell>
              <table:table-cell office:value-type="float" office:value="67.8375011976622">
                <text:p>67.8375011976622</text:p>
              </table:table-cell>
              <table:table-cell office:value-type="float" office:value="35.4588">
                <text:p>35.4588</text:p>
              </table:table-cell>
              <table:table-cell office:value-type="float" office:value="55.4971999628724">
                <text:p>55.4971999628724</text:p>
              </table:table-cell>
            </table:table-row>
            <table:table-row>
              <table:table-cell office:value-type="float" office:value="67.8375011976622">
                <text:p>70</text:p>
              </table:table-cell>
              <table:table-cell office:value-type="float" office:value="33.3008">
                <text:p>33.300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1146">
                <text:p>34.1146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5.3799">
                <text:p>35.3799</text:p>
              </table:table-cell>
              <table:table-cell office:value-type="float" office:value="67.8375011976622">
                <text:p>67.8375011976622</text:p>
              </table:table-cell>
              <table:table-cell office:value-type="float" office:value="35.7629">
                <text:p>35.7629</text:p>
              </table:table-cell>
              <table:table-cell office:value-type="float" office:value="54.7534884440457">
                <text:p>54.7534884440457</text:p>
              </table:table-cell>
            </table:table-row>
            <table:table-row>
              <table:table-cell office:value-type="float" office:value="67.9026540193542">
                <text:p>70</text:p>
              </table:table-cell>
              <table:table-cell office:value-type="float" office:value="33.4508">
                <text:p>33.450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2421">
                <text:p>34.2421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5.681">
                <text:p>35.681</text:p>
              </table:table-cell>
              <table:table-cell office:value-type="float" office:value="67.9026540193542">
                <text:p>67.9026540193542</text:p>
              </table:table-cell>
              <table:table-cell office:value-type="float" office:value="36.1129">
                <text:p>36.1129</text:p>
              </table:table-cell>
              <table:table-cell office:value-type="float" office:value="54.7283499891711">
                <text:p>54.7283499891711</text:p>
              </table:table-cell>
            </table:table-row>
            <table:table-row>
              <table:table-cell office:value-type="float" office:value="67.7675577273163">
                <text:p>70</text:p>
              </table:table-cell>
              <table:table-cell office:value-type="float" office:value="33.6813">
                <text:p>33.6813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298">
                <text:p>34.298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5.9736">
                <text:p>35.9736</text:p>
              </table:table-cell>
              <table:table-cell office:value-type="float" office:value="67.7675577273163">
                <text:p>67.7675577273163</text:p>
              </table:table-cell>
              <table:table-cell office:value-type="float" office:value="36.4629">
                <text:p>36.4629</text:p>
              </table:table-cell>
              <table:table-cell office:value-type="float" office:value="53.9393892515702">
                <text:p>53.9393892515702</text:p>
              </table:table-cell>
            </table:table-row>
            <table:table-row>
              <table:table-cell office:value-type="float" office:value="67.7062374245473">
                <text:p>70</text:p>
              </table:table-cell>
              <table:table-cell office:value-type="float" office:value="33.9118">
                <text:p>33.911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3687">
                <text:p>34.3687</text:p>
              </table:table-cell>
              <table:table-cell office:value-type="float" office:value="54.2706158465032">
                <text:p>54.2706158465032</text:p>
              </table:table-cell>
              <table:table-cell office:value-type="float" office:value="36.2248">
                <text:p>36.2248</text:p>
              </table:table-cell>
              <table:table-cell office:value-type="float" office:value="67.7062374245473">
                <text:p>67.7062374245473</text:p>
              </table:table-cell>
              <table:table-cell office:value-type="float" office:value="36.8129">
                <text:p>36.8129</text:p>
              </table:table-cell>
              <table:table-cell office:value-type="float" office:value="53.8272330682838">
                <text:p>53.8272330682838</text:p>
              </table:table-cell>
            </table:table-row>
            <table:table-row>
              <table:table-cell office:value-type="float" office:value="67.8355849382006">
                <text:p>70</text:p>
              </table:table-cell>
              <table:table-cell office:value-type="float" office:value="34.2378">
                <text:p>34.237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5838">
                <text:p>34.5838</text:p>
              </table:table-cell>
              <table:table-cell office:value-type="float" office:value="54.2782358230337">
                <text:p>54.2782358230337</text:p>
              </table:table-cell>
              <table:table-cell office:value-type="float" office:value="36.5099">
                <text:p>36.5099</text:p>
              </table:table-cell>
              <table:table-cell office:value-type="float" office:value="67.8355849382006">
                <text:p>67.8355849382006</text:p>
              </table:table-cell>
              <table:table-cell office:value-type="float" office:value="37.1629">
                <text:p>37.1629</text:p>
              </table:table-cell>
              <table:table-cell office:value-type="float" office:value="52.8151202004888">
                <text:p>52.8151202004888</text:p>
              </table:table-cell>
            </table:table-row>
            <table:table-row>
              <table:table-cell office:value-type="float" office:value="67.580722429817">
                <text:p>70</text:p>
              </table:table-cell>
              <table:table-cell office:value-type="float" office:value="34.4988">
                <text:p>34.498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9088">
                <text:p>34.9088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6.8151">
                <text:p>36.8151</text:p>
              </table:table-cell>
              <table:table-cell office:value-type="float" office:value="67.580722429817">
                <text:p>67.580722429817</text:p>
              </table:table-cell>
              <table:table-cell office:value-type="float" office:value="37.5379">
                <text:p>37.5379</text:p>
              </table:table-cell>
              <table:table-cell office:value-type="float" office:value="52.7106989263946">
                <text:p>52.7106989263946</text:p>
              </table:table-cell>
            </table:table-row>
            <table:table-row>
              <table:table-cell office:value-type="float" office:value="67.6305451758168">
                <text:p>70</text:p>
              </table:table-cell>
              <table:table-cell office:value-type="float" office:value="34.7988">
                <text:p>34.7988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1103">
                <text:p>35.1103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6.9971">
                <text:p>36.9971</text:p>
              </table:table-cell>
              <table:table-cell office:value-type="float" office:value="67.6305451758168">
                <text:p>67.6305451758168</text:p>
              </table:table-cell>
              <table:table-cell office:value-type="float" office:value="37.8879">
                <text:p>37.8879</text:p>
              </table:table-cell>
              <table:table-cell office:value-type="float" office:value="52.1750564648371">
                <text:p>52.1750564648371</text:p>
              </table:table-cell>
            </table:table-row>
            <table:table-row>
              <table:table-cell office:value-type="float" office:value="67.6851585704704">
                <text:p>70</text:p>
              </table:table-cell>
              <table:table-cell office:value-type="float" office:value="35.0988">
                <text:p>35.0988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4363">
                <text:p>35.4363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7.3978">
                <text:p>37.3978</text:p>
              </table:table-cell>
              <table:table-cell office:value-type="float" office:value="67.6851585704704">
                <text:p>67.6851585704704</text:p>
              </table:table-cell>
              <table:table-cell office:value-type="float" office:value="38.2629">
                <text:p>38.2629</text:p>
              </table:table-cell>
              <table:table-cell office:value-type="float" office:value="51.5841094025556">
                <text:p>51.5841094025556</text:p>
              </table:table-cell>
            </table:table-row>
            <table:table-row>
              <table:table-cell office:value-type="float" office:value="67.5308996838172">
                <text:p>70</text:p>
              </table:table-cell>
              <table:table-cell office:value-type="float" office:value="35.4567">
                <text:p>35.4567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7158">
                <text:p>35.7158</text:p>
              </table:table-cell>
              <table:table-cell office:value-type="float" office:value="54.0865934132923">
                <text:p>54.0865934132923</text:p>
              </table:table-cell>
              <table:table-cell office:value-type="float" office:value="37.6773">
                <text:p>37.6773</text:p>
              </table:table-cell>
              <table:table-cell office:value-type="float" office:value="67.5308996838172">
                <text:p>67.5308996838172</text:p>
              </table:table-cell>
              <table:table-cell office:value-type="float" office:value="38.6129">
                <text:p>38.6129</text:p>
              </table:table-cell>
              <table:table-cell office:value-type="float" office:value="51.3454874539773">
                <text:p>51.3454874539773</text:p>
              </table:table-cell>
            </table:table-row>
            <table:table-row>
              <table:table-cell office:value-type="float" office:value="65.0014371945962">
                <text:p>70</text:p>
              </table:table-cell>
              <table:table-cell office:value-type="float" office:value="35.6703">
                <text:p>35.6703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6.0798">
                <text:p>36.0798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0023">
                <text:p>38.0023</text:p>
              </table:table-cell>
              <table:table-cell office:value-type="float" office:value="65.0014371945962">
                <text:p>65.0014371945962</text:p>
              </table:table-cell>
              <table:table-cell office:value-type="float" office:value="38.9629">
                <text:p>38.9629</text:p>
              </table:table-cell>
              <table:table-cell office:value-type="float" office:value="50.9846539401627">
                <text:p>50.9846539401627</text:p>
              </table:table-cell>
            </table:table-row>
            <table:table-row>
              <table:table-cell office:value-type="float" office:value="63.9714477340232">
                <text:p>60</text:p>
              </table:table-cell>
              <table:table-cell office:value-type="float" office:value="35.9796">
                <text:p>35.9796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6.3839">
                <text:p>36.3839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2774">
                <text:p>38.2774</text:p>
              </table:table-cell>
              <table:table-cell office:value-type="float" office:value="63.9714477340232">
                <text:p>63.9714477340232</text:p>
              </table:table-cell>
              <table:table-cell office:value-type="float" office:value="39.3379">
                <text:p>39.3379</text:p>
              </table:table-cell>
              <table:table-cell office:value-type="float" office:value="50.8233810835061">
                <text:p>50.8233810835061</text:p>
              </table:table-cell>
            </table:table-row>
            <table:table-row>
              <table:table-cell office:value-type="float" office:value="62.7565392354125">
                <text:p>60</text:p>
              </table:table-cell>
              <table:table-cell office:value-type="float" office:value="36.1932">
                <text:p>36.1932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6.685">
                <text:p>36.685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6273">
                <text:p>38.6273</text:p>
              </table:table-cell>
              <table:table-cell office:value-type="float" office:value="62.7565392354125">
                <text:p>62.7565392354125</text:p>
              </table:table-cell>
              <table:table-cell office:value-type="float" office:value="39.7129">
                <text:p>39.7129</text:p>
              </table:table-cell>
              <table:table-cell office:value-type="float" office:value="50.6261408991058">
                <text:p>50.6261408991058</text:p>
              </table:table-cell>
            </table:table-row>
            <table:table-row>
              <table:table-cell office:value-type="float" office:value="61.9967423589154">
                <text:p>60</text:p>
              </table:table-cell>
              <table:table-cell office:value-type="float" office:value="36.467">
                <text:p>36.467</text:p>
              </table:table-cell>
              <table:table-cell office:value-type="float" office:value="67.7574149342531">
                <text:p>67.7574149342531</text:p>
              </table:table-cell>
              <table:table-cell office:value-type="float" office:value="36.986">
                <text:p>36.986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9773">
                <text:p>38.9773</text:p>
              </table:table-cell>
              <table:table-cell office:value-type="float" office:value="61.9967423589154">
                <text:p>61.9967423589154</text:p>
              </table:table-cell>
              <table:table-cell office:value-type="float" office:value="40.0129">
                <text:p>40.0129</text:p>
              </table:table-cell>
              <table:table-cell office:value-type="float" office:value="50.1987871662387">
                <text:p>50.1987871662387</text:p>
              </table:table-cell>
            </table:table-row>
            <table:table-row>
              <table:table-cell office:value-type="float" office:value="61.740921720801">
                <text:p>60</text:p>
              </table:table-cell>
              <table:table-cell office:value-type="float" office:value="36.842">
                <text:p>36.842</text:p>
              </table:table-cell>
              <table:table-cell office:value-type="float" office:value="67.8243280962632">
                <text:p>67.8243280962632</text:p>
              </table:table-cell>
              <table:table-cell office:value-type="float" office:value="37.2871">
                <text:p>37.2871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9.3273">
                <text:p>39.3273</text:p>
              </table:table-cell>
              <table:table-cell office:value-type="float" office:value="61.740921720801">
                <text:p>61.740921720801</text:p>
              </table:table-cell>
              <table:table-cell office:value-type="float" office:value="40.3879">
                <text:p>40.3879</text:p>
              </table:table-cell>
              <table:table-cell office:value-type="float" office:value="50.0293926549302">
                <text:p>50.0293926549302</text:p>
              </table:table-cell>
            </table:table-row>
            <table:table-row>
              <table:table-cell office:value-type="float" office:value="61.6315033055476">
                <text:p>60</text:p>
              </table:table-cell>
              <table:table-cell office:value-type="float" office:value="37.1431">
                <text:p>37.1431</text:p>
              </table:table-cell>
              <table:table-cell office:value-type="float" office:value="67.8874176490156">
                <text:p>67.8874176490156</text:p>
              </table:table-cell>
              <table:table-cell office:value-type="float" office:value="37.542">
                <text:p>37.542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9.5773">
                <text:p>39.5773</text:p>
              </table:table-cell>
              <table:table-cell office:value-type="float" office:value="61.6315033055476">
                <text:p>61.6315033055476</text:p>
              </table:table-cell>
              <table:table-cell office:value-type="float" office:value="40.6379">
                <text:p>40.6379</text:p>
              </table:table-cell>
              <table:table-cell office:value-type="float" office:value="49.6979517960459">
                <text:p>49.6979517960459</text:p>
              </table:table-cell>
            </table:table-row>
            <table:table-row>
              <table:table-cell office:value-type="float" office:value="61.7457123694548">
                <text:p>60</text:p>
              </table:table-cell>
              <table:table-cell office:value-type="float" office:value="37.4966">
                <text:p>37.4966</text:p>
              </table:table-cell>
              <table:table-cell office:value-type="float" office:value="68.0078613406339">
                <text:p>68.0078613406339</text:p>
              </table:table-cell>
              <table:table-cell office:value-type="float" office:value="37.843">
                <text:p>37.843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9.9773">
                <text:p>39.9773</text:p>
              </table:table-cell>
              <table:table-cell office:value-type="float" office:value="61.7457123694548">
                <text:p>61.7457123694548</text:p>
              </table:table-cell>
              <table:table-cell office:value-type="float" office:value="40.9629">
                <text:p>40.9629</text:p>
              </table:table-cell>
              <table:table-cell office:value-type="float" office:value="49.5575631942081">
                <text:p>49.5575631942081</text:p>
              </table:table-cell>
            </table:table-row>
            <table:table-row>
              <table:table-cell office:value-type="float" office:value="61.4187985053176">
                <text:p>60</text:p>
              </table:table-cell>
              <table:table-cell office:value-type="float" office:value="37.7516">
                <text:p>37.7516</text:p>
              </table:table-cell>
              <table:table-cell office:value-type="float" office:value="67.7908715152581">
                <text:p>67.7908715152581</text:p>
              </table:table-cell>
              <table:table-cell office:value-type="float" office:value="38.1192">
                <text:p>38.1192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40.3273">
                <text:p>40.3273</text:p>
              </table:table-cell>
              <table:table-cell office:value-type="float" office:value="61.4187985053176">
                <text:p>61.4187985053176</text:p>
              </table:table-cell>
              <table:table-cell office:value-type="float" office:value="41.0188">
                <text:p>41.0188</text:p>
              </table:table-cell>
              <table:table-cell office:value-type="float" office:value="49.6890566504749">
                <text:p>49.6890566504749</text:p>
              </table:table-cell>
            </table:table-row>
            <table:table-row>
              <table:table-cell office:value-type="float" office:value="60.9868736226885">
                <text:p>60</text:p>
              </table:table-cell>
              <table:table-cell office:value-type="float" office:value="38.0311">
                <text:p>38.0311</text:p>
              </table:table-cell>
              <table:table-cell office:value-type="float" office:value="67.8491815564384">
                <text:p>67.8491815564384</text:p>
              </table:table-cell>
              <table:table-cell office:value-type="float" office:value="38.3704">
                <text:p>38.3704</text:p>
              </table:table-cell>
              <table:table-cell office:value-type="float" office:value="53.7265495222275">
                <text:p>53.7265495222275</text:p>
              </table:table-cell>
              <table:table-cell office:value-type="float" office:value="40.6273">
                <text:p>40.6273</text:p>
              </table:table-cell>
              <table:table-cell office:value-type="float" office:value="60.9868736226885">
                <text:p>60.9868736226885</text:p>
              </table:table-cell>
              <table:table-cell office:value-type="float" office:value="41.2688">
                <text:p>41.2688</text:p>
              </table:table-cell>
              <table:table-cell office:value-type="float" office:value="49.2675040995019">
                <text:p>49.2675040995019</text:p>
              </table:table-cell>
            </table:table-row>
            <table:table-row>
              <table:table-cell office:value-type="float" office:value="60.8688320398582">
                <text:p>60</text:p>
              </table:table-cell>
              <table:table-cell office:value-type="float" office:value="38.3473">
                <text:p>38.3473</text:p>
              </table:table-cell>
              <table:table-cell office:value-type="float" office:value="67.8042541476601">
                <text:p>67.8042541476601</text:p>
              </table:table-cell>
              <table:table-cell office:value-type="float" office:value="38.7213">
                <text:p>38.7213</text:p>
              </table:table-cell>
              <table:table-cell office:value-type="float" office:value="53.7265495222275">
                <text:p>53.7265495222275</text:p>
              </table:table-cell>
              <table:table-cell office:value-type="float" office:value="40.9773">
                <text:p>40.9773</text:p>
              </table:table-cell>
              <table:table-cell office:value-type="float" office:value="60.8688320398582">
                <text:p>60.8688320398582</text:p>
              </table:table-cell>
              <table:table-cell office:value-type="float" office:value="41.5188">
                <text:p>41.5188</text:p>
              </table:table-cell>
              <table:table-cell office:value-type="float" office:value="49.2056248259645">
                <text:p>49.2056248259645</text:p>
              </table:table-cell>
            </table:table-row>
            <table:table-row>
              <table:table-cell office:value-type="float" office:value="61.01370125515">
                <text:p>60</text:p>
              </table:table-cell>
              <table:table-cell office:value-type="float" office:value="38.5723">
                <text:p>38.5723</text:p>
              </table:table-cell>
              <table:table-cell office:value-type="float" office:value="67.8950648675311">
                <text:p>67.8950648675311</text:p>
              </table:table-cell>
              <table:table-cell office:value-type="float" office:value="38.9975">
                <text:p>38.9975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1.2347">
                <text:p>41.2347</text:p>
              </table:table-cell>
              <table:table-cell office:value-type="float" office:value="61.01370125515">
                <text:p>61.01370125515</text:p>
              </table:table-cell>
              <table:table-cell office:value-type="float" office:value="41.6956">
                <text:p>41.6956</text:p>
              </table:table-cell>
              <table:table-cell office:value-type="float" office:value="49.2996039726494">
                <text:p>49.2996039726494</text:p>
              </table:table-cell>
            </table:table-row>
            <table:table-row>
              <table:table-cell office:value-type="float" office:value="60.6151192871515">
                <text:p>60</text:p>
              </table:table-cell>
              <table:table-cell office:value-type="float" office:value="38.9223">
                <text:p>38.9223</text:p>
              </table:table-cell>
              <table:table-cell office:value-type="float" office:value="67.6704278236398">
                <text:p>67.6704278236398</text:p>
              </table:table-cell>
              <table:table-cell office:value-type="float" office:value="39.2985">
                <text:p>39.2985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1.5711">
                <text:p>41.5711</text:p>
              </table:table-cell>
              <table:table-cell office:value-type="float" office:value="60.6151192871515">
                <text:p>60.6151192871515</text:p>
              </table:table-cell>
              <table:table-cell office:value-type="float" office:value="41.7857">
                <text:p>41.7857</text:p>
              </table:table-cell>
              <table:table-cell office:value-type="float" office:value="49.366124191702">
                <text:p>49.366124191702</text:p>
              </table:table-cell>
            </table:table-row>
            <table:table-row>
              <table:table-cell office:value-type="float" office:value="60.617035546613">
                <text:p>60</text:p>
              </table:table-cell>
              <table:table-cell office:value-type="float" office:value="39.1723">
                <text:p>39.1723</text:p>
              </table:table-cell>
              <table:table-cell office:value-type="float" office:value="67.5432928158206">
                <text:p>67.5432928158206</text:p>
              </table:table-cell>
              <table:table-cell office:value-type="float" office:value="39.5497">
                <text:p>39.5497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1.5711">
                <text:p>41.5711</text:p>
              </table:table-cell>
              <table:table-cell office:value-type="float" office:value="60.617035546613">
                <text:p>60.617035546613</text:p>
              </table:table-cell>
              <table:table-cell office:value-type="float" office:value="41.9378">
                <text:p>41.9378</text:p>
              </table:table-cell>
              <table:table-cell office:value-type="float" office:value="49.3692181553789">
                <text:p>49.3692181553789</text:p>
              </table:table-cell>
            </table:table-row>
            <table:table-row>
              <table:table-cell office:value-type="float" office:value="60.3706045798601">
                <text:p>60</text:p>
              </table:table-cell>
              <table:table-cell office:value-type="float" office:value="39.4723">
                <text:p>39.4723</text:p>
              </table:table-cell>
              <table:table-cell office:value-type="float" office:value="65.1200804487388">
                <text:p>65.1200804487388</text:p>
              </table:table-cell>
              <table:table-cell office:value-type="float" office:value="39.796">
                <text:p>39.796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2.1611">
                <text:p>42.1611</text:p>
              </table:table-cell>
              <table:table-cell office:value-type="float" office:value="60.3706045798601">
                <text:p>60.3706045798601</text:p>
              </table:table-cell>
              <table:table-cell office:value-type="float" office:value="42.2878">
                <text:p>42.2878</text:p>
              </table:table-cell>
              <table:table-cell office:value-type="float" office:value="48.7040159648526">
                <text:p>48.7040159648526</text:p>
              </table:table-cell>
            </table:table-row>
            <table:table-row>
              <table:table-cell office:value-type="float" office:value="60.1617322985532">
                <text:p>60</text:p>
              </table:table-cell>
              <table:table-cell office:value-type="float" office:value="39.7723">
                <text:p>39.7723</text:p>
              </table:table-cell>
              <table:table-cell office:value-type="float" office:value="64.0313077126022">
                <text:p>64.0313077126022</text:p>
              </table:table-cell>
              <table:table-cell office:value-type="float" office:value="40.1651">
                <text:p>40.1651</text:p>
              </table:table-cell>
              <table:table-cell office:value-type="float" office:value="53.4484203788652">
                <text:p>53.4484203788652</text:p>
              </table:table-cell>
              <table:table-cell office:value-type="float" office:value="42.4111">
                <text:p>42.4111</text:p>
              </table:table-cell>
              <table:table-cell office:value-type="float" office:value="60.1617322985532">
                <text:p>60.1617322985532</text:p>
              </table:table-cell>
              <table:table-cell office:value-type="float" office:value="42.6137">
                <text:p>42.6137</text:p>
              </table:table-cell>
              <table:table-cell office:value-type="float" office:value="48.6440704186133">
                <text:p>48.6440704186133</text:p>
              </table:table-cell>
            </table:table-row>
            <table:table-row>
              <table:table-cell office:value-type="float" office:value="59.6493245185398">
                <text:p>60</text:p>
              </table:table-cell>
              <table:table-cell office:value-type="float" office:value="39.7723">
                <text:p>39.7723</text:p>
              </table:table-cell>
              <table:table-cell office:value-type="float" office:value="63.2570268379134">
                <text:p>63.2570268379134</text:p>
              </table:table-cell>
              <table:table-cell office:value-type="float" office:value="40.3712">
                <text:p>40.3712</text:p>
              </table:table-cell>
              <table:table-cell office:value-type="float" office:value="53.4484203788652">
                <text:p>53.4484203788652</text:p>
              </table:table-cell>
              <table:table-cell office:value-type="float" office:value="42.7611">
                <text:p>42.7611</text:p>
              </table:table-cell>
              <table:table-cell office:value-type="float" office:value="59.6493245185398">
                <text:p>59.6493245185398</text:p>
              </table:table-cell>
              <table:table-cell office:value-type="float" office:value="42.8273">
                <text:p>42.8273</text:p>
              </table:table-cell>
              <table:table-cell office:value-type="float" office:value="46.9307880325485">
                <text:p>46.9307880325485</text:p>
              </table:table-cell>
            </table:table-row>
            <table:table-row>
              <table:table-cell office:value-type="float" office:value="59.2814027019258">
                <text:p>60</text:p>
              </table:table-cell>
              <table:table-cell office:value-type="float" office:value="40.3973">
                <text:p>40.3973</text:p>
              </table:table-cell>
              <table:table-cell office:value-type="float" office:value="61.9264108162259">
                <text:p>61.9264108162259</text:p>
              </table:table-cell>
              <table:table-cell office:value-type="float" office:value="40.6474">
                <text:p>40.64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3.1111">
                <text:p>43.1111</text:p>
              </table:table-cell>
              <table:table-cell office:value-type="float" office:value="59.2814027019258">
                <text:p>59.2814027019258</text:p>
              </table:table-cell>
              <table:table-cell office:value-type="float" office:value="43.1523">
                <text:p>43.1523</text:p>
              </table:table-cell>
              <table:table-cell office:value-type="float" office:value="45.2472850468735">
                <text:p>45.2472850468735</text:p>
              </table:table-cell>
            </table:table-row>
            <table:table-row>
              <table:table-cell office:value-type="float" office:value="58.9288109610041">
                <text:p>60</text:p>
              </table:table-cell>
              <table:table-cell office:value-type="float" office:value="40.6973">
                <text:p>40.6973</text:p>
              </table:table-cell>
              <table:table-cell office:value-type="float" office:value="61.9436170578856">
                <text:p>61.9436170578856</text:p>
              </table:table-cell>
              <table:table-cell office:value-type="float" office:value="40.9474">
                <text:p>40.94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3.4611">
                <text:p>43.4611</text:p>
              </table:table-cell>
              <table:table-cell office:value-type="float" office:value="58.9288109610041">
                <text:p>58.9288109610041</text:p>
              </table:table-cell>
              <table:table-cell office:value-type="float" office:value="43.5023">
                <text:p>43.5023</text:p>
              </table:table-cell>
              <table:table-cell office:value-type="float" office:value="44.0135670307231">
                <text:p>44.0135670307231</text:p>
              </table:table-cell>
            </table:table-row>
            <table:table-row>
              <table:table-cell office:value-type="float" office:value="58.6018970968669">
                <text:p>60</text:p>
              </table:table-cell>
              <table:table-cell office:value-type="float" office:value="40.9973">
                <text:p>40.9973</text:p>
              </table:table-cell>
              <table:table-cell office:value-type="float" office:value="61.7111416150161">
                <text:p>61.7111416150161</text:p>
              </table:table-cell>
              <table:table-cell office:value-type="float" office:value="41.1974">
                <text:p>41.19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3.8111">
                <text:p>43.8111</text:p>
              </table:table-cell>
              <table:table-cell office:value-type="float" office:value="58.6018970968669">
                <text:p>58.6018970968669</text:p>
              </table:table-cell>
              <table:table-cell office:value-type="float" office:value="43.8532">
                <text:p>43.8532</text:p>
              </table:table-cell>
              <table:table-cell office:value-type="float" office:value="43.8310231737879">
                <text:p>43.8310231737879</text:p>
              </table:table-cell>
            </table:table-row>
            <table:table-row>
              <table:table-cell office:value-type="float" office:value="56.3713710836447">
                <text:p>60</text:p>
              </table:table-cell>
              <table:table-cell office:value-type="float" office:value="41.2473">
                <text:p>41.2473</text:p>
              </table:table-cell>
              <table:table-cell office:value-type="float" office:value="61.8327323894117">
                <text:p>61.8327323894117</text:p>
              </table:table-cell>
              <table:table-cell office:value-type="float" office:value="41.5974">
                <text:p>41.5974</text:p>
              </table:table-cell>
              <table:table-cell office:value-type="float" office:value="53.2274410594815">
                <text:p>53.2274410594815</text:p>
              </table:table-cell>
              <table:table-cell office:value-type="float" office:value="44.1361">
                <text:p>44.1361</text:p>
              </table:table-cell>
              <table:table-cell office:value-type="float" office:value="56.3713710836447">
                <text:p>56.3713710836447</text:p>
              </table:table-cell>
              <table:table-cell office:value-type="float" office:value="44.1383">
                <text:p>44.1383</text:p>
              </table:table-cell>
              <table:table-cell office:value-type="float" office:value="43.1948268927323">
                <text:p>43.1948268927323</text:p>
              </table:table-cell>
            </table:table-row>
            <table:table-row>
              <table:table-cell office:value-type="float" office:value="55.4151576123407">
                <text:p>60</text:p>
              </table:table-cell>
              <table:table-cell office:value-type="float" office:value="41.4973">
                <text:p>41.4973</text:p>
              </table:table-cell>
              <table:table-cell office:value-type="float" office:value="61.2312786531719">
                <text:p>61.2312786531719</text:p>
              </table:table-cell>
              <table:table-cell office:value-type="float" office:value="41.8474">
                <text:p>41.8474</text:p>
              </table:table-cell>
              <table:table-cell office:value-type="float" office:value="52.9752198363229">
                <text:p>52.9752198363229</text:p>
              </table:table-cell>
              <table:table-cell office:value-type="float" office:value="44.5361">
                <text:p>44.5361</text:p>
              </table:table-cell>
              <table:table-cell office:value-type="float" office:value="55.4151576123407">
                <text:p>55.4151576123407</text:p>
              </table:table-cell>
              <table:table-cell office:value-type="float" office:value="44.4545">
                <text:p>44.4545</text:p>
              </table:table-cell>
              <table:table-cell office:value-type="float" office:value="42.2821076080567">
                <text:p>42.2821076080567</text:p>
              </table:table-cell>
            </table:table-row>
            <table:table-row>
              <table:table-cell office:value-type="float" office:value="55.3588195841717">
                <text:p>60</text:p>
              </table:table-cell>
              <table:table-cell office:value-type="float" office:value="41.7973">
                <text:p>41.7973</text:p>
              </table:table-cell>
              <table:table-cell office:value-type="float" office:value="61.5620208539649">
                <text:p>61.5620208539649</text:p>
              </table:table-cell>
              <table:table-cell office:value-type="float" office:value="42.0974">
                <text:p>42.0974</text:p>
              </table:table-cell>
              <table:table-cell office:value-type="float" office:value="52.8513952177027">
                <text:p>52.8513952177027</text:p>
              </table:table-cell>
              <table:table-cell office:value-type="float" office:value="44.9361">
                <text:p>44.9361</text:p>
              </table:table-cell>
              <table:table-cell office:value-type="float" office:value="55.3588195841717">
                <text:p>55.3588195841717</text:p>
              </table:table-cell>
              <table:table-cell office:value-type="float" office:value="44.8045">
                <text:p>44.8045</text:p>
              </table:table-cell>
              <table:table-cell office:value-type="float" office:value="41.9514402400916">
                <text:p>41.9514402400916</text:p>
              </table:table-cell>
            </table:table-row>
            <table:table-row>
              <table:table-cell office:value-type="float" office:value="54.944907540481">
                <text:p>50</text:p>
              </table:table-cell>
              <table:table-cell office:value-type="float" office:value="42.0486">
                <text:p>42.0486</text:p>
              </table:table-cell>
              <table:table-cell office:value-type="float" office:value="61.367016781821">
                <text:p>61.367016781821</text:p>
              </table:table-cell>
              <table:table-cell office:value-type="float" office:value="42.3486">
                <text:p>42.3486</text:p>
              </table:table-cell>
              <table:table-cell office:value-type="float" office:value="52.9664568633129">
                <text:p>52.9664568633129</text:p>
              </table:table-cell>
              <table:table-cell office:value-type="float" office:value="45.2861">
                <text:p>45.2861</text:p>
              </table:table-cell>
              <table:table-cell office:value-type="float" office:value="54.944907540481">
                <text:p>54.944907540481</text:p>
              </table:table-cell>
              <table:table-cell office:value-type="float" office:value="45.1545">
                <text:p>45.1545</text:p>
              </table:table-cell>
              <table:table-cell office:value-type="float" office:value="40.9698802636057">
                <text:p>40.9698802636057</text:p>
              </table:table-cell>
            </table:table-row>
            <table:table-row>
              <table:table-cell office:value-type="float" office:value="54.1830027785762">
                <text:p>50</text:p>
              </table:table-cell>
              <table:table-cell office:value-type="float" office:value="42.3401">
                <text:p>42.3401</text:p>
              </table:table-cell>
              <table:table-cell office:value-type="float" office:value="61.511549211763">
                <text:p>61.511549211763</text:p>
              </table:table-cell>
              <table:table-cell office:value-type="float" office:value="42.6736">
                <text:p>42.6736</text:p>
              </table:table-cell>
              <table:table-cell office:value-type="float" office:value="52.9942697776491">
                <text:p>52.9942697776491</text:p>
              </table:table-cell>
              <table:table-cell office:value-type="float" office:value="45.6861">
                <text:p>45.6861</text:p>
              </table:table-cell>
              <table:table-cell office:value-type="float" office:value="54.1830027785762">
                <text:p>54.1830027785762</text:p>
              </table:table-cell>
              <table:table-cell office:value-type="float" office:value="45.5545">
                <text:p>45.5545</text:p>
              </table:table-cell>
              <table:table-cell office:value-type="float" office:value="40.5870022585935">
                <text:p>40.5870022585935</text:p>
              </table:table-cell>
            </table:table-row>
            <table:table-row>
              <table:table-cell office:value-type="float" office:value="53.7039379131935">
                <text:p>50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  <table:table-cell office:value-type="float" office:value="42.9736">
                <text:p>42.9736</text:p>
              </table:table-cell>
              <table:table-cell office:value-type="float" office:value="53.0361796485667">
                <text:p>53.0361796485667</text:p>
              </table:table-cell>
              <table:table-cell office:value-type="float" office:value="46.0361">
                <text:p>46.0361</text:p>
              </table:table-cell>
              <table:table-cell office:value-type="float" office:value="53.7039379131935">
                <text:p>53.7039379131935</text:p>
              </table:table-cell>
              <table:table-cell office:value-type="float" office:value="45.9045">
                <text:p>45.9045</text:p>
              </table:table-cell>
              <table:table-cell office:value-type="float" office:value="40.1596485257263">
                <text:p>40.1596485257263</text:p>
              </table:table-cell>
            </table:table-row>
            <table:table-row>
              <table:table-cell office:value-type="float" office:value="53.1731340423493">
                <text:p>50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  <table:table-cell office:value-type="float" office:value="43.2498">
                <text:p>43.2498</text:p>
              </table:table-cell>
              <table:table-cell office:value-type="float" office:value="50.5825472057546">
                <text:p>50.5825472057546</text:p>
              </table:table-cell>
              <table:table-cell office:value-type="float" office:value="46.4369">
                <text:p>46.4369</text:p>
              </table:table-cell>
              <table:table-cell office:value-type="float" office:value="53.1731340423493">
                <text:p>53.1731340423493</text:p>
              </table:table-cell>
              <table:table-cell office:value-type="float" office:value="46.2554">
                <text:p>46.2554</text:p>
              </table:table-cell>
              <table:table-cell office:value-type="float" office:value="39.6329012097398">
                <text:p>39.6329012097398</text:p>
              </table:table-cell>
            </table:table-row>
            <table:table-row>
              <table:table-cell office:value-type="float" office:value="53.3333333333333">
                <text:p>50</text:p>
              </table:table-cell>
              <table:table-cell office:value-type="float" office:value="43.0898">
                <text:p>43.0898</text:p>
              </table:table-cell>
              <table:table-cell office:value-type="float" office:value="61.2936034840728">
                <text:p>61.2936034840728</text:p>
              </table:table-cell>
              <table:table-cell office:value-type="float" office:value="43.6256">
                <text:p>43.6256</text:p>
              </table:table-cell>
              <table:table-cell office:value-type="float" office:value="49.1271316884344">
                <text:p>49.1271316884344</text:p>
              </table:table-cell>
              <table:table-cell office:value-type="float" office:value="46.7027">
                <text:p>46.7027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6.5646">
                <text:p>46.5646</text:p>
              </table:table-cell>
              <table:table-cell office:value-type="float" office:value="39.1270381485721">
                <text:p>39.1270381485721</text:p>
              </table:table-cell>
            </table:table-row>
            <table:table-row>
              <table:table-cell office:value-type="float" office:value="52.9960716681039">
                <text:p>50</text:p>
              </table:table-cell>
              <table:table-cell office:value-type="float" office:value="43.3602">
                <text:p>43.3602</text:p>
              </table:table-cell>
              <table:table-cell office:value-type="float" office:value="61.0966876073">
                <text:p>61.0966876073</text:p>
              </table:table-cell>
              <table:table-cell office:value-type="float" office:value="43.9544">
                <text:p>43.9544</text:p>
              </table:table-cell>
              <table:table-cell office:value-type="float" office:value="48.1506316960544">
                <text:p>48.1506316960544</text:p>
              </table:table-cell>
              <table:table-cell office:value-type="float" office:value="47.0189">
                <text:p>47.0189</text:p>
              </table:table-cell>
              <table:table-cell office:value-type="float" office:value="52.9960716681039">
                <text:p>52.9960716681039</text:p>
              </table:table-cell>
              <table:table-cell office:value-type="float" office:value="46.8018">
                <text:p>46.8018</text:p>
              </table:table-cell>
              <table:table-cell office:value-type="float" office:value="37.3924847622289">
                <text:p>37.3924847622289</text:p>
              </table:table-cell>
            </table:table-row>
            <table:table-row>
              <table:table-cell office:value-type="float" office:value="52.5484334578902">
                <text:p>50</text:p>
              </table:table-cell>
              <table:table-cell office:value-type="float" office:value="43.6518">
                <text:p>43.6518</text:p>
              </table:table-cell>
              <table:table-cell office:value-type="float" office:value="60.8290349592595">
                <text:p>60.8290349592595</text:p>
              </table:table-cell>
              <table:table-cell office:value-type="float" office:value="44.247">
                <text:p>44.247</text:p>
              </table:table-cell>
              <table:table-cell office:value-type="float" office:value="47.5772284621363">
                <text:p>47.5772284621363</text:p>
              </table:table-cell>
              <table:table-cell office:value-type="float" office:value="47.3768">
                <text:p>47.3768</text:p>
              </table:table-cell>
              <table:table-cell office:value-type="float" office:value="52.5484334578902">
                <text:p>52.5484334578902</text:p>
              </table:table-cell>
              <table:table-cell office:value-type="float" office:value="47.2518">
                <text:p>47.2518</text:p>
              </table:table-cell>
              <table:table-cell office:value-type="float" office:value="36.1316945639058">
                <text:p>36.1316945639058</text:p>
              </table:table-cell>
            </table:table-row>
            <table:table-row>
              <table:table-cell office:value-type="float" office:value="50.0546133946536">
                <text:p>50</text:p>
              </table:table-cell>
              <table:table-cell office:value-type="float" office:value="43.9569">
                <text:p>43.9569</text:p>
              </table:table-cell>
              <table:table-cell office:value-type="float" office:value="60.6340308871156">
                <text:p>60.6340308871156</text:p>
              </table:table-cell>
              <table:table-cell office:value-type="float" office:value="44.3588">
                <text:p>44.3588</text:p>
              </table:table-cell>
              <table:table-cell office:value-type="float" office:value="47.4953137144338">
                <text:p>47.4953137144338</text:p>
              </table:table-cell>
              <table:table-cell office:value-type="float" office:value="47.5768">
                <text:p>47.5768</text:p>
              </table:table-cell>
              <table:table-cell office:value-type="float" office:value="50.0546133946536">
                <text:p>50.0546133946536</text:p>
              </table:table-cell>
              <table:table-cell office:value-type="float" office:value="47.5518">
                <text:p>47.5518</text:p>
              </table:table-cell>
              <table:table-cell office:value-type="float" office:value="35.5090343739365">
                <text:p>35.5090343739365</text:p>
              </table:table-cell>
            </table:table-row>
            <table:table-row>
              <table:table-cell office:value-type="float" office:value="49.9262240107311">
                <text:p>50</text:p>
              </table:table-cell>
              <table:table-cell office:value-type="float" office:value="44.1473">
                <text:p>44.1473</text:p>
              </table:table-cell>
              <table:table-cell office:value-type="float" office:value="60.6340308871156">
                <text:p>60.6340308871156</text:p>
              </table:table-cell>
              <table:table-cell office:value-type="float" office:value="44.4295">
                <text:p>44.4295</text:p>
              </table:table-cell>
              <table:table-cell office:value-type="float" office:value="47.499123702699">
                <text:p>47.499123702699</text:p>
              </table:table-cell>
              <table:table-cell office:value-type="float" office:value="48.0018">
                <text:p>48.0018</text:p>
              </table:table-cell>
              <table:table-cell office:value-type="float" office:value="49.9262240107311">
                <text:p>49.9262240107311</text:p>
              </table:table-cell>
              <table:table-cell office:value-type="float" office:value="47.9018">
                <text:p>47.9018</text:p>
              </table:table-cell>
              <table:table-cell office:value-type="float" office:value="35.0886420593422">
                <text:p>35.0886420593422</text:p>
              </table:table-cell>
            </table:table-row>
            <table:table-row>
              <table:table-cell office:value-type="float" office:value="49.9894605729616">
                <text:p>50</text:p>
              </table:table-cell>
              <table:table-cell office:value-type="float" office:value="44.4166">
                <text:p>44.4166</text:p>
              </table:table-cell>
              <table:table-cell office:value-type="float" office:value="60.4409386196006">
                <text:p>60.4409386196006</text:p>
              </table:table-cell>
              <table:table-cell office:value-type="float" office:value="44.6311">
                <text:p>44.6311</text:p>
              </table:table-cell>
              <table:table-cell office:value-type="float" office:value="47.0906929606657">
                <text:p>47.0906929606657</text:p>
              </table:table-cell>
              <table:table-cell office:value-type="float" office:value="48.3598">
                <text:p>48.3598</text:p>
              </table:table-cell>
              <table:table-cell office:value-type="float" office:value="49.9894605729616">
                <text:p>49.9894605729616</text:p>
              </table:table-cell>
              <table:table-cell office:value-type="float" office:value="48.3268">
                <text:p>48.3268</text:p>
              </table:table-cell>
              <table:table-cell office:value-type="float" office:value="33.4805544382909">
                <text:p>33.4805544382909</text:p>
              </table:table-cell>
            </table:table-row>
            <table:table-row>
              <table:table-cell office:value-type="float" office:value="50.1224489795918">
                <text:p>50</text:p>
              </table:table-cell>
              <table:table-cell office:value-type="float" office:value="44.932">
                <text:p>44.932</text:p>
              </table:table-cell>
              <table:table-cell office:value-type="float" office:value="59.8884270818597">
                <text:p>59.8884270818597</text:p>
              </table:table-cell>
              <table:table-cell office:value-type="float" office:value="44.9561">
                <text:p>44.9561</text:p>
              </table:table-cell>
              <table:table-cell office:value-type="float" office:value="46.7142661200604">
                <text:p>46.7142661200604</text:p>
              </table:table-cell>
              <table:table-cell office:value-type="float" office:value="48.5598">
                <text:p>48.5598</text:p>
              </table:table-cell>
              <table:table-cell office:value-type="float" office:value="50.1224489795918">
                <text:p>50.1224489795918</text:p>
              </table:table-cell>
              <table:table-cell office:value-type="float" office:value="48.6268">
                <text:p>48.6268</text:p>
              </table:table-cell>
              <table:table-cell office:value-type="float" office:value="33.1750255252003">
                <text:p>33.1750255252003</text:p>
              </table:table-cell>
            </table:table-row>
            <table:table-row>
              <table:table-cell office:value-type="float" office:value="49.7583596819009">
                <text:p>50</text:p>
              </table:table-cell>
              <table:table-cell office:value-type="float" office:value="45.3327">
                <text:p>45.3327</text:p>
              </table:table-cell>
              <table:table-cell office:value-type="float" office:value="59.8891918037112">
                <text:p>59.8891918037112</text:p>
              </table:table-cell>
              <table:table-cell office:value-type="float" office:value="45.2254">
                <text:p>45.2254</text:p>
              </table:table-cell>
              <table:table-cell office:value-type="float" office:value="46.5782495389914">
                <text:p>46.5782495389914</text:p>
              </table:table-cell>
              <table:table-cell office:value-type="float" office:value="48.9098">
                <text:p>48.9098</text:p>
              </table:table-cell>
              <table:table-cell office:value-type="float" office:value="49.7583596819009">
                <text:p>49.7583596819009</text:p>
              </table:table-cell>
              <table:table-cell office:value-type="float" office:value="48.9768">
                <text:p>48.9768</text:p>
              </table:table-cell>
              <table:table-cell office:value-type="float" office:value="32.7933077565669">
                <text:p>32.7933077565669</text:p>
              </table:table-cell>
            </table:table-row>
            <table:table-row>
              <table:table-cell office:value-type="float" office:value="47.8202548625084">
                <text:p>50</text:p>
              </table:table-cell>
              <table:table-cell office:value-type="float" office:value="45.6327">
                <text:p>45.6327</text:p>
              </table:table-cell>
              <table:table-cell office:value-type="float" office:value="59.6788932945365">
                <text:p>59.6788932945365</text:p>
              </table:table-cell>
              <table:table-cell office:value-type="float" office:value="45.4803">
                <text:p>45.4803</text:p>
              </table:table-cell>
              <table:table-cell office:value-type="float" office:value="46.5001447795541">
                <text:p>46.5001447795541</text:p>
              </table:table-cell>
              <table:table-cell office:value-type="float" office:value="49.2598">
                <text:p>49.2598</text:p>
              </table:table-cell>
              <table:table-cell office:value-type="float" office:value="47.8202548625084">
                <text:p>47.8202548625084</text:p>
              </table:table-cell>
              <table:table-cell office:value-type="float" office:value="49.3768">
                <text:p>49.3768</text:p>
              </table:table-cell>
              <table:table-cell office:value-type="float" office:value="32.1984932396894">
                <text:p>32.1984932396894</text:p>
              </table:table-cell>
            </table:table-row>
            <table:table-row>
              <table:table-cell office:value-type="float" office:value="47.5730573919709">
                <text:p>50</text:p>
              </table:table-cell>
              <table:table-cell office:value-type="float" office:value="45.9509">
                <text:p>45.9509</text:p>
              </table:table-cell>
              <table:table-cell office:value-type="float" office:value="59.6800403773138">
                <text:p>59.6800403773138</text:p>
              </table:table-cell>
              <table:table-cell office:value-type="float" office:value="45.7845">
                <text:p>45.7845</text:p>
              </table:table-cell>
              <table:table-cell office:value-type="float" office:value="45.8753067040554">
                <text:p>45.8753067040554</text:p>
              </table:table-cell>
              <table:table-cell office:value-type="float" office:value="49.2598">
                <text:p>49.2598</text:p>
              </table:table-cell>
              <table:table-cell office:value-type="float" office:value="47.5730573919709">
                <text:p>47.5730573919709</text:p>
              </table:table-cell>
              <table:table-cell office:value-type="float" office:value="49.7018">
                <text:p>49.7018</text:p>
              </table:table-cell>
              <table:table-cell office:value-type="float" office:value="31.6678784691068">
                <text:p>31.6678784691068</text:p>
              </table:table-cell>
            </table:table-row>
            <table:table-row>
              <table:table-cell office:value-type="float" office:value="47.1484142952956">
                <text:p>50</text:p>
              </table:table-cell>
              <table:table-cell office:value-type="float" office:value="46.2642">
                <text:p>46.2642</text:p>
              </table:table-cell>
              <table:table-cell office:value-type="float" office:value="59.2181483789808">
                <text:p>59.2181483789808</text:p>
              </table:table-cell>
              <table:table-cell office:value-type="float" office:value="46.1007">
                <text:p>46.1007</text:p>
              </table:table-cell>
              <table:table-cell office:value-type="float" office:value="45.4562079948794">
                <text:p>45.4562079948794</text:p>
              </table:table-cell>
              <table:table-cell office:value-type="float" office:value="49.823">
                <text:p>49.823</text:p>
              </table:table-cell>
              <table:table-cell office:value-type="float" office:value="47.1484142952956">
                <text:p>47.1484142952956</text:p>
              </table:table-cell>
              <table:table-cell office:value-type="float" office:value="50.1018">
                <text:p>50.1018</text:p>
              </table:table-cell>
              <table:table-cell office:value-type="float" office:value="30.9852727328981">
                <text:p>30.9852727328981</text:p>
              </table:table-cell>
            </table:table-row>
            <table:table-row>
              <table:table-cell office:value-type="float" office:value="47.0104436140653">
                <text:p>50</text:p>
              </table:table-cell>
              <table:table-cell office:value-type="float" office:value="46.4947">
                <text:p>46.4947</text:p>
              </table:table-cell>
              <table:table-cell office:value-type="float" office:value="59.221207266387">
                <text:p>59.221207266387</text:p>
              </table:table-cell>
              <table:table-cell office:value-type="float" office:value="46.3519">
                <text:p>46.3519</text:p>
              </table:table-cell>
              <table:table-cell office:value-type="float" office:value="44.9551945380008">
                <text:p>44.9551945380008</text:p>
              </table:table-cell>
              <table:table-cell office:value-type="float" office:value="50.1272">
                <text:p>50.1272</text:p>
              </table:table-cell>
              <table:table-cell office:value-type="float" office:value="47.0104436140653">
                <text:p>47.0104436140653</text:p>
              </table:table-cell>
              <table:table-cell office:value-type="float" office:value="50.339">
                <text:p>50.339</text:p>
              </table:table-cell>
              <table:table-cell office:value-type="float" office:value="30.6186380371894">
                <text:p>30.6186380371894</text:p>
              </table:table-cell>
            </table:table-row>
            <table:table-row>
              <table:table-cell office:value-type="float" office:value="47.0104436140653">
                <text:p>50</text:p>
              </table:table-cell>
              <table:table-cell office:value-type="float" office:value="46.8301">
                <text:p>46.8301</text:p>
              </table:table-cell>
              <table:table-cell office:value-type="float" office:value="58.7585505462026">
                <text:p>58.7585505462026</text:p>
              </table:table-cell>
              <table:table-cell office:value-type="float" office:value="46.6519">
                <text:p>46.6519</text:p>
              </table:table-cell>
              <table:table-cell office:value-type="float" office:value="45.0447292622339">
                <text:p>45.0447292622339</text:p>
              </table:table-cell>
              <table:table-cell office:value-type="float" office:value="50.3408">
                <text:p>50.3408</text:p>
              </table:table-cell>
              <table:table-cell office:value-type="float" office:value="47.0104436140653">
                <text:p>47.0104436140653</text:p>
              </table:table-cell>
              <table:table-cell office:value-type="float" office:value="50.689">
                <text:p>50.689</text:p>
              </table:table-cell>
              <table:table-cell office:value-type="float" office:value="30.0520559388633">
                <text:p>30.0520559388633</text:p>
              </table:table-cell>
            </table:table-row>
            <table:table-row>
              <table:table-cell office:value-type="float" office:value="46.8602088722813">
                <text:p>50</text:p>
              </table:table-cell>
              <table:table-cell office:value-type="float" office:value="47.085">
                <text:p>47.085</text:p>
              </table:table-cell>
              <table:table-cell office:value-type="float" office:value="56.4823559550803">
                <text:p>56.4823559550803</text:p>
              </table:table-cell>
              <table:table-cell office:value-type="float" office:value="46.953">
                <text:p>46.953</text:p>
              </table:table-cell>
              <table:table-cell office:value-type="float" office:value="44.9513845497356">
                <text:p>44.9513845497356</text:p>
              </table:table-cell>
              <table:table-cell office:value-type="float" office:value="50.7908">
                <text:p>50.7908</text:p>
              </table:table-cell>
              <table:table-cell office:value-type="float" office:value="46.8602088722813">
                <text:p>46.8602088722813</text:p>
              </table:table-cell>
              <table:table-cell office:value-type="float" office:value="51.089">
                <text:p>51.089</text:p>
              </table:table-cell>
              <table:table-cell office:value-type="float" office:value="29.4576281674453">
                <text:p>29.4576281674453</text:p>
              </table:table-cell>
            </table:table-row>
            <table:table-row>
              <table:table-cell office:value-type="float" office:value="46.8602088722813">
                <text:p>50</text:p>
              </table:table-cell>
              <table:table-cell office:value-type="float" office:value="47.3461">
                <text:p>47.3461</text:p>
              </table:table-cell>
              <table:table-cell office:value-type="float" office:value="55.8591076460714">
                <text:p>55.8591076460714</text:p>
              </table:table-cell>
              <table:table-cell office:value-type="float" office:value="47.2079">
                <text:p>47.2079</text:p>
              </table:table-cell>
              <table:table-cell office:value-type="float" office:value="45.0885441272841">
                <text:p>45.0885441272841</text:p>
              </table:table-cell>
              <table:table-cell office:value-type="float" office:value="51.1908">
                <text:p>51.1908</text:p>
              </table:table-cell>
              <table:table-cell office:value-type="float" office:value="46.8602088722813">
                <text:p>46.8602088722813</text:p>
              </table:table-cell>
              <table:table-cell office:value-type="float" office:value="51.439">
                <text:p>51.439</text:p>
              </table:table-cell>
              <table:table-cell office:value-type="float" office:value="28.8840846508462">
                <text:p>28.8840846508462</text:p>
              </table:table-cell>
            </table:table-row>
            <table:table-row>
              <table:table-cell office:value-type="float" office:value="46.8609753760659">
                <text:p>50</text:p>
              </table:table-cell>
              <table:table-cell office:value-type="float" office:value="47.5461">
                <text:p>47.5461</text:p>
              </table:table-cell>
              <table:table-cell office:value-type="float" office:value="55.6996631400244">
                <text:p>55.6996631400244</text:p>
              </table:table-cell>
              <table:table-cell office:value-type="float" office:value="47.4653">
                <text:p>47.4653</text:p>
              </table:table-cell>
              <table:table-cell office:value-type="float" office:value="44.5787676973955">
                <text:p>44.5787676973955</text:p>
              </table:table-cell>
              <table:table-cell office:value-type="float" office:value="51.5408">
                <text:p>51.5408</text:p>
              </table:table-cell>
              <table:table-cell office:value-type="float" office:value="46.8609753760659">
                <text:p>46.8609753760659</text:p>
              </table:table-cell>
              <table:table-cell office:value-type="float" office:value="51.839">
                <text:p>51.839</text:p>
              </table:table-cell>
              <table:table-cell office:value-type="float" office:value="28.3998793354166">
                <text:p>28.3998793354166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7.8969">
                <text:p>47.8969</text:p>
              </table:table-cell>
              <table:table-cell office:value-type="float" office:value="55.1077684269289">
                <text:p>55.1077684269289</text:p>
              </table:table-cell>
              <table:table-cell office:value-type="float" office:value="47.7263">
                <text:p>47.7263</text:p>
              </table:table-cell>
              <table:table-cell office:value-type="float" office:value="44.2141518204124">
                <text:p>44.2141518204124</text:p>
              </table:table-cell>
              <table:table-cell office:value-type="float" office:value="51.9408">
                <text:p>51.9408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2.139">
                <text:p>52.139</text:p>
              </table:table-cell>
              <table:table-cell office:value-type="float" office:value="28.046007239875">
                <text:p>28.046007239875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8.2333">
                <text:p>48.2333</text:p>
              </table:table-cell>
              <table:table-cell office:value-type="float" office:value="54.7189073654185">
                <text:p>54.7189073654185</text:p>
              </table:table-cell>
              <table:table-cell office:value-type="float" office:value="47.9873">
                <text:p>47.9873</text:p>
              </table:table-cell>
              <table:table-cell office:value-type="float" office:value="44.2236767910755">
                <text:p>44.2236767910755</text:p>
              </table:table-cell>
              <table:table-cell office:value-type="float" office:value="52.3908">
                <text:p>52.3908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2.489">
                <text:p>52.489</text:p>
              </table:table-cell>
              <table:table-cell office:value-type="float" office:value="27.6523003619937">
                <text:p>27.6523003619937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8.4907">
                <text:p>48.4907</text:p>
              </table:table-cell>
              <table:table-cell office:value-type="float" office:value="54.3441936581617">
                <text:p>54.3441936581617</text:p>
              </table:table-cell>
              <table:table-cell office:value-type="float" office:value="48.2724">
                <text:p>48.2724</text:p>
              </table:table-cell>
              <table:table-cell office:value-type="float" office:value="43.901732782663">
                <text:p>43.901732782663</text:p>
              </table:table-cell>
              <table:table-cell office:value-type="float" office:value="52.7408">
                <text:p>52.7408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2.889">
                <text:p>52.889</text:p>
              </table:table-cell>
              <table:table-cell office:value-type="float" office:value="27.2558862658952">
                <text:p>27.2558862658952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8.7907">
                <text:p>48.7907</text:p>
              </table:table-cell>
              <table:table-cell office:value-type="float" office:value="53.9243613616637">
                <text:p>53.9243613616637</text:p>
              </table:table-cell>
              <table:table-cell office:value-type="float" office:value="48.4739">
                <text:p>48.4739</text:p>
              </table:table-cell>
              <table:table-cell office:value-type="float" office:value="43.9063047685813">
                <text:p>43.9063047685813</text:p>
              </table:table-cell>
              <table:table-cell office:value-type="float" office:value="53.0408">
                <text:p>53.0408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3.189">
                <text:p>53.189</text:p>
              </table:table-cell>
              <table:table-cell office:value-type="float" office:value="24.7381733238452">
                <text:p>24.7381733238452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9.1039">
                <text:p>49.1039</text:p>
              </table:table-cell>
              <table:table-cell office:value-type="float" office:value="53.6777385645406">
                <text:p>53.6777385645406</text:p>
              </table:table-cell>
              <table:table-cell office:value-type="float" office:value="48.8522">
                <text:p>48.8522</text:p>
              </table:table-cell>
              <table:table-cell office:value-type="float" office:value="43.5291159303229">
                <text:p>43.5291159303229</text:p>
              </table:table-cell>
              <table:table-cell office:value-type="float" office:value="53.4439">
                <text:p>53.4439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3.589">
                <text:p>53.589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6.6915780396666">
                <text:p>50</text:p>
              </table:table-cell>
              <table:table-cell office:value-type="float" office:value="49.659">
                <text:p>49.659</text:p>
              </table:table-cell>
              <table:table-cell office:value-type="float" office:value="52.7287187467738">
                <text:p>52.7287187467738</text:p>
              </table:table-cell>
              <table:table-cell office:value-type="float" office:value="49.1072">
                <text:p>49.1072</text:p>
              </table:table-cell>
              <table:table-cell office:value-type="float" office:value="43.5310209244556">
                <text:p>43.5310209244556</text:p>
              </table:table-cell>
              <table:table-cell office:value-type="float" office:value="53.6744">
                <text:p>53.6744</text:p>
              </table:table-cell>
              <table:table-cell office:value-type="float" office:value="46.6915780396666">
                <text:p>46.6915780396666</text:p>
              </table:table-cell>
              <table:table-cell office:value-type="float" office:value="53.8982">
                <text:p>53.8982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6.6923445434512">
                <text:p>50</text:p>
              </table:table-cell>
              <table:table-cell office:value-type="float" office:value="49.8111">
                <text:p>49.8111</text:p>
              </table:table-cell>
              <table:table-cell office:value-type="float" office:value="52.48668428076">
                <text:p>52.48668428076</text:p>
              </table:table-cell>
              <table:table-cell office:value-type="float" office:value="49.508">
                <text:p>49.508</text:p>
              </table:table-cell>
              <table:table-cell office:value-type="float" office:value="43.2338418397671">
                <text:p>43.2338418397671</text:p>
              </table:table-cell>
              <table:table-cell office:value-type="float" office:value="53.9244">
                <text:p>53.9244</text:p>
              </table:table-cell>
              <table:table-cell office:value-type="float" office:value="46.6923445434512">
                <text:p>46.6923445434512</text:p>
              </table:table-cell>
              <table:table-cell office:value-type="float" office:value="54.1133">
                <text:p>54.1133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6.7019258407588">
                <text:p>50</text:p>
              </table:table-cell>
              <table:table-cell office:value-type="float" office:value="50.1203">
                <text:p>50.1203</text:p>
              </table:table-cell>
              <table:table-cell office:value-type="float" office:value="52.3597404534036">
                <text:p>52.3597404534036</text:p>
              </table:table-cell>
              <table:table-cell office:value-type="float" office:value="49.683">
                <text:p>49.683</text:p>
              </table:table-cell>
              <table:table-cell office:value-type="float" office:value="43.2262218632367">
                <text:p>43.2262218632367</text:p>
              </table:table-cell>
              <table:table-cell office:value-type="float" office:value="54.2579">
                <text:p>54.2579</text:p>
              </table:table-cell>
              <table:table-cell office:value-type="float" office:value="46.7019258407588">
                <text:p>46.7019258407588</text:p>
              </table:table-cell>
              <table:table-cell office:value-type="float" office:value="54.4421">
                <text:p>54.4421</text:p>
              </table:table-cell>
              <table:table-cell office:value-type="float" office:value="23.7434640017326">
                <text:p>23.7434640017326</text:p>
              </table:table-cell>
            </table:table-row>
            <table:table-row>
              <table:table-cell office:value-type="float" office:value="46.7019258407588">
                <text:p>50</text:p>
              </table:table-cell>
              <table:table-cell office:value-type="float" office:value="50.3665">
                <text:p>50.3665</text:p>
              </table:table-cell>
              <table:table-cell office:value-type="float" office:value="50.4957309402638">
                <text:p>50.4957309402638</text:p>
              </table:table-cell>
              <table:table-cell office:value-type="float" office:value="49.908">
                <text:p>49.908</text:p>
              </table:table-cell>
              <table:table-cell office:value-type="float" office:value="43.2128869043083">
                <text:p>43.2128869043083</text:p>
              </table:table-cell>
              <table:table-cell office:value-type="float" office:value="54.5129">
                <text:p>54.5129</text:p>
              </table:table-cell>
              <table:table-cell office:value-type="float" office:value="46.7019258407588">
                <text:p>46.7019258407588</text:p>
              </table:table-cell>
              <table:table-cell office:value-type="float" office:value="54.8921">
                <text:p>54.8921</text:p>
              </table:table-cell>
              <table:table-cell office:value-type="float" office:value="23.7511989109248">
                <text:p>23.7511989109248</text:p>
              </table:table-cell>
            </table:table-row>
            <table:table-row>
              <table:table-cell office:value-type="float" office:value="46.7019258407588">
                <text:p>50</text:p>
              </table:table-cell>
              <table:table-cell office:value-type="float" office:value="50.6165">
                <text:p>50.6165</text:p>
              </table:table-cell>
              <table:table-cell office:value-type="float" office:value="49.452650334757">
                <text:p>49.452650334757</text:p>
              </table:table-cell>
              <table:table-cell office:value-type="float" office:value="50.033">
                <text:p>50.033</text:p>
              </table:table-cell>
              <table:table-cell office:value-type="float" office:value="42.9549506987519">
                <text:p>42.9549506987519</text:p>
              </table:table-cell>
              <table:table-cell office:value-type="float" office:value="54.7434">
                <text:p>54.7434</text:p>
              </table:table-cell>
              <table:table-cell office:value-type="float" office:value="46.7019258407588">
                <text:p>46.7019258407588</text:p>
              </table:table-cell>
              <table:table-cell office:value-type="float" office:value="55.3421">
                <text:p>55.34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float" office:value="46.7049918558973">
                <text:p>50</text:p>
              </table:table-cell>
              <table:table-cell office:value-type="float" office:value="50.9186">
                <text:p>50.9186</text:p>
              </table:table-cell>
              <table:table-cell office:value-type="float" office:value="49.2568815407616">
                <text:p>49.2568815407616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  <table:table-cell office:value-type="float" office:value="54.9738">
                <text:p>54.9738</text:p>
              </table:table-cell>
              <table:table-cell office:value-type="float" office:value="46.7049918558973">
                <text:p>46.7049918558973</text:p>
              </table:table-cell>
              <table:table-cell office:value-type="float" office:value="55.5921">
                <text:p>55.59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float" office:value="46.7076746191434">
                <text:p>50</text:p>
              </table:table-cell>
              <table:table-cell office:value-type="float" office:value="51.2037">
                <text:p>51.2037</text:p>
              </table:table-cell>
              <table:table-cell office:value-type="float" office:value="49.5119162782517">
                <text:p>49.5119162782517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  <table:table-cell office:value-type="float" office:value="55.1754">
                <text:p>55.1754</text:p>
              </table:table-cell>
              <table:table-cell office:value-type="float" office:value="46.7076746191434">
                <text:p>46.7076746191434</text:p>
              </table:table-cell>
              <table:table-cell office:value-type="float" office:value="56.0421">
                <text:p>56.0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float" office:value="46.7088243748203">
                <text:p>50</text:p>
              </table:table-cell>
              <table:table-cell office:value-type="float" office:value="51.5047">
                <text:p>51.5047</text:p>
              </table:table-cell>
              <table:table-cell office:value-type="float" office:value="49.5111515564002">
                <text:p>49.5111515564002</text:p>
              </table:table-cell>
              <table:table-cell office:value-type="float" office:value="50.658">
                <text:p>50.658</text:p>
              </table:table-cell>
              <table:table-cell office:value-type="float" office:value="42.6920615084506">
                <text:p>42.6920615084506</text:p>
              </table:table-cell>
              <table:table-cell office:value-type="float" office:value="55.4059">
                <text:p>55.4059</text:p>
              </table:table-cell>
              <table:table-cell office:value-type="float" office:value="46.7088243748203">
                <text:p>46.7088243748203</text:p>
              </table:table-cell>
              <table:table-cell office:value-type="float" office:value="56.4421">
                <text:p>56.4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float" office:value="46.7088243748203">
                <text:p>50</text:p>
              </table:table-cell>
              <table:table-cell office:value-type="float" office:value="51.6547">
                <text:p>51.65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0.9341">
                <text:p>50.9341</text:p>
              </table:table-cell>
              <table:table-cell office:value-type="float" office:value="42.4177423533536">
                <text:p>42.4177423533536</text:p>
              </table:table-cell>
              <table:table-cell office:value-type="float" office:value="55.825">
                <text:p>55.825</text:p>
              </table:table-cell>
              <table:table-cell office:value-type="float" office:value="46.7088243748203">
                <text:p>46.7088243748203</text:p>
              </table:table-cell>
              <table:table-cell office:value-type="float" office:value="56.8421">
                <text:p>56.8421</text:p>
              </table:table-cell>
              <table:table-cell office:value-type="float" office:value="22.8856625723214">
                <text:p>22.8856625723214</text:p>
              </table:table-cell>
            </table:table-row>
            <table:table-row>
              <table:table-cell office:value-type="float" office:value="46.7088243748203">
                <text:p>50</text:p>
              </table:table-cell>
              <table:table-cell office:value-type="float" office:value="52.1047">
                <text:p>52.10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1.1403">
                <text:p>51.1403</text:p>
              </table:table-cell>
              <table:table-cell office:value-type="float" office:value="42.4710821890669">
                <text:p>42.4710821890669</text:p>
              </table:table-cell>
              <table:table-cell office:value-type="float" office:value="56.0154">
                <text:p>56.0154</text:p>
              </table:table-cell>
              <table:table-cell office:value-type="float" office:value="46.7088243748203">
                <text:p>46.7088243748203</text:p>
              </table:table-cell>
              <table:table-cell office:value-type="float" office:value="57.2921">
                <text:p>57.2921</text:p>
              </table:table-cell>
              <table:table-cell office:value-type="float" office:value="21.0903901488196">
                <text:p>21.0903901488196</text:p>
              </table:table-cell>
            </table:table-row>
            <table:table-row>
              <table:table-cell office:value-type="float" office:value="46.7076746191434">
                <text:p>50</text:p>
              </table:table-cell>
              <table:table-cell office:value-type="float" office:value="52.3047">
                <text:p>52.30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1.4413">
                <text:p>51.4413</text:p>
              </table:table-cell>
              <table:table-cell office:value-type="float" office:value="40.8175472819544">
                <text:p>40.8175472819544</text:p>
              </table:table-cell>
              <table:table-cell office:value-type="float" office:value="56.3316">
                <text:p>56.3316</text:p>
              </table:table-cell>
              <table:table-cell office:value-type="float" office:value="46.7076746191434">
                <text:p>46.7076746191434</text:p>
              </table:table-cell>
              <table:table-cell office:value-type="float" office:value="57.6921">
                <text:p>57.6921</text:p>
              </table:table-cell>
              <table:table-cell office:value-type="float" office:value="20.4375638130008">
                <text:p>20.4375638130008</text:p>
              </table:table-cell>
            </table:table-row>
            <table:table-row>
              <table:table-cell office:value-type="float" office:value="46.2680846986682">
                <text:p>50</text:p>
              </table:table-cell>
              <table:table-cell office:value-type="float" office:value="52.6047">
                <text:p>52.6047</text:p>
              </table:table-cell>
              <table:table-cell office:value-type="float" office:value="47.6892017450953">
                <text:p>47.6892017450953</text:p>
              </table:table-cell>
              <table:table-cell office:value-type="float" office:value="51.6718">
                <text:p>51.6718</text:p>
              </table:table-cell>
              <table:table-cell office:value-type="float" office:value="39.9229620372769">
                <text:p>39.9229620372769</text:p>
              </table:table-cell>
              <table:table-cell office:value-type="float" office:value="56.6408">
                <text:p>56.6408</text:p>
              </table:table-cell>
              <table:table-cell office:value-type="float" office:value="46.2680846986682">
                <text:p>46.2680846986682</text:p>
              </table:table-cell>
              <table:table-cell office:value-type="float" office:value="57.8921">
                <text:p>57.8921</text:p>
              </table:table-cell>
              <table:table-cell office:value-type="float" office:value="19.3798149809721">
                <text:p>19.3798149809721</text:p>
              </table:table-cell>
            </table:table-row>
            <table:table-row>
              <table:table-cell office:value-type="float" office:value="45.9028456453004">
                <text:p>50</text:p>
              </table:table-cell>
              <table:table-cell office:value-type="float" office:value="52.9139">
                <text:p>52.9139</text:p>
              </table:table-cell>
              <table:table-cell office:value-type="float" office:value="46.7466820630666">
                <text:p>46.7466820630666</text:p>
              </table:table-cell>
              <table:table-cell office:value-type="float" office:value="51.9411">
                <text:p>51.9411</text:p>
              </table:table-cell>
              <table:table-cell office:value-type="float" office:value="39.2314491671366">
                <text:p>39.2314491671366</text:p>
              </table:table-cell>
              <table:table-cell office:value-type="float" office:value="56.9101">
                <text:p>56.9101</text:p>
              </table:table-cell>
              <table:table-cell office:value-type="float" office:value="45.9028456453004">
                <text:p>45.9028456453004</text:p>
              </table:table-cell>
              <table:table-cell office:value-type="float" office:value="58.3921">
                <text:p>58.3921</text:p>
              </table:table-cell>
              <table:table-cell office:value-type="float" office:value="16.961882367501">
                <text:p>16.961882367501</text:p>
              </table:table-cell>
            </table:table-row>
            <table:table-row>
              <table:table-cell office:value-type="float" office:value="45.4544409313021">
                <text:p>50</text:p>
              </table:table-cell>
              <table:table-cell office:value-type="float" office:value="53.1275">
                <text:p>53.1275</text:p>
              </table:table-cell>
              <table:table-cell office:value-type="float" office:value="46.7512703941759">
                <text:p>46.7512703941759</text:p>
              </table:table-cell>
              <table:table-cell office:value-type="float" office:value="52.1769">
                <text:p>52.1769</text:p>
              </table:table-cell>
              <table:table-cell office:value-type="float" office:value="38.5685112089855">
                <text:p>38.5685112089855</text:p>
              </table:table-cell>
              <table:table-cell office:value-type="float" office:value="57.3101">
                <text:p>57.3101</text:p>
              </table:table-cell>
              <table:table-cell office:value-type="float" office:value="45.4544409313021">
                <text:p>45.4544409313021</text:p>
              </table:table-cell>
              <table:table-cell office:value-type="float" office:value="58.7921">
                <text:p>58.7921</text:p>
              </table:table-cell>
              <table:table-cell office:value-type="float" office:value="14.1792487856193">
                <text:p>14.1792487856193</text:p>
              </table:table-cell>
            </table:table-row>
            <table:table-row>
              <table:table-cell office:value-type="float" office:value="45.1823320877647">
                <text:p>50</text:p>
              </table:table-cell>
              <table:table-cell office:value-type="float" office:value="53.3775">
                <text:p>53.3775</text:p>
              </table:table-cell>
              <table:table-cell office:value-type="float" office:value="46.6090321297886">
                <text:p>46.6090321297886</text:p>
              </table:table-cell>
              <table:table-cell office:value-type="float" office:value="52.4597">
                <text:p>52.4597</text:p>
              </table:table-cell>
              <table:table-cell office:value-type="float" office:value="38.2077053202676">
                <text:p>38.2077053202676</text:p>
              </table:table-cell>
              <table:table-cell office:value-type="float" office:value="57.5601">
                <text:p>57.5601</text:p>
              </table:table-cell>
              <table:table-cell office:value-type="float" office:value="45.1823320877647">
                <text:p>45.1823320877647</text:p>
              </table:table-cell>
              <table:table-cell office:value-type="float" office:value="59.2428">
                <text:p>59.2428</text:p>
              </table:table-cell>
              <table:table-cell office:value-type="float" office:value="12.1399399771047">
                <text:p>12.1399399771047</text:p>
              </table:table-cell>
            </table:table-row>
            <table:table-row>
              <table:table-cell office:value-type="float" office:value="45.0807703363035">
                <text:p>50</text:p>
              </table:table-cell>
              <table:table-cell office:value-type="float" office:value="53.6275">
                <text:p>53.6275</text:p>
              </table:table-cell>
              <table:table-cell office:value-type="float" office:value="46.2706427104801">
                <text:p>46.2706427104801</text:p>
              </table:table-cell>
              <table:table-cell office:value-type="float" office:value="52.7618">
                <text:p>52.7618</text:p>
              </table:table-cell>
              <table:table-cell office:value-type="float" office:value="37.8076565524178">
                <text:p>37.8076565524178</text:p>
              </table:table-cell>
              <table:table-cell office:value-type="float" office:value="58.0101">
                <text:p>58.0101</text:p>
              </table:table-cell>
              <table:table-cell office:value-type="float" office:value="45.0807703363035">
                <text:p>45.0807703363035</text:p>
              </table:table-cell>
              <table:table-cell office:value-type="float" office:value="59.6428">
                <text:p>59.6428</text:p>
              </table:table-cell>
              <table:table-cell office:value-type="float" office:value="11.2484916927075">
                <text:p>11.2484916927075</text:p>
              </table:table-cell>
            </table:table-row>
            <table:table-row>
              <table:table-cell office:value-type="float" office:value="44.6994347034589">
                <text:p>40</text:p>
              </table:table-cell>
              <table:table-cell office:value-type="float" office:value="53.9438">
                <text:p>53.9438</text:p>
              </table:table-cell>
              <table:table-cell office:value-type="float" office:value="46.2694956277028">
                <text:p>46.2694956277028</text:p>
              </table:table-cell>
              <table:table-cell office:value-type="float" office:value="53.0618">
                <text:p>53.0618</text:p>
              </table:table-cell>
              <table:table-cell office:value-type="float" office:value="37.4647576085466">
                <text:p>37.4647576085466</text:p>
              </table:table-cell>
              <table:table-cell office:value-type="float" office:value="58.2601">
                <text:p>58.2601</text:p>
              </table:table-cell>
              <table:table-cell office:value-type="float" office:value="44.6994347034589">
                <text:p>44.6994347034589</text:p>
              </table:table-cell>
              <table:table-cell office:value-type="float" office:value="60.0678">
                <text:p>60.0678</text:p>
              </table:table-cell>
              <table:table-cell office:value-type="float" office:value="11.2631880201726">
                <text:p>11.2631880201726</text:p>
              </table:table-cell>
            </table:table-row>
            <table:table-row>
              <table:table-cell office:value-type="float" office:value="44.6764395899205">
                <text:p>40</text:p>
              </table:table-cell>
              <table:table-cell office:value-type="float" office:value="54.3507">
                <text:p>54.3507</text:p>
              </table:table-cell>
              <table:table-cell office:value-type="float" office:value="46.2733192369605">
                <text:p>46.2733192369605</text:p>
              </table:table-cell>
              <table:table-cell office:value-type="float" office:value="53.366">
                <text:p>53.366</text:p>
              </table:table-cell>
              <table:table-cell office:value-type="float" office:value="37.2494932715607">
                <text:p>37.2494932715607</text:p>
              </table:table-cell>
              <table:table-cell office:value-type="float" office:value="58.6101">
                <text:p>58.6101</text:p>
              </table:table-cell>
              <table:table-cell office:value-type="float" office:value="44.6764395899205">
                <text:p>44.6764395899205</text:p>
              </table:table-cell>
              <table:table-cell office:value-type="float" office:value="60.5178">
                <text:p>60.5178</text:p>
              </table:table-cell>
              <table:table-cell office:value-type="float" office:value="11.2658952383899">
                <text:p>11.2658952383899</text:p>
              </table:table-cell>
            </table:table-row>
            <table:table-row>
              <table:table-cell office:value-type="float" office:value="43.9176008431542">
                <text:p>40</text:p>
              </table:table-cell>
              <table:table-cell office:value-type="float" office:value="54.6118">
                <text:p>54.611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3.6455">
                <text:p>53.6455</text:p>
              </table:table-cell>
              <table:table-cell office:value-type="float" office:value="36.7980096621302">
                <text:p>36.7980096621302</text:p>
              </table:table-cell>
              <table:table-cell office:value-type="float" office:value="58.9601">
                <text:p>58.9601</text:p>
              </table:table-cell>
              <table:table-cell office:value-type="float" office:value="43.9176008431542">
                <text:p>43.9176008431542</text:p>
              </table:table-cell>
              <table:table-cell office:value-type="float" office:value="60.7835">
                <text:p>60.7835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float" office:value="43.9264156366772">
                <text:p>40</text:p>
              </table:table-cell>
              <table:table-cell office:value-type="float" office:value="54.858">
                <text:p>54.85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3.9004">
                <text:p>53.9004</text:p>
              </table:table-cell>
              <table:table-cell office:value-type="float" office:value="36.3949129036683">
                <text:p>36.3949129036683</text:p>
              </table:table-cell>
              <table:table-cell office:value-type="float" office:value="59.2964">
                <text:p>59.2964</text:p>
              </table:table-cell>
              <table:table-cell office:value-type="float" office:value="43.9264156366772">
                <text:p>43.9264156366772</text:p>
              </table:table-cell>
              <table:table-cell office:value-type="float" office:value="61.014">
                <text:p>61.014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float" office:value="42.8820542301428">
                <text:p>40</text:p>
              </table:table-cell>
              <table:table-cell office:value-type="float" office:value="55.208">
                <text:p>55.20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4.2254">
                <text:p>54.2254</text:p>
              </table:table-cell>
              <table:table-cell office:value-type="float" office:value="35.9262843470442">
                <text:p>35.9262843470442</text:p>
              </table:table-cell>
              <table:table-cell office:value-type="float" office:value="59.7471">
                <text:p>59.7471</text:p>
              </table:table-cell>
              <table:table-cell office:value-type="float" office:value="42.8820542301428">
                <text:p>42.8820542301428</text:p>
              </table:table-cell>
              <table:table-cell office:value-type="float" office:value="61.4029">
                <text:p>61.4029</text:p>
              </table:table-cell>
              <table:table-cell office:value-type="float" office:value="11.2573868382785">
                <text:p>11.2573868382785</text:p>
              </table:table-cell>
            </table:table-row>
            <table:table-row>
              <table:table-cell office:value-type="float" office:value="43.0851777330651">
                <text:p>40</text:p>
              </table:table-cell>
              <table:table-cell office:value-type="float" office:value="55.508">
                <text:p>55.508</text:p>
              </table:table-cell>
              <table:table-cell office:value-type="float" office:value="46.2687309058513">
                <text:p>46.2687309058513</text:p>
              </table:table-cell>
              <table:table-cell office:value-type="float" office:value="54.4518">
                <text:p>54.4518</text:p>
              </table:table-cell>
              <table:table-cell office:value-type="float" office:value="35.4378438514409">
                <text:p>35.4378438514409</text:p>
              </table:table-cell>
              <table:table-cell office:value-type="float" office:value="60.0081">
                <text:p>60.0081</text:p>
              </table:table-cell>
              <table:table-cell office:value-type="float" office:value="43.0851777330651">
                <text:p>43.0851777330651</text:p>
              </table:table-cell>
              <table:table-cell office:value-type="float" office:value="61.7071">
                <text:p>61.7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float" office:value="42.4547283702213">
                <text:p>40</text:p>
              </table:table-cell>
              <table:table-cell office:value-type="float" office:value="55.833">
                <text:p>55.833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4.7128">
                <text:p>54.712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0.3772">
                <text:p>60.3772</text:p>
              </table:table-cell>
              <table:table-cell office:value-type="float" office:value="42.4547283702213">
                <text:p>42.4547283702213</text:p>
              </table:table-cell>
              <table:table-cell office:value-type="float" office:value="62.1071">
                <text:p>62.1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float" office:value="42.4087381431446">
                <text:p>40</text:p>
              </table:table-cell>
              <table:table-cell office:value-type="float" office:value="56.083">
                <text:p>56.083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5.0128">
                <text:p>55.012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0.7772">
                <text:p>60.7772</text:p>
              </table:table-cell>
              <table:table-cell office:value-type="float" office:value="42.4087381431446">
                <text:p>42.4087381431446</text:p>
              </table:table-cell>
              <table:table-cell office:value-type="float" office:value="62.3071">
                <text:p>62.3071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float" office:value="42.5965315703746">
                <text:p>40</text:p>
              </table:table-cell>
              <table:table-cell office:value-type="float" office:value="56.4383">
                <text:p>56.438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5.3464">
                <text:p>55.346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2272">
                <text:p>61.2272</text:p>
              </table:table-cell>
              <table:table-cell office:value-type="float" office:value="42.5965315703746">
                <text:p>42.5965315703746</text:p>
              </table:table-cell>
              <table:table-cell office:value-type="float" office:value="62.6272">
                <text:p>62.627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float" office:value="42.2159624413146">
                <text:p>40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5.6799">
                <text:p>55.67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7022">
                <text:p>61.7022</text:p>
              </table:table-cell>
              <table:table-cell office:value-type="float" office:value="42.2159624413146">
                <text:p>42.2159624413146</text:p>
              </table:table-cell>
              <table:table-cell office:value-type="float" office:value="63.0022">
                <text:p>63.0022</text:p>
              </table:table-cell>
              <table:table-cell office:value-type="float" office:value="10.6443952847994">
                <text:p>10.6443952847994</text:p>
              </table:table-cell>
            </table:table-row>
            <table:table-row>
              <table:table-cell office:value-type="float" office:value="42.0070901600077">
                <text:p>40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6.0299">
                <text:p>56.02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0522">
                <text:p>62.0522</text:p>
              </table:table-cell>
              <table:table-cell office:value-type="float" office:value="42.0070901600077">
                <text:p>42.0070901600077</text:p>
              </table:table-cell>
              <table:table-cell office:value-type="float" office:value="63.4022">
                <text:p>63.4022</text:p>
              </table:table-cell>
              <table:table-cell office:value-type="float" office:value="9.96565700318677">
                <text:p>9.96565700318677</text:p>
              </table:table-cell>
            </table:table-row>
            <table:table-row>
              <table:table-cell office:value-type="float" office:value="42.0063236562231">
                <text:p>40</text:p>
              </table:table-cell>
              <table:table-cell office:value-type="float" office:value="57.1185">
                <text:p>57.1185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2799">
                <text:p>56.27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3782">
                <text:p>62.3782</text:p>
              </table:table-cell>
              <table:table-cell office:value-type="float" office:value="42.0063236562231">
                <text:p>42.0063236562231</text:p>
              </table:table-cell>
              <table:table-cell office:value-type="float" office:value="63.7522">
                <text:p>63.7522</text:p>
              </table:table-cell>
              <table:table-cell office:value-type="float" office:value="10.107592586863">
                <text:p>10.107592586863</text:p>
              </table:table-cell>
            </table:table-row>
            <table:table-row>
              <table:table-cell office:value-type="float" office:value="42.0032576410846">
                <text:p>40</text:p>
              </table:table-cell>
              <table:table-cell office:value-type="float" office:value="57.3448">
                <text:p>57.3448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5961">
                <text:p>56.5961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5782">
                <text:p>62.5782</text:p>
              </table:table-cell>
              <table:table-cell office:value-type="float" office:value="42.0032576410846">
                <text:p>42.0032576410846</text:p>
              </table:table-cell>
              <table:table-cell office:value-type="float" office:value="64.1022">
                <text:p>64.1022</text:p>
              </table:table-cell>
              <table:table-cell office:value-type="float" office:value="9.60288976207419">
                <text:p>9.60288976207419</text:p>
              </table:table-cell>
            </table:table-row>
            <table:table-row>
              <table:table-cell office:value-type="float" office:value="42.0044073967615">
                <text:p>40</text:p>
              </table:table-cell>
              <table:table-cell office:value-type="float" office:value="57.5464">
                <text:p>57.546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8711">
                <text:p>56.8711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8532">
                <text:p>62.8532</text:p>
              </table:table-cell>
              <table:table-cell office:value-type="float" office:value="42.0044073967615">
                <text:p>42.0044073967615</text:p>
              </table:table-cell>
              <table:table-cell office:value-type="float" office:value="64.5022">
                <text:p>64.5022</text:p>
              </table:table-cell>
              <table:table-cell office:value-type="float" office:value="9.64156430803502">
                <text:p>9.64156430803502</text:p>
              </table:table-cell>
            </table:table-row>
            <table:table-row>
              <table:table-cell office:value-type="float" office:value="41.8518731436236">
                <text:p>40</text:p>
              </table:table-cell>
              <table:table-cell office:value-type="float" office:value="57.8214">
                <text:p>57.821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1224">
                <text:p>57.122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2172">
                <text:p>63.2172</text:p>
              </table:table-cell>
              <table:table-cell office:value-type="float" office:value="41.8518731436236">
                <text:p>41.8518731436236</text:p>
              </table:table-cell>
              <table:table-cell office:value-type="float" office:value="64.8772">
                <text:p>64.8772</text:p>
              </table:table-cell>
              <table:table-cell office:value-type="float" office:value="9.40680981405278">
                <text:p>9.40680981405278</text:p>
              </table:table-cell>
            </table:table-row>
            <table:table-row>
              <table:table-cell office:value-type="float" office:value="41.8518731436236">
                <text:p>40</text:p>
              </table:table-cell>
              <table:table-cell office:value-type="float" office:value="58.1284">
                <text:p>58.128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3922">
                <text:p>63.3922</text:p>
              </table:table-cell>
              <table:table-cell office:value-type="float" office:value="41.8518731436236">
                <text:p>41.8518731436236</text:p>
              </table:table-cell>
              <table:table-cell office:value-type="float" office:value="65.2272">
                <text:p>65.2272</text:p>
              </table:table-cell>
              <table:table-cell office:value-type="float" office:value="9.41454472324495">
                <text:p>9.41454472324495</text:p>
              </table:table-cell>
            </table:table-row>
            <table:table-row>
              <table:table-cell office:value-type="float" office:value="41.8518731436236">
                <text:p>40</text:p>
              </table:table-cell>
              <table:table-cell office:value-type="float" office:value="58.4863">
                <text:p>58.4863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6672">
                <text:p>63.6672</text:p>
              </table:table-cell>
              <table:table-cell office:value-type="float" office:value="41.8518731436236">
                <text:p>41.8518731436236</text:p>
              </table:table-cell>
              <table:table-cell office:value-type="float" office:value="65.6272">
                <text:p>65.62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float" office:value="41.0232825524576">
                <text:p>40</text:p>
              </table:table-cell>
              <table:table-cell office:value-type="float" office:value="58.7222">
                <text:p>58.7222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9498">
                <text:p>57.949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9765">
                <text:p>63.9765</text:p>
              </table:table-cell>
              <table:table-cell office:value-type="float" office:value="41.0232825524576">
                <text:p>41.0232825524576</text:p>
              </table:table-cell>
              <table:table-cell office:value-type="float" office:value="66.0772">
                <text:p>66.07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float" office:value="41.0278815751653">
                <text:p>40</text:p>
              </table:table-cell>
              <table:table-cell office:value-type="float" office:value="59.0585">
                <text:p>59.0585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8.2998">
                <text:p>58.299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4.4265">
                <text:p>64.4265</text:p>
              </table:table-cell>
              <table:table-cell office:value-type="float" office:value="41.0278815751653">
                <text:p>41.0278815751653</text:p>
              </table:table-cell>
              <table:table-cell office:value-type="float" office:value="66.5272">
                <text:p>66.52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float" office:value="40.8458369263198">
                <text:p>40</text:p>
              </table:table-cell>
              <table:table-cell office:value-type="float" office:value="59.2422">
                <text:p>59.2422</text:p>
              </table:table-cell>
              <table:table-cell office:value-type="float" office:value="46.2197887073524">
                <text:p>46.2197887073524</text:p>
              </table:table-cell>
              <table:table-cell office:value-type="float" office:value="58.5848">
                <text:p>58.584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4.8515">
                <text:p>64.8515</text:p>
              </table:table-cell>
              <table:table-cell office:value-type="float" office:value="40.8458369263198">
                <text:p>40.8458369263198</text:p>
              </table:table-cell>
              <table:table-cell office:value-type="float" office:value="66.7772">
                <text:p>66.77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float" office:value="39.2189326434799">
                <text:p>40</text:p>
              </table:table-cell>
              <table:table-cell office:value-type="float" office:value="59.4688">
                <text:p>59.4688</text:p>
              </table:table-cell>
              <table:table-cell office:value-type="float" office:value="46.2981726971357">
                <text:p>46.2981726971357</text:p>
              </table:table-cell>
              <table:table-cell office:value-type="float" office:value="58.8153">
                <text:p>58.8153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5.2765">
                <text:p>65.2765</text:p>
              </table:table-cell>
              <table:table-cell office:value-type="float" office:value="39.2189326434799">
                <text:p>39.2189326434799</text:p>
              </table:table-cell>
              <table:table-cell office:value-type="float" office:value="67.2522">
                <text:p>67.2522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37.8277282744084">
                <text:p>40</text:p>
              </table:table-cell>
              <table:table-cell office:value-type="float" office:value="59.7299">
                <text:p>59.7299</text:p>
              </table:table-cell>
              <table:table-cell office:value-type="float" office:value="46.3012315845419">
                <text:p>46.3012315845419</text:p>
              </table:table-cell>
              <table:table-cell office:value-type="float" office:value="59.0389">
                <text:p>59.038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5.6515">
                <text:p>65.6515</text:p>
              </table:table-cell>
              <table:table-cell office:value-type="float" office:value="37.8277282744084">
                <text:p>37.8277282744084</text:p>
              </table:table-cell>
              <table:table-cell office:value-type="float" office:value="67.4827">
                <text:p>67.482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37.1647025007186">
                <text:p>40</text:p>
              </table:table-cell>
              <table:table-cell office:value-type="float" office:value="59.9848">
                <text:p>59.9848</text:p>
              </table:table-cell>
              <table:table-cell office:value-type="float" office:value="46.3459678128573">
                <text:p>46.3459678128573</text:p>
              </table:table-cell>
              <table:table-cell office:value-type="float" office:value="59.2939">
                <text:p>59.293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6.0015">
                <text:p>66.0015</text:p>
              </table:table-cell>
              <table:table-cell office:value-type="float" office:value="37.1647025007186">
                <text:p>37.1647025007186</text:p>
              </table:table-cell>
              <table:table-cell office:value-type="float" office:value="67.6577">
                <text:p>67.65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36.1310721471687">
                <text:p>40</text:p>
              </table:table-cell>
              <table:table-cell office:value-type="float" office:value="60.2606">
                <text:p>60.26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59.5689">
                <text:p>59.568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6.3765">
                <text:p>66.3765</text:p>
              </table:table-cell>
              <table:table-cell office:value-type="float" office:value="36.1310721471687">
                <text:p>36.1310721471687</text:p>
              </table:table-cell>
              <table:table-cell office:value-type="float" office:value="68.1077">
                <text:p>68.1077</text:p>
              </table:table-cell>
              <table:table-cell office:value-type="float" office:value="5.41830388911234">
                <text:p>5.41830388911234</text:p>
              </table:table-cell>
            </table:table-row>
            <table:table-row>
              <table:table-cell office:value-type="float" office:value="35.3358244706333">
                <text:p>40</text:p>
              </table:table-cell>
              <table:table-cell office:value-type="float" office:value="60.5606">
                <text:p>60.56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59.8238">
                <text:p>59.823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6.7765">
                <text:p>66.7765</text:p>
              </table:table-cell>
              <table:table-cell office:value-type="float" office:value="35.3358244706333">
                <text:p>35.3358244706333</text:p>
              </table:table-cell>
              <table:table-cell office:value-type="float" office:value="68.5577">
                <text:p>68.5577</text:p>
              </table:table-cell>
              <table:table-cell office:value-type="float" office:value="5.13404597630023">
                <text:p>5.13404597630023</text:p>
              </table:table-cell>
            </table:table-row>
            <table:table-row>
              <table:table-cell office:value-type="float" office:value="32.5752610903516">
                <text:p>30</text:p>
              </table:table-cell>
              <table:table-cell office:value-type="float" office:value="61.0106">
                <text:p>61.01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60.0788">
                <text:p>60.078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7.1765">
                <text:p>67.1765</text:p>
              </table:table-cell>
              <table:table-cell office:value-type="float" office:value="32.5752610903516">
                <text:p>32.5752610903516</text:p>
              </table:table-cell>
              <table:table-cell office:value-type="float" office:value="69.0077">
                <text:p>69.0077</text:p>
              </table:table-cell>
              <table:table-cell office:value-type="float" office:value="5.0025525200334">
                <text:p>5.0025525200334</text:p>
              </table:table-cell>
            </table:table-row>
            <table:table-row>
              <table:table-cell office:value-type="float" office:value="31.2357957267414">
                <text:p>30</text:p>
              </table:table-cell>
              <table:table-cell office:value-type="float" office:value="61.253">
                <text:p>61.253</text:p>
              </table:table-cell>
              <table:table-cell office:value-type="float" office:value="46.3765566869191">
                <text:p>46.3765566869191</text:p>
              </table:table-cell>
              <table:table-cell office:value-type="float" office:value="60.3788">
                <text:p>60.3788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7.5765">
                <text:p>67.5765</text:p>
              </table:table-cell>
              <table:table-cell office:value-type="float" office:value="31.2357957267414">
                <text:p>31.2357957267414</text:p>
              </table:table-cell>
              <table:table-cell office:value-type="float" office:value="69.4077">
                <text:p>69.4077</text:p>
              </table:table-cell>
              <table:table-cell office:value-type="float" office:value="5.0017790291142">
                <text:p>5.0017790291142</text:p>
              </table:table-cell>
            </table:table-row>
            <table:table-row>
              <table:table-cell office:value-type="float" office:value="30.7253042061895">
                <text:p>30</text:p>
              </table:table-cell>
              <table:table-cell office:value-type="float" office:value="61.503">
                <text:p>61.503</text:p>
              </table:table-cell>
              <table:table-cell office:value-type="float" office:value="46.3777037696964">
                <text:p>46.3777037696964</text:p>
              </table:table-cell>
              <table:table-cell office:value-type="float" office:value="60.63">
                <text:p>60.63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0015">
                <text:p>68.0015</text:p>
              </table:table-cell>
              <table:table-cell office:value-type="float" office:value="30.7253042061895">
                <text:p>30.7253042061895</text:p>
              </table:table-cell>
              <table:table-cell office:value-type="float" office:value="69.7613">
                <text:p>69.7613</text:p>
              </table:table-cell>
              <table:table-cell office:value-type="float" office:value="5.00371275641224">
                <text:p>5.00371275641224</text:p>
              </table:table-cell>
            </table:table-row>
            <table:table-row>
              <table:table-cell office:value-type="float" office:value="30.6199099358053">
                <text:p>30</text:p>
              </table:table-cell>
              <table:table-cell office:value-type="float" office:value="61.753">
                <text:p>61.753</text:p>
              </table:table-cell>
              <table:table-cell office:value-type="float" office:value="46.3784684915479">
                <text:p>46.3784684915479</text:p>
              </table:table-cell>
              <table:table-cell office:value-type="float" office:value="60.905">
                <text:p>60.90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4015">
                <text:p>68.4015</text:p>
              </table:table-cell>
              <table:table-cell office:value-type="float" office:value="30.6199099358053">
                <text:p>30.6199099358053</text:p>
              </table:table-cell>
              <table:table-cell office:value-type="float" office:value="70.0613">
                <text:p>70.0613</text:p>
              </table:table-cell>
              <table:table-cell office:value-type="float" office:value="4.81884842671946">
                <text:p>4.81884842671946</text:p>
              </table:table-cell>
            </table:table-row>
            <table:table-row>
              <table:table-cell office:value-type="float" office:value="30.5152821692057">
                <text:p>30</text:p>
              </table:table-cell>
              <table:table-cell office:value-type="float" office:value="62.0789">
                <text:p>62.0789</text:p>
              </table:table-cell>
              <table:table-cell office:value-type="float" office:value="46.0909330753672">
                <text:p>46.0909330753672</text:p>
              </table:table-cell>
              <table:table-cell office:value-type="float" office:value="61.16">
                <text:p>61.16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7197">
                <text:p>68.7197</text:p>
              </table:table-cell>
              <table:table-cell office:value-type="float" office:value="30.5152821692057">
                <text:p>30.5152821692057</text:p>
              </table:table-cell>
              <table:table-cell office:value-type="float" office:value="70.4613">
                <text:p>70.4613</text:p>
              </table:table-cell>
              <table:table-cell office:value-type="float" office:value="4.82774357229045">
                <text:p>4.82774357229045</text:p>
              </table:table-cell>
            </table:table-row>
            <table:table-row>
              <table:table-cell office:value-type="float" office:value="30.1741879850532">
                <text:p>30</text:p>
              </table:table-cell>
              <table:table-cell office:value-type="float" office:value="62.448">
                <text:p>62.448</text:p>
              </table:table-cell>
              <table:table-cell office:value-type="float" office:value="45.9724011883778">
                <text:p>45.9724011883778</text:p>
              </table:table-cell>
              <table:table-cell office:value-type="float" office:value="61.5135">
                <text:p>61.513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9555">
                <text:p>68.9555</text:p>
              </table:table-cell>
              <table:table-cell office:value-type="float" office:value="30.1741879850532">
                <text:p>30.1741879850532</text:p>
              </table:table-cell>
              <table:table-cell office:value-type="float" office:value="70.6613">
                <text:p>70.6613</text:p>
              </table:table-cell>
              <table:table-cell office:value-type="float" office:value="4.69238266142755">
                <text:p>4.69238266142755</text:p>
              </table:table-cell>
            </table:table-row>
            <table:table-row>
              <table:table-cell office:value-type="float" office:value="30.3313212608987">
                <text:p>30</text:p>
              </table:table-cell>
              <table:table-cell office:value-type="float" office:value="62.598">
                <text:p>62.598</text:p>
              </table:table-cell>
              <table:table-cell office:value-type="float" office:value="45.9724011883778">
                <text:p>45.9724011883778</text:p>
              </table:table-cell>
              <table:table-cell office:value-type="float" office:value="61.8135">
                <text:p>61.813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9.346">
                <text:p>69.346</text:p>
              </table:table-cell>
              <table:table-cell office:value-type="float" office:value="30.3313212608987">
                <text:p>30.3313212608987</text:p>
              </table:table-cell>
              <table:table-cell office:value-type="float" office:value="71.112">
                <text:p>71.112</text:p>
              </table:table-cell>
              <table:table-cell office:value-type="float" office:value="4.53961820488226">
                <text:p>4.53961820488226</text:p>
              </table:table-cell>
            </table:table-row>
            <table:table-row>
              <table:table-cell office:value-type="float" office:value="30.3382197949602">
                <text:p>30</text:p>
              </table:table-cell>
              <table:table-cell office:value-type="float" office:value="62.9381">
                <text:p>62.9381</text:p>
              </table:table-cell>
              <table:table-cell office:value-type="float" office:value="46.0125490855839">
                <text:p>46.0125490855839</text:p>
              </table:table-cell>
              <table:table-cell office:value-type="float" office:value="62.0648">
                <text:p>62.0648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9.7491">
                <text:p>69.7491</text:p>
              </table:table-cell>
              <table:table-cell office:value-type="float" office:value="30.3382197949602">
                <text:p>30.3382197949602</text:p>
              </table:table-cell>
              <table:table-cell office:value-type="float" office:value="71.452">
                <text:p>71.452</text:p>
              </table:table-cell>
              <table:table-cell office:value-type="float" office:value="4.06469478048327">
                <text:p>4.06469478048327</text:p>
              </table:table-cell>
            </table:table-row>
            <table:table-row>
              <table:table-cell office:value-type="float" office:value="30.2585034013605">
                <text:p>30</text:p>
              </table:table-cell>
              <table:table-cell office:value-type="float" office:value="63.2881">
                <text:p>63.2881</text:p>
              </table:table-cell>
              <table:table-cell office:value-type="float" office:value="45.9303414865428">
                <text:p>45.9303414865428</text:p>
              </table:table-cell>
              <table:table-cell office:value-type="float" office:value="62.3268">
                <text:p>62.3268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70.1491">
                <text:p>70.1491</text:p>
              </table:table-cell>
              <table:table-cell office:value-type="float" office:value="30.2585034013605">
                <text:p>30.2585034013605</text:p>
              </table:table-cell>
              <table:table-cell office:value-type="float" office:value="71.6995">
                <text:p>71.6995</text:p>
              </table:table-cell>
              <table:table-cell office:value-type="float" office:value="4.06276105318523">
                <text:p>4.06276105318523</text:p>
              </table:table-cell>
            </table:table-row>
            <table:table-row>
              <table:table-cell office:value-type="float" office:value="29.7487783845933">
                <text:p>30</text:p>
              </table:table-cell>
              <table:table-cell office:value-type="float" office:value="63.5381">
                <text:p>63.5381</text:p>
              </table:table-cell>
              <table:table-cell office:value-type="float" office:value="45.9005173343326">
                <text:p>45.9005173343326</text:p>
              </table:table-cell>
              <table:table-cell office:value-type="float" office:value="62.5768">
                <text:p>62.5768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0.5491">
                <text:p>70.5491</text:p>
              </table:table-cell>
              <table:table-cell office:value-type="float" office:value="29.7487783845933">
                <text:p>29.7487783845933</text:p>
              </table:table-cell>
              <table:table-cell office:value-type="float" office:value="72.0711">
                <text:p>72.07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float" office:value="29.1298265785187">
                <text:p>30</text:p>
              </table:table-cell>
              <table:table-cell office:value-type="float" office:value="63.9197">
                <text:p>63.9197</text:p>
              </table:table-cell>
              <table:table-cell office:value-type="float" office:value="44.9197615597267">
                <text:p>44.9197615597267</text:p>
              </table:table-cell>
              <table:table-cell office:value-type="float" office:value="62.9277">
                <text:p>62.9277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0.7991">
                <text:p>70.7991</text:p>
              </table:table-cell>
              <table:table-cell office:value-type="float" office:value="29.1298265785187">
                <text:p>29.1298265785187</text:p>
              </table:table-cell>
              <table:table-cell office:value-type="float" office:value="72.3211">
                <text:p>72.3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float" office:value="27.9819871610616">
                <text:p>30</text:p>
              </table:table-cell>
              <table:table-cell office:value-type="float" office:value="64.1697">
                <text:p>64.1697</text:p>
              </table:table-cell>
              <table:table-cell office:value-type="float" office:value="44.7840234310775">
                <text:p>44.7840234310775</text:p>
              </table:table-cell>
              <table:table-cell office:value-type="float" office:value="62.9277">
                <text:p>62.9277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71.1991">
                <text:p>71.1991</text:p>
              </table:table-cell>
              <table:table-cell office:value-type="float" office:value="27.9819871610616">
                <text:p>27.9819871610616</text:p>
              </table:table-cell>
              <table:table-cell office:value-type="float" office:value="72.5211">
                <text:p>72.5211</text:p>
              </table:table-cell>
              <table:table-cell office:value-type="float" office:value="3.27302682466508">
                <text:p>3.27302682466508</text:p>
              </table:table-cell>
            </table:table-row>
            <table:table-row>
              <table:table-cell office:value-type="float" office:value="27.0499185589729">
                <text:p>30</text:p>
              </table:table-cell>
              <table:table-cell office:value-type="float" office:value="64.5197">
                <text:p>64.5197</text:p>
              </table:table-cell>
              <table:table-cell office:value-type="float" office:value="44.1982464927944">
                <text:p>44.1982464927944</text:p>
              </table:table-cell>
              <table:table-cell office:value-type="float" office:value="63.4787">
                <text:p>63.4787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71.5491">
                <text:p>71.5491</text:p>
              </table:table-cell>
              <table:table-cell office:value-type="float" office:value="27.0499185589729">
                <text:p>27.0499185589729</text:p>
              </table:table-cell>
              <table:table-cell office:value-type="float" office:value="72.7711">
                <text:p>72.7711</text:p>
              </table:table-cell>
              <table:table-cell office:value-type="float" office:value="1.86024566071593">
                <text:p>1.86024566071593</text:p>
              </table:table-cell>
            </table:table-row>
            <table:table-row>
              <table:table-cell office:value-type="float" office:value="26.8609753760659">
                <text:p>30</text:p>
              </table:table-cell>
              <table:table-cell office:value-type="float" office:value="64.8697">
                <text:p>64.8697</text:p>
              </table:table-cell>
              <table:table-cell office:value-type="float" office:value="43.762355037414">
                <text:p>43.762355037414</text:p>
              </table:table-cell>
              <table:table-cell office:value-type="float" office:value="63.7287">
                <text:p>63.7287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1.7491">
                <text:p>71.7491</text:p>
              </table:table-cell>
              <table:table-cell office:value-type="float" office:value="26.8609753760659">
                <text:p>26.8609753760659</text:p>
              </table:table-cell>
              <table:table-cell office:value-type="float" office:value="73.1902">
                <text:p>73.1902</text:p>
              </table:table-cell>
              <table:table-cell office:value-type="float" office:value="1.7279787135299">
                <text:p>1.7279787135299</text:p>
              </table:table-cell>
            </table:table-row>
            <table:table-row>
              <table:table-cell office:value-type="float" office:value="26.563188655744">
                <text:p>30</text:p>
              </table:table-cell>
              <table:table-cell office:value-type="float" office:value="65.1197">
                <text:p>65.1197</text:p>
              </table:table-cell>
              <table:table-cell office:value-type="float" office:value="43.7325308852038">
                <text:p>43.7325308852038</text:p>
              </table:table-cell>
              <table:table-cell office:value-type="float" office:value="63.9799">
                <text:p>63.97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1.9491">
                <text:p>71.9491</text:p>
              </table:table-cell>
              <table:table-cell office:value-type="float" office:value="26.563188655744">
                <text:p>26.563188655744</text:p>
              </table:table-cell>
              <table:table-cell office:value-type="float" office:value="73.5593">
                <text:p>73.5593</text:p>
              </table:table-cell>
              <table:table-cell office:value-type="float" office:value="1.57212029330776">
                <text:p>1.57212029330776</text:p>
              </table:table-cell>
            </table:table-row>
            <table:table-row>
              <table:table-cell office:value-type="float" office:value="25.6414678547475">
                <text:p>30</text:p>
              </table:table-cell>
              <table:table-cell office:value-type="float" office:value="65.5697">
                <text:p>65.5697</text:p>
              </table:table-cell>
              <table:table-cell office:value-type="float" office:value="43.5031143297404">
                <text:p>43.5031143297404</text:p>
              </table:table-cell>
              <table:table-cell office:value-type="float" office:value="64.3299">
                <text:p>64.32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2.3491">
                <text:p>72.3491</text:p>
              </table:table-cell>
              <table:table-cell office:value-type="float" office:value="25.6414678547475">
                <text:p>25.6414678547475</text:p>
              </table:table-cell>
              <table:table-cell office:value-type="float" office:value="73.8093">
                <text:p>73.8093</text:p>
              </table:table-cell>
              <table:table-cell office:value-type="float" office:value="1.57985520249991">
                <text:p>1.57985520249991</text:p>
              </table:table-cell>
            </table:table-row>
            <table:table-row>
              <table:table-cell office:value-type="float" office:value="25.2486346651337">
                <text:p>30</text:p>
              </table:table-cell>
              <table:table-cell office:value-type="float" office:value="65.9197">
                <text:p>65.9197</text:p>
              </table:table-cell>
              <table:table-cell office:value-type="float" office:value="43.0385458049271">
                <text:p>43.0385458049271</text:p>
              </table:table-cell>
              <table:table-cell office:value-type="float" office:value="64.5799">
                <text:p>64.57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2.6991">
                <text:p>72.6991</text:p>
              </table:table-cell>
              <table:table-cell office:value-type="float" office:value="25.2486346651337">
                <text:p>25.2486346651337</text:p>
              </table:table-cell>
              <table:table-cell office:value-type="float" office:value="74.0093">
                <text:p>74.0093</text:p>
              </table:table-cell>
              <table:table-cell office:value-type="float" office:value="1.56245165681755">
                <text:p>1.56245165681755</text:p>
              </table:table-cell>
            </table:table-row>
            <table:table-row>
              <table:table-cell office:value-type="float" office:value="24.19277570183">
                <text:p>20</text:p>
              </table:table-cell>
              <table:table-cell office:value-type="float" office:value="66.3697">
                <text:p>66.3697</text:p>
              </table:table-cell>
              <table:table-cell office:value-type="float" office:value="43.1907254533845">
                <text:p>43.1907254533845</text:p>
              </table:table-cell>
              <table:table-cell office:value-type="float" office:value="64.8799">
                <text:p>64.8799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3.0991">
                <text:p>73.0991</text:p>
              </table:table-cell>
              <table:table-cell office:value-type="float" office:value="24.19277570183">
                <text:p>24.19277570183</text:p>
              </table:table-cell>
              <table:table-cell office:value-type="float" office:value="74.3093">
                <text:p>74.3093</text:p>
              </table:table-cell>
              <table:table-cell office:value-type="float" office:value="1.44062683704093">
                <text:p>1.44062683704093</text:p>
              </table:table-cell>
            </table:table-row>
            <table:table-row>
              <table:table-cell office:value-type="float" office:value="24.2119382964453">
                <text:p>20</text:p>
              </table:table-cell>
              <table:table-cell office:value-type="float" office:value="66.8204">
                <text:p>66.8204</text:p>
              </table:table-cell>
              <table:table-cell office:value-type="float" office:value="42.9249846099727">
                <text:p>42.9249846099727</text:p>
              </table:table-cell>
              <table:table-cell office:value-type="float" office:value="65.1312">
                <text:p>65.1312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3.3696">
                <text:p>73.3696</text:p>
              </table:table-cell>
              <table:table-cell office:value-type="float" office:value="24.2119382964453">
                <text:p>24.2119382964453</text:p>
              </table:table-cell>
              <table:table-cell office:value-type="float" office:value="74.6186">
                <text:p>74.6186</text:p>
              </table:table-cell>
              <table:table-cell office:value-type="float" office:value="1.20007116116456">
                <text:p>1.20007116116456</text:p>
              </table:table-cell>
            </table:table-row>
            <table:table-row>
              <table:table-cell office:value-type="float" office:value="23.9885024432308">
                <text:p>20</text:p>
              </table:table-cell>
              <table:table-cell office:value-type="float" office:value="67.0753">
                <text:p>67.0753</text:p>
              </table:table-cell>
              <table:table-cell office:value-type="float" office:value="42.6018896276952">
                <text:p>42.6018896276952</text:p>
              </table:table-cell>
              <table:table-cell office:value-type="float" office:value="65.3824">
                <text:p>65.3824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3.6696">
                <text:p>73.6696</text:p>
              </table:table-cell>
              <table:table-cell office:value-type="float" office:value="23.9885024432308">
                <text:p>23.9885024432308</text:p>
              </table:table-cell>
              <table:table-cell office:value-type="float" office:value="74.876">
                <text:p>74.876</text:p>
              </table:table-cell>
              <table:table-cell office:value-type="float" office:value="1.23294452523127">
                <text:p>1.23294452523127</text:p>
              </table:table-cell>
            </table:table-row>
            <table:table-row>
              <table:table-cell office:value-type="float" office:value="23.1587620963879">
                <text:p>20</text:p>
              </table:table-cell>
              <table:table-cell office:value-type="float" office:value="67.5253">
                <text:p>67.5253</text:p>
              </table:table-cell>
              <table:table-cell office:value-type="float" office:value="42.2738239533826">
                <text:p>42.2738239533826</text:p>
              </table:table-cell>
              <table:table-cell office:value-type="float" office:value="65.6824">
                <text:p>65.6824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4.1196">
                <text:p>74.1196</text:p>
              </table:table-cell>
              <table:table-cell office:value-type="float" office:value="23.1587620963879">
                <text:p>23.1587620963879</text:p>
              </table:table-cell>
              <table:table-cell office:value-type="float" office:value="75.151">
                <text:p>75.151</text:p>
              </table:table-cell>
              <table:table-cell office:value-type="float" office:value="1.05001392283654">
                <text:p>1.05001392283654</text:p>
              </table:table-cell>
            </table:table-row>
            <table:table-row>
              <table:table-cell office:value-type="float" office:value="22.5332950081441">
                <text:p>20</text:p>
              </table:table-cell>
              <table:table-cell office:value-type="float" office:value="67.9253">
                <text:p>67.9253</text:p>
              </table:table-cell>
              <table:table-cell office:value-type="float" office:value="42.3495314166855">
                <text:p>42.3495314166855</text:p>
              </table:table-cell>
              <table:table-cell office:value-type="float" office:value="65.9574">
                <text:p>65.9574</text:p>
              </table:table-cell>
              <table:table-cell office:value-type="float" office:value="32.3136534739473">
                <text:p>32.3136534739473</text:p>
              </table:table-cell>
              <table:table-cell office:value-type="float" office:value="74.5695">
                <text:p>74.5695</text:p>
              </table:table-cell>
              <table:table-cell office:value-type="float" office:value="22.5332950081441">
                <text:p>22.5332950081441</text:p>
              </table:table-cell>
              <table:table-cell office:value-type="float" office:value="75.501">
                <text:p>75.501</text:p>
              </table:table-cell>
              <table:table-cell office:value-type="float" office:value="0.602549426069735">
                <text:p>0.602549426069735</text:p>
              </table:table-cell>
            </table:table-row>
            <table:table-row>
              <table:table-cell office:value-type="float" office:value="22.553224106544">
                <text:p>20</text:p>
              </table:table-cell>
              <table:table-cell office:value-type="float" office:value="68.1558">
                <text:p>68.1558</text:p>
              </table:table-cell>
              <table:table-cell office:value-type="float" office:value="42.2195287019229">
                <text:p>42.2195287019229</text:p>
              </table:table-cell>
              <table:table-cell office:value-type="float" office:value="66.2324">
                <text:p>66.2324</text:p>
              </table:table-cell>
              <table:table-cell office:value-type="float" office:value="31.9238916744136">
                <text:p>31.9238916744136</text:p>
              </table:table-cell>
              <table:table-cell office:value-type="float" office:value="75.0195">
                <text:p>75.0195</text:p>
              </table:table-cell>
              <table:table-cell office:value-type="float" office:value="22.553224106544">
                <text:p>22.553224106544</text:p>
              </table:table-cell>
              <table:table-cell office:value-type="float" office:value="75.901">
                <text:p>75.901</text:p>
              </table:table-cell>
              <table:table-cell office:value-type="float" office:value="0.749512700720889">
                <text:p>0.749512700720889</text:p>
              </table:table-cell>
            </table:table-row>
            <table:table-row>
              <table:table-cell office:value-type="float" office:value="22.1193829644534">
                <text:p>20</text:p>
              </table:table-cell>
              <table:table-cell office:value-type="float" office:value="68.4484">
                <text:p>68.4484</text:p>
              </table:table-cell>
              <table:table-cell office:value-type="float" office:value="41.9786413186864">
                <text:p>41.9786413186864</text:p>
              </table:table-cell>
              <table:table-cell office:value-type="float" office:value="66.434">
                <text:p>66.434</text:p>
              </table:table-cell>
              <table:table-cell office:value-type="float" office:value="31.9277016626789">
                <text:p>31.9277016626789</text:p>
              </table:table-cell>
              <table:table-cell office:value-type="float" office:value="75.2888">
                <text:p>75.2888</text:p>
              </table:table-cell>
              <table:table-cell office:value-type="float" office:value="22.1193829644534">
                <text:p>22.1193829644534</text:p>
              </table:table-cell>
              <table:table-cell office:value-type="float" office:value="76.151">
                <text:p>76.151</text:p>
              </table:table-cell>
              <table:table-cell office:value-type="float" office:value="0.409950187184803">
                <text:p>0.409950187184803</text:p>
              </table:table-cell>
            </table:table-row>
            <table:table-row>
              <table:table-cell office:value-type="float" office:value="21.719651240778">
                <text:p>20</text:p>
              </table:table-cell>
              <table:table-cell office:value-type="float" office:value="68.6734">
                <text:p>68.6734</text:p>
              </table:table-cell>
              <table:table-cell office:value-type="float" office:value="41.8188144517135">
                <text:p>41.8188144517135</text:p>
              </table:table-cell>
              <table:table-cell office:value-type="float" office:value="66.684">
                <text:p>66.684</text:p>
              </table:table-cell>
              <table:table-cell office:value-type="float" office:value="31.493363000442">
                <text:p>31.493363000442</text:p>
              </table:table-cell>
              <table:table-cell office:value-type="float" office:value="75.6468">
                <text:p>75.6468</text:p>
              </table:table-cell>
              <table:table-cell office:value-type="float" office:value="21.719651240778">
                <text:p>21.719651240778</text:p>
              </table:table-cell>
              <table:table-cell office:value-type="float" office:value="76.651">
                <text:p>76.651</text:p>
              </table:table-cell>
              <table:table-cell office:value-type="float" office:value="0.411110423563623">
                <text:p>0.411110423563623</text:p>
              </table:table-cell>
            </table:table-row>
            <table:table-row>
              <table:table-cell office:value-type="float" office:value="21.719651240778">
                <text:p>20</text:p>
              </table:table-cell>
              <table:table-cell office:value-type="float" office:value="68.9734">
                <text:p>68.9734</text:p>
              </table:table-cell>
              <table:table-cell office:value-type="float" office:value="38.2640049248087">
                <text:p>38.2640049248087</text:p>
              </table:table-cell>
              <table:table-cell office:value-type="float" office:value="66.9532">
                <text:p>66.9532</text:p>
              </table:table-cell>
              <table:table-cell office:value-type="float" office:value="31.2792416599357">
                <text:p>31.2792416599357</text:p>
              </table:table-cell>
              <table:table-cell office:value-type="float" office:value="75.8839">
                <text:p>75.8839</text:p>
              </table:table-cell>
              <table:table-cell office:value-type="float" office:value="21.719651240778">
                <text:p>21.719651240778</text:p>
              </table:table-cell>
              <table:table-cell office:value-type="float" office:value="77.001">
                <text:p>77.001</text:p>
              </table:table-cell>
              <table:table-cell office:value-type="float" office:value="0.556139970916737">
                <text:p>0.556139970916737</text:p>
              </table:table-cell>
            </table:table-row>
            <table:table-row>
              <table:table-cell office:value-type="float" office:value="21.1708345309955">
                <text:p>20</text:p>
              </table:table-cell>
              <table:table-cell office:value-type="float" office:value="69.2734">
                <text:p>69.2734</text:p>
              </table:table-cell>
              <table:table-cell office:value-type="float" office:value="36.7467967713443">
                <text:p>36.7467967713443</text:p>
              </table:table-cell>
              <table:table-cell office:value-type="float" office:value="67.2225">
                <text:p>67.2225</text:p>
              </table:table-cell>
              <table:table-cell office:value-type="float" office:value="31.0677873112151">
                <text:p>31.0677873112151</text:p>
              </table:table-cell>
              <table:table-cell office:value-type="float" office:value="76.1839">
                <text:p>76.1839</text:p>
              </table:table-cell>
              <table:table-cell office:value-type="float" office:value="21.1708345309955">
                <text:p>21.1708345309955</text:p>
              </table:table-cell>
              <table:table-cell office:value-type="float" office:value="77.401">
                <text:p>77.401</text:p>
              </table:table-cell>
              <table:table-cell office:value-type="float" office:value="0.143095820055074">
                <text:p>0.143095820055074</text:p>
              </table:table-cell>
            </table:table-row>
            <table:table-row>
              <table:table-cell office:value-type="float" office:value="20.8266743317045">
                <text:p>20</text:p>
              </table:table-cell>
              <table:table-cell office:value-type="float" office:value="69.4998">
                <text:p>69.4998</text:p>
              </table:table-cell>
              <table:table-cell office:value-type="float" office:value="36.1017538895665">
                <text:p>36.1017538895665</text:p>
              </table:table-cell>
              <table:table-cell office:value-type="float" office:value="67.4775">
                <text:p>67.4775</text:p>
              </table:table-cell>
              <table:table-cell office:value-type="float" office:value="30.8334730329031">
                <text:p>30.8334730329031</text:p>
              </table:table-cell>
              <table:table-cell office:value-type="float" office:value="76.524">
                <text:p>76.524</text:p>
              </table:table-cell>
              <table:table-cell office:value-type="float" office:value="20.8266743317045">
                <text:p>20.8266743317045</text:p>
              </table:table-cell>
              <table:table-cell office:value-type="float" office:value="77.6315">
                <text:p>77.6315</text:p>
              </table:table-cell>
              <table:table-cell office:value-type="float" office:value="0.154698183843313">
                <text:p>0.154698183843313</text:p>
              </table:table-cell>
            </table:table-row>
            <table:table-row>
              <table:table-cell office:value-type="float" office:value="20.3583405193063">
                <text:p>20</text:p>
              </table:table-cell>
              <table:table-cell office:value-type="float" office:value="69.8399">
                <text:p>69.8399</text:p>
              </table:table-cell>
              <table:table-cell office:value-type="float" office:value="35.6199791230935">
                <text:p>35.6199791230935</text:p>
              </table:table-cell>
              <table:table-cell office:value-type="float" office:value="67.7275">
                <text:p>67.7275</text:p>
              </table:table-cell>
              <table:table-cell office:value-type="float" office:value="30.6582135727022">
                <text:p>30.6582135727022</text:p>
              </table:table-cell>
              <table:table-cell office:value-type="float" office:value="76.924">
                <text:p>76.924</text:p>
              </table:table-cell>
              <table:table-cell office:value-type="float" office:value="20.3583405193063">
                <text:p>20.3583405193063</text:p>
              </table:table-cell>
              <table:table-cell office:value-type="float" office:value="77.8888">
                <text:p>77.8888</text:p>
              </table:table-cell>
              <table:table-cell office:value-type="float" office:value="0.0618792735373383">
                <text:p>0.0618792735373383</text:p>
              </table:table-cell>
            </table:table-row>
            <table:table-row>
              <table:table-cell office:value-type="float" office:value="20.3591070230909">
                <text:p>20</text:p>
              </table:table-cell>
              <table:table-cell office:value-type="float" office:value="70.1934">
                <text:p>70.1934</text:p>
              </table:table-cell>
              <table:table-cell office:value-type="float" office:value="34.6028990605392">
                <text:p>34.6028990605392</text:p>
              </table:table-cell>
              <table:table-cell office:value-type="float" office:value="68.0025">
                <text:p>68.0025</text:p>
              </table:table-cell>
              <table:table-cell office:value-type="float" office:value="30.4951460749501">
                <text:p>30.4951460749501</text:p>
              </table:table-cell>
              <table:table-cell office:value-type="float" office:value="77.124">
                <text:p>77.124</text:p>
              </table:table-cell>
              <table:table-cell office:value-type="float" office:value="20.3591070230909">
                <text:p>20.3591070230909</text:p>
              </table:table-cell>
              <table:table-cell office:value-type="float" office:value="78.1981">
                <text:p>78.1981</text:p>
              </table:table-cell>
              <table:table-cell office:value-type="float" office:value="0.0425420005569187">
                <text:p>0.0425420005569187</text:p>
              </table:table-cell>
            </table:table-row>
            <table:table-row>
              <table:table-cell office:value-type="float" office:value="19.6117658330938">
                <text:p>20</text:p>
              </table:table-cell>
              <table:table-cell office:value-type="float" office:value="70.5334">
                <text:p>70.5334</text:p>
              </table:table-cell>
              <table:table-cell office:value-type="float" office:value="33.8305299904792">
                <text:p>33.8305299904792</text:p>
              </table:table-cell>
              <table:table-cell office:value-type="float" office:value="68.2775">
                <text:p>68.2775</text:p>
              </table:table-cell>
              <table:table-cell office:value-type="float" office:value="30.2048249691391">
                <text:p>30.2048249691391</text:p>
              </table:table-cell>
              <table:table-cell office:value-type="float" office:value="77.574">
                <text:p>77.574</text:p>
              </table:table-cell>
              <table:table-cell office:value-type="float" office:value="19.6117658330938">
                <text:p>19.6117658330938</text:p>
              </table:table-cell>
              <table:table-cell office:value-type="float" office:value="78.4685">
                <text:p>78.4685</text:p>
              </table:table-cell>
              <table:table-cell office:value-type="float" office:value="0.0413817641780993">
                <text:p>0.0413817641780993</text:p>
              </table:table-cell>
            </table:table-row>
            <table:table-row>
              <table:table-cell office:value-type="float" office:value="19.3772156750024">
                <text:p>20</text:p>
              </table:table-cell>
              <table:table-cell office:value-type="float" office:value="70.7102">
                <text:p>70.7102</text:p>
              </table:table-cell>
              <table:table-cell office:value-type="float" office:value="32.1087587417267">
                <text:p>32.1087587417267</text:p>
              </table:table-cell>
              <table:table-cell office:value-type="float" office:value="68.5785">
                <text:p>68.5785</text:p>
              </table:table-cell>
              <table:table-cell office:value-type="float" office:value="29.6455186918024">
                <text:p>29.6455186918024</text:p>
              </table:table-cell>
              <table:table-cell office:value-type="float" office:value="77.7739">
                <text:p>77.7739</text:p>
              </table:table-cell>
              <table:table-cell office:value-type="float" office:value="19.3772156750024">
                <text:p>19.3772156750024</text:p>
              </table:table-cell>
              <table:table-cell office:value-type="float" office:value="78.7695">
                <text:p>78.7695</text:p>
              </table:table-cell>
              <table:table-cell office:value-type="float" office:value="0.000773490919220302">
                <text:p>0.000773490919220302</text:p>
              </table:table-cell>
            </table:table-row>
            <table:table-row>
              <table:table-cell office:value-type="float" office:value="19.067548146019">
                <text:p>20</text:p>
              </table:table-cell>
              <table:table-cell office:value-type="float" office:value="71.1602">
                <text:p>71.1602</text:p>
              </table:table-cell>
              <table:table-cell office:value-type="float" office:value="29.1160197757071">
                <text:p>29.1160197757071</text:p>
              </table:table-cell>
              <table:table-cell office:value-type="float" office:value="68.8285">
                <text:p>68.8285</text:p>
              </table:table-cell>
              <table:table-cell office:value-type="float" office:value="29.6512336742003">
                <text:p>29.6512336742003</text:p>
              </table:table-cell>
              <table:table-cell office:value-type="float" office:value="78.0239">
                <text:p>78.0239</text:p>
              </table:table-cell>
              <table:table-cell office:value-type="float" office:value="19.067548146019">
                <text:p>19.067548146019</text:p>
              </table:table-cell>
              <table:table-cell office:value-type="float" office:value="79.0388">
                <text:p>79.0388</text:p>
              </table:table-cell>
              <table:table-cell office:value-type="float" office:value="0.00502769097489899">
                <text:p>0.00502769097489899</text:p>
              </table:table-cell>
            </table:table-row>
            <table:table-row>
              <table:table-cell office:value-type="float" office:value="18.5263964740826">
                <text:p>20</text:p>
              </table:table-cell>
              <table:table-cell office:value-type="float" office:value="71.5852">
                <text:p>71.5852</text:p>
              </table:table-cell>
              <table:table-cell office:value-type="float" office:value="27.4745443213667">
                <text:p>27.4745443213667</text:p>
              </table:table-cell>
              <table:table-cell office:value-type="float" office:value="69.1535">
                <text:p>69.1535</text:p>
              </table:table-cell>
              <table:table-cell office:value-type="float" office:value="27.9900787905573">
                <text:p>27.9900787905573</text:p>
              </table:table-cell>
              <table:table-cell office:value-type="float" office:value="78.4739">
                <text:p>78.4739</text:p>
              </table:table-cell>
              <table:table-cell office:value-type="float" office:value="18.5263964740826">
                <text:p>18.5263964740826</text:p>
              </table:table-cell>
              <table:table-cell office:value-type="float" office:value="79.2888">
                <text:p>79.2888</text:p>
              </table:table-cell>
              <table:table-cell office:value-type="float" office:value="0.00696141827293875">
                <text:p>0.00696141827293875</text:p>
              </table:table-cell>
            </table:table-row>
            <table:table-row>
              <table:table-cell office:value-type="float" office:value="18.2416403180991">
                <text:p>20</text:p>
              </table:table-cell>
              <table:table-cell office:value-type="float" office:value="71.8352">
                <text:p>71.8352</text:p>
              </table:table-cell>
              <table:table-cell office:value-type="float" office:value="27.4936623676553">
                <text:p>27.4936623676553</text:p>
              </table:table-cell>
              <table:table-cell office:value-type="float" office:value="69.4545">
                <text:p>69.4545</text:p>
              </table:table-cell>
              <table:table-cell office:value-type="float" office:value="27.2577990459789">
                <text:p>27.2577990459789</text:p>
              </table:table-cell>
              <table:table-cell office:value-type="float" office:value="78.6739">
                <text:p>78.6739</text:p>
              </table:table-cell>
              <table:table-cell office:value-type="float" office:value="18.2416403180991">
                <text:p>18.2416403180991</text:p>
              </table:table-cell>
              <table:table-cell office:value-type="float" office:value="79.6397">
                <text:p>79.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9804541534924">
                <text:p>20</text:p>
              </table:table-cell>
              <table:table-cell office:value-type="float" office:value="72.0852">
                <text:p>72.0852</text:p>
              </table:table-cell>
              <table:table-cell office:value-type="float" office:value="27.4661323809997">
                <text:p>27.4661323809997</text:p>
              </table:table-cell>
              <table:table-cell office:value-type="float" office:value="69.7307">
                <text:p>69.7307</text:p>
              </table:table-cell>
              <table:table-cell office:value-type="float" office:value="26.6546779035921">
                <text:p>26.6546779035921</text:p>
              </table:table-cell>
              <table:table-cell office:value-type="float" office:value="79.1239">
                <text:p>79.1239</text:p>
              </table:table-cell>
              <table:table-cell office:value-type="float" office:value="15.9804541534924">
                <text:p>15.9804541534924</text:p>
              </table:table-cell>
              <table:table-cell office:value-type="float" office:value="80.0654">
                <text:p>80.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684583692632">
                <text:p>20</text:p>
              </table:table-cell>
              <table:table-cell office:value-type="float" office:value="72.2852">
                <text:p>72.2852</text:p>
              </table:table-cell>
              <table:table-cell office:value-type="float" office:value="27.0264173163616">
                <text:p>27.0264173163616</text:p>
              </table:table-cell>
              <table:table-cell office:value-type="float" office:value="70.0317">
                <text:p>70.0317</text:p>
              </table:table-cell>
              <table:table-cell office:value-type="float" office:value="26.1879543411006">
                <text:p>26.1879543411006</text:p>
              </table:table-cell>
              <table:table-cell office:value-type="float" office:value="79.3239">
                <text:p>79.3239</text:p>
              </table:table-cell>
              <table:table-cell office:value-type="float" office:value="15.5684583692632">
                <text:p>15.568458369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912331129635">
                <text:p>10</text:p>
              </table:table-cell>
              <table:table-cell office:value-type="float" office:value="72.5894">
                <text:p>72.5894</text:p>
              </table:table-cell>
              <table:table-cell office:value-type="float" office:value="27.3254235603155">
                <text:p>27.3254235603155</text:p>
              </table:table-cell>
              <table:table-cell office:value-type="float" office:value="70.2891">
                <text:p>70.2891</text:p>
              </table:table-cell>
              <table:table-cell office:value-type="float" office:value="25.8317204383011">
                <text:p>25.8317204383011</text:p>
              </table:table-cell>
              <table:table-cell office:value-type="float" office:value="79.6239">
                <text:p>79.6239</text:p>
              </table:table-cell>
              <table:table-cell office:value-type="float" office:value="14.912331129635">
                <text:p>14.91233112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1343297882533">
                <text:p>10</text:p>
              </table:table-cell>
              <table:table-cell office:value-type="float" office:value="72.8198">
                <text:p>72.8198</text:p>
              </table:table-cell>
              <table:table-cell office:value-type="float" office:value="26.9002382108568">
                <text:p>26.9002382108568</text:p>
              </table:table-cell>
              <table:table-cell office:value-type="float" office:value="70.5932">
                <text:p>70.5932</text:p>
              </table:table-cell>
              <table:table-cell office:value-type="float" office:value="25.4754865355015">
                <text:p>25.4754865355015</text:p>
              </table:table-cell>
              <table:table-cell office:value-type="float" office:value="79.9239">
                <text:p>79.9239</text:p>
              </table:table-cell>
              <table:table-cell office:value-type="float" office:value="14.1343297882533">
                <text:p>14.134329788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7556769186548">
                <text:p>10</text:p>
              </table:table-cell>
              <table:table-cell office:value-type="float" office:value="73.0809">
                <text:p>73.0809</text:p>
              </table:table-cell>
              <table:table-cell office:value-type="float" office:value="26.9231798664031">
                <text:p>26.9231798664031</text:p>
              </table:table-cell>
              <table:table-cell office:value-type="float" office:value="70.7948">
                <text:p>70.7948</text:p>
              </table:table-cell>
              <table:table-cell office:value-type="float" office:value="25.4754865355015">
                <text:p>25.4754865355015</text:p>
              </table:table-cell>
              <table:table-cell office:value-type="float" office:value="80.1739">
                <text:p>80.1739</text:p>
              </table:table-cell>
              <table:table-cell office:value-type="float" office:value="13.7556769186548">
                <text:p>13.755676918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079812206573">
                <text:p>10</text:p>
              </table:table-cell>
              <table:table-cell office:value-type="float" office:value="73.2809">
                <text:p>73.2809</text:p>
              </table:table-cell>
              <table:table-cell office:value-type="float" office:value="26.9277681975124">
                <text:p>26.9277681975124</text:p>
              </table:table-cell>
              <table:table-cell office:value-type="float" office:value="71.1448">
                <text:p>71.1448</text:p>
              </table:table-cell>
              <table:table-cell office:value-type="float" office:value="25.1470655470381">
                <text:p>25.1470655470381</text:p>
              </table:table-cell>
              <table:table-cell office:value-type="float" office:value="80.4739">
                <text:p>80.4739</text:p>
              </table:table-cell>
              <table:table-cell office:value-type="float" office:value="13.1079812206573">
                <text:p>13.10798122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025294624892">
                <text:p>10</text:p>
              </table:table-cell>
              <table:table-cell office:value-type="float" office:value="73.684">
                <text:p>73.684</text:p>
              </table:table-cell>
              <table:table-cell office:value-type="float" office:value="26.6000848841255">
                <text:p>26.6000848841255</text:p>
              </table:table-cell>
              <table:table-cell office:value-type="float" office:value="71.396">
                <text:p>71.396</text:p>
              </table:table-cell>
              <table:table-cell office:value-type="float" office:value="24.9497081548989">
                <text:p>24.9497081548989</text:p>
              </table:table-cell>
              <table:table-cell office:value-type="float" office:value="80.775">
                <text:p>80.775</text:p>
              </table:table-cell>
              <table:table-cell office:value-type="float" office:value="12.8025294624892">
                <text:p>12.802529462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121107597969">
                <text:p>10</text:p>
              </table:table-cell>
              <table:table-cell office:value-type="float" office:value="73.9532">
                <text:p>73.9532</text:p>
              </table:table-cell>
              <table:table-cell office:value-type="float" office:value="26.4173163616064">
                <text:p>26.4173163616064</text:p>
              </table:table-cell>
              <table:table-cell office:value-type="float" office:value="71.646">
                <text:p>71.646</text:p>
              </table:table-cell>
              <table:table-cell office:value-type="float" office:value="24.1229407013426">
                <text:p>24.1229407013426</text:p>
              </table:table-cell>
              <table:table-cell office:value-type="float" office:value="81.0578">
                <text:p>81.0578</text:p>
              </table:table-cell>
              <table:table-cell office:value-type="float" office:value="12.8121107597969">
                <text:p>12.812110759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388521605825">
                <text:p>10</text:p>
              </table:table-cell>
              <table:table-cell office:value-type="float" office:value="74.2032">
                <text:p>74.2032</text:p>
              </table:table-cell>
              <table:table-cell office:value-type="float" office:value="26.4184634443837">
                <text:p>26.4184634443837</text:p>
              </table:table-cell>
              <table:table-cell office:value-type="float" office:value="71.896">
                <text:p>71.896</text:p>
              </table:table-cell>
              <table:table-cell office:value-type="float" office:value="23.8650044957861">
                <text:p>23.8650044957861</text:p>
              </table:table-cell>
              <table:table-cell office:value-type="float" office:value="81.3236">
                <text:p>81.3236</text:p>
              </table:table-cell>
              <table:table-cell office:value-type="float" office:value="12.5388521605825">
                <text:p>12.538852160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4.5321">
                <text:p>74.5321</text:p>
              </table:table-cell>
              <table:table-cell office:value-type="float" office:value="26.2196357629821">
                <text:p>26.2196357629821</text:p>
              </table:table-cell>
              <table:table-cell office:value-type="float" office:value="72.271">
                <text:p>72.271</text:p>
              </table:table-cell>
              <table:table-cell office:value-type="float" office:value="23.8745294664492">
                <text:p>23.8745294664492</text:p>
              </table:table-cell>
              <table:table-cell office:value-type="float" office:value="81.7486">
                <text:p>81.748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4.7471">
                <text:p>74.7471</text:p>
              </table:table-cell>
              <table:table-cell office:value-type="float" office:value="26.2234593722398">
                <text:p>26.2234593722398</text:p>
              </table:table-cell>
              <table:table-cell office:value-type="float" office:value="72.5506">
                <text:p>72.5506</text:p>
              </table:table-cell>
              <table:table-cell office:value-type="float" office:value="23.8745294664492">
                <text:p>23.8745294664492</text:p>
              </table:table-cell>
              <table:table-cell office:value-type="float" office:value="82.1486">
                <text:p>82.148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5.0721">
                <text:p>75.0721</text:p>
              </table:table-cell>
              <table:table-cell office:value-type="float" office:value="25.6162702221135">
                <text:p>25.6162702221135</text:p>
              </table:table-cell>
              <table:table-cell office:value-type="float" office:value="72.7877">
                <text:p>72.7877</text:p>
              </table:table-cell>
              <table:table-cell office:value-type="float" office:value="23.7152719569624">
                <text:p>23.7152719569624</text:p>
              </table:table-cell>
              <table:table-cell office:value-type="float" office:value="82.5486">
                <text:p>82.548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5.3221">
                <text:p>75.3221</text:p>
              </table:table-cell>
              <table:table-cell office:value-type="float" office:value="25.407118795716">
                <text:p>25.407118795716</text:p>
              </table:table-cell>
              <table:table-cell office:value-type="float" office:value="73.104">
                <text:p>73.104</text:p>
              </table:table-cell>
              <table:table-cell office:value-type="float" office:value="21.9169574957709">
                <text:p>21.9169574957709</text:p>
              </table:table-cell>
              <table:table-cell office:value-type="float" office:value="82.9486">
                <text:p>82.948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5.6221">
                <text:p>75.6221</text:p>
              </table:table-cell>
              <table:table-cell office:value-type="float" office:value="25.2874398259493">
                <text:p>25.2874398259493</text:p>
              </table:table-cell>
              <table:table-cell office:value-type="float" office:value="73.4823">
                <text:p>73.4823</text:p>
              </table:table-cell>
              <table:table-cell office:value-type="float" office:value="21.54662663639">
                <text:p>21.54662663639</text:p>
              </table:table-cell>
              <table:table-cell office:value-type="float" office:value="83.2995">
                <text:p>83.2995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5.8721">
                <text:p>75.8721</text:p>
              </table:table-cell>
              <table:table-cell office:value-type="float" office:value="25.0362286977169">
                <text:p>25.0362286977169</text:p>
              </table:table-cell>
              <table:table-cell office:value-type="float" office:value="73.7864">
                <text:p>73.7864</text:p>
              </table:table-cell>
              <table:table-cell office:value-type="float" office:value="20.5979395583462">
                <text:p>20.5979395583462</text:p>
              </table:table-cell>
              <table:table-cell office:value-type="float" office:value="83.5056">
                <text:p>83.505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179840950465">
                <text:p>10</text:p>
              </table:table-cell>
              <table:table-cell office:value-type="float" office:value="76.1221">
                <text:p>76.1221</text:p>
              </table:table-cell>
              <table:table-cell office:value-type="float" office:value="25.0457877208612">
                <text:p>25.0457877208612</text:p>
              </table:table-cell>
              <table:table-cell office:value-type="float" office:value="74.0474">
                <text:p>74.0474</text:p>
              </table:table-cell>
              <table:table-cell office:value-type="float" office:value="20.4463020253898">
                <text:p>20.4463020253898</text:p>
              </table:table-cell>
              <table:table-cell office:value-type="float" office:value="83.9056">
                <text:p>83.9056</text:p>
              </table:table-cell>
              <table:table-cell office:value-type="float" office:value="11.9179840950465">
                <text:p>11.917984095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13979112772">
                <text:p>10</text:p>
              </table:table-cell>
              <table:table-cell office:value-type="float" office:value="76.3971">
                <text:p>76.3971</text:p>
              </table:table-cell>
              <table:table-cell office:value-type="float" office:value="25.0381405023458">
                <text:p>25.0381405023458</text:p>
              </table:table-cell>
              <table:table-cell office:value-type="float" office:value="74.3636">
                <text:p>74.3636</text:p>
              </table:table-cell>
              <table:table-cell office:value-type="float" office:value="20.1548379230992">
                <text:p>20.1548379230992</text:p>
              </table:table-cell>
              <table:table-cell office:value-type="float" office:value="84.3056">
                <text:p>84.3056</text:p>
              </table:table-cell>
              <table:table-cell office:value-type="float" office:value="11.9313979112772">
                <text:p>11.931397911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25476669541">
                <text:p>10</text:p>
              </table:table-cell>
              <table:table-cell office:value-type="float" office:value="76.7221">
                <text:p>76.7221</text:p>
              </table:table-cell>
              <table:table-cell office:value-type="float" office:value="25.0408170288262">
                <text:p>25.0408170288262</text:p>
              </table:table-cell>
              <table:table-cell office:value-type="float" office:value="74.6432">
                <text:p>74.6432</text:p>
              </table:table-cell>
              <table:table-cell office:value-type="float" office:value="20.1967477940168">
                <text:p>20.1967477940168</text:p>
              </table:table-cell>
              <table:table-cell office:value-type="float" office:value="84.6056">
                <text:p>84.6056</text:p>
              </table:table-cell>
              <table:table-cell office:value-type="float" office:value="11.9325476669541">
                <text:p>11.932547666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33141707387">
                <text:p>10</text:p>
              </table:table-cell>
              <table:table-cell office:value-type="float" office:value="76.9471">
                <text:p>76.9471</text:p>
              </table:table-cell>
              <table:table-cell office:value-type="float" office:value="25.0419641116035">
                <text:p>25.0419641116035</text:p>
              </table:table-cell>
              <table:table-cell office:value-type="float" office:value="74.9594">
                <text:p>74.9594</text:p>
              </table:table-cell>
              <table:table-cell office:value-type="float" office:value="19.9186186506546">
                <text:p>19.9186186506546</text:p>
              </table:table-cell>
              <table:table-cell office:value-type="float" office:value="84.9556">
                <text:p>84.9556</text:p>
              </table:table-cell>
              <table:table-cell office:value-type="float" office:value="11.9333141707387">
                <text:p>11.9333141707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63801858772">
                <text:p>10</text:p>
              </table:table-cell>
              <table:table-cell office:value-type="float" office:value="77.1971">
                <text:p>77.1971</text:p>
              </table:table-cell>
              <table:table-cell office:value-type="float" office:value="25.0515231347478">
                <text:p>25.0515231347478</text:p>
              </table:table-cell>
              <table:table-cell office:value-type="float" office:value="75.2604">
                <text:p>75.2604</text:p>
              </table:table-cell>
              <table:table-cell office:value-type="float" office:value="19.8062239968301">
                <text:p>19.8062239968301</text:p>
              </table:table-cell>
              <table:table-cell office:value-type="float" office:value="85.2556">
                <text:p>85.2556</text:p>
              </table:table-cell>
              <table:table-cell office:value-type="float" office:value="11.9363801858772">
                <text:p>11.936380185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77.5721">
                <text:p>77.5721</text:p>
              </table:table-cell>
              <table:table-cell office:value-type="float" office:value="25.0534349393767">
                <text:p>25.0534349393767</text:p>
              </table:table-cell>
              <table:table-cell office:value-type="float" office:value="75.5117">
                <text:p>75.5117</text:p>
              </table:table-cell>
              <table:table-cell office:value-type="float" office:value="19.627154548364">
                <text:p>19.627154548364</text:p>
              </table:table-cell>
              <table:table-cell office:value-type="float" office:value="85.6806">
                <text:p>85.6806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90629491233">
                <text:p>10</text:p>
              </table:table-cell>
              <table:table-cell office:value-type="float" office:value="77.8971">
                <text:p>77.8971</text:p>
              </table:table-cell>
              <table:table-cell office:value-type="float" office:value="25.0534349393767">
                <text:p>25.0534349393767</text:p>
              </table:table-cell>
              <table:table-cell office:value-type="float" office:value="75.7617">
                <text:p>75.7617</text:p>
              </table:table-cell>
              <table:table-cell office:value-type="float" office:value="19.3795053111236">
                <text:p>19.3795053111236</text:p>
              </table:table-cell>
              <table:table-cell office:value-type="float" office:value="86.0306">
                <text:p>86.0306</text:p>
              </table:table-cell>
              <table:table-cell office:value-type="float" office:value="11.9390629491233">
                <text:p>11.939062949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82964453387">
                <text:p>10</text:p>
              </table:table-cell>
              <table:table-cell office:value-type="float" office:value="78.1721">
                <text:p>78.1721</text:p>
              </table:table-cell>
              <table:table-cell office:value-type="float" office:value="25.0553467440055">
                <text:p>25.0553467440055</text:p>
              </table:table-cell>
              <table:table-cell office:value-type="float" office:value="76.0227">
                <text:p>76.0227</text:p>
              </table:table-cell>
              <table:table-cell office:value-type="float" office:value="19.3806483076032">
                <text:p>19.3806483076032</text:p>
              </table:table-cell>
              <table:table-cell office:value-type="float" office:value="86.3806">
                <text:p>86.3806</text:p>
              </table:table-cell>
              <table:table-cell office:value-type="float" office:value="11.9382964453387">
                <text:p>11.938296445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82964453387">
                <text:p>10</text:p>
              </table:table-cell>
              <table:table-cell office:value-type="float" office:value="78.4471">
                <text:p>78.4471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6.2776">
                <text:p>76.2776</text:p>
              </table:table-cell>
              <table:table-cell office:value-type="float" office:value="19.3806483076032">
                <text:p>19.3806483076032</text:p>
              </table:table-cell>
              <table:table-cell office:value-type="float" office:value="86.6306">
                <text:p>86.6306</text:p>
              </table:table-cell>
              <table:table-cell office:value-type="float" office:value="11.9382964453387">
                <text:p>11.938296445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78.7321">
                <text:p>78.7321</text:p>
              </table:table-cell>
              <table:table-cell office:value-type="float" office:value="25.0580232704859">
                <text:p>25.0580232704859</text:p>
              </table:table-cell>
              <table:table-cell office:value-type="float" office:value="76.5276">
                <text:p>76.5276</text:p>
              </table:table-cell>
              <table:table-cell office:value-type="float" office:value="19.2492037124526">
                <text:p>19.2492037124526</text:p>
              </table:table-cell>
              <table:table-cell office:value-type="float" office:value="86.8856">
                <text:p>86.8856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79.0821">
                <text:p>79.08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6.7886">
                <text:p>76.7886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7.2392">
                <text:p>87.2392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79.5321">
                <text:p>79.5321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77.1136">
                <text:p>77.1136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7.4941">
                <text:p>87.4941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63801858772">
                <text:p>10</text:p>
              </table:table-cell>
              <table:table-cell office:value-type="float" office:value="79.8821">
                <text:p>79.88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3649">
                <text:p>77.36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7.7077">
                <text:p>87.7077</text:p>
              </table:table-cell>
              <table:table-cell office:value-type="float" office:value="11.9363801858772">
                <text:p>11.936380185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63801858772">
                <text:p>10</text:p>
              </table:table-cell>
              <table:table-cell office:value-type="float" office:value="80.2321">
                <text:p>80.23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6149">
                <text:p>77.61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7.9382">
                <text:p>87.9382</text:p>
              </table:table-cell>
              <table:table-cell office:value-type="float" office:value="11.9363801858772">
                <text:p>11.936380185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52304302003">
                <text:p>10</text:p>
              </table:table-cell>
              <table:table-cell office:value-type="float" office:value="80.4337">
                <text:p>80.433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9149">
                <text:p>77.91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7.9382">
                <text:p>87.9382</text:p>
              </table:table-cell>
              <table:table-cell office:value-type="float" office:value="11.9352304302003">
                <text:p>11.935230430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82964453387">
                <text:p>10</text:p>
              </table:table-cell>
              <table:table-cell office:value-type="float" office:value="80.6994">
                <text:p>80.6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1649">
                <text:p>78.16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8.5245">
                <text:p>88.5245</text:p>
              </table:table-cell>
              <table:table-cell office:value-type="float" office:value="11.9382964453387">
                <text:p>11.938296445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82964453387">
                <text:p>10</text:p>
              </table:table-cell>
              <table:table-cell office:value-type="float" office:value="81.0494">
                <text:p>81.04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469">
                <text:p>78.46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8.5245">
                <text:p>88.5245</text:p>
              </table:table-cell>
              <table:table-cell office:value-type="float" office:value="11.9382964453387">
                <text:p>11.938296445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81.3994">
                <text:p>81.3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7732">
                <text:p>78.7732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9.3127">
                <text:p>89.3127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71466896618">
                <text:p>10</text:p>
              </table:table-cell>
              <table:table-cell office:value-type="float" office:value="81.6994">
                <text:p>81.6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9.1067">
                <text:p>79.1067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9.5126">
                <text:p>89.5126</text:p>
              </table:table-cell>
              <table:table-cell office:value-type="float" office:value="11.9371466896618">
                <text:p>11.937146689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52304302003">
                <text:p>10</text:p>
              </table:table-cell>
              <table:table-cell office:value-type="float" office:value="82.053">
                <text:p>82.053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9.3567">
                <text:p>79.3567</text:p>
              </table:table-cell>
              <table:table-cell office:value-type="float" office:value="19.0206044165384">
                <text:p>19.0206044165384</text:p>
              </table:table-cell>
              <table:table-cell office:value-type="float" office:value="89.9127">
                <text:p>89.9127</text:p>
              </table:table-cell>
              <table:table-cell office:value-type="float" office:value="11.9352304302003">
                <text:p>11.935230430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44639264156">
                <text:p>10</text:p>
              </table:table-cell>
              <table:table-cell office:value-type="float" office:value="82.3358">
                <text:p>82.3358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  <table:table-cell office:value-type="float" office:value="90.3127">
                <text:p>90.3127</text:p>
              </table:table-cell>
              <table:table-cell office:value-type="float" office:value="11.9344639264156">
                <text:p>11.934463926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44639264156">
                <text:p>10</text:p>
              </table:table-cell>
              <table:table-cell office:value-type="float" office:value="82.6867">
                <text:p>82.686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  <table:table-cell office:value-type="float" office:value="90.7877">
                <text:p>90.7877</text:p>
              </table:table-cell>
              <table:table-cell office:value-type="float" office:value="11.9344639264156">
                <text:p>11.934463926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52304302003">
                <text:p>10</text:p>
              </table:table-cell>
              <table:table-cell office:value-type="float" office:value="83.0117">
                <text:p>83.011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1591">
                <text:p>80.1591</text:p>
              </table:table-cell>
              <table:table-cell office:value-type="float" office:value="18.7824801499612">
                <text:p>18.7824801499612</text:p>
              </table:table-cell>
              <table:table-cell office:value-type="float" office:value="91.1627">
                <text:p>91.1627</text:p>
              </table:table-cell>
              <table:table-cell office:value-type="float" office:value="11.9352304302003">
                <text:p>11.935230430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44639264156">
                <text:p>10</text:p>
              </table:table-cell>
              <table:table-cell office:value-type="float" office:value="83.3319">
                <text:p>83.3319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5766">
                <text:p>80.5766</text:p>
              </table:table-cell>
              <table:table-cell office:value-type="float" office:value="20.0797811542741">
                <text:p>20.0797811542741</text:p>
              </table:table-cell>
              <table:table-cell office:value-type="float" office:value="91.4627">
                <text:p>91.4627</text:p>
              </table:table-cell>
              <table:table-cell office:value-type="float" office:value="11.9344639264156">
                <text:p>11.934463926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344639264156">
                <text:p>10</text:p>
              </table:table-cell>
              <table:table-cell office:value-type="float" office:value="83.5691">
                <text:p>83.569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8578">
                <text:p>80.8578</text:p>
              </table:table-cell>
              <table:table-cell office:value-type="float" office:value="19.8549918466251">
                <text:p>19.8549918466251</text:p>
              </table:table-cell>
              <table:table-cell office:value-type="float" office:value="91.7477">
                <text:p>91.7477</text:p>
              </table:table-cell>
              <table:table-cell office:value-type="float" office:value="11.9344639264156">
                <text:p>11.934463926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459614831848">
                <text:p>10</text:p>
              </table:table-cell>
              <table:table-cell office:value-type="float" office:value="83.8606">
                <text:p>83.8606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1.1824">
                <text:p>81.1824</text:p>
              </table:table-cell>
              <table:table-cell office:value-type="float" office:value="19.8340369111663">
                <text:p>19.8340369111663</text:p>
              </table:table-cell>
              <table:table-cell office:value-type="float" office:value="92.0477">
                <text:p>92.0477</text:p>
              </table:table-cell>
              <table:table-cell office:value-type="float" office:value="11.9459614831848">
                <text:p>11.945961483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551020408163">
                <text:p>10</text:p>
              </table:table-cell>
              <table:table-cell office:value-type="float" office:value="84.1299">
                <text:p>84.1299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1.3841">
                <text:p>81.3841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2.4756">
                <text:p>92.4756</text:p>
              </table:table-cell>
              <table:table-cell office:value-type="float" office:value="11.7551020408163">
                <text:p>11.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055763150331">
                <text:p>10</text:p>
              </table:table-cell>
              <table:table-cell office:value-type="float" office:value="84.336">
                <text:p>84.336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1.7377">
                <text:p>81.7377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2.7808">
                <text:p>92.7808</text:p>
              </table:table-cell>
              <table:table-cell office:value-type="float" office:value="11.4055763150331">
                <text:p>11.405576315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95142282265">
                <text:p>10</text:p>
              </table:table-cell>
              <table:table-cell office:value-type="float" office:value="84.5934">
                <text:p>84.5934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2.0377">
                <text:p>82.0377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3.0308">
                <text:p>93.0308</text:p>
              </table:table-cell>
              <table:table-cell office:value-type="float" office:value="11.095142282265">
                <text:p>11.09514228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416978058829">
                <text:p>10</text:p>
              </table:table-cell>
              <table:table-cell office:value-type="float" office:value="84.9692">
                <text:p>84.9692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2.2889">
                <text:p>82.2889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3.3308">
                <text:p>93.3308</text:p>
              </table:table-cell>
              <table:table-cell office:value-type="float" office:value="10.4416978058829">
                <text:p>10.44169780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4721663313214">
                <text:p>10</text:p>
              </table:table-cell>
              <table:table-cell office:value-type="float" office:value="85.2692">
                <text:p>85.269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2.5389">
                <text:p>82.5389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3.7058">
                <text:p>93.7058</text:p>
              </table:table-cell>
              <table:table-cell office:value-type="float" office:value="9.64721663313214">
                <text:p>9.6472166331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2024528121109">
                <text:p>10</text:p>
              </table:table-cell>
              <table:table-cell office:value-type="float" office:value="85.4692">
                <text:p>85.469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2.84">
                <text:p>82.84</text:p>
              </table:table-cell>
              <table:table-cell office:value-type="float" office:value="19.6549674627002">
                <text:p>19.6549674627002</text:p>
              </table:table-cell>
              <table:table-cell office:value-type="float" office:value="93.9853">
                <text:p>93.9853</text:p>
              </table:table-cell>
              <table:table-cell office:value-type="float" office:value="9.12024528121109">
                <text:p>9.1202452812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2422151959376">
                <text:p>10</text:p>
              </table:table-cell>
              <table:table-cell office:value-type="float" office:value="85.9442">
                <text:p>85.944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1441">
                <text:p>83.1441</text:p>
              </table:table-cell>
              <table:table-cell office:value-type="float" office:value="19.3204504930125">
                <text:p>19.3204504930125</text:p>
              </table:table-cell>
              <table:table-cell office:value-type="float" office:value="94.3015">
                <text:p>94.3015</text:p>
              </table:table-cell>
              <table:table-cell office:value-type="float" office:value="5.62422151959376">
                <text:p>5.6242215195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4201398869408">
                <text:p/>
              </table:table-cell>
              <table:table-cell office:value-type="float" office:value="86.2605">
                <text:p>86.2605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3457">
                <text:p>83.3457</text:p>
              </table:table-cell>
              <table:table-cell office:value-type="float" office:value="19.3452154167365">
                <text:p>19.3452154167365</text:p>
              </table:table-cell>
              <table:table-cell office:value-type="float" office:value="94.7265">
                <text:p>94.7265</text:p>
              </table:table-cell>
              <table:table-cell office:value-type="float" office:value="3.54201398869408">
                <text:p>3.5420139886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0959087860497">
                <text:p/>
              </table:table-cell>
              <table:table-cell office:value-type="float" office:value="86.6355">
                <text:p>86.6355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6478">
                <text:p>83.6478</text:p>
              </table:table-cell>
              <table:table-cell office:value-type="float" office:value="18.7748601734307">
                <text:p>18.7748601734307</text:p>
              </table:table-cell>
              <table:table-cell office:value-type="float" office:value="95.0358">
                <text:p>95.0358</text:p>
              </table:table-cell>
              <table:table-cell office:value-type="float" office:value="2.70959087860497">
                <text:p>2.7095908786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514036600556">
                <text:p/>
              </table:table-cell>
              <table:table-cell office:value-type="float" office:value="86.837">
                <text:p>86.83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9404">
                <text:p>83.9404</text:p>
              </table:table-cell>
              <table:table-cell office:value-type="float" office:value="18.5443558833839">
                <text:p>18.5443558833839</text:p>
              </table:table-cell>
              <table:table-cell office:value-type="float" office:value="95.3858">
                <text:p>95.3858</text:p>
              </table:table-cell>
              <table:table-cell office:value-type="float" office:value="2.55514036600556">
                <text:p>2.5551403660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7884449554471">
                <text:p/>
              </table:table-cell>
              <table:table-cell office:value-type="float" office:value="87.137">
                <text:p>87.13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4.1709">
                <text:p>84.1709</text:p>
              </table:table-cell>
              <table:table-cell office:value-type="float" office:value="18.3622384443056">
                <text:p>18.3622384443056</text:p>
              </table:table-cell>
              <table:table-cell office:value-type="float" office:value="95.6899">
                <text:p>95.6899</text:p>
              </table:table-cell>
              <table:table-cell office:value-type="float" office:value="2.37884449554471">
                <text:p>2.3788444955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004311583789">
                <text:p/>
              </table:table-cell>
              <table:table-cell office:value-type="float" office:value="87.487">
                <text:p>87.48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4.4258">
                <text:p>84.4258</text:p>
              </table:table-cell>
              <table:table-cell office:value-type="float" office:value="15.4342624624716">
                <text:p>15.4342624624716</text:p>
              </table:table-cell>
              <table:table-cell office:value-type="float" office:value="95.975">
                <text:p>95.975</text:p>
              </table:table-cell>
              <table:table-cell office:value-type="float" office:value="2.15004311583789">
                <text:p>2.1500431158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8332854268468">
                <text:p/>
              </table:table-cell>
              <table:table-cell office:value-type="float" office:value="87.7471">
                <text:p>87.7471</text:p>
              </table:table-cell>
              <table:table-cell office:value-type="float" office:value="25.0121399593933">
                <text:p>25.0121399593933</text:p>
              </table:table-cell>
              <table:table-cell office:value-type="float" office:value="84.7269">
                <text:p>84.7269</text:p>
              </table:table-cell>
              <table:table-cell office:value-type="float" office:value="14.0352347714769">
                <text:p>14.0352347714769</text:p>
              </table:table-cell>
              <table:table-cell office:value-type="float" office:value="96.3113">
                <text:p>96.3113</text:p>
              </table:table-cell>
              <table:table-cell office:value-type="float" office:value="1.98332854268468">
                <text:p>1.9833285426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941649899397">
                <text:p/>
              </table:table-cell>
              <table:table-cell office:value-type="float" office:value="88.1935">
                <text:p>88.1935</text:p>
              </table:table-cell>
              <table:table-cell office:value-type="float" office:value="24.93375596961">
                <text:p>24.93375596961</text:p>
              </table:table-cell>
              <table:table-cell office:value-type="float" office:value="84.9879">
                <text:p>84.9879</text:p>
              </table:table-cell>
              <table:table-cell office:value-type="float" office:value="13.1292195620038">
                <text:p>13.1292195620038</text:p>
              </table:table-cell>
              <table:table-cell office:value-type="float" office:value="96.6692">
                <text:p>96.6692</text:p>
              </table:table-cell>
              <table:table-cell office:value-type="float" office:value="1.56941649899397">
                <text:p>1.5694164989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2115550445531">
                <text:p/>
              </table:table-cell>
              <table:table-cell office:value-type="float" office:value="88.5712">
                <text:p>88.5712</text:p>
              </table:table-cell>
              <table:table-cell office:value-type="float" office:value="25.007551628284">
                <text:p>25.007551628284</text:p>
              </table:table-cell>
              <table:table-cell office:value-type="float" office:value="85.2428">
                <text:p>85.2428</text:p>
              </table:table-cell>
              <table:table-cell office:value-type="float" office:value="12.5474343539022">
                <text:p>12.5474343539022</text:p>
              </table:table-cell>
              <table:table-cell office:value-type="float" office:value="96.9192">
                <text:p>96.9192</text:p>
              </table:table-cell>
              <table:table-cell office:value-type="float" office:value="1.62115550445531">
                <text:p>1.6211555044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591645108747">
                <text:p/>
              </table:table-cell>
              <table:table-cell office:value-type="float" office:value="88.8805">
                <text:p>88.8805</text:p>
              </table:table-cell>
              <table:table-cell office:value-type="float" office:value="24.869901695006">
                <text:p>24.869901695006</text:p>
              </table:table-cell>
              <table:table-cell office:value-type="float" office:value="85.4978">
                <text:p>85.4978</text:p>
              </table:table-cell>
              <table:table-cell office:value-type="float" office:value="12.0007010378408">
                <text:p>12.0007010378408</text:p>
              </table:table-cell>
              <table:table-cell office:value-type="float" office:value="97.2692">
                <text:p>97.2692</text:p>
              </table:table-cell>
              <table:table-cell office:value-type="float" office:value="1.25591645108747">
                <text:p>1.2559164510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9040912139504">
                <text:p/>
              </table:table-cell>
              <table:table-cell office:value-type="float" office:value="89.1462">
                <text:p>89.1462</text:p>
              </table:table-cell>
              <table:table-cell office:value-type="float" office:value="24.869901695006">
                <text:p>24.869901695006</text:p>
              </table:table-cell>
              <table:table-cell office:value-type="float" office:value="85.7988">
                <text:p>85.7988</text:p>
              </table:table-cell>
              <table:table-cell office:value-type="float" office:value="11.5092125516254">
                <text:p>11.5092125516254</text:p>
              </table:table-cell>
              <table:table-cell office:value-type="float" office:value="97.5192">
                <text:p>97.5192</text:p>
              </table:table-cell>
              <table:table-cell office:value-type="float" office:value="1.29040912139504">
                <text:p>1.290409121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9137683242322">
                <text:p>0</text:p>
              </table:table-cell>
              <table:table-cell office:value-type="float" office:value="89.4187">
                <text:p>89.4187</text:p>
              </table:table-cell>
              <table:table-cell office:value-type="float" office:value="24.9501974894182">
                <text:p>24.9501974894182</text:p>
              </table:table-cell>
              <table:table-cell office:value-type="float" office:value="86.0488">
                <text:p>86.0488</text:p>
              </table:table-cell>
              <table:table-cell office:value-type="float" office:value="11.092780834235">
                <text:p>11.092780834235</text:p>
              </table:table-cell>
              <table:table-cell office:value-type="float" office:value="97.7942">
                <text:p>97.7942</text:p>
              </table:table-cell>
              <table:table-cell office:value-type="float" office:value="0.999137683242322">
                <text:p>0.99913768324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1561751461149">
                <text:p/>
              </table:table-cell>
              <table:table-cell office:value-type="float" office:value="89.7418">
                <text:p>89.7418</text:p>
              </table:table-cell>
              <table:table-cell office:value-type="float" office:value="24.9788745588511">
                <text:p>24.9788745588511</text:p>
              </table:table-cell>
              <table:table-cell office:value-type="float" office:value="86.3001">
                <text:p>86.3001</text:p>
              </table:table-cell>
              <table:table-cell office:value-type="float" office:value="10.6565371778655">
                <text:p>10.6565371778655</text:p>
              </table:table-cell>
              <table:table-cell office:value-type="float" office:value="98.1942">
                <text:p>98.1942</text:p>
              </table:table-cell>
              <table:table-cell office:value-type="float" office:value="1.01561751461149">
                <text:p>1.0156175146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9122353166615">
                <text:p>0</text:p>
              </table:table-cell>
              <table:table-cell office:value-type="float" office:value="90.0361">
                <text:p>90.0361</text:p>
              </table:table-cell>
              <table:table-cell office:value-type="float" office:value="24.9731391449645">
                <text:p>24.9731391449645</text:p>
              </table:table-cell>
              <table:table-cell office:value-type="float" office:value="86.5501">
                <text:p>86.5501</text:p>
              </table:table-cell>
              <table:table-cell office:value-type="float" office:value="10.2907783044028">
                <text:p>10.2907783044028</text:p>
              </table:table-cell>
              <table:table-cell office:value-type="float" office:value="98.1942">
                <text:p>98.1942</text:p>
              </table:table-cell>
              <table:table-cell office:value-type="float" office:value="0.679122353166615">
                <text:p>0.67912235316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9725016767264">
                <text:p>0</text:p>
              </table:table-cell>
              <table:table-cell office:value-type="float" office:value="90.2935">
                <text:p>90.29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6.8013">
                <text:p>86.8013</text:p>
              </table:table-cell>
              <table:table-cell office:value-type="float" office:value="9.84691467150282">
                <text:p>9.84691467150282</text:p>
              </table:table-cell>
              <table:table-cell office:value-type="float" office:value="98.7806">
                <text:p>98.7806</text:p>
              </table:table-cell>
              <table:table-cell office:value-type="float" office:value="0.509725016767264">
                <text:p>0.50972501676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8156558398019">
                <text:p>0</text:p>
              </table:table-cell>
              <table:table-cell office:value-type="float" office:value="90.6435">
                <text:p>90.64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7.1023">
                <text:p>87.1023</text:p>
              </table:table-cell>
              <table:table-cell office:value-type="float" office:value="9.34894920523645">
                <text:p>9.34894920523645</text:p>
              </table:table-cell>
              <table:table-cell office:value-type="float" office:value="99.0806">
                <text:p>99.0806</text:p>
              </table:table-cell>
              <table:table-cell office:value-type="float" office:value="0.518156558398019">
                <text:p>0.51815655839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95870460860397">
                <text:p>0</text:p>
              </table:table-cell>
              <table:table-cell office:value-type="float" office:value="90.8435">
                <text:p>90.84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7.3273">
                <text:p>87.3273</text:p>
              </table:table-cell>
              <table:table-cell office:value-type="float" office:value="7.30298550680464">
                <text:p>7.30298550680464</text:p>
              </table:table-cell>
              <table:table-cell office:value-type="float" office:value="99.4056">
                <text:p>99.4056</text:p>
              </table:table-cell>
              <table:table-cell office:value-type="float" office:value="0.295870460860397">
                <text:p>0.29587046086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95870460860397">
                <text:p>0</text:p>
              </table:table-cell>
              <table:table-cell office:value-type="float" office:value="91.1435">
                <text:p>91.1435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7.6068">
                <text:p>87.6068</text:p>
              </table:table-cell>
              <table:table-cell office:value-type="float" office:value="5.27683374735207">
                <text:p>5.27683374735207</text:p>
              </table:table-cell>
              <table:table-cell office:value-type="float" office:value="99.6806">
                <text:p>99.6806</text:p>
              </table:table-cell>
              <table:table-cell office:value-type="float" office:value="0.295870460860397">
                <text:p>0.29587046086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6054421768714">
                <text:p>0</text:p>
              </table:table-cell>
              <table:table-cell office:value-type="float" office:value="91.4435">
                <text:p>91.4435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7.8679">
                <text:p>87.8679</text:p>
              </table:table-cell>
              <table:table-cell office:value-type="float" office:value="4.39786945456208">
                <text:p>4.39786945456208</text:p>
              </table:table-cell>
              <table:table-cell office:value-type="float" office:value="100.006">
                <text:p>100.006</text:p>
              </table:table-cell>
              <table:table-cell office:value-type="float" office:value="0.136054421768714">
                <text:p>0.13605442176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6054421768714">
                <text:p>0</text:p>
              </table:table-cell>
              <table:table-cell office:value-type="float" office:value="91.7935">
                <text:p>91.79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1289">
                <text:p>88.1289</text:p>
              </table:table-cell>
              <table:table-cell office:value-type="float" office:value="4.04430254354817">
                <text:p>4.04430254354817</text:p>
              </table:table-cell>
              <table:table-cell office:value-type="float" office:value="100.281">
                <text:p>100.281</text:p>
              </table:table-cell>
              <table:table-cell office:value-type="float" office:value="0.136054421768714">
                <text:p>0.13605442176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6054421768714">
                <text:p>0</text:p>
              </table:table-cell>
              <table:table-cell office:value-type="float" office:value="92.0545">
                <text:p>92.054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1289">
                <text:p>88.1289</text:p>
              </table:table-cell>
              <table:table-cell office:value-type="float" office:value="3.58443695993417">
                <text:p>3.58443695993417</text:p>
              </table:table-cell>
              <table:table-cell office:value-type="float" office:value="100.433">
                <text:p>100.433</text:p>
              </table:table-cell>
              <table:table-cell office:value-type="float" office:value="0.136054421768714">
                <text:p>0.13605442176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6054421768714">
                <text:p>0</text:p>
              </table:table-cell>
              <table:table-cell office:value-type="float" office:value="92.4735">
                <text:p>92.47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6591">
                <text:p>88.6591</text:p>
              </table:table-cell>
              <table:table-cell office:value-type="float" office:value="3.22134507825716">
                <text:p>3.22134507825716</text:p>
              </table:table-cell>
              <table:table-cell office:value-type="float" office:value="100.458">
                <text:p>100.458</text:p>
              </table:table-cell>
              <table:table-cell office:value-type="float" office:value="0.136054421768714">
                <text:p>0.13605442176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396090830697">
                <text:p>0</text:p>
              </table:table-cell>
              <table:table-cell office:value-type="float" office:value="92.8235">
                <text:p>92.82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9284">
                <text:p>88.9284</text:p>
              </table:table-cell>
              <table:table-cell office:value-type="float" office:value="2.09473154822683">
                <text:p>2.09473154822683</text:p>
              </table:table-cell>
              <table:table-cell office:value-type="float" office:value="100.458">
                <text:p>100.458</text:p>
              </table:table-cell>
              <table:table-cell office:value-type="float" office:value="0.18396090830697">
                <text:p>0.1839609083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1094184152529">
                <text:p>0</text:p>
              </table:table-cell>
              <table:table-cell office:value-type="float" office:value="93.1495">
                <text:p>93.1495</text:p>
              </table:table-cell>
              <table:table-cell office:value-type="float" office:value="24.9731391449645">
                <text:p>24.9731391449645</text:p>
              </table:table-cell>
              <table:table-cell office:value-type="float" office:value="89.1299">
                <text:p>89.1299</text:p>
              </table:table-cell>
              <table:table-cell office:value-type="float" office:value="1.64324793879637">
                <text:p>1.64324793879637</text:p>
              </table:table-cell>
              <table:table-cell office:value-type="float" office:value="101.008">
                <text:p>101.008</text:p>
              </table:table-cell>
              <table:table-cell office:value-type="float" office:value="0.341094184152529">
                <text:p>0.3410941841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1094184152529">
                <text:p>0</text:p>
              </table:table-cell>
              <table:table-cell office:value-type="float" office:value="93.4007">
                <text:p>93.4007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9.4782">
                <text:p>89.4782</text:p>
              </table:table-cell>
              <table:table-cell office:value-type="float" office:value="0.919350168401485">
                <text:p>0.919350168401485</text:p>
              </table:table-cell>
              <table:table-cell office:value-type="float" office:value="101.333">
                <text:p>101.333</text:p>
              </table:table-cell>
              <table:table-cell office:value-type="float" office:value="0.341094184152529">
                <text:p>0.3410941841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1094184152529">
                <text:p>0</text:p>
              </table:table-cell>
              <table:table-cell office:value-type="float" office:value="93.7832">
                <text:p>93.78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9.7792">
                <text:p>89.7792</text:p>
              </table:table-cell>
              <table:table-cell office:value-type="float" office:value="0.739137723455811">
                <text:p>0.739137723455811</text:p>
              </table:table-cell>
              <table:table-cell office:value-type="float" office:value="101.633">
                <text:p>101.633</text:p>
              </table:table-cell>
              <table:table-cell office:value-type="float" office:value="0.341094184152529">
                <text:p>0.3410941841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1094184152529">
                <text:p>0</text:p>
              </table:table-cell>
              <table:table-cell office:value-type="float" office:value="94.1332">
                <text:p>94.13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0884">
                <text:p>90.0884</text:p>
              </table:table-cell>
              <table:table-cell office:value-type="float" office:value="0.742947711721065">
                <text:p>0.742947711721065</text:p>
              </table:table-cell>
              <table:table-cell office:value-type="float" office:value="101.983">
                <text:p>101.983</text:p>
              </table:table-cell>
              <table:table-cell office:value-type="float" office:value="0.341094184152529">
                <text:p>0.3410941841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1094184152529">
                <text:p>0</text:p>
              </table:table-cell>
              <table:table-cell office:value-type="float" office:value="94.3832">
                <text:p>94.38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302">
                <text:p>90.302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102.284">
                <text:p>102.284</text:p>
              </table:table-cell>
              <table:table-cell office:value-type="float" office:value="0.341094184152529">
                <text:p>0.3410941841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6382102136627">
                <text:p>0</text:p>
              </table:table-cell>
              <table:table-cell office:value-type="float" office:value="94.7411">
                <text:p>94.7411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5782">
                <text:p>90.5782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102.684">
                <text:p>102.684</text:p>
              </table:table-cell>
              <table:table-cell office:value-type="float" office:value="0.476382102136627">
                <text:p>0.47638210213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5232346459714">
                <text:p>0</text:p>
              </table:table-cell>
              <table:table-cell office:value-type="float" office:value="94.9562">
                <text:p>94.956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814">
                <text:p>90.814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102.967">
                <text:p>102.967</text:p>
              </table:table-cell>
              <table:table-cell office:value-type="float" office:value="0.475232346459714">
                <text:p>0.47523234645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4465842675098">
                <text:p>0</text:p>
              </table:table-cell>
              <table:table-cell office:value-type="float" office:value="95.2821">
                <text:p>95.2821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1.0935">
                <text:p>91.0935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103.32">
                <text:p>103.32</text:p>
              </table:table-cell>
              <table:table-cell office:value-type="float" office:value="0.474465842675098">
                <text:p>0.47446584267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4465842675098">
                <text:p>0</text:p>
              </table:table-cell>
              <table:table-cell office:value-type="float" office:value="95.6023">
                <text:p>95.6023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1.3307">
                <text:p>91.3307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3.472">
                <text:p>103.472</text:p>
              </table:table-cell>
              <table:table-cell office:value-type="float" office:value="0.474465842675098">
                <text:p>0.47446584267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9080195458457">
                <text:p>0</text:p>
              </table:table-cell>
              <table:table-cell office:value-type="float" office:value="96.0023">
                <text:p>96.0023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1.6102">
                <text:p>91.6102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3.864">
                <text:p>103.864</text:p>
              </table:table-cell>
              <table:table-cell office:value-type="float" office:value="0.799080195458457">
                <text:p>0.79908019545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7163935996928">
                <text:p>0</text:p>
              </table:table-cell>
              <table:table-cell office:value-type="float" office:value="96.3064">
                <text:p>96.3064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1.8614">
                <text:p>91.8614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4.094">
                <text:p>104.094</text:p>
              </table:table-cell>
              <table:table-cell office:value-type="float" office:value="0.797163935996928">
                <text:p>0.79716393599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0116891827144">
                <text:p>0</text:p>
              </table:table-cell>
              <table:table-cell office:value-type="float" office:value="96.6465">
                <text:p>96.6465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1874">
                <text:p>92.1874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4.444">
                <text:p>104.444</text:p>
              </table:table-cell>
              <table:table-cell office:value-type="float" office:value="0.940116891827144">
                <text:p>0.9401168918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0116891827144">
                <text:p>0</text:p>
              </table:table-cell>
              <table:table-cell office:value-type="float" office:value="96.9465">
                <text:p>96.9465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4138">
                <text:p>92.4138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4.757">
                <text:p>104.757</text:p>
              </table:table-cell>
              <table:table-cell office:value-type="float" office:value="0.940116891827144">
                <text:p>0.9401168918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0116891827144">
                <text:p>0</text:p>
              </table:table-cell>
              <table:table-cell office:value-type="float" office:value="97.226">
                <text:p>97.226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665">
                <text:p>92.665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4.757">
                <text:p>104.757</text:p>
              </table:table-cell>
              <table:table-cell office:value-type="float" office:value="0.940116891827144">
                <text:p>0.9401168918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0116891827144">
                <text:p>0</text:p>
              </table:table-cell>
              <table:table-cell office:value-type="float" office:value="97.487">
                <text:p>97.487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9661">
                <text:p>92.9661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5.257">
                <text:p>105.257</text:p>
              </table:table-cell>
              <table:table-cell office:value-type="float" office:value="0.940116891827144">
                <text:p>0.9401168918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0116891827144">
                <text:p>0</text:p>
              </table:table-cell>
              <table:table-cell office:value-type="float" office:value="97.8129">
                <text:p>97.81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2456">
                <text:p>93.2456</text:p>
              </table:table-cell>
              <table:table-cell office:value-type="float" office:value="0.763902647179845">
                <text:p>0.763902647179845</text:p>
              </table:table-cell>
              <table:table-cell office:value-type="float" office:value="105.607">
                <text:p>105.607</text:p>
              </table:table-cell>
              <table:table-cell office:value-type="float" office:value="0.940116891827144">
                <text:p>0.9401168918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7617131359586">
                <text:p/>
              </table:table-cell>
              <table:table-cell office:value-type="float" office:value="98.0629">
                <text:p>98.0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4968">
                <text:p>93.4968</text:p>
              </table:table-cell>
              <table:table-cell office:value-type="float" office:value="0.425956688053399">
                <text:p>0.425956688053399</text:p>
              </table:table-cell>
              <table:table-cell office:value-type="float" office:value="105.957">
                <text:p>105.957</text:p>
              </table:table-cell>
              <table:table-cell office:value-type="float" office:value="1.07617131359586">
                <text:p>1.0761713135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7617131359586">
                <text:p/>
              </table:table-cell>
              <table:table-cell office:value-type="float" office:value="98.3629">
                <text:p>98.3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7468">
                <text:p>93.7468</text:p>
              </table:table-cell>
              <table:table-cell office:value-type="float" office:value="0.425956688053399">
                <text:p>0.425956688053399</text:p>
              </table:table-cell>
              <table:table-cell office:value-type="float" office:value="106.283">
                <text:p>106.283</text:p>
              </table:table-cell>
              <table:table-cell office:value-type="float" office:value="1.07617131359586">
                <text:p>1.0761713135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7617131359586">
                <text:p/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0468">
                <text:p>94.0468</text:p>
              </table:table-cell>
              <table:table-cell office:value-type="float" office:value="0.26403218678088">
                <text:p>0.26403218678088</text:p>
              </table:table-cell>
              <table:table-cell office:value-type="float" office:value="106.485">
                <text:p>106.485</text:p>
              </table:table-cell>
              <table:table-cell office:value-type="float" office:value="1.07617131359586">
                <text:p>1.0761713135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351">
                <text:p>94.351</text:p>
              </table:table-cell>
              <table:table-cell office:value-type="float" office:value="0.079247755916922">
                <text:p>0.079247755916922</text:p>
              </table:table-cell>
              <table:table-cell office:value-type="float" office:value="106.785">
                <text:p>106.7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99.338">
                <text:p>99.338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6059">
                <text:p>94.6059</text:p>
              </table:table-cell>
              <table:table-cell office:value-type="float" office:value="0.0811527500495383">
                <text:p>0.0811527500495383</text:p>
              </table:table-cell>
              <table:table-cell office:value-type="float" office:value="107.135">
                <text:p>107.13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99.688">
                <text:p>99.688</text:p>
              </table:table-cell>
              <table:table-cell office:value-type="float" office:value="24.4596284216523">
                <text:p>24.4596284216523</text:p>
              </table:table-cell>
              <table:table-cell office:value-type="float" office:value="94.907">
                <text:p>94.907</text:p>
              </table:table-cell>
              <table:table-cell office:value-type="float" office:value="0.0541018333663517">
                <text:p>0.0541018333663517</text:p>
              </table:table-cell>
              <table:table-cell office:value-type="float" office:value="107.385">
                <text:p>107.3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100.001">
                <text:p>100.001</text:p>
              </table:table-cell>
              <table:table-cell office:value-type="float" office:value="24.4596284216523">
                <text:p>24.4596284216523</text:p>
              </table:table-cell>
              <table:table-cell office:value-type="float" office:value="95.1619">
                <text:p>95.1619</text:p>
              </table:table-cell>
              <table:table-cell office:value-type="float" office:value="0.0533398357133008">
                <text:p>0.0533398357133008</text:p>
              </table:table-cell>
              <table:table-cell office:value-type="float" office:value="107.785">
                <text:p>107.7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100.326">
                <text:p>100.3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4119">
                <text:p>95.4119</text:p>
              </table:table-cell>
              <table:table-cell office:value-type="float" office:value="0.0541018333663517">
                <text:p>0.0541018333663517</text:p>
              </table:table-cell>
              <table:table-cell office:value-type="float" office:value="107.985">
                <text:p>107.9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6632">
                <text:p>95.6632</text:p>
              </table:table-cell>
              <table:table-cell office:value-type="float" office:value="0.0533398357133008">
                <text:p>0.0533398357133008</text:p>
              </table:table-cell>
              <table:table-cell office:value-type="float" office:value="108.385">
                <text:p>108.3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9632">
                <text:p>95.9632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8.585">
                <text:p>108.585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1874101753378">
                <text:p/>
              </table:table-cell>
              <table:table-cell office:value-type="float" office:value="101.226">
                <text:p>101.2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2724">
                <text:p>96.2724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8.997">
                <text:p>108.997</text:p>
              </table:table-cell>
              <table:table-cell office:value-type="float" office:value="1.21874101753378">
                <text:p>1.218741017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.607">
                <text:p>101.607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5519">
                <text:p>96.5519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9.972">
                <text:p>109.9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.958">
                <text:p>101.958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704">
                <text:p>96.704</text:p>
              </table:table-cell>
              <table:table-cell office:value-type="float" office:value="0.379093832390998">
                <text:p>0.37909383239099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2.228">
                <text:p>102.228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704">
                <text:p>96.70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2.586">
                <text:p>102.586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2589">
                <text:p>97.258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2.886">
                <text:p>102.886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6339">
                <text:p>97.633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.255">
                <text:p>103.255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8589">
                <text:p>97.858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.469">
                <text:p>103.469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.823">
                <text:p>103.823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.123">
                <text:p>104.123</text:p>
              </table:table-cell>
              <table:table-cell office:value-type="float" office:value="23.9407646453794">
                <text:p>23.9407646453794</text:p>
              </table:table-cell>
              <table:table-cell office:value-type="float" office:value="98.6102">
                <text:p>98.6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.336">
                <text:p>104.336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8.8602">
                <text:p>98.86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.736">
                <text:p>104.736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1602">
                <text:p>99.16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4694">
                <text:p>99.469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7268">
                <text:p>99.726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5.653">
                <text:p>105.653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9071">
                <text:p>99.9071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.01">
                <text:p>106.01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100.207">
                <text:p>100.2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.311">
                <text:p>106.311</text:p>
              </table:table-cell>
              <table:table-cell office:value-type="float" office:value="23.9407646453794">
                <text:p>23.9407646453794</text:p>
              </table:table-cell>
              <table:table-cell office:value-type="float" office:value="100.607">
                <text:p>100.6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.611">
                <text:p>106.611</text:p>
              </table:table-cell>
              <table:table-cell office:value-type="float" office:value="23.9426764500082">
                <text:p>23.9426764500082</text:p>
              </table:table-cell>
              <table:table-cell office:value-type="float" office:value="100.907">
                <text:p>100.9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.874">
                <text:p>106.874</text:p>
              </table:table-cell>
              <table:table-cell office:value-type="float" office:value="24.2409179721106">
                <text:p>24.2409179721106</text:p>
              </table:table-cell>
              <table:table-cell office:value-type="float" office:value="101.407">
                <text:p>101.4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.224">
                <text:p>107.224</text:p>
              </table:table-cell>
              <table:table-cell office:value-type="float" office:value="24.1632987041788">
                <text:p>24.1632987041788</text:p>
              </table:table-cell>
              <table:table-cell office:value-type="float" office:value="101.716">
                <text:p>101.716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.451">
                <text:p>107.451</text:p>
              </table:table-cell>
              <table:table-cell office:value-type="float" office:value="24.2034466013849">
                <text:p>24.2034466013849</text:p>
              </table:table-cell>
              <table:table-cell office:value-type="float" office:value="101.947">
                <text:p>101.94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.451">
                <text:p>107.45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248">
                <text:p>102.2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.58">
                <text:p>108.58</text:p>
              </table:table-cell>
              <table:table-cell office:value-type="float" office:value="24.2925366970899">
                <text:p>24.2925366970899</text:p>
              </table:table-cell>
              <table:table-cell office:value-type="float" office:value="102.864">
                <text:p>102.86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.725">
                <text:p>108.725</text:p>
              </table:table-cell>
              <table:table-cell office:value-type="float" office:value="24.5418360206934">
                <text:p>24.5418360206934</text:p>
              </table:table-cell>
              <table:table-cell office:value-type="float" office:value="103.222">
                <text:p>103.222</text:p>
              </table:table-cell>
              <table:table-cell office:value-type="float" office:value="0.535303351265668">
                <text:p>0.53530335126566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.377">
                <text:p>109.377</text:p>
              </table:table-cell>
              <table:table-cell office:value-type="float" office:value="24.5303651929202">
                <text:p>24.5303651929202</text:p>
              </table:table-cell>
              <table:table-cell office:value-type="float" office:value="103.598">
                <text:p>103.598</text:p>
              </table:table-cell>
              <table:table-cell office:value-type="float" office:value="0.532255360653486">
                <text:p>0.53225536065348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.678">
                <text:p>109.678</text:p>
              </table:table-cell>
              <table:table-cell office:value-type="float" office:value="24.5276886664398">
                <text:p>24.5276886664398</text:p>
              </table:table-cell>
              <table:table-cell office:value-type="float" office:value="103.822">
                <text:p>103.822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.893">
                <text:p>109.893</text:p>
              </table:table-cell>
              <table:table-cell office:value-type="float" office:value="24.5265415836625">
                <text:p>24.5265415836625</text:p>
              </table:table-cell>
              <table:table-cell office:value-type="float" office:value="104.088">
                <text:p>104.08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.093">
                <text:p>110.093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4.338">
                <text:p>104.33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.465">
                <text:p>110.465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4.638">
                <text:p>104.63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.799">
                <text:p>110.799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088">
                <text:p>105.088</text:p>
              </table:table-cell>
              <table:table-cell office:value-type="float" office:value="0.520825395857766">
                <text:p>0.52082539585776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1.069">
                <text:p>111.069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413">
                <text:p>105.413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1.371">
                <text:p>111.371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663">
                <text:p>105.663</text:p>
              </table:table-cell>
              <table:table-cell office:value-type="float" office:value="0.536065348918718">
                <text:p>0.53606534891871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1.571">
                <text:p>111.571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864">
                <text:p>105.864</text:p>
              </table:table-cell>
              <table:table-cell office:value-type="float" office:value="0.541018333663517">
                <text:p>0.54101833366351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064">
                <text:p>106.064</text:p>
              </table:table-cell>
              <table:table-cell office:value-type="float" office:value="0.730374750445758">
                <text:p>0.73037475044575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064">
                <text:p>106.064</text:p>
              </table:table-cell>
              <table:table-cell office:value-type="float" office:value="0.725802764527475">
                <text:p>0.72580276452747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.475">
                <text:p>112.475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556">
                <text:p>106.556</text:p>
              </table:table-cell>
              <table:table-cell office:value-type="float" office:value="0.725802764527475">
                <text:p>0.72580276452747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.705">
                <text:p>112.705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6.864">
                <text:p>106.864</text:p>
              </table:table-cell>
              <table:table-cell office:value-type="float" office:value="0.427480683359479">
                <text:p>0.42748068335947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.03">
                <text:p>113.03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7.126">
                <text:p>107.126</text:p>
              </table:table-cell>
              <table:table-cell office:value-type="float" office:value="0.440815642287815">
                <text:p>0.44081564228781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.243">
                <text:p>113.243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7.477">
                <text:p>107.477</text:p>
              </table:table-cell>
              <table:table-cell office:value-type="float" office:value="0.446530624685664">
                <text:p>0.44653062468566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.566">
                <text:p>113.566</text:p>
              </table:table-cell>
              <table:table-cell office:value-type="float" office:value="23.9465000592659">
                <text:p>23.9465000592659</text:p>
              </table:table-cell>
              <table:table-cell office:value-type="float" office:value="107.802">
                <text:p>107.802</text:p>
              </table:table-cell>
              <table:table-cell office:value-type="float" office:value="0.44843561881828">
                <text:p>0.4484356188182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.816">
                <text:p>113.816</text:p>
              </table:table-cell>
              <table:table-cell office:value-type="float" office:value="23.9465000592659">
                <text:p>23.9465000592659</text:p>
              </table:table-cell>
              <table:table-cell office:value-type="float" office:value="108.178">
                <text:p>108.178</text:p>
              </table:table-cell>
              <table:table-cell office:value-type="float" office:value="0.4533886035631">
                <text:p>0.453388603563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.166">
                <text:p>114.166</text:p>
              </table:table-cell>
              <table:table-cell office:value-type="float" office:value="23.9472647811175">
                <text:p>23.9472647811175</text:p>
              </table:table-cell>
              <table:table-cell office:value-type="float" office:value="108.479">
                <text:p>108.479</text:p>
              </table:table-cell>
              <table:table-cell office:value-type="float" office:value="0.42671868570645">
                <text:p>0.4267186857064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.503">
                <text:p>114.503</text:p>
              </table:table-cell>
              <table:table-cell office:value-type="float" office:value="23.9484118638948">
                <text:p>23.9484118638948</text:p>
              </table:table-cell>
              <table:table-cell office:value-type="float" office:value="108.804">
                <text:p>108.804</text:p>
              </table:table-cell>
              <table:table-cell office:value-type="float" office:value="0.360043891064813">
                <text:p>0.360043891064813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.803">
                <text:p>114.803</text:p>
              </table:table-cell>
              <table:table-cell office:value-type="float" office:value="23.9484118638948">
                <text:p>23.9484118638948</text:p>
              </table:table-cell>
              <table:table-cell office:value-type="float" office:value="109.084">
                <text:p>109.084</text:p>
              </table:table-cell>
              <table:table-cell office:value-type="float" office:value="0.18287943673132">
                <text:p>0.1828794367313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.009">
                <text:p>115.009</text:p>
              </table:table-cell>
              <table:table-cell office:value-type="float" office:value="23.9510883903752">
                <text:p>23.9510883903752</text:p>
              </table:table-cell>
              <table:table-cell office:value-type="float" office:value="109.242">
                <text:p>109.242</text:p>
              </table:table-cell>
              <table:table-cell office:value-type="float" office:value="0.0285749119892884">
                <text:p>0.028574911989288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.31">
                <text:p>115.31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267">
                <text:p>109.267</text:p>
              </table:table-cell>
              <table:table-cell office:value-type="float" office:value="0.0285749119892884">
                <text:p>0.028574911989288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.623">
                <text:p>115.623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504">
                <text:p>109.504</text:p>
              </table:table-cell>
              <table:table-cell office:value-type="float" office:value="0.0240029260710049">
                <text:p>0.024002926071004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.829">
                <text:p>115.829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718">
                <text:p>109.718</text:p>
              </table:table-cell>
              <table:table-cell office:value-type="float" office:value="0.0152399530609524">
                <text:p>0.015239953060952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6.163">
                <text:p>116.163</text:p>
              </table:table-cell>
              <table:table-cell office:value-type="float" office:value="24.2359472800756">
                <text:p>24.2359472800756</text:p>
              </table:table-cell>
              <table:table-cell office:value-type="float" office:value="109.718">
                <text:p>109.718</text:p>
              </table:table-cell>
              <table:table-cell office:value-type="float" office:value="0.0438148650502191">
                <text:p>0.043814865050219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6.386">
                <text:p>116.38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110.235">
                <text:p>110.235</text:p>
              </table:table-cell>
              <table:table-cell office:value-type="float" office:value="0.0114299647957197">
                <text:p>0.011429964795719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6.786">
                <text:p>116.78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110.235">
                <text:p>110.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066">
                <text:p>117.06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191">
                <text:p>117.191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5">
                <text:p>117.5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825">
                <text:p>117.825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8.025">
                <text:p>118.025</text:p>
              </table:table-cell>
              <table:table-cell office:value-type="float" office:value="24.2390061674817">
                <text:p>24.239006167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8.326">
                <text:p>118.326</text:p>
              </table:table-cell>
              <table:table-cell office:value-type="float" office:value="24.2409179721106">
                <text:p>24.240917972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8.63">
                <text:p>118.63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8.98">
                <text:p>118.98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.23">
                <text:p>119.23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.23">
                <text:p>119.23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.675">
                <text:p>119.675</text:p>
              </table:table-cell>
              <table:table-cell office:value-type="float" office:value="24.243594498591">
                <text:p>24.24359449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.25">
                <text:p>120.25</text:p>
              </table:table-cell>
              <table:table-cell office:value-type="float" office:value="24.2370943628529">
                <text:p>24.237094362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.608">
                <text:p>120.608</text:p>
              </table:table-cell>
              <table:table-cell office:value-type="float" office:value="24.2370943628529">
                <text:p>24.237094362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.909">
                <text:p>120.909</text:p>
              </table:table-cell>
              <table:table-cell office:value-type="float" office:value="24.2340354754467">
                <text:p>24.234035475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1.184">
                <text:p>121.184</text:p>
              </table:table-cell>
              <table:table-cell office:value-type="float" office:value="24.2332707535951">
                <text:p>24.233270753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1.51">
                <text:p>121.51</text:p>
              </table:table-cell>
              <table:table-cell office:value-type="float" office:value="24.2531535217353">
                <text:p>24.253153521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1.91">
                <text:p>121.91</text:p>
              </table:table-cell>
              <table:table-cell office:value-type="float" office:value="24.2531535217353">
                <text:p>24.253153521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.285">
                <text:p>122.285</text:p>
              </table:table-cell>
              <table:table-cell office:value-type="float" office:value="24.2512417171064">
                <text:p>24.251241717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.536">
                <text:p>122.536</text:p>
              </table:table-cell>
              <table:table-cell office:value-type="float" office:value="24.2504769952549">
                <text:p>24.250476995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.908">
                <text:p>122.908</text:p>
              </table:table-cell>
              <table:table-cell office:value-type="float" office:value="24.2493299124776">
                <text:p>24.249329912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.145">
                <text:p>123.145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.454">
                <text:p>123.454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.755">
                <text:p>123.755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04">
                <text:p>124.04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267">
                <text:p>124.267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419">
                <text:p>124.419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544">
                <text:p>124.544</text:p>
              </table:table-cell>
              <table:table-cell office:value-type="float" office:value="24.2390061674817">
                <text:p>24.239006167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544">
                <text:p>124.544</text:p>
              </table:table-cell>
              <table:table-cell office:value-type="float" office:value="24.2378590847044">
                <text:p>24.237859084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.078">
                <text:p>125.078</text:p>
              </table:table-cell>
              <table:table-cell office:value-type="float" office:value="24.2359472800756">
                <text:p>24.235947280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.378">
                <text:p>125.378</text:p>
              </table:table-cell>
              <table:table-cell office:value-type="float" office:value="24.2332707535951">
                <text:p>24.233270753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.378">
                <text:p>125.378</text:p>
              </table:table-cell>
              <table:table-cell office:value-type="float" office:value="24.2294471443374">
                <text:p>24.229447144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.02">
                <text:p>126.02</text:p>
              </table:table-cell>
              <table:table-cell office:value-type="float" office:value="24.2263882569313">
                <text:p>24.226388256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.329">
                <text:p>126.329</text:p>
              </table:table-cell>
              <table:table-cell office:value-type="float" office:value="24.2198881211931">
                <text:p>24.219888121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.329">
                <text:p>126.329</text:p>
              </table:table-cell>
              <table:table-cell office:value-type="float" office:value="24.2103290980488">
                <text:p>24.21032909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.929">
                <text:p>126.929</text:p>
              </table:table-cell>
              <table:table-cell office:value-type="float" office:value="24.2007700749045">
                <text:p>24.200770074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7.229">
                <text:p>127.229</text:p>
              </table:table-cell>
              <table:table-cell office:value-type="float" office:value="24.1957993828695">
                <text:p>24.195799382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7.229">
                <text:p>127.229</text:p>
              </table:table-cell>
              <table:table-cell office:value-type="float" office:value="24.1900639689829">
                <text:p>24.190063968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7.529">
                <text:p>127.529</text:p>
              </table:table-cell>
              <table:table-cell office:value-type="float" office:value="24.1900639689829">
                <text:p>24.190063968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144">
                <text:p>128.144</text:p>
              </table:table-cell>
              <table:table-cell office:value-type="float" office:value="23.9273820129773">
                <text:p>23.92738201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9.085">
                <text:p>129.08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9.364">
                <text:p>129.364</text:p>
              </table:table-cell>
              <table:table-cell office:value-type="float" office:value="23.9292938176062">
                <text:p>23.929293817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9.94">
                <text:p>129.94</text:p>
              </table:table-cell>
              <table:table-cell office:value-type="float" office:value="23.8822634237362">
                <text:p>23.882263423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.117">
                <text:p>130.117</text:p>
              </table:table-cell>
              <table:table-cell office:value-type="float" office:value="23.9503236685237">
                <text:p>23.950323668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.342">
                <text:p>130.342</text:p>
              </table:table-cell>
              <table:table-cell office:value-type="float" office:value="23.97326532407">
                <text:p>23.9732653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.567">
                <text:p>130.567</text:p>
              </table:table-cell>
              <table:table-cell office:value-type="float" office:value="23.9874126783236">
                <text:p>23.987412678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.767">
                <text:p>130.767</text:p>
              </table:table-cell>
              <table:table-cell office:value-type="float" office:value="23.9893244829524">
                <text:p>23.989324482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167">
                <text:p>131.167</text:p>
              </table:table-cell>
              <table:table-cell office:value-type="float" office:value="23.9893244829524">
                <text:p>23.989324482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367">
                <text:p>131.367</text:p>
              </table:table-cell>
              <table:table-cell office:value-type="float" office:value="23.4999024979639">
                <text:p>23.499902497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118">
                <text:p>132.118</text:p>
              </table:table-cell>
              <table:table-cell office:value-type="float" office:value="23.1251887907071">
                <text:p>23.125188790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118">
                <text:p>132.118</text:p>
              </table:table-cell>
              <table:table-cell office:value-type="float" office:value="23.1263358734844">
                <text:p>23.12633587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743">
                <text:p>132.743</text:p>
              </table:table-cell>
              <table:table-cell office:value-type="float" office:value="22.4044384456264">
                <text:p>22.404438445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093">
                <text:p>133.093</text:p>
              </table:table-cell>
              <table:table-cell office:value-type="float" office:value="22.415144551548">
                <text:p>22.41514455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343">
                <text:p>133.343</text:p>
              </table:table-cell>
              <table:table-cell office:value-type="float" office:value="22.1845809133073">
                <text:p>22.184580913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679">
                <text:p>133.679</text:p>
              </table:table-cell>
              <table:table-cell office:value-type="float" office:value="22.1845809133073">
                <text:p>22.184580913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94">
                <text:p>133.94</text:p>
              </table:table-cell>
              <table:table-cell office:value-type="float" office:value="22.0327836257757">
                <text:p>22.0327836257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4.153">
                <text:p>134.153</text:p>
              </table:table-cell>
              <table:table-cell office:value-type="float" office:value="22.0335483476273">
                <text:p>22.033548347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4.445">
                <text:p>134.445</text:p>
              </table:table-cell>
              <table:table-cell office:value-type="float" office:value="22.0366072350334">
                <text:p>22.036607235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4.445">
                <text:p>134.445</text:p>
              </table:table-cell>
              <table:table-cell office:value-type="float" office:value="22.7114742690215">
                <text:p>22.711474269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5.623">
                <text:p>135.623</text:p>
              </table:table-cell>
              <table:table-cell office:value-type="float" office:value="22.8204471328666">
                <text:p>22.8204471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.059">
                <text:p>136.059</text:p>
              </table:table-cell>
              <table:table-cell office:value-type="float" office:value="22.3692612404553">
                <text:p>22.369261240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.384">
                <text:p>136.384</text:p>
              </table:table-cell>
              <table:table-cell office:value-type="float" office:value="21.8951336924977">
                <text:p>21.895133692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.734">
                <text:p>136.734</text:p>
              </table:table-cell>
              <table:table-cell office:value-type="float" office:value="21.2133841618457">
                <text:p>21.21338416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7.009">
                <text:p>137.009</text:p>
              </table:table-cell>
              <table:table-cell office:value-type="float" office:value="20.7220503722284">
                <text:p>20.72205037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7.335">
                <text:p>137.335</text:p>
              </table:table-cell>
              <table:table-cell office:value-type="float" office:value="20.3205714001675">
                <text:p>20.320571400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7.585">
                <text:p>137.585</text:p>
              </table:table-cell>
              <table:table-cell office:value-type="float" office:value="19.9814172590075">
                <text:p>19.981417259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7.985">
                <text:p>137.985</text:p>
              </table:table-cell>
              <table:table-cell office:value-type="float" office:value="19.3589336718502">
                <text:p>19.358933671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8.36">
                <text:p>138.36</text:p>
              </table:table-cell>
              <table:table-cell office:value-type="float" office:value="18.9096595840678">
                <text:p>18.909659584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.71">
                <text:p>138.71</text:p>
              </table:table-cell>
              <table:table-cell office:value-type="float" office:value="18.4347673142586">
                <text:p>18.434767314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06">
                <text:p>139.06</text:p>
              </table:table-cell>
              <table:table-cell office:value-type="float" office:value="17.9568161570433">
                <text:p>17.956816157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237">
                <text:p>139.237</text:p>
              </table:table-cell>
              <table:table-cell office:value-type="float" office:value="17.7579884756417">
                <text:p>17.757988475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34">
                <text:p>139.34</text:p>
              </table:table-cell>
              <table:table-cell office:value-type="float" office:value="15.8480956514092">
                <text:p>15.848095651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69">
                <text:p>139.69</text:p>
              </table:table-cell>
              <table:table-cell office:value-type="float" office:value="14.7660142314737">
                <text:p>14.76601423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04">
                <text:p>140.04</text:p>
              </table:table-cell>
              <table:table-cell office:value-type="float" office:value="14.4226541201302">
                <text:p>14.422654120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39">
                <text:p>140.39</text:p>
              </table:table-cell>
              <table:table-cell office:value-type="float" office:value="14.4238012029075">
                <text:p>14.423801202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765">
                <text:p>140.765</text:p>
              </table:table-cell>
              <table:table-cell office:value-type="float" office:value="14.2995339020315">
                <text:p>14.299533902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115">
                <text:p>141.115</text:p>
              </table:table-cell>
              <table:table-cell office:value-type="float" office:value="14.1052945517392">
                <text:p>14.10529455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465">
                <text:p>141.465</text:p>
              </table:table-cell>
              <table:table-cell office:value-type="float" office:value="14.1091181609969">
                <text:p>14.109118160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769">
                <text:p>141.769</text:p>
              </table:table-cell>
              <table:table-cell office:value-type="float" office:value="14.1064416345165">
                <text:p>14.10644163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267">
                <text:p>142.267</text:p>
              </table:table-cell>
              <table:table-cell office:value-type="float" office:value="13.9026432610799">
                <text:p>13.902643261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668">
                <text:p>142.668</text:p>
              </table:table-cell>
              <table:table-cell office:value-type="float" office:value="13.5233412227138">
                <text:p>13.523341222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968">
                <text:p>142.968</text:p>
              </table:table-cell>
              <table:table-cell office:value-type="float" office:value="13.2985129983597">
                <text:p>13.298512998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.326">
                <text:p>143.326</text:p>
              </table:table-cell>
              <table:table-cell office:value-type="float" office:value="11.9308079668723">
                <text:p>11.930807966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.701">
                <text:p>143.701</text:p>
              </table:table-cell>
              <table:table-cell office:value-type="float" office:value="11.189027770874">
                <text:p>11.1890277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001">
                <text:p>144.001</text:p>
              </table:table-cell>
              <table:table-cell office:value-type="float" office:value="10.0828576126149">
                <text:p>10.082857612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401">
                <text:p>144.401</text:p>
              </table:table-cell>
              <table:table-cell office:value-type="float" office:value="5.77479706193865">
                <text:p>5.7747970619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701">
                <text:p>144.701</text:p>
              </table:table-cell>
              <table:table-cell office:value-type="float" office:value="4.28550125605565">
                <text:p>4.2855012560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126">
                <text:p>145.126</text:p>
              </table:table-cell>
              <table:table-cell office:value-type="float" office:value="2.93003177419294">
                <text:p>2.93003177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476">
                <text:p>145.47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826">
                <text:p>145.82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176">
                <text:p>146.176</text:p>
              </table:table-cell>
              <table:table-cell office:value-type="float" office:value="2.33928414387478">
                <text:p>2.3392841438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621">
                <text:p>146.621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996">
                <text:p>146.99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.396">
                <text:p>147.396</text:p>
              </table:table-cell>
              <table:table-cell office:value-type="float" office:value="2.33048984258202">
                <text:p>2.330489842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.746">
                <text:p>147.746</text:p>
              </table:table-cell>
              <table:table-cell office:value-type="float" office:value="2.33163692535933">
                <text:p>2.3316369253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048">
                <text:p>148.048</text:p>
              </table:table-cell>
              <table:table-cell office:value-type="float" office:value="2.33048984258202">
                <text:p>2.330489842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402">
                <text:p>148.402</text:p>
              </table:table-cell>
              <table:table-cell office:value-type="float" office:value="2.07239621768573">
                <text:p>2.07239621768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854">
                <text:p>148.854</text:p>
              </table:table-cell>
              <table:table-cell office:value-type="float" office:value="2.16416283987108">
                <text:p>2.1641628398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204">
                <text:p>149.204</text:p>
              </table:table-cell>
              <table:table-cell office:value-type="float" office:value="1.85750937740171">
                <text:p>1.8575093774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505">
                <text:p>149.505</text:p>
              </table:table-cell>
              <table:table-cell office:value-type="float" office:value="1.72253597060409">
                <text:p>1.7225359706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81">
                <text:p>149.81</text:p>
              </table:table-cell>
              <table:table-cell office:value-type="float" office:value="1.59253325584153">
                <text:p>1.5925332558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16">
                <text:p>150.16</text:p>
              </table:table-cell>
              <table:table-cell office:value-type="float" office:value="0.742927278775543">
                <text:p>0.74292727877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51">
                <text:p>150.51</text:p>
              </table:table-cell>
              <table:table-cell office:value-type="float" office:value="0.742927278775543">
                <text:p>0.74292727877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86">
                <text:p>150.86</text:p>
              </table:table-cell>
              <table:table-cell office:value-type="float" office:value="0.744839083404402">
                <text:p>0.74483908340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235">
                <text:p>151.235</text:p>
              </table:table-cell>
              <table:table-cell office:value-type="float" office:value="0.745603805255929">
                <text:p>0.745603805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585">
                <text:p>151.585</text:p>
              </table:table-cell>
              <table:table-cell office:value-type="float" office:value="0.75630991117756">
                <text:p>0.7563099111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935">
                <text:p>151.935</text:p>
              </table:table-cell>
              <table:table-cell office:value-type="float" office:value="0.75822171580642">
                <text:p>0.758221715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235">
                <text:p>152.235</text:p>
              </table:table-cell>
              <table:table-cell office:value-type="float" office:value="0.758986437657968">
                <text:p>0.75898643765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635">
                <text:p>152.635</text:p>
              </table:table-cell>
              <table:table-cell office:value-type="float" office:value="0.757074633029108">
                <text:p>0.75707463302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914">
                <text:p>152.914</text:p>
              </table:table-cell>
              <table:table-cell office:value-type="float" office:value="0.75822171580642">
                <text:p>0.758221715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039">
                <text:p>153.039</text:p>
              </table:table-cell>
              <table:table-cell office:value-type="float" office:value="0.76013352043528">
                <text:p>0.7601335204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3">
                <text:p>153.3</text:p>
              </table:table-cell>
              <table:table-cell office:value-type="float" office:value="0.777339762095038">
                <text:p>0.77733976209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675">
                <text:p>153.675</text:p>
              </table:table-cell>
              <table:table-cell office:value-type="float" office:value="0.780016288575446">
                <text:p>0.78001628857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1">
                <text:p>154.1</text:p>
              </table:table-cell>
              <table:table-cell office:value-type="float" office:value="0.780016288575446">
                <text:p>0.78001628857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45">
                <text:p>154.45</text:p>
              </table:table-cell>
              <table:table-cell office:value-type="float" office:value="0.802193222270235">
                <text:p>0.80219322227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8">
                <text:p>154.8</text:p>
              </table:table-cell>
              <table:table-cell office:value-type="float" office:value="0.813664050043414">
                <text:p>0.81366405004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15">
                <text:p>155.15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5">
                <text:p>155.5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9">
                <text:p>155.9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25">
                <text:p>156.25</text:p>
              </table:table-cell>
              <table:table-cell office:value-type="float" office:value="0.815575854672274">
                <text:p>0.81557585467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55">
                <text:p>156.55</text:p>
              </table:table-cell>
              <table:table-cell office:value-type="float" office:value="0.815575854672274">
                <text:p>0.81557585467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85">
                <text:p>156.85</text:p>
              </table:table-cell>
              <table:table-cell office:value-type="float" office:value="0.572776666806862">
                <text:p>0.5727766668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85">
                <text:p>156.85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.533">
                <text:p>157.53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.833">
                <text:p>157.83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223">
                <text:p>158.22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612">
                <text:p>158.612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966">
                <text:p>158.9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266">
                <text:p>159.2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566">
                <text:p>159.5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879">
                <text:p>159.879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093">
                <text:p>160.09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739">
                <text:p>160.739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953">
                <text:p>160.953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08">
                <text:p>161.08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294">
                <text:p>161.294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519">
                <text:p>161.519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73">
                <text:p>161.7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981">
                <text:p>161.981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224">
                <text:p>162.224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549">
                <text:p>162.5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949">
                <text:p>162.9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249">
                <text:p>163.2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499">
                <text:p>163.49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76">
                <text:p>163.76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996">
                <text:p>163.996</text:p>
              </table:table-cell>
              <table:table-cell office:value-type="float" office:value="0.402626054838203">
                <text:p>0.40262605483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242">
                <text:p>164.242</text:p>
              </table:table-cell>
              <table:table-cell office:value-type="float" office:value="0.402626054838203">
                <text:p>0.40262605483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479">
                <text:p>164.47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67">
                <text:p>164.67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949">
                <text:p>164.949</text:p>
              </table:table-cell>
              <table:table-cell office:value-type="float" office:value="0.227504750834513">
                <text:p>0.22750475083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279">
                <text:p>165.279</text:p>
              </table:table-cell>
              <table:table-cell office:value-type="float" office:value="0.229416555463373">
                <text:p>0.22941655546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555">
                <text:p>165.555</text:p>
              </table:table-cell>
              <table:table-cell office:value-type="float" office:value="0.233240164721092">
                <text:p>0.23324016472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905">
                <text:p>165.90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755">
                <text:p>166.7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005">
                <text:p>167.00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305">
                <text:p>167.305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655">
                <text:p>167.655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959">
                <text:p>167.959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313">
                <text:p>168.313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579">
                <text:p>168.579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706">
                <text:p>168.706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078">
                <text:p>169.07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418">
                <text:p>169.41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668">
                <text:p>169.66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021">
                <text:p>170.021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358">
                <text:p>170.3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662">
                <text:p>170.662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778">
                <text:p>171.77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.058">
                <text:p>172.0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.85">
                <text:p>172.85</text:p>
              </table:table-cell>
              <table:table-cell office:value-type="float" office:value="0.199974764178908">
                <text:p>0.19997476417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225">
                <text:p>173.225</text:p>
              </table:table-cell>
              <table:table-cell office:value-type="float" office:value="0.198062959550049">
                <text:p>0.19806295955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471">
                <text:p>173.471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826">
                <text:p>173.826</text:p>
              </table:table-cell>
              <table:table-cell office:value-type="float" office:value="0.196915876772737">
                <text:p>0.19691587677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.327">
                <text:p>174.3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.927">
                <text:p>174.9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427">
                <text:p>175.4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852">
                <text:p>175.852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122">
                <text:p>176.122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122">
                <text:p>176.122</text:p>
              </table:table-cell>
              <table:table-cell office:value-type="float" office:value="0.00382360925771926">
                <text:p>0.0038236092577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734">
                <text:p>176.734</text:p>
              </table:table-cell>
              <table:table-cell office:value-type="float" office:value="0.114708277731686">
                <text:p>0.11470827773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039">
                <text:p>177.039</text:p>
              </table:table-cell>
              <table:table-cell office:value-type="float" office:value="0.115855360508998">
                <text:p>0.11585536050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414">
                <text:p>177.414</text:p>
              </table:table-cell>
              <table:table-cell office:value-type="float" office:value="0.114708277731686">
                <text:p>0.11470827773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714">
                <text:p>177.714</text:p>
              </table:table-cell>
              <table:table-cell office:value-type="float" office:value="0.110884668473967">
                <text:p>0.1108846684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114">
                <text:p>178.114</text:p>
              </table:table-cell>
              <table:table-cell office:value-type="float" office:value="0.0370890097999029">
                <text:p>0.037089009799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464">
                <text:p>178.464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714">
                <text:p>178.714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.239">
                <text:p>179.239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.651">
                <text:p>179.651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151">
                <text:p>180.151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382">
                <text:p>180.38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732">
                <text:p>180.73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932">
                <text:p>180.93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282">
                <text:p>181.28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432">
                <text:p>181.43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782">
                <text:p>181.78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782">
                <text:p>181.782</text:p>
              </table:table-cell>
              <table:table-cell office:value-type="float" office:value="0.327683313386827">
                <text:p>0.32768331338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.133">
                <text:p>182.133</text:p>
              </table:table-cell>
              <table:table-cell office:value-type="float" office:value="0.327683313386827">
                <text:p>0.32768331338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.813">
                <text:p>182.813</text:p>
              </table:table-cell>
              <table:table-cell office:value-type="float" office:value="0.795310725606323">
                <text:p>0.79531072560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117">
                <text:p>183.117</text:p>
              </table:table-cell>
              <table:table-cell office:value-type="float" office:value="0.794163642829011">
                <text:p>0.79416364282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367">
                <text:p>183.367</text:p>
              </table:table-cell>
              <table:table-cell office:value-type="float" office:value="0.96813786405539">
                <text:p>0.9681378640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806">
                <text:p>183.806</text:p>
              </table:table-cell>
              <table:table-cell office:value-type="float" office:value="0.0573541388658323">
                <text:p>0.057354138865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187">
                <text:p>184.187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378">
                <text:p>184.378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731">
                <text:p>184.731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731">
                <text:p>184.731</text:p>
              </table:table-cell>
              <table:table-cell office:value-type="float" office:value="0.059265943494692">
                <text:p>0.05926594349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335">
                <text:p>185.335</text:p>
              </table:table-cell>
              <table:table-cell office:value-type="float" office:value="0.0581188607173805">
                <text:p>0.058118860717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61">
                <text:p>185.61</text:p>
              </table:table-cell>
              <table:table-cell office:value-type="float" office:value="0.0573541388658323">
                <text:p>0.057354138865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61">
                <text:p>185.61</text:p>
              </table:table-cell>
              <table:table-cell office:value-type="float" office:value="0.229416555463351">
                <text:p>0.22941655546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.36">
                <text:p>186.36</text:p>
              </table:table-cell>
              <table:table-cell office:value-type="float" office:value="0.229416555463351">
                <text:p>0.22941655546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.71">
                <text:p>186.71</text:p>
              </table:table-cell>
              <table:table-cell office:value-type="float" office:value="0.208386704545873">
                <text:p>0.2083867045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012">
                <text:p>187.012</text:p>
              </table:table-cell>
              <table:table-cell office:value-type="float" office:value="0.206474899917014">
                <text:p>0.20647489991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012">
                <text:p>187.012</text:p>
              </table:table-cell>
              <table:table-cell office:value-type="float" office:value="0.204563095288154">
                <text:p>0.20456309528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312">
                <text:p>187.312</text:p>
              </table:table-cell>
              <table:table-cell office:value-type="float" office:value="0.0764721851544503">
                <text:p>0.07647218515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092">
                <text:p>188.092</text:p>
              </table:table-cell>
              <table:table-cell office:value-type="float" office:value="0.0726485758967311">
                <text:p>0.072648575896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338">
                <text:p>188.338</text:p>
              </table:table-cell>
              <table:table-cell office:value-type="float" office:value="0.046648032944201">
                <text:p>0.04664803294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727">
                <text:p>188.727</text:p>
              </table:table-cell>
              <table:table-cell office:value-type="float" office:value="0.0477951157215342">
                <text:p>0.04779511572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827">
                <text:p>188.827</text:p>
              </table:table-cell>
              <table:table-cell office:value-type="float" office:value="0.0477951157215342">
                <text:p>0.04779511572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093">
                <text:p>189.093</text:p>
              </table:table-cell>
              <table:table-cell office:value-type="float" office:value="0.0485598375730824">
                <text:p>0.048559837573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377">
                <text:p>189.37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537">
                <text:p>189.53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717">
                <text:p>189.71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03">
                <text:p>190.03</text:p>
              </table:table-cell>
              <table:table-cell office:value-type="float" office:value="0.100178562552336">
                <text:p>0.10017856255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53">
                <text:p>190.53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94">
                <text:p>190.94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065">
                <text:p>191.065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313">
                <text:p>191.313</text:p>
              </table:table-cell>
              <table:table-cell office:value-type="float" office:value="0.102090367181195">
                <text:p>0.10209036718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646">
                <text:p>191.646</text:p>
              </table:table-cell>
              <table:table-cell office:value-type="float" office:value="0.103237449958507">
                <text:p>0.10323744995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948">
                <text:p>191.948</text:p>
              </table:table-cell>
              <table:table-cell office:value-type="float" office:value="0.103237449958507">
                <text:p>0.10323744995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073">
                <text:p>192.073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152">
                <text:p>192.152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461">
                <text:p>192.461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661">
                <text:p>192.661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961">
                <text:p>192.96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015">
                <text:p>194.015</text:p>
              </table:table-cell>
              <table:table-cell office:value-type="float" office:value="0.105913976438915">
                <text:p>0.10591397643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015">
                <text:p>194.015</text:p>
              </table:table-cell>
              <table:table-cell office:value-type="float" office:value="0.107061059216226">
                <text:p>0.1070610592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6">
                <text:p>194.6</text:p>
              </table:table-cell>
              <table:table-cell office:value-type="float" office:value="0.107061059216226">
                <text:p>0.1070610592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909">
                <text:p>194.909</text:p>
              </table:table-cell>
              <table:table-cell office:value-type="float" office:value="0.107825781067774">
                <text:p>0.10782578106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235">
                <text:p>195.235</text:p>
              </table:table-cell>
              <table:table-cell office:value-type="float" office:value="0.107825781067774">
                <text:p>0.10782578106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544">
                <text:p>195.544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87">
                <text:p>195.8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62">
                <text:p>196.62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99">
                <text:p>196.99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314">
                <text:p>197.314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615">
                <text:p>197.6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915">
                <text:p>197.9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215">
                <text:p>198.2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465">
                <text:p>198.4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.423">
                <text:p>199.423</text:p>
              </table:table-cell>
              <table:table-cell office:value-type="float" office:value="0.00382360925771926">
                <text:p>0.0038236092577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.746">
                <text:p>199.746</text:p>
              </table:table-cell>
              <table:table-cell office:value-type="float" office:value="0.0650013573812926">
                <text:p>0.065001357381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.278">
                <text:p>200.2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078">
                <text:p>201.0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578">
                <text:p>201.5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972">
                <text:p>201.972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.344">
                <text:p>202.344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144">
                <text:p>203.144</text:p>
              </table:table-cell>
              <table:table-cell office:value-type="float" office:value="0.00114708277733316">
                <text:p>0.0011470827773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744">
                <text:p>203.744</text:p>
              </table:table-cell>
              <table:table-cell office:value-type="float" office:value="0.00114708277733316">
                <text:p>0.0011470827773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944">
                <text:p>203.9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